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7.5417in" svg:height="8.2614in" svg:x="1.4067in" svg:y="0.0417in">
            <draw:object draw:notify-on-update-of-ranges="data.A100:data.A1000 data.D100:data.D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371409964001941" calcext:value-type="float">
            <text:p>0.371409964001941</text:p>
          </table:table-cell>
          <table:table-cell office:value-type="float" office:value="102312" calcext:value-type="float">
            <text:p>102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3418997000408" calcext:value-type="float">
            <text:p>0.473418997000408</text:p>
          </table:table-cell>
          <table:table-cell office:value-type="float" office:value="102930" calcext:value-type="float">
            <text:p>102930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7423097001883" calcext:value-type="float">
            <text:p>0.577423097001883</text:p>
          </table:table-cell>
          <table:table-cell office:value-type="float" office:value="103548" calcext:value-type="float">
            <text:p>103548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8805331001058" calcext:value-type="float">
            <text:p>0.678805331001058</text:p>
          </table:table-cell>
          <table:table-cell office:value-type="float" office:value="104136" calcext:value-type="float">
            <text:p>104136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0214996000723" calcext:value-type="float">
            <text:p>0.780214996000723</text:p>
          </table:table-cell>
          <table:table-cell office:value-type="float" office:value="104708" calcext:value-type="float">
            <text:p>104708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2217708000098" calcext:value-type="float">
            <text:p>0.882217708000098</text:p>
          </table:table-cell>
          <table:table-cell office:value-type="float" office:value="105263" calcext:value-type="float">
            <text:p>105263</text:p>
          </table:table-cell>
          <table:table-cell office:value-type="float" office:value="104708" calcext:value-type="float">
            <text:p>104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598552000331" calcext:value-type="float">
            <text:p>0.983598552000331</text:p>
          </table:table-cell>
          <table:table-cell office:value-type="float" office:value="105794" calcext:value-type="float">
            <text:p>105794</text:p>
          </table:table-cell>
          <table:table-cell office:value-type="float" office:value="105213" calcext:value-type="float">
            <text:p>105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486918500057" calcext:value-type="float">
            <text:p>1.08486918500057</text:p>
          </table:table-cell>
          <table:table-cell office:value-type="float" office:value="106300" calcext:value-type="float">
            <text:p>106300</text:p>
          </table:table-cell>
          <table:table-cell office:value-type="float" office:value="105794" calcext:value-type="float">
            <text:p>1057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18596474500009" calcext:value-type="float">
            <text:p>1.18596474500009</text:p>
          </table:table-cell>
          <table:table-cell office:value-type="float" office:value="106780" calcext:value-type="float">
            <text:p>106780</text:p>
          </table:table-cell>
          <table:table-cell office:value-type="float" office:value="106248" calcext:value-type="float">
            <text:p>106248</text:p>
          </table:table-cell>
          <table:table-cell office:value-type="float" office:value="0.422222222222222" calcext:value-type="float">
            <text:p>0.422222222222222</text:p>
          </table:table-cell>
        </table:table-row>
        <table:table-row table:style-name="ro1">
          <table:table-cell office:value-type="float" office:value="1.2872621380011" calcext:value-type="float">
            <text:p>1.2872621380011</text:p>
          </table:table-cell>
          <table:table-cell office:value-type="float" office:value="107234" calcext:value-type="float">
            <text:p>107234</text:p>
          </table:table-cell>
          <table:table-cell office:value-type="float" office:value="100780" calcext:value-type="float">
            <text:p>100780</text:p>
          </table:table-cell>
          <table:table-cell office:value-type="float" office:value="0.537777777777778" calcext:value-type="float">
            <text:p>0.537777777777778</text:p>
          </table:table-cell>
        </table:table-row>
        <table:table-row table:style-name="ro1">
          <table:table-cell office:value-type="float" office:value="1.38940254200134" calcext:value-type="float">
            <text:p>1.38940254200134</text:p>
          </table:table-cell>
          <table:table-cell office:value-type="float" office:value="107662" calcext:value-type="float">
            <text:p>107662</text:p>
          </table:table-cell>
          <table:table-cell office:value-type="float" office:value="106295" calcext:value-type="float">
            <text:p>106295</text:p>
          </table:table-cell>
          <table:table-cell office:value-type="float" office:value="0.612040404040404" calcext:value-type="float">
            <text:p>0.612040404040404</text:p>
          </table:table-cell>
        </table:table-row>
        <table:table-row table:style-name="ro1">
          <table:table-cell office:value-type="float" office:value="1.4903637009993" calcext:value-type="float">
            <text:p>1.4903637009993</text:p>
          </table:table-cell>
          <table:table-cell office:value-type="float" office:value="108054" calcext:value-type="float">
            <text:p>108054</text:p>
          </table:table-cell>
          <table:table-cell office:value-type="float" office:value="107662" calcext:value-type="float">
            <text:p>107662</text:p>
          </table:table-cell>
          <table:table-cell office:value-type="float" office:value="0.65629898989899" calcext:value-type="float">
            <text:p>0.65629898989899</text:p>
          </table:table-cell>
        </table:table-row>
        <table:table-row table:style-name="ro1">
          <table:table-cell office:value-type="float" office:value="1.59157348200097" calcext:value-type="float">
            <text:p>1.59157348200097</text:p>
          </table:table-cell>
          <table:table-cell office:value-type="float" office:value="108414" calcext:value-type="float">
            <text:p>108414</text:p>
          </table:table-cell>
          <table:table-cell office:value-type="float" office:value="108054" calcext:value-type="float">
            <text:p>108054</text:p>
          </table:table-cell>
          <table:table-cell office:value-type="float" office:value="0.678885345765346" calcext:value-type="float">
            <text:p>0.678885345765346</text:p>
          </table:table-cell>
        </table:table-row>
        <table:table-row table:style-name="ro1">
          <table:table-cell office:value-type="float" office:value="1.69246168899917" calcext:value-type="float">
            <text:p>1.69246168899917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7194" calcext:value-type="float">
            <text:p>107194</text:p>
          </table:table-cell>
          <table:table-cell office:value-type="float" office:value="0.68596541946942" calcext:value-type="float">
            <text:p>0.68596541946942</text:p>
          </table:table-cell>
        </table:table-row>
        <table:table-row table:style-name="ro1">
          <table:table-cell office:value-type="float" office:value="1.79361639000126" calcext:value-type="float">
            <text:p>1.79361639000126</text:p>
          </table:table-cell>
          <table:table-cell office:value-type="float" office:value="109031" calcext:value-type="float">
            <text:p>109031</text:p>
          </table:table-cell>
          <table:table-cell office:value-type="float" office:value="108740" calcext:value-type="float">
            <text:p>108740</text:p>
          </table:table-cell>
          <table:table-cell office:value-type="float" office:value="0.682105668908869" calcext:value-type="float">
            <text:p>0.682105668908869</text:p>
          </table:table-cell>
        </table:table-row>
        <table:table-row table:style-name="ro1">
          <table:table-cell office:value-type="float" office:value="1.89513905599961" calcext:value-type="float">
            <text:p>1.89513905599961</text:p>
          </table:table-cell>
          <table:table-cell office:value-type="float" office:value="109286" calcext:value-type="float">
            <text:p>109286</text:p>
          </table:table-cell>
          <table:table-cell office:value-type="float" office:value="109031" calcext:value-type="float">
            <text:p>109031</text:p>
          </table:table-cell>
          <table:table-cell office:value-type="float" office:value="0.670684535127095" calcext:value-type="float">
            <text:p>0.670684535127095</text:p>
          </table:table-cell>
        </table:table-row>
        <table:table-row table:style-name="ro1">
          <table:table-cell office:value-type="float" office:value="1.99607106400072" calcext:value-type="float">
            <text:p>1.99607106400072</text:p>
          </table:table-cell>
          <table:table-cell office:value-type="float" office:value="109502" calcext:value-type="float">
            <text:p>109502</text:p>
          </table:table-cell>
          <table:table-cell office:value-type="float" office:value="109286" calcext:value-type="float">
            <text:p>109286</text:p>
          </table:table-cell>
          <table:table-cell office:value-type="float" office:value="0.654194686925206" calcext:value-type="float">
            <text:p>0.654194686925206</text:p>
          </table:table-cell>
        </table:table-row>
        <table:table-row table:style-name="ro1">
          <table:table-cell office:value-type="float" office:value="2.09749537899916" calcext:value-type="float">
            <text:p>2.09749537899916</text:p>
          </table:table-cell>
          <table:table-cell office:value-type="float" office:value="109681" calcext:value-type="float">
            <text:p>109681</text:p>
          </table:table-cell>
          <table:table-cell office:value-type="float" office:value="107102" calcext:value-type="float">
            <text:p>107102</text:p>
          </table:table-cell>
          <table:table-cell office:value-type="float" office:value="0.634466860651276" calcext:value-type="float">
            <text:p>0.634466860651276</text:p>
          </table:table-cell>
        </table:table-row>
        <table:table-row table:style-name="ro1">
          <table:table-cell office:value-type="float" office:value="2.19868390000192" calcext:value-type="float">
            <text:p>2.19868390000192</text:p>
          </table:table-cell>
          <table:table-cell office:value-type="float" office:value="109821" calcext:value-type="float">
            <text:p>109821</text:p>
          </table:table-cell>
          <table:table-cell office:value-type="float" office:value="104356" calcext:value-type="float">
            <text:p>104356</text:p>
          </table:table-cell>
          <table:table-cell office:value-type="float" office:value="0.612836646415757" calcext:value-type="float">
            <text:p>0.612836646415757</text:p>
          </table:table-cell>
        </table:table-row>
        <table:table-row table:style-name="ro1">
          <table:table-cell office:value-type="float" office:value="2.30032657799893" calcext:value-type="float">
            <text:p>2.30032657799893</text:p>
          </table:table-cell>
          <table:table-cell office:value-type="float" office:value="109921" calcext:value-type="float">
            <text:p>109921</text:p>
          </table:table-cell>
          <table:table-cell office:value-type="float" office:value="109821" calcext:value-type="float">
            <text:p>109821</text:p>
          </table:table-cell>
          <table:table-cell office:value-type="float" office:value="0.590269317132606" calcext:value-type="float">
            <text:p>0.590269317132606</text:p>
          </table:table-cell>
        </table:table-row>
        <table:table-row table:style-name="ro1">
          <table:table-cell office:value-type="float" office:value="2.40116485399994" calcext:value-type="float">
            <text:p>2.40116485399994</text:p>
          </table:table-cell>
          <table:table-cell office:value-type="float" office:value="109980" calcext:value-type="float">
            <text:p>109980</text:p>
          </table:table-cell>
          <table:table-cell office:value-type="float" office:value="109920" calcext:value-type="float">
            <text:p>109920</text:p>
          </table:table-cell>
          <table:table-cell office:value-type="float" office:value="0.56745354894418" calcext:value-type="float">
            <text:p>0.56745354894418</text:p>
          </table:table-cell>
        </table:table-row>
        <table:table-row table:style-name="ro1">
          <table:table-cell office:value-type="float" office:value="2.50262860899966" calcext:value-type="float">
            <text:p>2.50262860899966</text:p>
          </table:table-cell>
          <table:table-cell office:value-type="float" office:value="109999" calcext:value-type="float">
            <text:p>109999</text:p>
          </table:table-cell>
          <table:table-cell office:value-type="float" office:value="109980" calcext:value-type="float">
            <text:p>109980</text:p>
          </table:table-cell>
          <table:table-cell office:value-type="float" office:value="0.453962839155344" calcext:value-type="float">
            <text:p>0.453962839155344</text:p>
          </table:table-cell>
        </table:table-row>
        <table:table-row table:style-name="ro1">
          <table:table-cell office:value-type="float" office:value="2.60415817499961" calcext:value-type="float">
            <text:p>2.60415817499961</text:p>
          </table:table-cell>
          <table:table-cell office:value-type="float" office:value="109978" calcext:value-type="float">
            <text:p>109978</text:p>
          </table:table-cell>
          <table:table-cell office:value-type="float" office:value="108780" calcext:value-type="float">
            <text:p>108780</text:p>
          </table:table-cell>
          <table:table-cell office:value-type="float" office:value="0.363170271324275" calcext:value-type="float">
            <text:p>0.363170271324275</text:p>
          </table:table-cell>
        </table:table-row>
        <table:table-row table:style-name="ro1">
          <table:table-cell office:value-type="float" office:value="2.7049429510007" calcext:value-type="float">
            <text:p>2.7049429510007</text:p>
          </table:table-cell>
          <table:table-cell office:value-type="float" office:value="109917" calcext:value-type="float">
            <text:p>109917</text:p>
          </table:table-cell>
          <table:table-cell office:value-type="float" office:value="109978" calcext:value-type="float">
            <text:p>109978</text:p>
          </table:table-cell>
          <table:table-cell office:value-type="float" office:value="0.29053621705942" calcext:value-type="float">
            <text:p>0.29053621705942</text:p>
          </table:table-cell>
        </table:table-row>
        <table:table-row table:style-name="ro1">
          <table:table-cell office:value-type="float" office:value="2.80638653600181" calcext:value-type="float">
            <text:p>2.80638653600181</text:p>
          </table:table-cell>
          <table:table-cell office:value-type="float" office:value="109815" calcext:value-type="float">
            <text:p>109815</text:p>
          </table:table-cell>
          <table:table-cell office:value-type="float" office:value="109917" calcext:value-type="float">
            <text:p>109917</text:p>
          </table:table-cell>
          <table:table-cell office:value-type="float" office:value="0.232428973647536" calcext:value-type="float">
            <text:p>0.232428973647536</text:p>
          </table:table-cell>
        </table:table-row>
        <table:table-row table:style-name="ro1">
          <table:table-cell office:value-type="float" office:value="2.90714892100004" calcext:value-type="float">
            <text:p>2.90714892100004</text:p>
          </table:table-cell>
          <table:table-cell office:value-type="float" office:value="109674" calcext:value-type="float">
            <text:p>109674</text:p>
          </table:table-cell>
          <table:table-cell office:value-type="float" office:value="109815" calcext:value-type="float">
            <text:p>109815</text:p>
          </table:table-cell>
          <table:table-cell office:value-type="float" office:value="0.185943178918029" calcext:value-type="float">
            <text:p>0.185943178918029</text:p>
          </table:table-cell>
        </table:table-row>
        <table:table-row table:style-name="ro1">
          <table:table-cell office:value-type="float" office:value="3.00852785499956" calcext:value-type="float">
            <text:p>3.00852785499956</text:p>
          </table:table-cell>
          <table:table-cell office:value-type="float" office:value="109493" calcext:value-type="float">
            <text:p>109493</text:p>
          </table:table-cell>
          <table:table-cell office:value-type="float" office:value="109674" calcext:value-type="float">
            <text:p>109674</text:p>
          </table:table-cell>
          <table:table-cell office:value-type="float" office:value="0.148754543134423" calcext:value-type="float">
            <text:p>0.148754543134423</text:p>
          </table:table-cell>
        </table:table-row>
        <table:table-row table:style-name="ro1">
          <table:table-cell office:value-type="float" office:value="3.11073463000139" calcext:value-type="float">
            <text:p>3.11073463000139</text:p>
          </table:table-cell>
          <table:table-cell office:value-type="float" office:value="109272" calcext:value-type="float">
            <text:p>109272</text:p>
          </table:table-cell>
          <table:table-cell office:value-type="float" office:value="109493" calcext:value-type="float">
            <text:p>109493</text:p>
          </table:table-cell>
          <table:table-cell office:value-type="float" office:value="0.119003634507539" calcext:value-type="float">
            <text:p>0.119003634507539</text:p>
          </table:table-cell>
        </table:table-row>
        <table:table-row table:style-name="ro1">
          <table:table-cell office:value-type="float" office:value="3.21225100599986" calcext:value-type="float">
            <text:p>3.21225100599986</text:p>
          </table:table-cell>
          <table:table-cell office:value-type="float" office:value="109015" calcext:value-type="float">
            <text:p>109015</text:p>
          </table:table-cell>
          <table:table-cell office:value-type="float" office:value="109272" calcext:value-type="float">
            <text:p>109272</text:p>
          </table:table-cell>
          <table:table-cell office:value-type="float" office:value="0.0952029076060308" calcext:value-type="float">
            <text:p>0.0952029076060308</text:p>
          </table:table-cell>
        </table:table-row>
        <table:table-row table:style-name="ro1">
          <table:table-cell office:value-type="float" office:value="3.31306653200227" calcext:value-type="float">
            <text:p>3.31306653200227</text:p>
          </table:table-cell>
          <table:table-cell office:value-type="float" office:value="108723" calcext:value-type="float">
            <text:p>108723</text:p>
          </table:table-cell>
          <table:table-cell office:value-type="float" office:value="107956" calcext:value-type="float">
            <text:p>107956</text:p>
          </table:table-cell>
          <table:table-cell office:value-type="float" office:value="0.0761623260848247" calcext:value-type="float">
            <text:p>0.0761623260848247</text:p>
          </table:table-cell>
        </table:table-row>
        <table:table-row table:style-name="ro1">
          <table:table-cell office:value-type="float" office:value="3.41469716000211" calcext:value-type="float">
            <text:p>3.41469716000211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8723" calcext:value-type="float">
            <text:p>108723</text:p>
          </table:table-cell>
          <table:table-cell office:value-type="float" office:value="0.0609298608678597" calcext:value-type="float">
            <text:p>0.0609298608678597</text:p>
          </table:table-cell>
        </table:table-row>
        <table:table-row table:style-name="ro1">
          <table:table-cell office:value-type="float" office:value="3.51638902800187" calcext:value-type="float">
            <text:p>3.51638902800187</text:p>
          </table:table-cell>
          <table:table-cell office:value-type="float" office:value="108029" calcext:value-type="float">
            <text:p>108029</text:p>
          </table:table-cell>
          <table:table-cell office:value-type="float" office:value="108393" calcext:value-type="float">
            <text:p>108393</text:p>
          </table:table-cell>
          <table:table-cell office:value-type="float" office:value="0.0487438886942878" calcext:value-type="float">
            <text:p>0.0487438886942878</text:p>
          </table:table-cell>
        </table:table-row>
        <table:table-row table:style-name="ro1">
          <table:table-cell office:value-type="float" office:value="3.61709000200062" calcext:value-type="float">
            <text:p>3.61709000200062</text:p>
          </table:table-cell>
          <table:table-cell office:value-type="float" office:value="107636" calcext:value-type="float">
            <text:p>107636</text:p>
          </table:table-cell>
          <table:table-cell office:value-type="float" office:value="108029" calcext:value-type="float">
            <text:p>108029</text:p>
          </table:table-cell>
          <table:table-cell office:value-type="float" office:value="0.0389951109554302" calcext:value-type="float">
            <text:p>0.0389951109554302</text:p>
          </table:table-cell>
        </table:table-row>
        <table:table-row table:style-name="ro1">
          <table:table-cell office:value-type="float" office:value="3.7180293900019" calcext:value-type="float">
            <text:p>3.7180293900019</text:p>
          </table:table-cell>
          <table:table-cell office:value-type="float" office:value="107211" calcext:value-type="float">
            <text:p>107211</text:p>
          </table:table-cell>
          <table:table-cell office:value-type="float" office:value="105236" calcext:value-type="float">
            <text:p>105236</text:p>
          </table:table-cell>
          <table:table-cell office:value-type="float" office:value="0.0311960887643442" calcext:value-type="float">
            <text:p>0.0311960887643442</text:p>
          </table:table-cell>
        </table:table-row>
        <table:table-row table:style-name="ro1">
          <table:table-cell office:value-type="float" office:value="3.81885247600076" calcext:value-type="float">
            <text:p>3.81885247600076</text:p>
          </table:table-cell>
          <table:table-cell office:value-type="float" office:value="106758" calcext:value-type="float">
            <text:p>106758</text:p>
          </table:table-cell>
          <table:table-cell office:value-type="float" office:value="104469" calcext:value-type="float">
            <text:p>104469</text:p>
          </table:table-cell>
          <table:table-cell office:value-type="float" office:value="0.0249568710114754" calcext:value-type="float">
            <text:p>0.0249568710114754</text:p>
          </table:table-cell>
        </table:table-row>
        <table:table-row table:style-name="ro1">
          <table:table-cell office:value-type="float" office:value="3.91973003300154" calcext:value-type="float">
            <text:p>3.91973003300154</text:p>
          </table:table-cell>
          <table:table-cell office:value-type="float" office:value="106278" calcext:value-type="float">
            <text:p>106278</text:p>
          </table:table-cell>
          <table:table-cell office:value-type="float" office:value="106758" calcext:value-type="float">
            <text:p>106758</text:p>
          </table:table-cell>
          <table:table-cell office:value-type="float" office:value="0.0199654968091803" calcext:value-type="float">
            <text:p>0.0199654968091803</text:p>
          </table:table-cell>
        </table:table-row>
        <table:table-row table:style-name="ro1">
          <table:table-cell office:value-type="float" office:value="4.02092933500171" calcext:value-type="float">
            <text:p>4.02092933500171</text:p>
          </table:table-cell>
          <table:table-cell office:value-type="float" office:value="105770" calcext:value-type="float">
            <text:p>105770</text:p>
          </table:table-cell>
          <table:table-cell office:value-type="float" office:value="106278" calcext:value-type="float">
            <text:p>106278</text:p>
          </table:table-cell>
          <table:table-cell office:value-type="float" office:value="0.0159723974473442" calcext:value-type="float">
            <text:p>0.0159723974473442</text:p>
          </table:table-cell>
        </table:table-row>
        <table:table-row table:style-name="ro1">
          <table:table-cell office:value-type="float" office:value="4.1224691009993" calcext:value-type="float">
            <text:p>4.1224691009993</text:p>
          </table:table-cell>
          <table:table-cell office:value-type="float" office:value="105238" calcext:value-type="float">
            <text:p>105238</text:p>
          </table:table-cell>
          <table:table-cell office:value-type="float" office:value="105770" calcext:value-type="float">
            <text:p>105770</text:p>
          </table:table-cell>
          <table:table-cell office:value-type="float" office:value="0.0127779179578754" calcext:value-type="float">
            <text:p>0.0127779179578754</text:p>
          </table:table-cell>
        </table:table-row>
        <table:table-row table:style-name="ro1">
          <table:table-cell office:value-type="float" office:value="4.22416943899953" calcext:value-type="float">
            <text:p>4.22416943899953</text:p>
          </table:table-cell>
          <table:table-cell office:value-type="float" office:value="104683" calcext:value-type="float">
            <text:p>104683</text:p>
          </table:table-cell>
          <table:table-cell office:value-type="float" office:value="100438" calcext:value-type="float">
            <text:p>100438</text:p>
          </table:table-cell>
          <table:table-cell office:value-type="float" office:value="0.0102223343663003" calcext:value-type="float">
            <text:p>0.0102223343663003</text:p>
          </table:table-cell>
        </table:table-row>
        <table:table-row table:style-name="ro1">
          <table:table-cell office:value-type="float" office:value="4.3264280450021" calcext:value-type="float">
            <text:p>4.3264280450021</text:p>
          </table:table-cell>
          <table:table-cell office:value-type="float" office:value="104106" calcext:value-type="float">
            <text:p>104106</text:p>
          </table:table-cell>
          <table:table-cell office:value-type="float" office:value="104683" calcext:value-type="float">
            <text:p>104683</text:p>
          </table:table-cell>
          <table:table-cell office:value-type="float" office:value="0.00817786749304025" calcext:value-type="float">
            <text:p>0.00817786749304025</text:p>
          </table:table-cell>
        </table:table-row>
        <table:table-row table:style-name="ro1">
          <table:table-cell office:value-type="float" office:value="4.42805865199989" calcext:value-type="float">
            <text:p>4.42805865199989</text:p>
          </table:table-cell>
          <table:table-cell office:value-type="float" office:value="103516" calcext:value-type="float">
            <text:p>103516</text:p>
          </table:table-cell>
          <table:table-cell office:value-type="float" office:value="104106" calcext:value-type="float">
            <text:p>104106</text:p>
          </table:table-cell>
          <table:table-cell office:value-type="float" office:value="0.0065422939944322" calcext:value-type="float">
            <text:p>0.0065422939944322</text:p>
          </table:table-cell>
        </table:table-row>
        <table:table-row table:style-name="ro1">
          <table:table-cell office:value-type="float" office:value="4.52986477200102" calcext:value-type="float">
            <text:p>4.52986477200102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0448" calcext:value-type="float">
            <text:p>100448</text:p>
          </table:table-cell>
          <table:table-cell office:value-type="float" office:value="0.00523383519554576" calcext:value-type="float">
            <text:p>0.00523383519554576</text:p>
          </table:table-cell>
        </table:table-row>
        <table:table-row table:style-name="ro1">
          <table:table-cell office:value-type="float" office:value="4.63141582800017" calcext:value-type="float">
            <text:p>4.63141582800017</text:p>
          </table:table-cell>
          <table:table-cell office:value-type="float" office:value="102295" calcext:value-type="float">
            <text:p>102295</text:p>
          </table:table-cell>
          <table:table-cell office:value-type="float" office:value="101711" calcext:value-type="float">
            <text:p>101711</text:p>
          </table:table-cell>
          <table:table-cell office:value-type="float" office:value="0.00418706815643661" calcext:value-type="float">
            <text:p>0.00418706815643661</text:p>
          </table:table-cell>
        </table:table-row>
        <table:table-row table:style-name="ro1">
          <table:table-cell office:value-type="float" office:value="4.73325763799949" calcext:value-type="float">
            <text:p>4.73325763799949</text:p>
          </table:table-cell>
          <table:table-cell office:value-type="float" office:value="101668" calcext:value-type="float">
            <text:p>101668</text:p>
          </table:table-cell>
          <table:table-cell office:value-type="float" office:value="102295" calcext:value-type="float">
            <text:p>102295</text:p>
          </table:table-cell>
          <table:table-cell office:value-type="float" office:value="0.00334965452514929" calcext:value-type="float">
            <text:p>0.00334965452514929</text:p>
          </table:table-cell>
        </table:table-row>
        <table:table-row table:style-name="ro1">
          <table:table-cell office:value-type="float" office:value="4.8340546540021" calcext:value-type="float">
            <text:p>4.8340546540021</text:p>
          </table:table-cell>
          <table:table-cell office:value-type="float" office:value="101040" calcext:value-type="float">
            <text:p>101040</text:p>
          </table:table-cell>
          <table:table-cell office:value-type="float" office:value="101668" calcext:value-type="float">
            <text:p>101668</text:p>
          </table:table-cell>
          <table:table-cell office:value-type="float" office:value="0.00267972362011943" calcext:value-type="float">
            <text:p>0.00267972362011943</text:p>
          </table:table-cell>
        </table:table-row>
        <table:table-row table:style-name="ro1">
          <table:table-cell office:value-type="float" office:value="4.93511373400179" calcext:value-type="float">
            <text:p>4.93511373400179</text:p>
          </table:table-cell>
          <table:table-cell office:value-type="float" office:value="100407" calcext:value-type="float">
            <text:p>100407</text:p>
          </table:table-cell>
          <table:table-cell office:value-type="float" office:value="98640" calcext:value-type="float">
            <text:p>98640</text:p>
          </table:table-cell>
          <table:table-cell office:value-type="float" office:value="0.00214377889609554" calcext:value-type="float">
            <text:p>0.00214377889609554</text:p>
          </table:table-cell>
        </table:table-row>
        <table:table-row table:style-name="ro1">
          <table:table-cell office:value-type="float" office:value="5.03732873899935" calcext:value-type="float">
            <text:p>5.03732873899935</text:p>
          </table:table-cell>
          <table:table-cell office:value-type="float" office:value="99765" calcext:value-type="float">
            <text:p>99765</text:p>
          </table:table-cell>
          <table:table-cell office:value-type="float" office:value="96160" calcext:value-type="float">
            <text:p>96160</text:p>
          </table:table-cell>
          <table:table-cell office:value-type="float" office:value="0.00171502311687644" calcext:value-type="float">
            <text:p>0.00171502311687644</text:p>
          </table:table-cell>
        </table:table-row>
        <table:table-row table:style-name="ro1">
          <table:table-cell office:value-type="float" office:value="5.13881371400203" calcext:value-type="float">
            <text:p>5.13881371400203</text:p>
          </table:table-cell>
          <table:table-cell office:value-type="float" office:value="99128" calcext:value-type="float">
            <text:p>99128</text:p>
          </table:table-cell>
          <table:table-cell office:value-type="float" office:value="99765" calcext:value-type="float">
            <text:p>99765</text:p>
          </table:table-cell>
          <table:table-cell office:value-type="float" office:value="0.00137201849350115" calcext:value-type="float">
            <text:p>0.00137201849350115</text:p>
          </table:table-cell>
        </table:table-row>
        <table:table-row table:style-name="ro1">
          <table:table-cell office:value-type="float" office:value="5.24101860999872" calcext:value-type="float">
            <text:p>5.24101860999872</text:p>
          </table:table-cell>
          <table:table-cell office:value-type="float" office:value="98491" calcext:value-type="float">
            <text:p>98491</text:p>
          </table:table-cell>
          <table:table-cell office:value-type="float" office:value="99128" calcext:value-type="float">
            <text:p>99128</text:p>
          </table:table-cell>
          <table:table-cell office:value-type="float" office:value="0.00109761479480092" calcext:value-type="float">
            <text:p>0.00109761479480092</text:p>
          </table:table-cell>
        </table:table-row>
        <table:table-row table:style-name="ro1">
          <table:table-cell office:value-type="float" office:value="5.34196340700146" calcext:value-type="float">
            <text:p>5.34196340700146</text:p>
          </table:table-cell>
          <table:table-cell office:value-type="float" office:value="97867" calcext:value-type="float">
            <text:p>97867</text:p>
          </table:table-cell>
          <table:table-cell office:value-type="float" office:value="98491" calcext:value-type="float">
            <text:p>98491</text:p>
          </table:table-cell>
          <table:table-cell office:value-type="float" office:value="0.000878091835840735" calcext:value-type="float">
            <text:p>0.000878091835840735</text:p>
          </table:table-cell>
        </table:table-row>
        <table:table-row table:style-name="ro1">
          <table:table-cell office:value-type="float" office:value="5.44319948900011" calcext:value-type="float">
            <text:p>5.44319948900011</text:p>
          </table:table-cell>
          <table:table-cell office:value-type="float" office:value="97251" calcext:value-type="float">
            <text:p>97251</text:p>
          </table:table-cell>
          <table:table-cell office:value-type="float" office:value="96667" calcext:value-type="float">
            <text:p>96667</text:p>
          </table:table-cell>
          <table:table-cell office:value-type="float" office:value="0.000702473468672588" calcext:value-type="float">
            <text:p>0.000702473468672588</text:p>
          </table:table-cell>
        </table:table-row>
        <table:table-row table:style-name="ro1">
          <table:table-cell office:value-type="float" office:value="5.54405098600182" calcext:value-type="float">
            <text:p>5.54405098600182</text:p>
          </table:table-cell>
          <table:table-cell office:value-type="float" office:value="96647" calcext:value-type="float">
            <text:p>96647</text:p>
          </table:table-cell>
          <table:table-cell office:value-type="float" office:value="97251" calcext:value-type="float">
            <text:p>97251</text:p>
          </table:table-cell>
          <table:table-cell office:value-type="float" office:value="0.00056197877493807" calcext:value-type="float">
            <text:p>0.00056197877493807</text:p>
          </table:table-cell>
        </table:table-row>
        <table:table-row table:style-name="ro1">
          <table:table-cell office:value-type="float" office:value="5.64594541599945" calcext:value-type="float">
            <text:p>5.64594541599945</text:p>
          </table:table-cell>
          <table:table-cell office:value-type="float" office:value="96051" calcext:value-type="float">
            <text:p>96051</text:p>
          </table:table-cell>
          <table:table-cell office:value-type="float" office:value="96647" calcext:value-type="float">
            <text:p>96647</text:p>
          </table:table-cell>
          <table:table-cell office:value-type="float" office:value="0.000449583019950456" calcext:value-type="float">
            <text:p>0.000449583019950456</text:p>
          </table:table-cell>
        </table:table-row>
        <table:table-row table:style-name="ro1">
          <table:table-cell office:value-type="float" office:value="5.74645734799924" calcext:value-type="float">
            <text:p>5.74645734799924</text:p>
          </table:table-cell>
          <table:table-cell office:value-type="float" office:value="95479" calcext:value-type="float">
            <text:p>95479</text:p>
          </table:table-cell>
          <table:table-cell office:value-type="float" office:value="96051" calcext:value-type="float">
            <text:p>96051</text:p>
          </table:table-cell>
          <table:table-cell office:value-type="float" office:value="0.000359666415960365" calcext:value-type="float">
            <text:p>0.000359666415960365</text:p>
          </table:table-cell>
        </table:table-row>
        <table:table-row table:style-name="ro1">
          <table:table-cell office:value-type="float" office:value="5.84772521000195" calcext:value-type="float">
            <text:p>5.84772521000195</text:p>
          </table:table-cell>
          <table:table-cell office:value-type="float" office:value="94921" calcext:value-type="float">
            <text:p>94921</text:p>
          </table:table-cell>
          <table:table-cell office:value-type="float" office:value="94895" calcext:value-type="float">
            <text:p>94895</text:p>
          </table:table-cell>
          <table:table-cell office:value-type="float" office:value="0.000287733132768292" calcext:value-type="float">
            <text:p>0.000287733132768292</text:p>
          </table:table-cell>
        </table:table-row>
        <table:table-row table:style-name="ro1">
          <table:table-cell office:value-type="float" office:value="5.94906156399884" calcext:value-type="float">
            <text:p>5.94906156399884</text:p>
          </table:table-cell>
          <table:table-cell office:value-type="float" office:value="94384" calcext:value-type="float">
            <text:p>94384</text:p>
          </table:table-cell>
          <table:table-cell office:value-type="float" office:value="94921" calcext:value-type="float">
            <text:p>94921</text:p>
          </table:table-cell>
          <table:table-cell office:value-type="float" office:value="0.000230186506214634" calcext:value-type="float">
            <text:p>0.000230186506214634</text:p>
          </table:table-cell>
        </table:table-row>
        <table:table-row table:style-name="ro1">
          <table:table-cell office:value-type="float" office:value="6.04965527700188" calcext:value-type="float">
            <text:p>6.04965527700188</text:p>
          </table:table-cell>
          <table:table-cell office:value-type="float" office:value="93872" calcext:value-type="float">
            <text:p>93872</text:p>
          </table:table-cell>
          <table:table-cell office:value-type="float" office:value="94384" calcext:value-type="float">
            <text:p>94384</text:p>
          </table:table-cell>
          <table:table-cell office:value-type="float" office:value="0.000184149204971707" calcext:value-type="float">
            <text:p>0.000184149204971707</text:p>
          </table:table-cell>
        </table:table-row>
        <table:table-row table:style-name="ro1">
          <table:table-cell office:value-type="float" office:value="6.15163555899926" calcext:value-type="float">
            <text:p>6.15163555899926</text:p>
          </table:table-cell>
          <table:table-cell office:value-type="float" office:value="93379" calcext:value-type="float">
            <text:p>93379</text:p>
          </table:table-cell>
          <table:table-cell office:value-type="float" office:value="93872" calcext:value-type="float">
            <text:p>93872</text:p>
          </table:table-cell>
          <table:table-cell office:value-type="float" office:value="0.000147319363977366" calcext:value-type="float">
            <text:p>0.000147319363977366</text:p>
          </table:table-cell>
        </table:table-row>
        <table:table-row table:style-name="ro1">
          <table:table-cell office:value-type="float" office:value="6.25310287400134" calcext:value-type="float">
            <text:p>6.25310287400134</text:p>
          </table:table-cell>
          <table:table-cell office:value-type="float" office:value="92915" calcext:value-type="float">
            <text:p>92915</text:p>
          </table:table-cell>
          <table:table-cell office:value-type="float" office:value="92179" calcext:value-type="float">
            <text:p>92179</text:p>
          </table:table-cell>
          <table:table-cell office:value-type="float" office:value="0.000117855491181892" calcext:value-type="float">
            <text:p>0.000117855491181892</text:p>
          </table:table-cell>
        </table:table-row>
        <table:table-row table:style-name="ro1">
          <table:table-cell office:value-type="float" office:value="6.355248398002" calcext:value-type="float">
            <text:p>6.355248398002</text:p>
          </table:table-cell>
          <table:table-cell office:value-type="float" office:value="92477" calcext:value-type="float">
            <text:p>92477</text:p>
          </table:table-cell>
          <table:table-cell office:value-type="float" office:value="92915" calcext:value-type="float">
            <text:p>92915</text:p>
          </table:table-cell>
          <table:table-cell office:value-type="float" office:value="0.000094284392945514" calcext:value-type="float">
            <text:p>9.4284392945514E-05</text:p>
          </table:table-cell>
        </table:table-row>
        <table:table-row table:style-name="ro1">
          <table:table-cell office:value-type="float" office:value="6.45631859700006" calcext:value-type="float">
            <text:p>6.45631859700006</text:p>
          </table:table-cell>
          <table:table-cell office:value-type="float" office:value="92074" calcext:value-type="float">
            <text:p>92074</text:p>
          </table:table-cell>
          <table:table-cell office:value-type="float" office:value="92477" calcext:value-type="float">
            <text:p>92477</text:p>
          </table:table-cell>
          <table:table-cell office:value-type="float" office:value="0.0000754275143564112" calcext:value-type="float">
            <text:p>7.54275143564112E-05</text:p>
          </table:table-cell>
        </table:table-row>
        <table:table-row table:style-name="ro1">
          <table:table-cell office:value-type="float" office:value="6.55794891500045" calcext:value-type="float">
            <text:p>6.55794891500045</text:p>
          </table:table-cell>
          <table:table-cell office:value-type="float" office:value="91701" calcext:value-type="float">
            <text:p>91701</text:p>
          </table:table-cell>
          <table:table-cell office:value-type="float" office:value="91939" calcext:value-type="float">
            <text:p>91939</text:p>
          </table:table-cell>
          <table:table-cell office:value-type="float" office:value="0.000060342011485129" calcext:value-type="float">
            <text:p>6.0342011485129E-05</text:p>
          </table:table-cell>
        </table:table-row>
        <table:table-row table:style-name="ro1">
          <table:table-cell office:value-type="float" office:value="6.65965879299984" calcext:value-type="float">
            <text:p>6.65965879299984</text:p>
          </table:table-cell>
          <table:table-cell office:value-type="float" office:value="91361" calcext:value-type="float">
            <text:p>91361</text:p>
          </table:table-cell>
          <table:table-cell office:value-type="float" office:value="91701" calcext:value-type="float">
            <text:p>91701</text:p>
          </table:table-cell>
          <table:table-cell office:value-type="float" office:value="0.0000482736091881032" calcext:value-type="float">
            <text:p>4.82736091881032E-05</text:p>
          </table:table-cell>
        </table:table-row>
        <table:table-row table:style-name="ro1">
          <table:table-cell office:value-type="float" office:value="6.76137385100083" calcext:value-type="float">
            <text:p>6.76137385100083</text:p>
          </table:table-cell>
          <table:table-cell office:value-type="float" office:value="91057" calcext:value-type="float">
            <text:p>91057</text:p>
          </table:table-cell>
          <table:table-cell office:value-type="float" office:value="91361" calcext:value-type="float">
            <text:p>91361</text:p>
          </table:table-cell>
          <table:table-cell office:value-type="float" office:value="0.0000386188873504825" calcext:value-type="float">
            <text:p>3.86188873504825E-05</text:p>
          </table:table-cell>
        </table:table-row>
        <table:table-row table:style-name="ro1">
          <table:table-cell office:value-type="float" office:value="6.86243418099912" calcext:value-type="float">
            <text:p>6.86243418099912</text:p>
          </table:table-cell>
          <table:table-cell office:value-type="float" office:value="90791" calcext:value-type="float">
            <text:p>90791</text:p>
          </table:table-cell>
          <table:table-cell office:value-type="float" office:value="91057" calcext:value-type="float">
            <text:p>91057</text:p>
          </table:table-cell>
          <table:table-cell office:value-type="float" office:value="0.000030895109880386" calcext:value-type="float">
            <text:p>3.0895109880386E-05</text:p>
          </table:table-cell>
        </table:table-row>
        <table:table-row table:style-name="ro1">
          <table:table-cell office:value-type="float" office:value="6.96378496400212" calcext:value-type="float">
            <text:p>6.96378496400212</text:p>
          </table:table-cell>
          <table:table-cell office:value-type="float" office:value="90562" calcext:value-type="float">
            <text:p>90562</text:p>
          </table:table-cell>
          <table:table-cell office:value-type="float" office:value="90434" calcext:value-type="float">
            <text:p>90434</text:p>
          </table:table-cell>
          <table:table-cell office:value-type="float" office:value="0.0000247160879043088" calcext:value-type="float">
            <text:p>2.47160879043088E-05</text:p>
          </table:table-cell>
        </table:table-row>
        <table:table-row table:style-name="ro1">
          <table:table-cell office:value-type="float" office:value="7.06489691400202" calcext:value-type="float">
            <text:p>7.06489691400202</text:p>
          </table:table-cell>
          <table:table-cell office:value-type="float" office:value="90371" calcext:value-type="float">
            <text:p>90371</text:p>
          </table:table-cell>
          <table:table-cell office:value-type="float" office:value="90562" calcext:value-type="float">
            <text:p>90562</text:p>
          </table:table-cell>
          <table:table-cell office:value-type="float" office:value="0.0000197728703234471" calcext:value-type="float">
            <text:p>1.97728703234471E-05</text:p>
          </table:table-cell>
        </table:table-row>
        <table:table-row table:style-name="ro1">
          <table:table-cell office:value-type="float" office:value="7.16681424499984" calcext:value-type="float">
            <text:p>7.16681424499984</text:p>
          </table:table-cell>
          <table:table-cell office:value-type="float" office:value="90218" calcext:value-type="float">
            <text:p>90218</text:p>
          </table:table-cell>
          <table:table-cell office:value-type="float" office:value="90371" calcext:value-type="float">
            <text:p>90371</text:p>
          </table:table-cell>
          <table:table-cell office:value-type="float" office:value="0.0000158182962587577" calcext:value-type="float">
            <text:p>1.58182962587577E-05</text:p>
          </table:table-cell>
        </table:table-row>
        <table:table-row table:style-name="ro1">
          <table:table-cell office:value-type="float" office:value="7.2679376849992" calcext:value-type="float">
            <text:p>7.2679376849992</text:p>
          </table:table-cell>
          <table:table-cell office:value-type="float" office:value="90106" calcext:value-type="float">
            <text:p>90106</text:p>
          </table:table-cell>
          <table:table-cell office:value-type="float" office:value="90218" calcext:value-type="float">
            <text:p>90218</text:p>
          </table:table-cell>
          <table:table-cell office:value-type="float" office:value="0.0000126546370070061" calcext:value-type="float">
            <text:p>1.26546370070061E-05</text:p>
          </table:table-cell>
        </table:table-row>
        <table:table-row table:style-name="ro1">
          <table:table-cell office:value-type="float" office:value="7.36967058400114" calcext:value-type="float">
            <text:p>7.36967058400114</text:p>
          </table:table-cell>
          <table:table-cell office:value-type="float" office:value="90033" calcext:value-type="float">
            <text:p>90033</text:p>
          </table:table-cell>
          <table:table-cell office:value-type="float" office:value="90106" calcext:value-type="float">
            <text:p>90106</text:p>
          </table:table-cell>
          <table:table-cell office:value-type="float" office:value="0.0000101237096056049" calcext:value-type="float">
            <text:p>1.01237096056049E-05</text:p>
          </table:table-cell>
        </table:table-row>
        <table:table-row table:style-name="ro1">
          <table:table-cell office:value-type="float" office:value="7.47127377099969" calcext:value-type="float">
            <text:p>7.47127377099969</text:p>
          </table:table-cell>
          <table:table-cell office:value-type="float" office:value="90001" calcext:value-type="float">
            <text:p>90001</text:p>
          </table:table-cell>
          <table:table-cell office:value-type="float" office:value="88833" calcext:value-type="float">
            <text:p>88833</text:p>
          </table:table-cell>
          <table:table-cell office:value-type="float" office:value="0.00000809896768448392" calcext:value-type="float">
            <text:p>8.09896768448392E-06</text:p>
          </table:table-cell>
        </table:table-row>
        <table:table-row table:style-name="ro1">
          <table:table-cell office:value-type="float" office:value="7.57231805999982" calcext:value-type="float">
            <text:p>7.57231805999982</text:p>
          </table:table-cell>
          <table:table-cell office:value-type="float" office:value="90010" calcext:value-type="float">
            <text:p>90010</text:p>
          </table:table-cell>
          <table:table-cell office:value-type="float" office:value="90001" calcext:value-type="float">
            <text:p>90001</text:p>
          </table:table-cell>
          <table:table-cell office:value-type="float" office:value="0.00000647917414758713" calcext:value-type="float">
            <text:p>6.47917414758713E-06</text:p>
          </table:table-cell>
        </table:table-row>
        <table:table-row table:style-name="ro1">
          <table:table-cell office:value-type="float" office:value="7.67370182300147" calcext:value-type="float">
            <text:p>7.67370182300147</text:p>
          </table:table-cell>
          <table:table-cell office:value-type="float" office:value="90059" calcext:value-type="float">
            <text:p>90059</text:p>
          </table:table-cell>
          <table:table-cell office:value-type="float" office:value="90010" calcext:value-type="float">
            <text:p>90010</text:p>
          </table:table-cell>
          <table:table-cell office:value-type="float" office:value="0.00000518333931806971" calcext:value-type="float">
            <text:p>5.18333931806971E-06</text:p>
          </table:table-cell>
        </table:table-row>
        <table:table-row table:style-name="ro1">
          <table:table-cell office:value-type="float" office:value="7.77434821700081" calcext:value-type="float">
            <text:p>7.77434821700081</text:p>
          </table:table-cell>
          <table:table-cell office:value-type="float" office:value="90148" calcext:value-type="float">
            <text:p>90148</text:p>
          </table:table-cell>
          <table:table-cell office:value-type="float" office:value="90059" calcext:value-type="float">
            <text:p>90059</text:p>
          </table:table-cell>
          <table:table-cell office:value-type="float" office:value="0.00000414667145445577" calcext:value-type="float">
            <text:p>4.14667145445577E-06</text:p>
          </table:table-cell>
        </table:table-row>
        <table:table-row table:style-name="ro1">
          <table:table-cell office:value-type="float" office:value="7.87522811400049" calcext:value-type="float">
            <text:p>7.87522811400049</text:p>
          </table:table-cell>
          <table:table-cell office:value-type="float" office:value="90276" calcext:value-type="float">
            <text:p>90276</text:p>
          </table:table-cell>
          <table:table-cell office:value-type="float" office:value="90148" calcext:value-type="float">
            <text:p>90148</text:p>
          </table:table-cell>
          <table:table-cell office:value-type="float" office:value="0.00000331733716356461" calcext:value-type="float">
            <text:p>3.31733716356461E-06</text:p>
          </table:table-cell>
        </table:table-row>
        <table:table-row table:style-name="ro1">
          <table:table-cell office:value-type="float" office:value="7.97595187800107" calcext:value-type="float">
            <text:p>7.97595187800107</text:p>
          </table:table-cell>
          <table:table-cell office:value-type="float" office:value="90443" calcext:value-type="float">
            <text:p>90443</text:p>
          </table:table-cell>
          <table:table-cell office:value-type="float" office:value="90276" calcext:value-type="float">
            <text:p>90276</text:p>
          </table:table-cell>
          <table:table-cell office:value-type="float" office:value="0.00000265386973085169" calcext:value-type="float">
            <text:p>2.65386973085169E-06</text:p>
          </table:table-cell>
        </table:table-row>
        <table:table-row table:style-name="ro1">
          <table:table-cell office:value-type="float" office:value="8.07735235200016" calcext:value-type="float">
            <text:p>8.07735235200016</text:p>
          </table:table-cell>
          <table:table-cell office:value-type="float" office:value="90650" calcext:value-type="float">
            <text:p>90650</text:p>
          </table:table-cell>
          <table:table-cell office:value-type="float" office:value="90443" calcext:value-type="float">
            <text:p>90443</text:p>
          </table:table-cell>
          <table:table-cell office:value-type="float" office:value="0.00000212309578468135" calcext:value-type="float">
            <text:p>2.12309578468135E-06</text:p>
          </table:table-cell>
        </table:table-row>
        <table:table-row table:style-name="ro1">
          <table:table-cell office:value-type="float" office:value="8.17867860499973" calcext:value-type="float">
            <text:p>8.17867860499973</text:p>
          </table:table-cell>
          <table:table-cell office:value-type="float" office:value="90895" calcext:value-type="float">
            <text:p>90895</text:p>
          </table:table-cell>
          <table:table-cell office:value-type="float" office:value="90561" calcext:value-type="float">
            <text:p>90561</text:p>
          </table:table-cell>
          <table:table-cell office:value-type="float" office:value="0.00000169847662774508" calcext:value-type="float">
            <text:p>1.69847662774508E-06</text:p>
          </table:table-cell>
        </table:table-row>
        <table:table-row table:style-name="ro1">
          <table:table-cell office:value-type="float" office:value="8.28018346099998" calcext:value-type="float">
            <text:p>8.28018346099998</text:p>
          </table:table-cell>
          <table:table-cell office:value-type="float" office:value="91177" calcext:value-type="float">
            <text:p>91177</text:p>
          </table:table-cell>
          <table:table-cell office:value-type="float" office:value="90895" calcext:value-type="float">
            <text:p>90895</text:p>
          </table:table-cell>
          <table:table-cell office:value-type="float" office:value="0.00000135878130219607" calcext:value-type="float">
            <text:p>1.35878130219607E-06</text:p>
          </table:table-cell>
        </table:table-row>
        <table:table-row table:style-name="ro1">
          <table:table-cell office:value-type="float" office:value="8.38237998600016" calcext:value-type="float">
            <text:p>8.38237998600016</text:p>
          </table:table-cell>
          <table:table-cell office:value-type="float" office:value="91497" calcext:value-type="float">
            <text:p>91497</text:p>
          </table:table-cell>
          <table:table-cell office:value-type="float" office:value="91177" calcext:value-type="float">
            <text:p>91177</text:p>
          </table:table-cell>
          <table:table-cell office:value-type="float" office:value="0.00000108702504175685" calcext:value-type="float">
            <text:p>1.08702504175685E-06</text:p>
          </table:table-cell>
        </table:table-row>
        <table:table-row table:style-name="ro1">
          <table:table-cell office:value-type="float" office:value="8.4840718839987" calcext:value-type="float">
            <text:p>8.4840718839987</text:p>
          </table:table-cell>
          <table:table-cell office:value-type="float" office:value="91851" calcext:value-type="float">
            <text:p>91851</text:p>
          </table:table-cell>
          <table:table-cell office:value-type="float" office:value="91497" calcext:value-type="float">
            <text:p>91497</text:p>
          </table:table-cell>
          <table:table-cell office:value-type="float" office:value="0.000000869620033405482" calcext:value-type="float">
            <text:p>8.69620033405482E-07</text:p>
          </table:table-cell>
        </table:table-row>
        <table:table-row table:style-name="ro1">
          <table:table-cell office:value-type="float" office:value="8.58614499699979" calcext:value-type="float">
            <text:p>8.58614499699979</text:p>
          </table:table-cell>
          <table:table-cell office:value-type="float" office:value="92239" calcext:value-type="float">
            <text:p>92239</text:p>
          </table:table-cell>
          <table:table-cell office:value-type="float" office:value="91851" calcext:value-type="float">
            <text:p>91851</text:p>
          </table:table-cell>
          <table:table-cell office:value-type="float" office:value="0.000000695696026724386" calcext:value-type="float">
            <text:p>6.95696026724386E-07</text:p>
          </table:table-cell>
        </table:table-row>
        <table:table-row table:style-name="ro1">
          <table:table-cell office:value-type="float" office:value="8.68760093200035" calcext:value-type="float">
            <text:p>8.68760093200035</text:p>
          </table:table-cell>
          <table:table-cell office:value-type="float" office:value="92657" calcext:value-type="float">
            <text:p>92657</text:p>
          </table:table-cell>
          <table:table-cell office:value-type="float" office:value="91672" calcext:value-type="float">
            <text:p>91672</text:p>
          </table:table-cell>
          <table:table-cell office:value-type="float" office:value="0.000000556556821379509" calcext:value-type="float">
            <text:p>5.56556821379509E-07</text:p>
          </table:table-cell>
        </table:table-row>
        <table:table-row table:style-name="ro1">
          <table:table-cell office:value-type="float" office:value="8.79020864199993" calcext:value-type="float">
            <text:p>8.79020864199993</text:p>
          </table:table-cell>
          <table:table-cell office:value-type="float" office:value="93109" calcext:value-type="float">
            <text:p>93109</text:p>
          </table:table-cell>
          <table:table-cell office:value-type="float" office:value="92657" calcext:value-type="float">
            <text:p>92657</text:p>
          </table:table-cell>
          <table:table-cell office:value-type="float" office:value="0.000000445245457103607" calcext:value-type="float">
            <text:p>4.45245457103607E-07</text:p>
          </table:table-cell>
        </table:table-row>
        <table:table-row table:style-name="ro1">
          <table:table-cell office:value-type="float" office:value="8.8920024120016" calcext:value-type="float">
            <text:p>8.8920024120016</text:p>
          </table:table-cell>
          <table:table-cell office:value-type="float" office:value="93587" calcext:value-type="float">
            <text:p>93587</text:p>
          </table:table-cell>
          <table:table-cell office:value-type="float" office:value="93109" calcext:value-type="float">
            <text:p>93109</text:p>
          </table:table-cell>
          <table:table-cell office:value-type="float" office:value="0.000000356196365682886" calcext:value-type="float">
            <text:p>3.56196365682886E-07</text:p>
          </table:table-cell>
        </table:table-row>
        <table:table-row table:style-name="ro1">
          <table:table-cell office:value-type="float" office:value="8.99261015500088" calcext:value-type="float">
            <text:p>8.99261015500088</text:p>
          </table:table-cell>
          <table:table-cell office:value-type="float" office:value="94084" calcext:value-type="float">
            <text:p>94084</text:p>
          </table:table-cell>
          <table:table-cell office:value-type="float" office:value="92387" calcext:value-type="float">
            <text:p>92387</text:p>
          </table:table-cell>
          <table:table-cell office:value-type="float" office:value="0.000000284957092546309" calcext:value-type="float">
            <text:p>2.84957092546309E-07</text:p>
          </table:table-cell>
        </table:table-row>
        <table:table-row table:style-name="ro1">
          <table:table-cell office:value-type="float" office:value="9.09418166099931" calcext:value-type="float">
            <text:p>9.09418166099931</text:p>
          </table:table-cell>
          <table:table-cell office:value-type="float" office:value="94610" calcext:value-type="float">
            <text:p>94610</text:p>
          </table:table-cell>
          <table:table-cell office:value-type="float" office:value="94084" calcext:value-type="float">
            <text:p>94084</text:p>
          </table:table-cell>
          <table:table-cell office:value-type="float" office:value="0.000000227965674037047" calcext:value-type="float">
            <text:p>2.27965674037047E-07</text:p>
          </table:table-cell>
        </table:table-row>
        <table:table-row table:style-name="ro1">
          <table:table-cell office:value-type="float" office:value="9.19599456099968" calcext:value-type="float">
            <text:p>9.19599456099968</text:p>
          </table:table-cell>
          <table:table-cell office:value-type="float" office:value="95160" calcext:value-type="float">
            <text:p>95160</text:p>
          </table:table-cell>
          <table:table-cell office:value-type="float" office:value="94610" calcext:value-type="float">
            <text:p>94610</text:p>
          </table:table-cell>
          <table:table-cell office:value-type="float" office:value="0.000000182372539229637" calcext:value-type="float">
            <text:p>1.82372539229637E-07</text:p>
          </table:table-cell>
        </table:table-row>
        <table:table-row table:style-name="ro1">
          <table:table-cell office:value-type="float" office:value="9.29859363099968" calcext:value-type="float">
            <text:p>9.29859363099968</text:p>
          </table:table-cell>
          <table:table-cell office:value-type="float" office:value="95734" calcext:value-type="float">
            <text:p>95734</text:p>
          </table:table-cell>
          <table:table-cell office:value-type="float" office:value="95160" calcext:value-type="float">
            <text:p>95160</text:p>
          </table:table-cell>
          <table:table-cell office:value-type="float" office:value="0.00000014589803138371" calcext:value-type="float">
            <text:p>1.4589803138371E-07</text:p>
          </table:table-cell>
        </table:table-row>
        <table:table-row table:style-name="ro1">
          <table:table-cell office:value-type="float" office:value="9.40049381200151" calcext:value-type="float">
            <text:p>9.40049381200151</text:p>
          </table:table-cell>
          <table:table-cell office:value-type="float" office:value="96321" calcext:value-type="float">
            <text:p>96321</text:p>
          </table:table-cell>
          <table:table-cell office:value-type="float" office:value="95734" calcext:value-type="float">
            <text:p>95734</text:p>
          </table:table-cell>
          <table:table-cell office:value-type="float" office:value="0.000000116718425106968" calcext:value-type="float">
            <text:p>1.16718425106968E-07</text:p>
          </table:table-cell>
        </table:table-row>
        <table:table-row table:style-name="ro1">
          <table:table-cell office:value-type="float" office:value="9.50199623699882" calcext:value-type="float">
            <text:p>9.50199623699882</text:p>
          </table:table-cell>
          <table:table-cell office:value-type="float" office:value="96921" calcext:value-type="float">
            <text:p>96921</text:p>
          </table:table-cell>
          <table:table-cell office:value-type="float" office:value="96321" calcext:value-type="float">
            <text:p>96321</text:p>
          </table:table-cell>
          <table:table-cell office:value-type="float" office:value="0.0000000933747400855744" calcext:value-type="float">
            <text:p>9.33747400855744E-08</text:p>
          </table:table-cell>
        </table:table-row>
        <table:table-row table:style-name="ro1">
          <table:table-cell office:value-type="float" office:value="9.60377799599883" calcext:value-type="float">
            <text:p>9.60377799599883</text:p>
          </table:table-cell>
          <table:table-cell office:value-type="float" office:value="97536" calcext:value-type="float">
            <text:p>97536</text:p>
          </table:table-cell>
          <table:table-cell office:value-type="float" office:value="96921" calcext:value-type="float">
            <text:p>96921</text:p>
          </table:table-cell>
          <table:table-cell office:value-type="float" office:value="0.0000000746997920684595" calcext:value-type="float">
            <text:p>7.46997920684595E-08</text:p>
          </table:table-cell>
        </table:table-row>
        <table:table-row table:style-name="ro1">
          <table:table-cell office:value-type="float" office:value="9.70507802900102" calcext:value-type="float">
            <text:p>9.70507802900102</text:p>
          </table:table-cell>
          <table:table-cell office:value-type="float" office:value="98157" calcext:value-type="float">
            <text:p>98157</text:p>
          </table:table-cell>
          <table:table-cell office:value-type="float" office:value="97536" calcext:value-type="float">
            <text:p>97536</text:p>
          </table:table-cell>
          <table:table-cell office:value-type="float" office:value="0.0000000597598336547676" calcext:value-type="float">
            <text:p>5.97598336547676E-08</text:p>
          </table:table-cell>
        </table:table-row>
        <table:table-row table:style-name="ro1">
          <table:table-cell office:value-type="float" office:value="9.80606308700226" calcext:value-type="float">
            <text:p>9.80606308700226</text:p>
          </table:table-cell>
          <table:table-cell office:value-type="float" office:value="98784" calcext:value-type="float">
            <text:p>98784</text:p>
          </table:table-cell>
          <table:table-cell office:value-type="float" office:value="98157" calcext:value-type="float">
            <text:p>98157</text:p>
          </table:table-cell>
          <table:table-cell office:value-type="float" office:value="0.0210526793868143" calcext:value-type="float">
            <text:p>0.0210526793868143</text:p>
          </table:table-cell>
        </table:table-row>
        <table:table-row table:style-name="ro1">
          <table:table-cell office:value-type="float" office:value="9.90804663900053" calcext:value-type="float">
            <text:p>9.90804663900053</text:p>
          </table:table-cell>
          <table:table-cell office:value-type="float" office:value="99422" calcext:value-type="float">
            <text:p>99422</text:p>
          </table:table-cell>
          <table:table-cell office:value-type="float" office:value="98784" calcext:value-type="float">
            <text:p>98784</text:p>
          </table:table-cell>
          <table:table-cell office:value-type="float" office:value="0.0376754768427848" calcext:value-type="float">
            <text:p>0.0376754768427848</text:p>
          </table:table-cell>
        </table:table-row>
        <table:table-row table:style-name="ro1">
          <table:table-cell office:value-type="float" office:value="10.0092711399993" calcext:value-type="float">
            <text:p>10.0092711399993</text:p>
          </table:table-cell>
          <table:table-cell office:value-type="float" office:value="100058" calcext:value-type="float">
            <text:p>100058</text:p>
          </table:table-cell>
          <table:table-cell office:value-type="float" office:value="99422" calcext:value-type="float">
            <text:p>99422</text:p>
          </table:table-cell>
          <table:table-cell office:value-type="float" office:value="0.0507589381752587" calcext:value-type="float">
            <text:p>0.0507589381752587</text:p>
          </table:table-cell>
        </table:table-row>
        <table:table-row table:style-name="ro1">
          <table:table-cell office:value-type="float" office:value="10.1121737649992" calcext:value-type="float">
            <text:p>10.1121737649992</text:p>
          </table:table-cell>
          <table:table-cell office:value-type="float" office:value="100704" calcext:value-type="float">
            <text:p>100704</text:p>
          </table:table-cell>
          <table:table-cell office:value-type="float" office:value="100058" calcext:value-type="float">
            <text:p>100058</text:p>
          </table:table-cell>
          <table:table-cell office:value-type="float" office:value="0.0610153138055131" calcext:value-type="float">
            <text:p>0.0610153138055131</text:p>
          </table:table-cell>
        </table:table-row>
        <table:table-row table:style-name="ro1">
          <table:table-cell office:value-type="float" office:value="10.2135039480017" calcext:value-type="float">
            <text:p>10.2135039480017</text:p>
          </table:table-cell>
          <table:table-cell office:value-type="float" office:value="101337" calcext:value-type="float">
            <text:p>101337</text:p>
          </table:table-cell>
          <table:table-cell office:value-type="float" office:value="99504" calcext:value-type="float">
            <text:p>99504</text:p>
          </table:table-cell>
          <table:table-cell office:value-type="float" office:value="0.0690142712464307" calcext:value-type="float">
            <text:p>0.0690142712464307</text:p>
          </table:table-cell>
        </table:table-row>
        <table:table-row table:style-name="ro1">
          <table:table-cell office:value-type="float" office:value="10.3154051689999" calcext:value-type="float">
            <text:p>10.3154051689999</text:p>
          </table:table-cell>
          <table:table-cell office:value-type="float" office:value="101968" calcext:value-type="float">
            <text:p>101968</text:p>
          </table:table-cell>
          <table:table-cell office:value-type="float" office:value="100137" calcext:value-type="float">
            <text:p>100137</text:p>
          </table:table-cell>
          <table:table-cell office:value-type="float" office:value="0.0752114169971446" calcext:value-type="float">
            <text:p>0.0752114169971446</text:p>
          </table:table-cell>
        </table:table-row>
        <table:table-row table:style-name="ro1">
          <table:table-cell office:value-type="float" office:value="10.4166794609991" calcext:value-type="float">
            <text:p>10.4166794609991</text:p>
          </table:table-cell>
          <table:table-cell office:value-type="float" office:value="102588" calcext:value-type="float">
            <text:p>102588</text:p>
          </table:table-cell>
          <table:table-cell office:value-type="float" office:value="101968" calcext:value-type="float">
            <text:p>101968</text:p>
          </table:table-cell>
          <table:table-cell office:value-type="float" office:value="0.0799711137957355" calcext:value-type="float">
            <text:p>0.0799711137957355</text:p>
          </table:table-cell>
        </table:table-row>
        <table:table-row table:style-name="ro1">
          <table:table-cell office:value-type="float" office:value="10.5177196190016" calcext:value-type="float">
            <text:p>10.5177196190016</text:p>
          </table:table-cell>
          <table:table-cell office:value-type="float" office:value="103195" calcext:value-type="float">
            <text:p>103195</text:p>
          </table:table-cell>
          <table:table-cell office:value-type="float" office:value="102588" calcext:value-type="float">
            <text:p>102588</text:p>
          </table:table-cell>
          <table:table-cell office:value-type="float" office:value="0.0835847341738433" calcext:value-type="float">
            <text:p>0.0835847341738433</text:p>
          </table:table-cell>
        </table:table-row>
        <table:table-row table:style-name="ro1">
          <table:table-cell office:value-type="float" office:value="10.6191340030018" calcext:value-type="float">
            <text:p>10.6191340030018</text:p>
          </table:table-cell>
          <table:table-cell office:value-type="float" office:value="103792" calcext:value-type="float">
            <text:p>103792</text:p>
          </table:table-cell>
          <table:table-cell office:value-type="float" office:value="101362" calcext:value-type="float">
            <text:p>101362</text:p>
          </table:table-cell>
          <table:table-cell office:value-type="float" office:value="0.08628526306723" calcext:value-type="float">
            <text:p>0.08628526306723</text:p>
          </table:table-cell>
        </table:table-row>
        <table:table-row table:style-name="ro1">
          <table:table-cell office:value-type="float" office:value="10.7205364069996" calcext:value-type="float">
            <text:p>10.7205364069996</text:p>
          </table:table-cell>
          <table:table-cell office:value-type="float" office:value="104374" calcext:value-type="float">
            <text:p>104374</text:p>
          </table:table-cell>
          <table:table-cell office:value-type="float" office:value="103792" calcext:value-type="float">
            <text:p>103792</text:p>
          </table:table-cell>
          <table:table-cell office:value-type="float" office:value="0.0882589796845532" calcext:value-type="float">
            <text:p>0.0882589796845532</text:p>
          </table:table-cell>
        </table:table-row>
        <table:table-row table:style-name="ro1">
          <table:table-cell office:value-type="float" office:value="10.8217058779992" calcext:value-type="float">
            <text:p>10.8217058779992</text:p>
          </table:table-cell>
          <table:table-cell office:value-type="float" office:value="104936" calcext:value-type="float">
            <text:p>104936</text:p>
          </table:table-cell>
          <table:table-cell office:value-type="float" office:value="104374" calcext:value-type="float">
            <text:p>104374</text:p>
          </table:table-cell>
          <table:table-cell office:value-type="float" office:value="0.0896548027952616" calcext:value-type="float">
            <text:p>0.0896548027952616</text:p>
          </table:table-cell>
        </table:table-row>
        <table:table-row table:style-name="ro1">
          <table:table-cell office:value-type="float" office:value="10.923207382999" calcext:value-type="float">
            <text:p>10.923207382999</text:p>
          </table:table-cell>
          <table:table-cell office:value-type="float" office:value="105480" calcext:value-type="float">
            <text:p>105480</text:p>
          </table:table-cell>
          <table:table-cell office:value-type="float" office:value="104936" calcext:value-type="float">
            <text:p>104936</text:p>
          </table:table-cell>
          <table:table-cell office:value-type="float" office:value="0.0905917667645112" calcext:value-type="float">
            <text:p>0.0905917667645112</text:p>
          </table:table-cell>
        </table:table-row>
        <table:table-row table:style-name="ro1">
          <table:table-cell office:value-type="float" office:value="11.0245160960003" calcext:value-type="float">
            <text:p>11.0245160960003</text:p>
          </table:table-cell>
          <table:table-cell office:value-type="float" office:value="106001" calcext:value-type="float">
            <text:p>106001</text:p>
          </table:table-cell>
          <table:table-cell office:value-type="float" office:value="105480" calcext:value-type="float">
            <text:p>105480</text:p>
          </table:table-cell>
          <table:table-cell office:value-type="float" office:value="0.0911650021966557" calcext:value-type="float">
            <text:p>0.0911650021966557</text:p>
          </table:table-cell>
        </table:table-row>
        <table:table-row table:style-name="ro1">
          <table:table-cell office:value-type="float" office:value="11.1275335819992" calcext:value-type="float">
            <text:p>11.1275335819992</text:p>
          </table:table-cell>
          <table:table-cell office:value-type="float" office:value="106506" calcext:value-type="float">
            <text:p>106506</text:p>
          </table:table-cell>
          <table:table-cell office:value-type="float" office:value="105419" calcext:value-type="float">
            <text:p>105419</text:p>
          </table:table-cell>
          <table:table-cell office:value-type="float" office:value="0.0914505202758431" calcext:value-type="float">
            <text:p>0.0914505202758431</text:p>
          </table:table-cell>
        </table:table-row>
        <table:table-row table:style-name="ro1">
          <table:table-cell office:value-type="float" office:value="11.229048827001" calcext:value-type="float">
            <text:p>11.229048827001</text:p>
          </table:table-cell>
          <table:table-cell office:value-type="float" office:value="106977" calcext:value-type="float">
            <text:p>106977</text:p>
          </table:table-cell>
          <table:table-cell office:value-type="float" office:value="106506" calcext:value-type="float">
            <text:p>106506</text:p>
          </table:table-cell>
          <table:table-cell office:value-type="float" office:value="0.0915090400738855" calcext:value-type="float">
            <text:p>0.0915090400738855</text:p>
          </table:table-cell>
        </table:table-row>
        <table:table-row table:style-name="ro1">
          <table:table-cell office:value-type="float" office:value="11.3302897290014" calcext:value-type="float">
            <text:p>11.3302897290014</text:p>
          </table:table-cell>
          <table:table-cell office:value-type="float" office:value="107418" calcext:value-type="float">
            <text:p>107418</text:p>
          </table:table-cell>
          <table:table-cell office:value-type="float" office:value="106977" calcext:value-type="float">
            <text:p>106977</text:p>
          </table:table-cell>
          <table:table-cell office:value-type="float" office:value="0.0913890502409266" calcext:value-type="float">
            <text:p>0.0913890502409266</text:p>
          </table:table-cell>
        </table:table-row>
        <table:table-row table:style-name="ro1">
          <table:table-cell office:value-type="float" office:value="11.4315099599989" calcext:value-type="float">
            <text:p>11.4315099599989</text:p>
          </table:table-cell>
          <table:table-cell office:value-type="float" office:value="107829" calcext:value-type="float">
            <text:p>107829</text:p>
          </table:table-cell>
          <table:table-cell office:value-type="float" office:value="107418" calcext:value-type="float">
            <text:p>107418</text:p>
          </table:table-cell>
          <table:table-cell office:value-type="float" office:value="0.0911292582107593" calcext:value-type="float">
            <text:p>0.0911292582107593</text:p>
          </table:table-cell>
        </table:table-row>
        <table:table-row table:style-name="ro1">
          <table:table-cell office:value-type="float" office:value="11.5331067469997" calcext:value-type="float">
            <text:p>11.5331067469997</text:p>
          </table:table-cell>
          <table:table-cell office:value-type="float" office:value="108210" calcext:value-type="float">
            <text:p>108210</text:p>
          </table:table-cell>
          <table:table-cell office:value-type="float" office:value="107829" calcext:value-type="float">
            <text:p>107829</text:p>
          </table:table-cell>
          <table:table-cell office:value-type="float" office:value="0.0907605494257503" calcext:value-type="float">
            <text:p>0.0907605494257503</text:p>
          </table:table-cell>
        </table:table-row>
        <table:table-row table:style-name="ro1">
          <table:table-cell office:value-type="float" office:value="11.634482649999" calcext:value-type="float">
            <text:p>11.634482649999</text:p>
          </table:table-cell>
          <table:table-cell office:value-type="float" office:value="108557" calcext:value-type="float">
            <text:p>108557</text:p>
          </table:table-cell>
          <table:table-cell office:value-type="float" office:value="108210" calcext:value-type="float">
            <text:p>108210</text:p>
          </table:table-cell>
          <table:table-cell office:value-type="float" office:value="0.090307554584848" calcext:value-type="float">
            <text:p>0.090307554584848</text:p>
          </table:table-cell>
        </table:table-row>
        <table:table-row table:style-name="ro1">
          <table:table-cell office:value-type="float" office:value="11.735120663001" calcext:value-type="float">
            <text:p>11.735120663001</text:p>
          </table:table-cell>
          <table:table-cell office:value-type="float" office:value="108867" calcext:value-type="float">
            <text:p>108867</text:p>
          </table:table-cell>
          <table:table-cell office:value-type="float" office:value="108557" calcext:value-type="float">
            <text:p>108557</text:p>
          </table:table-cell>
          <table:table-cell office:value-type="float" office:value="0.0897899033170012" calcext:value-type="float">
            <text:p>0.0897899033170012</text:p>
          </table:table-cell>
        </table:table-row>
        <table:table-row table:style-name="ro1">
          <table:table-cell office:value-type="float" office:value="11.8366145379987" calcext:value-type="float">
            <text:p>11.8366145379987</text:p>
          </table:table-cell>
          <table:table-cell office:value-type="float" office:value="109143" calcext:value-type="float">
            <text:p>109143</text:p>
          </table:table-cell>
          <table:table-cell office:value-type="float" office:value="108867" calcext:value-type="float">
            <text:p>108867</text:p>
          </table:table-cell>
          <table:table-cell office:value-type="float" office:value="0.0892232270014271" calcext:value-type="float">
            <text:p>0.0892232270014271</text:p>
          </table:table-cell>
        </table:table-row>
        <table:table-row table:style-name="ro1">
          <table:table-cell office:value-type="float" office:value="11.9375942760016" calcext:value-type="float">
            <text:p>11.9375942760016</text:p>
          </table:table-cell>
          <table:table-cell office:value-type="float" office:value="109382" calcext:value-type="float">
            <text:p>109382</text:p>
          </table:table-cell>
          <table:table-cell office:value-type="float" office:value="109143" calcext:value-type="float">
            <text:p>109143</text:p>
          </table:table-cell>
          <table:table-cell office:value-type="float" office:value="0.0886199609114865" calcext:value-type="float">
            <text:p>0.0886199609114865</text:p>
          </table:table-cell>
        </table:table-row>
        <table:table-row table:style-name="ro1">
          <table:table-cell office:value-type="float" office:value="12.0392283330002" calcext:value-type="float">
            <text:p>12.0392283330002</text:p>
          </table:table-cell>
          <table:table-cell office:value-type="float" office:value="109583" calcext:value-type="float">
            <text:p>109583</text:p>
          </table:table-cell>
          <table:table-cell office:value-type="float" office:value="109382" calcext:value-type="float">
            <text:p>109382</text:p>
          </table:table-cell>
          <table:table-cell office:value-type="float" office:value="0.0879899858232063" calcext:value-type="float">
            <text:p>0.0879899858232063</text:p>
          </table:table-cell>
        </table:table-row>
        <table:table-row table:style-name="ro1">
          <table:table-cell office:value-type="float" office:value="12.1418481239998" calcext:value-type="float">
            <text:p>12.1418481239998</text:p>
          </table:table-cell>
          <table:table-cell office:value-type="float" office:value="109747" calcext:value-type="float">
            <text:p>109747</text:p>
          </table:table-cell>
          <table:table-cell office:value-type="float" office:value="109583" calcext:value-type="float">
            <text:p>109583</text:p>
          </table:table-cell>
          <table:table-cell office:value-type="float" office:value="0.0873411412009379" calcext:value-type="float">
            <text:p>0.0873411412009379</text:p>
          </table:table-cell>
        </table:table-row>
        <table:table-row table:style-name="ro1">
          <table:table-cell office:value-type="float" office:value="12.2446700770015" calcext:value-type="float">
            <text:p>12.2446700770015</text:p>
          </table:table-cell>
          <table:table-cell office:value-type="float" office:value="109871" calcext:value-type="float">
            <text:p>109871</text:p>
          </table:table-cell>
          <table:table-cell office:value-type="float" office:value="109747" calcext:value-type="float">
            <text:p>109747</text:p>
          </table:table-cell>
          <table:table-cell office:value-type="float" office:value="0.086679635649826" calcext:value-type="float">
            <text:p>0.086679635649826</text:p>
          </table:table-cell>
        </table:table-row>
        <table:table-row table:style-name="ro1">
          <table:table-cell office:value-type="float" office:value="12.3459102490015" calcext:value-type="float">
            <text:p>12.3459102490015</text:p>
          </table:table-cell>
          <table:table-cell office:value-type="float" office:value="109953" calcext:value-type="float">
            <text:p>109953</text:p>
          </table:table-cell>
          <table:table-cell office:value-type="float" office:value="109871" calcext:value-type="float">
            <text:p>109871</text:p>
          </table:table-cell>
          <table:table-cell office:value-type="float" office:value="0.0860103751865274" calcext:value-type="float">
            <text:p>0.0860103751865274</text:p>
          </table:table-cell>
        </table:table-row>
        <table:table-row table:style-name="ro1">
          <table:table-cell office:value-type="float" office:value="12.4467119740002" calcext:value-type="float">
            <text:p>12.4467119740002</text:p>
          </table:table-cell>
          <table:table-cell office:value-type="float" office:value="109994" calcext:value-type="float">
            <text:p>109994</text:p>
          </table:table-cell>
          <table:table-cell office:value-type="float" office:value="109953" calcext:value-type="float">
            <text:p>109953</text:p>
          </table:table-cell>
          <table:table-cell office:value-type="float" office:value="0.0853372257690567" calcext:value-type="float">
            <text:p>0.0853372257690567</text:p>
          </table:table-cell>
        </table:table-row>
        <table:table-row table:style-name="ro1">
          <table:table-cell office:value-type="float" office:value="12.5478462540013" calcext:value-type="float">
            <text:p>12.5478462540013</text:p>
          </table:table-cell>
          <table:table-cell office:value-type="float" office:value="109995" calcext:value-type="float">
            <text:p>109995</text:p>
          </table:table-cell>
          <table:table-cell office:value-type="float" office:value="109994" calcext:value-type="float">
            <text:p>109994</text:p>
          </table:table-cell>
          <table:table-cell office:value-type="float" office:value="0.0846632232381962" calcext:value-type="float">
            <text:p>0.0846632232381962</text:p>
          </table:table-cell>
        </table:table-row>
        <table:table-row table:style-name="ro1">
          <table:table-cell office:value-type="float" office:value="12.6488660530013" calcext:value-type="float">
            <text:p>12.6488660530013</text:p>
          </table:table-cell>
          <table:table-cell office:value-type="float" office:value="109956" calcext:value-type="float">
            <text:p>109956</text:p>
          </table:table-cell>
          <table:table-cell office:value-type="float" office:value="109995" calcext:value-type="float">
            <text:p>109995</text:p>
          </table:table-cell>
          <table:table-cell office:value-type="float" office:value="0.0839907411921829" calcext:value-type="float">
            <text:p>0.0839907411921829</text:p>
          </table:table-cell>
        </table:table-row>
        <table:table-row table:style-name="ro1">
          <table:table-cell office:value-type="float" office:value="12.7496577980019" calcext:value-type="float">
            <text:p>12.7496577980019</text:p>
          </table:table-cell>
          <table:table-cell office:value-type="float" office:value="109877" calcext:value-type="float">
            <text:p>109877</text:p>
          </table:table-cell>
          <table:table-cell office:value-type="float" office:value="109648" calcext:value-type="float">
            <text:p>109648</text:p>
          </table:table-cell>
          <table:table-cell office:value-type="float" office:value="0.0833216252118109" calcext:value-type="float">
            <text:p>0.0833216252118109</text:p>
          </table:table-cell>
        </table:table-row>
        <table:table-row table:style-name="ro1">
          <table:table-cell office:value-type="float" office:value="12.8512948450007" calcext:value-type="float">
            <text:p>12.8512948450007</text:p>
          </table:table-cell>
          <table:table-cell office:value-type="float" office:value="109757" calcext:value-type="float">
            <text:p>109757</text:p>
          </table:table-cell>
          <table:table-cell office:value-type="float" office:value="109877" calcext:value-type="float">
            <text:p>109877</text:p>
          </table:table-cell>
          <table:table-cell office:value-type="float" office:value="0.0826573001694487" calcext:value-type="float">
            <text:p>0.0826573001694487</text:p>
          </table:table-cell>
        </table:table-row>
        <table:table-row table:style-name="ro1">
          <table:table-cell office:value-type="float" office:value="12.9522559130019" calcext:value-type="float">
            <text:p>12.9522559130019</text:p>
          </table:table-cell>
          <table:table-cell office:value-type="float" office:value="109598" calcext:value-type="float">
            <text:p>109598</text:p>
          </table:table-cell>
          <table:table-cell office:value-type="float" office:value="109757" calcext:value-type="float">
            <text:p>109757</text:p>
          </table:table-cell>
          <table:table-cell office:value-type="float" office:value="0.0819988560085748" calcext:value-type="float">
            <text:p>0.0819988560085748</text:p>
          </table:table-cell>
        </table:table-row>
        <table:table-row table:style-name="ro1">
          <table:table-cell office:value-type="float" office:value="13.0539419800007" calcext:value-type="float">
            <text:p>13.0539419800007</text:p>
          </table:table-cell>
          <table:table-cell office:value-type="float" office:value="109400" calcext:value-type="float">
            <text:p>109400</text:p>
          </table:table-cell>
          <table:table-cell office:value-type="float" office:value="109598" calcext:value-type="float">
            <text:p>109598</text:p>
          </table:table-cell>
          <table:table-cell office:value-type="float" office:value="0.0813471163029229" calcext:value-type="float">
            <text:p>0.0813471163029229</text:p>
          </table:table-cell>
        </table:table-row>
        <table:table-row table:style-name="ro1">
          <table:table-cell office:value-type="float" office:value="13.1555856369996" calcext:value-type="float">
            <text:p>13.1555856369996</text:p>
          </table:table-cell>
          <table:table-cell office:value-type="float" office:value="109163" calcext:value-type="float">
            <text:p>109163</text:p>
          </table:table-cell>
          <table:table-cell office:value-type="float" office:value="109400" calcext:value-type="float">
            <text:p>109400</text:p>
          </table:table-cell>
          <table:table-cell office:value-type="float" office:value="0.0807026930423383" calcext:value-type="float">
            <text:p>0.0807026930423383</text:p>
          </table:table-cell>
        </table:table-row>
        <table:table-row table:style-name="ro1">
          <table:table-cell office:value-type="float" office:value="13.2570901219988" calcext:value-type="float">
            <text:p>13.2570901219988</text:p>
          </table:table-cell>
          <table:table-cell office:value-type="float" office:value="108889" calcext:value-type="float">
            <text:p>108889</text:p>
          </table:table-cell>
          <table:table-cell office:value-type="float" office:value="109163" calcext:value-type="float">
            <text:p>109163</text:p>
          </table:table-cell>
          <table:table-cell office:value-type="float" office:value="0.0800660304028629" calcext:value-type="float">
            <text:p>0.0800660304028629</text:p>
          </table:table-cell>
        </table:table-row>
        <table:table-row table:style-name="ro1">
          <table:table-cell office:value-type="float" office:value="13.3587694400012" calcext:value-type="float">
            <text:p>13.3587694400012</text:p>
          </table:table-cell>
          <table:table-cell office:value-type="float" office:value="108579" calcext:value-type="float">
            <text:p>108579</text:p>
          </table:table-cell>
          <table:table-cell office:value-type="float" office:value="108574" calcext:value-type="float">
            <text:p>108574</text:p>
          </table:table-cell>
          <table:table-cell office:value-type="float" office:value="0.0794374397069057" calcext:value-type="float">
            <text:p>0.0794374397069057</text:p>
          </table:table-cell>
        </table:table-row>
        <table:table-row table:style-name="ro1">
          <table:table-cell office:value-type="float" office:value="13.4605458289989" calcext:value-type="float">
            <text:p>13.4605458289989</text:p>
          </table:table-cell>
          <table:table-cell office:value-type="float" office:value="108233" calcext:value-type="float">
            <text:p>108233</text:p>
          </table:table-cell>
          <table:table-cell office:value-type="float" office:value="108579" calcext:value-type="float">
            <text:p>108579</text:p>
          </table:table-cell>
          <table:table-cell office:value-type="float" office:value="0.0940843029105627" calcext:value-type="float">
            <text:p>0.0940843029105627</text:p>
          </table:table-cell>
        </table:table-row>
        <table:table-row table:style-name="ro1">
          <table:table-cell office:value-type="float" office:value="13.561541567" calcext:value-type="float">
            <text:p>13.561541567</text:p>
          </table:table-cell>
          <table:table-cell office:value-type="float" office:value="107856" calcext:value-type="float">
            <text:p>107856</text:p>
          </table:table-cell>
          <table:table-cell office:value-type="float" office:value="108233" calcext:value-type="float">
            <text:p>108233</text:p>
          </table:table-cell>
          <table:table-cell office:value-type="float" office:value="0.10557047263148" calcext:value-type="float">
            <text:p>0.10557047263148</text:p>
          </table:table-cell>
        </table:table-row>
        <table:table-row table:style-name="ro1">
          <table:table-cell office:value-type="float" office:value="13.6625966559986" calcext:value-type="float">
            <text:p>13.6625966559986</text:p>
          </table:table-cell>
          <table:table-cell office:value-type="float" office:value="107448" calcext:value-type="float">
            <text:p>107448</text:p>
          </table:table-cell>
          <table:table-cell office:value-type="float" office:value="107856" calcext:value-type="float">
            <text:p>107856</text:p>
          </table:table-cell>
          <table:table-cell office:value-type="float" office:value="0.114531566075109" calcext:value-type="float">
            <text:p>0.114531566075109</text:p>
          </table:table-cell>
        </table:table-row>
        <table:table-row table:style-name="ro1">
          <table:table-cell office:value-type="float" office:value="13.7645557069991" calcext:value-type="float">
            <text:p>13.7645557069991</text:p>
          </table:table-cell>
          <table:table-cell office:value-type="float" office:value="107006" calcext:value-type="float">
            <text:p>107006</text:p>
          </table:table-cell>
          <table:table-cell office:value-type="float" office:value="106248" calcext:value-type="float">
            <text:p>106248</text:p>
          </table:table-cell>
          <table:table-cell office:value-type="float" office:value="0.121475999128744" calcext:value-type="float">
            <text:p>0.121475999128744</text:p>
          </table:table-cell>
        </table:table-row>
        <table:table-row table:style-name="ro1">
          <table:table-cell office:value-type="float" office:value="13.8669734249997" calcext:value-type="float">
            <text:p>13.8669734249997</text:p>
          </table:table-cell>
          <table:table-cell office:value-type="float" office:value="106532" calcext:value-type="float">
            <text:p>106532</text:p>
          </table:table-cell>
          <table:table-cell office:value-type="float" office:value="107006" calcext:value-type="float">
            <text:p>107006</text:p>
          </table:table-cell>
          <table:table-cell office:value-type="float" office:value="0.126810428932625" calcext:value-type="float">
            <text:p>0.126810428932625</text:p>
          </table:table-cell>
        </table:table-row>
        <table:table-row table:style-name="ro1">
          <table:table-cell office:value-type="float" office:value="13.9681840859994" calcext:value-type="float">
            <text:p>13.9681840859994</text:p>
          </table:table-cell>
          <table:table-cell office:value-type="float" office:value="106038" calcext:value-type="float">
            <text:p>106038</text:p>
          </table:table-cell>
          <table:table-cell office:value-type="float" office:value="106532" calcext:value-type="float">
            <text:p>106532</text:p>
          </table:table-cell>
          <table:table-cell office:value-type="float" office:value="0.130860107851982" calcext:value-type="float">
            <text:p>0.130860107851982</text:p>
          </table:table-cell>
        </table:table-row>
        <table:table-row table:style-name="ro1">
          <table:table-cell office:value-type="float" office:value="14.0701124369989" calcext:value-type="float">
            <text:p>14.0701124369989</text:p>
          </table:table-cell>
          <table:table-cell office:value-type="float" office:value="105515" calcext:value-type="float">
            <text:p>105515</text:p>
          </table:table-cell>
          <table:table-cell office:value-type="float" office:value="106038" calcext:value-type="float">
            <text:p>106038</text:p>
          </table:table-cell>
          <table:table-cell office:value-type="float" office:value="0.133885166573557" calcext:value-type="float">
            <text:p>0.133885166573557</text:p>
          </table:table-cell>
        </table:table-row>
        <table:table-row table:style-name="ro1">
          <table:table-cell office:value-type="float" office:value="14.1723162019989" calcext:value-type="float">
            <text:p>14.1723162019989</text:p>
          </table:table-cell>
          <table:table-cell office:value-type="float" office:value="104969" calcext:value-type="float">
            <text:p>104969</text:p>
          </table:table-cell>
          <table:table-cell office:value-type="float" office:value="103557" calcext:value-type="float">
            <text:p>103557</text:p>
          </table:table-cell>
          <table:table-cell office:value-type="float" office:value="0.135885111676112" calcext:value-type="float">
            <text:p>0.135885111676112</text:p>
          </table:table-cell>
        </table:table-row>
        <table:table-row table:style-name="ro1">
          <table:table-cell office:value-type="float" office:value="14.2745552269989" calcext:value-type="float">
            <text:p>14.2745552269989</text:p>
          </table:table-cell>
          <table:table-cell office:value-type="float" office:value="104401" calcext:value-type="float">
            <text:p>104401</text:p>
          </table:table-cell>
          <table:table-cell office:value-type="float" office:value="104465" calcext:value-type="float">
            <text:p>104465</text:p>
          </table:table-cell>
          <table:table-cell office:value-type="float" office:value="0.137279517912318" calcext:value-type="float">
            <text:p>0.137279517912318</text:p>
          </table:table-cell>
        </table:table-row>
        <table:table-row table:style-name="ro1">
          <table:table-cell office:value-type="float" office:value="14.3764668080003" calcext:value-type="float">
            <text:p>14.3764668080003</text:p>
          </table:table-cell>
          <table:table-cell office:value-type="float" office:value="103818" calcext:value-type="float">
            <text:p>103818</text:p>
          </table:table-cell>
          <table:table-cell office:value-type="float" office:value="104401" calcext:value-type="float">
            <text:p>104401</text:p>
          </table:table-cell>
          <table:table-cell office:value-type="float" office:value="0.138192408656095" calcext:value-type="float">
            <text:p>0.138192408656095</text:p>
          </table:table-cell>
        </table:table-row>
        <table:table-row table:style-name="ro1">
          <table:table-cell office:value-type="float" office:value="14.4782751870007" calcext:value-type="float">
            <text:p>14.4782751870007</text:p>
          </table:table-cell>
          <table:table-cell office:value-type="float" office:value="103219" calcext:value-type="float">
            <text:p>103219</text:p>
          </table:table-cell>
          <table:table-cell office:value-type="float" office:value="103818" calcext:value-type="float">
            <text:p>103818</text:p>
          </table:table-cell>
          <table:table-cell office:value-type="float" office:value="0.138722941009383" calcext:value-type="float">
            <text:p>0.138722941009383</text:p>
          </table:table-cell>
        </table:table-row>
        <table:table-row table:style-name="ro1">
          <table:table-cell office:value-type="float" office:value="14.5793181059998" calcext:value-type="float">
            <text:p>14.5793181059998</text:p>
          </table:table-cell>
          <table:table-cell office:value-type="float" office:value="102612" calcext:value-type="float">
            <text:p>102612</text:p>
          </table:table-cell>
          <table:table-cell office:value-type="float" office:value="100819" calcext:value-type="float">
            <text:p>100819</text:p>
          </table:table-cell>
          <table:table-cell office:value-type="float" office:value="0.138950380779535" calcext:value-type="float">
            <text:p>0.138950380779535</text:p>
          </table:table-cell>
        </table:table-row>
        <table:table-row table:style-name="ro1">
          <table:table-cell office:value-type="float" office:value="14.680544887" calcext:value-type="float">
            <text:p>14.680544887</text:p>
          </table:table-cell>
          <table:table-cell office:value-type="float" office:value="101993" calcext:value-type="float">
            <text:p>101993</text:p>
          </table:table-cell>
          <table:table-cell office:value-type="float" office:value="102612" calcext:value-type="float">
            <text:p>102612</text:p>
          </table:table-cell>
          <table:table-cell office:value-type="float" office:value="0.138938082401406" calcext:value-type="float">
            <text:p>0.138938082401406</text:p>
          </table:table-cell>
        </table:table-row>
        <table:table-row table:style-name="ro1">
          <table:table-cell office:value-type="float" office:value="14.7824676080018" calcext:value-type="float">
            <text:p>14.7824676080018</text:p>
          </table:table-cell>
          <table:table-cell office:value-type="float" office:value="101362" calcext:value-type="float">
            <text:p>101362</text:p>
          </table:table-cell>
          <table:table-cell office:value-type="float" office:value="101993" calcext:value-type="float">
            <text:p>101993</text:p>
          </table:table-cell>
          <table:table-cell office:value-type="float" office:value="0.138736672817676" calcext:value-type="float">
            <text:p>0.138736672817676</text:p>
          </table:table-cell>
        </table:table-row>
        <table:table-row table:style-name="ro1">
          <table:table-cell office:value-type="float" office:value="14.8842963669995" calcext:value-type="float">
            <text:p>14.8842963669995</text:p>
          </table:table-cell>
          <table:table-cell office:value-type="float" office:value="100726" calcext:value-type="float">
            <text:p>100726</text:p>
          </table:table-cell>
          <table:table-cell office:value-type="float" office:value="101362" calcext:value-type="float">
            <text:p>101362</text:p>
          </table:table-cell>
          <table:table-cell office:value-type="float" office:value="0.138386598528114" calcext:value-type="float">
            <text:p>0.138386598528114</text:p>
          </table:table-cell>
        </table:table-row>
        <table:table-row table:style-name="ro1">
          <table:table-cell office:value-type="float" office:value="14.9866523339988" calcext:value-type="float">
            <text:p>14.9866523339988</text:p>
          </table:table-cell>
          <table:table-cell office:value-type="float" office:value="100083" calcext:value-type="float">
            <text:p>100083</text:p>
          </table:table-cell>
          <table:table-cell office:value-type="float" office:value="100726" calcext:value-type="float">
            <text:p>100726</text:p>
          </table:table-cell>
          <table:table-cell office:value-type="float" office:value="0.137920163176232" calcext:value-type="float">
            <text:p>0.137920163176232</text:p>
          </table:table-cell>
        </table:table-row>
        <table:table-row table:style-name="ro1">
          <table:table-cell office:value-type="float" office:value="15.0881375589997" calcext:value-type="float">
            <text:p>15.0881375589997</text:p>
          </table:table-cell>
          <table:table-cell office:value-type="float" office:value="99446" calcext:value-type="float">
            <text:p>99446</text:p>
          </table:table-cell>
          <table:table-cell office:value-type="float" office:value="100083" calcext:value-type="float">
            <text:p>100083</text:p>
          </table:table-cell>
          <table:table-cell office:value-type="float" office:value="0.137363157568013" calcext:value-type="float">
            <text:p>0.137363157568013</text:p>
          </table:table-cell>
        </table:table-row>
        <table:table-row table:style-name="ro1">
          <table:table-cell office:value-type="float" office:value="15.190122480999" calcext:value-type="float">
            <text:p>15.190122480999</text:p>
          </table:table-cell>
          <table:table-cell office:value-type="float" office:value="98808" calcext:value-type="float">
            <text:p>98808</text:p>
          </table:table-cell>
          <table:table-cell office:value-type="float" office:value="99446" calcext:value-type="float">
            <text:p>99446</text:p>
          </table:table-cell>
          <table:table-cell office:value-type="float" office:value="0.136736163638303" calcext:value-type="float">
            <text:p>0.136736163638303</text:p>
          </table:table-cell>
        </table:table-row>
        <table:table-row table:style-name="ro1">
          <table:table-cell office:value-type="float" office:value="15.2913043209992" calcext:value-type="float">
            <text:p>15.2913043209992</text:p>
          </table:table-cell>
          <table:table-cell office:value-type="float" office:value="98179" calcext:value-type="float">
            <text:p>98179</text:p>
          </table:table-cell>
          <table:table-cell office:value-type="float" office:value="98808" calcext:value-type="float">
            <text:p>98808</text:p>
          </table:table-cell>
          <table:table-cell office:value-type="float" office:value="0.136055597577309" calcext:value-type="float">
            <text:p>0.136055597577309</text:p>
          </table:table-cell>
        </table:table-row>
        <table:table-row table:style-name="ro1">
          <table:table-cell office:value-type="float" office:value="15.3930174390007" calcext:value-type="float">
            <text:p>15.3930174390007</text:p>
          </table:table-cell>
          <table:table-cell office:value-type="float" office:value="97555" calcext:value-type="float">
            <text:p>97555</text:p>
          </table:table-cell>
          <table:table-cell office:value-type="float" office:value="98179" calcext:value-type="float">
            <text:p>98179</text:p>
          </table:table-cell>
          <table:table-cell office:value-type="float" office:value="0.135334544287013" calcext:value-type="float">
            <text:p>0.135334544287013</text:p>
          </table:table-cell>
        </table:table-row>
        <table:table-row table:style-name="ro1">
          <table:table-cell office:value-type="float" office:value="15.4946555759998" calcext:value-type="float">
            <text:p>15.4946555759998</text:p>
          </table:table-cell>
          <table:table-cell office:value-type="float" office:value="96941" calcext:value-type="float">
            <text:p>96941</text:p>
          </table:table-cell>
          <table:table-cell office:value-type="float" office:value="97555" calcext:value-type="float">
            <text:p>97555</text:p>
          </table:table-cell>
          <table:table-cell office:value-type="float" office:value="0.134583424903294" calcext:value-type="float">
            <text:p>0.134583424903294</text:p>
          </table:table-cell>
        </table:table-row>
        <table:table-row table:style-name="ro1">
          <table:table-cell office:value-type="float" office:value="15.5965737369988" calcext:value-type="float">
            <text:p>15.5965737369988</text:p>
          </table:table-cell>
          <table:table-cell office:value-type="float" office:value="96338" calcext:value-type="float">
            <text:p>96338</text:p>
          </table:table-cell>
          <table:table-cell office:value-type="float" office:value="96941" calcext:value-type="float">
            <text:p>96941</text:p>
          </table:table-cell>
          <table:table-cell office:value-type="float" office:value="0.133810530772309" calcext:value-type="float">
            <text:p>0.133810530772309</text:p>
          </table:table-cell>
        </table:table-row>
        <table:table-row table:style-name="ro1">
          <table:table-cell office:value-type="float" office:value="15.6972477999989" calcext:value-type="float">
            <text:p>15.6972477999989</text:p>
          </table:table-cell>
          <table:table-cell office:value-type="float" office:value="95757" calcext:value-type="float">
            <text:p>95757</text:p>
          </table:table-cell>
          <table:table-cell office:value-type="float" office:value="96338" calcext:value-type="float">
            <text:p>96338</text:p>
          </table:table-cell>
          <table:table-cell office:value-type="float" office:value="0.133022450591873" calcext:value-type="float">
            <text:p>0.133022450591873</text:p>
          </table:table-cell>
        </table:table-row>
        <table:table-row table:style-name="ro1">
          <table:table-cell office:value-type="float" office:value="15.7983707800013" calcext:value-type="float">
            <text:p>15.7983707800013</text:p>
          </table:table-cell>
          <table:table-cell office:value-type="float" office:value="95191" calcext:value-type="float">
            <text:p>95191</text:p>
          </table:table-cell>
          <table:table-cell office:value-type="float" office:value="95757" calcext:value-type="float">
            <text:p>95757</text:p>
          </table:table-cell>
          <table:table-cell office:value-type="float" office:value="0.132224412086402" calcext:value-type="float">
            <text:p>0.132224412086402</text:p>
          </table:table-cell>
        </table:table-row>
        <table:table-row table:style-name="ro1">
          <table:table-cell office:value-type="float" office:value="15.899800954001" calcext:value-type="float">
            <text:p>15.899800954001</text:p>
          </table:table-cell>
          <table:table-cell office:value-type="float" office:value="94642" calcext:value-type="float">
            <text:p>94642</text:p>
          </table:table-cell>
          <table:table-cell office:value-type="float" office:value="95191" calcext:value-type="float">
            <text:p>95191</text:p>
          </table:table-cell>
          <table:table-cell office:value-type="float" office:value="0.131420555310147" calcext:value-type="float">
            <text:p>0.131420555310147</text:p>
          </table:table-cell>
        </table:table-row>
        <table:table-row table:style-name="ro1">
          <table:table-cell office:value-type="float" office:value="16.0034297579987" calcext:value-type="float">
            <text:p>16.0034297579987</text:p>
          </table:table-cell>
          <table:table-cell office:value-type="float" office:value="94104" calcext:value-type="float">
            <text:p>94104</text:p>
          </table:table-cell>
          <table:table-cell office:value-type="float" office:value="94642" calcext:value-type="float">
            <text:p>94642</text:p>
          </table:table-cell>
          <table:table-cell office:value-type="float" office:value="0.130614151254487" calcext:value-type="float">
            <text:p>0.130614151254487</text:p>
          </table:table-cell>
        </table:table-row>
        <table:table-row table:style-name="ro1">
          <table:table-cell office:value-type="float" office:value="16.1058282660015" calcext:value-type="float">
            <text:p>16.1058282660015</text:p>
          </table:table-cell>
          <table:table-cell office:value-type="float" office:value="93597" calcext:value-type="float">
            <text:p>93597</text:p>
          </table:table-cell>
          <table:table-cell office:value-type="float" office:value="94104" calcext:value-type="float">
            <text:p>94104</text:p>
          </table:table-cell>
          <table:table-cell office:value-type="float" office:value="0.129807776699792" calcext:value-type="float">
            <text:p>0.129807776699792</text:p>
          </table:table-cell>
        </table:table-row>
        <table:table-row table:style-name="ro1">
          <table:table-cell office:value-type="float" office:value="16.2072552800018" calcext:value-type="float">
            <text:p>16.2072552800018</text:p>
          </table:table-cell>
          <table:table-cell office:value-type="float" office:value="93121" calcext:value-type="float">
            <text:p>93121</text:p>
          </table:table-cell>
          <table:table-cell office:value-type="float" office:value="92963" calcext:value-type="float">
            <text:p>92963</text:p>
          </table:table-cell>
          <table:table-cell office:value-type="float" office:value="0.129003454064236" calcext:value-type="float">
            <text:p>0.129003454064236</text:p>
          </table:table-cell>
        </table:table-row>
        <table:table-row table:style-name="ro1">
          <table:table-cell office:value-type="float" office:value="16.3081174860017" calcext:value-type="float">
            <text:p>16.3081174860017</text:p>
          </table:table-cell>
          <table:table-cell office:value-type="float" office:value="92675" calcext:value-type="float">
            <text:p>92675</text:p>
          </table:table-cell>
          <table:table-cell office:value-type="float" office:value="93121" calcext:value-type="float">
            <text:p>93121</text:p>
          </table:table-cell>
          <table:table-cell office:value-type="float" office:value="0.128202763251389" calcext:value-type="float">
            <text:p>0.128202763251389</text:p>
          </table:table-cell>
        </table:table-row>
        <table:table-row table:style-name="ro1">
          <table:table-cell office:value-type="float" office:value="16.409090653" calcext:value-type="float">
            <text:p>16.409090653</text:p>
          </table:table-cell>
          <table:table-cell office:value-type="float" office:value="92258" calcext:value-type="float">
            <text:p>92258</text:p>
          </table:table-cell>
          <table:table-cell office:value-type="float" office:value="92675" calcext:value-type="float">
            <text:p>92675</text:p>
          </table:table-cell>
          <table:table-cell office:value-type="float" office:value="0.127406931098006" calcext:value-type="float">
            <text:p>0.127406931098006</text:p>
          </table:table-cell>
        </table:table-row>
        <table:table-row table:style-name="ro1">
          <table:table-cell office:value-type="float" office:value="16.5105416680017" calcext:value-type="float">
            <text:p>16.5105416680017</text:p>
          </table:table-cell>
          <table:table-cell office:value-type="float" office:value="91871" calcext:value-type="float">
            <text:p>91871</text:p>
          </table:table-cell>
          <table:table-cell office:value-type="float" office:value="92258" calcext:value-type="float">
            <text:p>92258</text:p>
          </table:table-cell>
          <table:table-cell office:value-type="float" office:value="0.126616902903096" calcext:value-type="float">
            <text:p>0.126616902903096</text:p>
          </table:table-cell>
        </table:table-row>
        <table:table-row table:style-name="ro1">
          <table:table-cell office:value-type="float" office:value="16.6118582599993" calcext:value-type="float">
            <text:p>16.6118582599993</text:p>
          </table:table-cell>
          <table:table-cell office:value-type="float" office:value="91517" calcext:value-type="float">
            <text:p>91517</text:p>
          </table:table-cell>
          <table:table-cell office:value-type="float" office:value="91709" calcext:value-type="float">
            <text:p>91709</text:p>
          </table:table-cell>
          <table:table-cell office:value-type="float" office:value="0.12583339962309" calcext:value-type="float">
            <text:p>0.12583339962309</text:p>
          </table:table-cell>
        </table:table-row>
        <table:table-row table:style-name="ro1">
          <table:table-cell office:value-type="float" office:value="16.7132206030001" calcext:value-type="float">
            <text:p>16.7132206030001</text:p>
          </table:table-cell>
          <table:table-cell office:value-type="float" office:value="91197" calcext:value-type="float">
            <text:p>91197</text:p>
          </table:table-cell>
          <table:table-cell office:value-type="float" office:value="91517" calcext:value-type="float">
            <text:p>91517</text:p>
          </table:table-cell>
          <table:table-cell office:value-type="float" office:value="0.125056963600911" calcext:value-type="float">
            <text:p>0.125056963600911</text:p>
          </table:table-cell>
        </table:table-row>
        <table:table-row table:style-name="ro1">
          <table:table-cell office:value-type="float" office:value="16.8163829410005" calcext:value-type="float">
            <text:p>16.8163829410005</text:p>
          </table:table-cell>
          <table:table-cell office:value-type="float" office:value="90908" calcext:value-type="float">
            <text:p>90908</text:p>
          </table:table-cell>
          <table:table-cell office:value-type="float" office:value="91197" calcext:value-type="float">
            <text:p>91197</text:p>
          </table:table-cell>
          <table:table-cell office:value-type="float" office:value="0.124287995123153" calcext:value-type="float">
            <text:p>0.124287995123153</text:p>
          </table:table-cell>
        </table:table-row>
        <table:table-row table:style-name="ro1">
          <table:table-cell office:value-type="float" office:value="16.9182514109998" calcext:value-type="float">
            <text:p>16.9182514109998</text:p>
          </table:table-cell>
          <table:table-cell office:value-type="float" office:value="90660" calcext:value-type="float">
            <text:p>90660</text:p>
          </table:table-cell>
          <table:table-cell office:value-type="float" office:value="90908" calcext:value-type="float">
            <text:p>90908</text:p>
          </table:table-cell>
          <table:table-cell office:value-type="float" office:value="0.123526781640691" calcext:value-type="float">
            <text:p>0.123526781640691</text:p>
          </table:table-cell>
        </table:table-row>
        <table:table-row table:style-name="ro1">
          <table:table-cell office:value-type="float" office:value="17.0211591350017" calcext:value-type="float">
            <text:p>17.0211591350017</text:p>
          </table:table-cell>
          <table:table-cell office:value-type="float" office:value="90449" calcext:value-type="float">
            <text:p>90449</text:p>
          </table:table-cell>
          <table:table-cell office:value-type="float" office:value="90660" calcext:value-type="float">
            <text:p>90660</text:p>
          </table:table-cell>
          <table:table-cell office:value-type="float" office:value="0.122773521120936" calcext:value-type="float">
            <text:p>0.122773521120936</text:p>
          </table:table-cell>
        </table:table-row>
        <table:table-row table:style-name="ro1">
          <table:table-cell office:value-type="float" office:value="17.1222397439997" calcext:value-type="float">
            <text:p>17.1222397439997</text:p>
          </table:table-cell>
          <table:table-cell office:value-type="float" office:value="90280" calcext:value-type="float">
            <text:p>90280</text:p>
          </table:table-cell>
          <table:table-cell office:value-type="float" office:value="90449" calcext:value-type="float">
            <text:p>90449</text:p>
          </table:table-cell>
          <table:table-cell office:value-type="float" office:value="0.122028340706273" calcext:value-type="float">
            <text:p>0.122028340706273</text:p>
          </table:table-cell>
        </table:table-row>
        <table:table-row table:style-name="ro1">
          <table:table-cell office:value-type="float" office:value="17.2238906310013" calcext:value-type="float">
            <text:p>17.2238906310013</text:p>
          </table:table-cell>
          <table:table-cell office:value-type="float" office:value="90150" calcext:value-type="float">
            <text:p>90150</text:p>
          </table:table-cell>
          <table:table-cell office:value-type="float" office:value="90280" calcext:value-type="float">
            <text:p>90280</text:p>
          </table:table-cell>
          <table:table-cell office:value-type="float" office:value="0.121291311618273" calcext:value-type="float">
            <text:p>0.121291311618273</text:p>
          </table:table-cell>
        </table:table-row>
        <table:table-row table:style-name="ro1">
          <table:table-cell office:value-type="float" office:value="17.3254694569987" calcext:value-type="float">
            <text:p>17.3254694569987</text:p>
          </table:table-cell>
          <table:table-cell office:value-type="float" office:value="90060" calcext:value-type="float">
            <text:p>90060</text:p>
          </table:table-cell>
          <table:table-cell office:value-type="float" office:value="90150" calcext:value-type="float">
            <text:p>90150</text:p>
          </table:table-cell>
          <table:table-cell office:value-type="float" office:value="0.120562461059324" calcext:value-type="float">
            <text:p>0.120562461059324</text:p>
          </table:table-cell>
        </table:table-row>
        <table:table-row table:style-name="ro1">
          <table:table-cell office:value-type="float" office:value="17.4264655750012" calcext:value-type="float">
            <text:p>17.4264655750012</text:p>
          </table:table-cell>
          <table:table-cell office:value-type="float" office:value="90010" calcext:value-type="float">
            <text:p>90010</text:p>
          </table:table-cell>
          <table:table-cell office:value-type="float" office:value="90060" calcext:value-type="float">
            <text:p>90060</text:p>
          </table:table-cell>
          <table:table-cell office:value-type="float" office:value="0.119841781712956" calcext:value-type="float">
            <text:p>0.119841781712956</text:p>
          </table:table-cell>
        </table:table-row>
        <table:table-row table:style-name="ro1">
          <table:table-cell office:value-type="float" office:value="17.5276612660018" calcext:value-type="float">
            <text:p>17.5276612660018</text:p>
          </table:table-cell>
          <table:table-cell office:value-type="float" office:value="90001" calcext:value-type="float">
            <text:p>90001</text:p>
          </table:table-cell>
          <table:table-cell office:value-type="float" office:value="89169" calcext:value-type="float">
            <text:p>89169</text:p>
          </table:table-cell>
          <table:table-cell office:value-type="float" office:value="0.119129239323853" calcext:value-type="float">
            <text:p>0.119129239323853</text:p>
          </table:table-cell>
        </table:table-row>
        <table:table-row table:style-name="ro1">
          <table:table-cell office:value-type="float" office:value="17.6291460300017" calcext:value-type="float">
            <text:p>17.6291460300017</text:p>
          </table:table-cell>
          <table:table-cell office:value-type="float" office:value="90032" calcext:value-type="float">
            <text:p>90032</text:p>
          </table:table-cell>
          <table:table-cell office:value-type="float" office:value="90001" calcext:value-type="float">
            <text:p>90001</text:p>
          </table:table-cell>
          <table:table-cell office:value-type="float" office:value="0.11842477874232" calcext:value-type="float">
            <text:p>0.11842477874232</text:p>
          </table:table-cell>
        </table:table-row>
        <table:table-row table:style-name="ro1">
          <table:table-cell office:value-type="float" office:value="17.7310897009993" calcext:value-type="float">
            <text:p>17.7310897009993</text:p>
          </table:table-cell>
          <table:table-cell office:value-type="float" office:value="90105" calcext:value-type="float">
            <text:p>90105</text:p>
          </table:table-cell>
          <table:table-cell office:value-type="float" office:value="90032" calcext:value-type="float">
            <text:p>90032</text:p>
          </table:table-cell>
          <table:table-cell office:value-type="float" office:value="0.117728328740982" calcext:value-type="float">
            <text:p>0.117728328740982</text:p>
          </table:table-cell>
        </table:table-row>
        <table:table-row table:style-name="ro1">
          <table:table-cell office:value-type="float" office:value="17.833148654001" calcext:value-type="float">
            <text:p>17.833148654001</text:p>
          </table:table-cell>
          <table:table-cell office:value-type="float" office:value="90218" calcext:value-type="float">
            <text:p>90218</text:p>
          </table:table-cell>
          <table:table-cell office:value-type="float" office:value="90105" calcext:value-type="float">
            <text:p>90105</text:p>
          </table:table-cell>
          <table:table-cell office:value-type="float" office:value="0.117039805849929" calcext:value-type="float">
            <text:p>0.117039805849929</text:p>
          </table:table-cell>
        </table:table-row>
        <table:table-row table:style-name="ro1">
          <table:table-cell office:value-type="float" office:value="17.9344810559996" calcext:value-type="float">
            <text:p>17.9344810559996</text:p>
          </table:table-cell>
          <table:table-cell office:value-type="float" office:value="90370" calcext:value-type="float">
            <text:p>90370</text:p>
          </table:table-cell>
          <table:table-cell office:value-type="float" office:value="90218" calcext:value-type="float">
            <text:p>90218</text:p>
          </table:table-cell>
          <table:table-cell office:value-type="float" office:value="0.116359117407216" calcext:value-type="float">
            <text:p>0.116359117407216</text:p>
          </table:table-cell>
        </table:table-row>
        <table:table-row table:style-name="ro1">
          <table:table-cell office:value-type="float" office:value="18.035606125999" calcext:value-type="float">
            <text:p>18.035606125999</text:p>
          </table:table-cell>
          <table:table-cell office:value-type="float" office:value="90560" calcext:value-type="float">
            <text:p>90560</text:p>
          </table:table-cell>
          <table:table-cell office:value-type="float" office:value="90370" calcext:value-type="float">
            <text:p>90370</text:p>
          </table:table-cell>
          <table:table-cell office:value-type="float" office:value="0.11568616398227" calcext:value-type="float">
            <text:p>0.11568616398227</text:p>
          </table:table-cell>
        </table:table-row>
        <table:table-row table:style-name="ro1">
          <table:table-cell office:value-type="float" office:value="18.1364926019996" calcext:value-type="float">
            <text:p>18.1364926019996</text:p>
          </table:table-cell>
          <table:table-cell office:value-type="float" office:value="90789" calcext:value-type="float">
            <text:p>90789</text:p>
          </table:table-cell>
          <table:table-cell office:value-type="float" office:value="90560" calcext:value-type="float">
            <text:p>90560</text:p>
          </table:table-cell>
          <table:table-cell office:value-type="float" office:value="0.115020841298175" calcext:value-type="float">
            <text:p>0.115020841298175</text:p>
          </table:table-cell>
        </table:table-row>
        <table:table-row table:style-name="ro1">
          <table:table-cell office:value-type="float" office:value="18.2379184860001" calcext:value-type="float">
            <text:p>18.2379184860001</text:p>
          </table:table-cell>
          <table:table-cell office:value-type="float" office:value="91055" calcext:value-type="float">
            <text:p>91055</text:p>
          </table:table-cell>
          <table:table-cell office:value-type="float" office:value="90789" calcext:value-type="float">
            <text:p>90789</text:p>
          </table:table-cell>
          <table:table-cell office:value-type="float" office:value="0.114363041753624" calcext:value-type="float">
            <text:p>0.114363041753624</text:p>
          </table:table-cell>
        </table:table-row>
        <table:table-row table:style-name="ro1">
          <table:table-cell office:value-type="float" office:value="18.3390189759994" calcext:value-type="float">
            <text:p>18.3390189759994</text:p>
          </table:table-cell>
          <table:table-cell office:value-type="float" office:value="91357" calcext:value-type="float">
            <text:p>91357</text:p>
          </table:table-cell>
          <table:table-cell office:value-type="float" office:value="91055" calcext:value-type="float">
            <text:p>91055</text:p>
          </table:table-cell>
          <table:table-cell office:value-type="float" office:value="0.113712655625121" calcext:value-type="float">
            <text:p>0.113712655625121</text:p>
          </table:table-cell>
        </table:table-row>
        <table:table-row table:style-name="ro1">
          <table:table-cell office:value-type="float" office:value="18.4397732100006" calcext:value-type="float">
            <text:p>18.4397732100006</text:p>
          </table:table-cell>
          <table:table-cell office:value-type="float" office:value="91693" calcext:value-type="float">
            <text:p>91693</text:p>
          </table:table-cell>
          <table:table-cell office:value-type="float" office:value="91357" calcext:value-type="float">
            <text:p>91357</text:p>
          </table:table-cell>
          <table:table-cell office:value-type="float" office:value="0.113069572013909" calcext:value-type="float">
            <text:p>0.113069572013909</text:p>
          </table:table-cell>
        </table:table-row>
        <table:table-row table:style-name="ro1">
          <table:table-cell office:value-type="float" office:value="18.5408170289993" calcext:value-type="float">
            <text:p>18.5408170289993</text:p>
          </table:table-cell>
          <table:table-cell office:value-type="float" office:value="92063" calcext:value-type="float">
            <text:p>92063</text:p>
          </table:table-cell>
          <table:table-cell office:value-type="float" office:value="91693" calcext:value-type="float">
            <text:p>91693</text:p>
          </table:table-cell>
          <table:table-cell office:value-type="float" office:value="0.112433679589149" calcext:value-type="float">
            <text:p>0.112433679589149</text:p>
          </table:table-cell>
        </table:table-row>
        <table:table-row table:style-name="ro1">
          <table:table-cell office:value-type="float" office:value="18.6414061809992" calcext:value-type="float">
            <text:p>18.6414061809992</text:p>
          </table:table-cell>
          <table:table-cell office:value-type="float" office:value="92463" calcext:value-type="float">
            <text:p>92463</text:p>
          </table:table-cell>
          <table:table-cell office:value-type="float" office:value="92063" calcext:value-type="float">
            <text:p>92063</text:p>
          </table:table-cell>
          <table:table-cell office:value-type="float" office:value="0.111804867168587" calcext:value-type="float">
            <text:p>0.111804867168587</text:p>
          </table:table-cell>
        </table:table-row>
        <table:table-row table:style-name="ro1">
          <table:table-cell office:value-type="float" office:value="18.7423934780018" calcext:value-type="float">
            <text:p>18.7423934780018</text:p>
          </table:table-cell>
          <table:table-cell office:value-type="float" office:value="92895" calcext:value-type="float">
            <text:p>92895</text:p>
          </table:table-cell>
          <table:table-cell office:value-type="float" office:value="91479" calcext:value-type="float">
            <text:p>91479</text:p>
          </table:table-cell>
          <table:table-cell office:value-type="float" office:value="0.111183024169652" calcext:value-type="float">
            <text:p>0.111183024169652</text:p>
          </table:table-cell>
        </table:table-row>
        <table:table-row table:style-name="ro1">
          <table:table-cell office:value-type="float" office:value="18.8443033490003" calcext:value-type="float">
            <text:p>18.8443033490003</text:p>
          </table:table-cell>
          <table:table-cell office:value-type="float" office:value="93360" calcext:value-type="float">
            <text:p>93360</text:p>
          </table:table-cell>
          <table:table-cell office:value-type="float" office:value="92895" calcext:value-type="float">
            <text:p>92895</text:p>
          </table:table-cell>
          <table:table-cell office:value-type="float" office:value="0.110568040957344" calcext:value-type="float">
            <text:p>0.110568040957344</text:p>
          </table:table-cell>
        </table:table-row>
        <table:table-row table:style-name="ro1">
          <table:table-cell office:value-type="float" office:value="18.945656852" calcext:value-type="float">
            <text:p>18.945656852</text:p>
          </table:table-cell>
          <table:table-cell office:value-type="float" office:value="93849" calcext:value-type="float">
            <text:p>93849</text:p>
          </table:table-cell>
          <table:table-cell office:value-type="float" office:value="93360" calcext:value-type="float">
            <text:p>93360</text:p>
          </table:table-cell>
          <table:table-cell office:value-type="float" office:value="0.109959809109961" calcext:value-type="float">
            <text:p>0.109959809109961</text:p>
          </table:table-cell>
        </table:table-row>
        <table:table-row table:style-name="ro1">
          <table:table-cell office:value-type="float" office:value="19.0482080110014" calcext:value-type="float">
            <text:p>19.0482080110014</text:p>
          </table:table-cell>
          <table:table-cell office:value-type="float" office:value="94369" calcext:value-type="float">
            <text:p>94369</text:p>
          </table:table-cell>
          <table:table-cell office:value-type="float" office:value="93849" calcext:value-type="float">
            <text:p>93849</text:p>
          </table:table-cell>
          <table:table-cell office:value-type="float" office:value="0.10935822161952" calcext:value-type="float">
            <text:p>0.10935822161952</text:p>
          </table:table-cell>
        </table:table-row>
        <table:table-row table:style-name="ro1">
          <table:table-cell office:value-type="float" office:value="19.1500723810022" calcext:value-type="float">
            <text:p>19.1500723810022</text:p>
          </table:table-cell>
          <table:table-cell office:value-type="float" office:value="94909" calcext:value-type="float">
            <text:p>94909</text:p>
          </table:table-cell>
          <table:table-cell office:value-type="float" office:value="94369" calcext:value-type="float">
            <text:p>94369</text:p>
          </table:table-cell>
          <table:table-cell office:value-type="float" office:value="0.108763173040296" calcext:value-type="float">
            <text:p>0.108763173040296</text:p>
          </table:table-cell>
        </table:table-row>
        <table:table-row table:style-name="ro1">
          <table:table-cell office:value-type="float" office:value="19.2514488939996" calcext:value-type="float">
            <text:p>19.2514488939996</text:p>
          </table:table-cell>
          <table:table-cell office:value-type="float" office:value="95468" calcext:value-type="float">
            <text:p>95468</text:p>
          </table:table-cell>
          <table:table-cell office:value-type="float" office:value="94909" calcext:value-type="float">
            <text:p>94909</text:p>
          </table:table-cell>
          <table:table-cell office:value-type="float" office:value="0.108174559596258" calcext:value-type="float">
            <text:p>0.108174559596258</text:p>
          </table:table-cell>
        </table:table-row>
        <table:table-row table:style-name="ro1">
          <table:table-cell office:value-type="float" office:value="19.3526885550018" calcext:value-type="float">
            <text:p>19.3526885550018</text:p>
          </table:table-cell>
          <table:table-cell office:value-type="float" office:value="96044" calcext:value-type="float">
            <text:p>96044</text:p>
          </table:table-cell>
          <table:table-cell office:value-type="float" office:value="95468" calcext:value-type="float">
            <text:p>95468</text:p>
          </table:table-cell>
          <table:table-cell office:value-type="float" office:value="0.107592279255954" calcext:value-type="float">
            <text:p>0.107592279255954</text:p>
          </table:table-cell>
        </table:table-row>
        <table:table-row table:style-name="ro1">
          <table:table-cell office:value-type="float" office:value="19.4536554120023" calcext:value-type="float">
            <text:p>19.4536554120023</text:p>
          </table:table-cell>
          <table:table-cell office:value-type="float" office:value="96634" calcext:value-type="float">
            <text:p>96634</text:p>
          </table:table-cell>
          <table:table-cell office:value-type="float" office:value="96044" calcext:value-type="float">
            <text:p>96044</text:p>
          </table:table-cell>
          <table:table-cell office:value-type="float" office:value="0.107016231781727" calcext:value-type="float">
            <text:p>0.107016231781727</text:p>
          </table:table-cell>
        </table:table-row>
        <table:table-row table:style-name="ro1">
          <table:table-cell office:value-type="float" office:value="19.5548706629997" calcext:value-type="float">
            <text:p>19.5548706629997</text:p>
          </table:table-cell>
          <table:table-cell office:value-type="float" office:value="97239" calcext:value-type="float">
            <text:p>97239</text:p>
          </table:table-cell>
          <table:table-cell office:value-type="float" office:value="96634" calcext:value-type="float">
            <text:p>96634</text:p>
          </table:table-cell>
          <table:table-cell office:value-type="float" office:value="0.106446318758715" calcext:value-type="float">
            <text:p>0.106446318758715</text:p>
          </table:table-cell>
        </table:table-row>
        <table:table-row table:style-name="ro1">
          <table:table-cell office:value-type="float" office:value="19.6558045700003" calcext:value-type="float">
            <text:p>19.6558045700003</text:p>
          </table:table-cell>
          <table:table-cell office:value-type="float" office:value="97854" calcext:value-type="float">
            <text:p>97854</text:p>
          </table:table-cell>
          <table:table-cell office:value-type="float" office:value="97239" calcext:value-type="float">
            <text:p>97239</text:p>
          </table:table-cell>
          <table:table-cell office:value-type="float" office:value="0.105882443608008" calcext:value-type="float">
            <text:p>0.105882443608008</text:p>
          </table:table-cell>
        </table:table-row>
        <table:table-row table:style-name="ro1">
          <table:table-cell office:value-type="float" office:value="19.7568332080009" calcext:value-type="float">
            <text:p>19.7568332080009</text:p>
          </table:table-cell>
          <table:table-cell office:value-type="float" office:value="98478" calcext:value-type="float">
            <text:p>98478</text:p>
          </table:table-cell>
          <table:table-cell office:value-type="float" office:value="97825" calcext:value-type="float">
            <text:p>97825</text:p>
          </table:table-cell>
          <table:table-cell office:value-type="float" office:value="0.105324511587437" calcext:value-type="float">
            <text:p>0.105324511587437</text:p>
          </table:table-cell>
        </table:table-row>
        <table:table-row table:style-name="ro1">
          <table:table-cell office:value-type="float" office:value="19.8579772379999" calcext:value-type="float">
            <text:p>19.8579772379999</text:p>
          </table:table-cell>
          <table:table-cell office:value-type="float" office:value="99108" calcext:value-type="float">
            <text:p>99108</text:p>
          </table:table-cell>
          <table:table-cell office:value-type="float" office:value="98478" calcext:value-type="float">
            <text:p>98478</text:p>
          </table:table-cell>
          <table:table-cell office:value-type="float" office:value="0.10477242978277" calcext:value-type="float">
            <text:p>0.10477242978277</text:p>
          </table:table-cell>
        </table:table-row>
        <table:table-row table:style-name="ro1">
          <table:table-cell office:value-type="float" office:value="19.9602593540003" calcext:value-type="float">
            <text:p>19.9602593540003</text:p>
          </table:table-cell>
          <table:table-cell office:value-type="float" office:value="99750" calcext:value-type="float">
            <text:p>99750</text:p>
          </table:table-cell>
          <table:table-cell office:value-type="float" office:value="99108" calcext:value-type="float">
            <text:p>99108</text:p>
          </table:table-cell>
          <table:table-cell office:value-type="float" office:value="0.104226107091522" calcext:value-type="float">
            <text:p>0.104226107091522</text:p>
          </table:table-cell>
        </table:table-row>
        <table:table-row table:style-name="ro1">
          <table:table-cell office:value-type="float" office:value="20.0621906640008" calcext:value-type="float">
            <text:p>20.0621906640008</text:p>
          </table:table-cell>
          <table:table-cell office:value-type="float" office:value="100390" calcext:value-type="float">
            <text:p>100390</text:p>
          </table:table-cell>
          <table:table-cell office:value-type="float" office:value="99750" calcext:value-type="float">
            <text:p>99750</text:p>
          </table:table-cell>
          <table:table-cell office:value-type="float" office:value="0.103685454201137" calcext:value-type="float">
            <text:p>0.103685454201137</text:p>
          </table:table-cell>
        </table:table-row>
        <table:table-row table:style-name="ro1">
          <table:table-cell office:value-type="float" office:value="20.1637241800017" calcext:value-type="float">
            <text:p>20.1637241800017</text:p>
          </table:table-cell>
          <table:table-cell office:value-type="float" office:value="101026" calcext:value-type="float">
            <text:p>101026</text:p>
          </table:table-cell>
          <table:table-cell office:value-type="float" office:value="100390" calcext:value-type="float">
            <text:p>100390</text:p>
          </table:table-cell>
          <table:table-cell office:value-type="float" office:value="0.10315038356293" calcext:value-type="float">
            <text:p>0.10315038356293</text:p>
          </table:table-cell>
        </table:table-row>
        <table:table-row table:style-name="ro1">
          <table:table-cell office:value-type="float" office:value="20.2654074970014" calcext:value-type="float">
            <text:p>20.2654074970014</text:p>
          </table:table-cell>
          <table:table-cell office:value-type="float" office:value="101659" calcext:value-type="float">
            <text:p>101659</text:p>
          </table:table-cell>
          <table:table-cell office:value-type="float" office:value="101026" calcext:value-type="float">
            <text:p>101026</text:p>
          </table:table-cell>
          <table:table-cell office:value-type="float" office:value="0.102620809362906" calcext:value-type="float">
            <text:p>0.102620809362906</text:p>
          </table:table-cell>
        </table:table-row>
        <table:table-row table:style-name="ro1">
          <table:table-cell office:value-type="float" office:value="20.3666118479996" calcext:value-type="float">
            <text:p>20.3666118479996</text:p>
          </table:table-cell>
          <table:table-cell office:value-type="float" office:value="102283" calcext:value-type="float">
            <text:p>102283</text:p>
          </table:table-cell>
          <table:table-cell office:value-type="float" office:value="101461" calcext:value-type="float">
            <text:p>101461</text:p>
          </table:table-cell>
          <table:table-cell office:value-type="float" office:value="0.102096647490325" calcext:value-type="float">
            <text:p>0.102096647490325</text:p>
          </table:table-cell>
        </table:table-row>
        <table:table-row table:style-name="ro1">
          <table:table-cell office:value-type="float" office:value="20.4678255180006" calcext:value-type="float">
            <text:p>20.4678255180006</text:p>
          </table:table-cell>
          <table:table-cell office:value-type="float" office:value="102897" calcext:value-type="float">
            <text:p>102897</text:p>
          </table:table-cell>
          <table:table-cell office:value-type="float" office:value="102283" calcext:value-type="float">
            <text:p>102283</text:p>
          </table:table-cell>
          <table:table-cell office:value-type="float" office:value="0.101577815504698" calcext:value-type="float">
            <text:p>0.101577815504698</text:p>
          </table:table-cell>
        </table:table-row>
        <table:table-row table:style-name="ro1">
          <table:table-cell office:value-type="float" office:value="20.5688299460016" calcext:value-type="float">
            <text:p>20.5688299460016</text:p>
          </table:table-cell>
          <table:table-cell office:value-type="float" office:value="103498" calcext:value-type="float">
            <text:p>103498</text:p>
          </table:table-cell>
          <table:table-cell office:value-type="float" office:value="102897" calcext:value-type="float">
            <text:p>102897</text:p>
          </table:table-cell>
          <table:table-cell office:value-type="float" office:value="0.101064232601778" calcext:value-type="float">
            <text:p>0.101064232601778</text:p>
          </table:table-cell>
        </table:table-row>
        <table:table-row table:style-name="ro1">
          <table:table-cell office:value-type="float" office:value="20.6703520810006" calcext:value-type="float">
            <text:p>20.6703520810006</text:p>
          </table:table-cell>
          <table:table-cell office:value-type="float" office:value="104088" calcext:value-type="float">
            <text:p>104088</text:p>
          </table:table-cell>
          <table:table-cell office:value-type="float" office:value="103498" calcext:value-type="float">
            <text:p>103498</text:p>
          </table:table-cell>
          <table:table-cell office:value-type="float" office:value="0.10055581957896" calcext:value-type="float">
            <text:p>0.10055581957896</text:p>
          </table:table-cell>
        </table:table-row>
        <table:table-row table:style-name="ro1">
          <table:table-cell office:value-type="float" office:value="20.7717980650014" calcext:value-type="float">
            <text:p>20.7717980650014</text:p>
          </table:table-cell>
          <table:table-cell office:value-type="float" office:value="104661" calcext:value-type="float">
            <text:p>104661</text:p>
          </table:table-cell>
          <table:table-cell office:value-type="float" office:value="102888" calcext:value-type="float">
            <text:p>102888</text:p>
          </table:table-cell>
          <table:table-cell office:value-type="float" office:value="0.0999568507851188" calcext:value-type="float">
            <text:p>0.0999568507851188</text:p>
          </table:table-cell>
        </table:table-row>
        <table:table-row table:style-name="ro1">
          <table:table-cell office:value-type="float" office:value="20.8736247340021" calcext:value-type="float">
            <text:p>20.8736247340021</text:p>
          </table:table-cell>
          <table:table-cell office:value-type="float" office:value="105217" calcext:value-type="float">
            <text:p>105217</text:p>
          </table:table-cell>
          <table:table-cell office:value-type="float" office:value="104661" calcext:value-type="float">
            <text:p>104661</text:p>
          </table:table-cell>
          <table:table-cell office:value-type="float" office:value="0.0993829563562504" calcext:value-type="float">
            <text:p>0.0993829563562504</text:p>
          </table:table-cell>
        </table:table-row>
        <table:table-row table:style-name="ro1">
          <table:table-cell office:value-type="float" office:value="20.9749675470011" calcext:value-type="float">
            <text:p>20.9749675470011</text:p>
          </table:table-cell>
          <table:table-cell office:value-type="float" office:value="105749" calcext:value-type="float">
            <text:p>105749</text:p>
          </table:table-cell>
          <table:table-cell office:value-type="float" office:value="105217" calcext:value-type="float">
            <text:p>105217</text:p>
          </table:table-cell>
          <table:table-cell office:value-type="float" office:value="0.0988300365825849" calcext:value-type="float">
            <text:p>0.0988300365825849</text:p>
          </table:table-cell>
        </table:table-row>
        <table:table-row table:style-name="ro1">
          <table:table-cell office:value-type="float" office:value="21.0764659119996" calcext:value-type="float">
            <text:p>21.0764659119996</text:p>
          </table:table-cell>
          <table:table-cell office:value-type="float" office:value="106259" calcext:value-type="float">
            <text:p>106259</text:p>
          </table:table-cell>
          <table:table-cell office:value-type="float" office:value="105749" calcext:value-type="float">
            <text:p>105749</text:p>
          </table:table-cell>
          <table:table-cell office:value-type="float" office:value="0.0982947984968371" calcext:value-type="float">
            <text:p>0.0982947984968371</text:p>
          </table:table-cell>
        </table:table-row>
        <table:table-row table:style-name="ro1">
          <table:table-cell office:value-type="float" office:value="21.178304721001" calcext:value-type="float">
            <text:p>21.178304721001</text:p>
          </table:table-cell>
          <table:table-cell office:value-type="float" office:value="106745" calcext:value-type="float">
            <text:p>106745</text:p>
          </table:table-cell>
          <table:table-cell office:value-type="float" office:value="106259" calcext:value-type="float">
            <text:p>106259</text:p>
          </table:table-cell>
          <table:table-cell office:value-type="float" office:value="0.097774594778331" calcext:value-type="float">
            <text:p>0.097774594778331</text:p>
          </table:table-cell>
        </table:table-row>
        <table:table-row table:style-name="ro1">
          <table:table-cell office:value-type="float" office:value="21.2795260820021" calcext:value-type="float">
            <text:p>21.2795260820021</text:p>
          </table:table-cell>
          <table:table-cell office:value-type="float" office:value="107201" calcext:value-type="float">
            <text:p>107201</text:p>
          </table:table-cell>
          <table:table-cell office:value-type="float" office:value="106745" calcext:value-type="float">
            <text:p>106745</text:p>
          </table:table-cell>
          <table:table-cell office:value-type="float" office:value="0.0972672948702838" calcext:value-type="float">
            <text:p>0.0972672948702838</text:p>
          </table:table-cell>
        </table:table-row>
        <table:table-row table:style-name="ro1">
          <table:table-cell office:value-type="float" office:value="21.3822756440022" calcext:value-type="float">
            <text:p>21.3822756440022</text:p>
          </table:table-cell>
          <table:table-cell office:value-type="float" office:value="107633" calcext:value-type="float">
            <text:p>107633</text:p>
          </table:table-cell>
          <table:table-cell office:value-type="float" office:value="107201" calcext:value-type="float">
            <text:p>107201</text:p>
          </table:table-cell>
          <table:table-cell office:value-type="float" office:value="0.0967711818677911" calcext:value-type="float">
            <text:p>0.0967711818677911</text:p>
          </table:table-cell>
        </table:table-row>
        <table:table-row table:style-name="ro1">
          <table:table-cell office:value-type="float" office:value="21.4834201430022" calcext:value-type="float">
            <text:p>21.4834201430022</text:p>
          </table:table-cell>
          <table:table-cell office:value-type="float" office:value="108028" calcext:value-type="float">
            <text:p>108028</text:p>
          </table:table-cell>
          <table:table-cell office:value-type="float" office:value="107633" calcext:value-type="float">
            <text:p>107633</text:p>
          </table:table-cell>
          <table:table-cell office:value-type="float" office:value="0.0962848700225347" calcext:value-type="float">
            <text:p>0.0962848700225347</text:p>
          </table:table-cell>
        </table:table-row>
        <table:table-row table:style-name="ro1">
          <table:table-cell office:value-type="float" office:value="21.5847688659997" calcext:value-type="float">
            <text:p>21.5847688659997</text:p>
          </table:table-cell>
          <table:table-cell office:value-type="float" office:value="108391" calcext:value-type="float">
            <text:p>108391</text:p>
          </table:table-cell>
          <table:table-cell office:value-type="float" office:value="108028" calcext:value-type="float">
            <text:p>108028</text:p>
          </table:table-cell>
          <table:table-cell office:value-type="float" office:value="0.0958072387410325" calcext:value-type="float">
            <text:p>0.0958072387410325</text:p>
          </table:table-cell>
        </table:table-row>
        <table:table-row table:style-name="ro1">
          <table:table-cell office:value-type="float" office:value="21.6865467450007" calcext:value-type="float">
            <text:p>21.6865467450007</text:p>
          </table:table-cell>
          <table:table-cell office:value-type="float" office:value="108722" calcext:value-type="float">
            <text:p>108722</text:p>
          </table:table-cell>
          <table:table-cell office:value-type="float" office:value="108391" calcext:value-type="float">
            <text:p>108391</text:p>
          </table:table-cell>
          <table:table-cell office:value-type="float" office:value="0.0953373797778727" calcext:value-type="float">
            <text:p>0.0953373797778727</text:p>
          </table:table-cell>
        </table:table-row>
        <table:table-row table:style-name="ro1">
          <table:table-cell office:value-type="float" office:value="21.7879799980001" calcext:value-type="float">
            <text:p>21.7879799980001</text:p>
          </table:table-cell>
          <table:table-cell office:value-type="float" office:value="109015" calcext:value-type="float">
            <text:p>109015</text:p>
          </table:table-cell>
          <table:table-cell office:value-type="float" office:value="108722" calcext:value-type="float">
            <text:p>108722</text:p>
          </table:table-cell>
          <table:table-cell office:value-type="float" office:value="0.0948745549850889" calcext:value-type="float">
            <text:p>0.0948745549850889</text:p>
          </table:table-cell>
        </table:table-row>
        <table:table-row table:style-name="ro1">
          <table:table-cell office:value-type="float" office:value="21.8902080129992" calcext:value-type="float">
            <text:p>21.8902080129992</text:p>
          </table:table-cell>
          <table:table-cell office:value-type="float" office:value="109274" calcext:value-type="float">
            <text:p>109274</text:p>
          </table:table-cell>
          <table:table-cell office:value-type="float" office:value="107815" calcext:value-type="float">
            <text:p>107815</text:p>
          </table:table-cell>
          <table:table-cell office:value-type="float" office:value="0.0944181625065896" calcext:value-type="float">
            <text:p>0.0944181625065896</text:p>
          </table:table-cell>
        </table:table-row>
        <table:table-row table:style-name="ro1">
          <table:table-cell office:value-type="float" office:value="21.9921046730015" calcext:value-type="float">
            <text:p>21.9921046730015</text:p>
          </table:table-cell>
          <table:table-cell office:value-type="float" office:value="109495" calcext:value-type="float">
            <text:p>109495</text:p>
          </table:table-cell>
          <table:table-cell office:value-type="float" office:value="109274" calcext:value-type="float">
            <text:p>109274</text:p>
          </table:table-cell>
          <table:table-cell office:value-type="float" office:value="0.093967709728774" calcext:value-type="float">
            <text:p>0.093967709728774</text:p>
          </table:table-cell>
        </table:table-row>
        <table:table-row table:style-name="ro1">
          <table:table-cell office:value-type="float" office:value="22.0938993820018" calcext:value-type="float">
            <text:p>22.0938993820018</text:p>
          </table:table-cell>
          <table:table-cell office:value-type="float" office:value="109676" calcext:value-type="float">
            <text:p>109676</text:p>
          </table:table-cell>
          <table:table-cell office:value-type="float" office:value="109495" calcext:value-type="float">
            <text:p>109495</text:p>
          </table:table-cell>
          <table:table-cell office:value-type="float" office:value="0.0935227916362302" calcext:value-type="float">
            <text:p>0.0935227916362302</text:p>
          </table:table-cell>
        </table:table-row>
        <table:table-row table:style-name="ro1">
          <table:table-cell office:value-type="float" office:value="22.1951052219993" calcext:value-type="float">
            <text:p>22.1951052219993</text:p>
          </table:table-cell>
          <table:table-cell office:value-type="float" office:value="109817" calcext:value-type="float">
            <text:p>109817</text:p>
          </table:table-cell>
          <table:table-cell office:value-type="float" office:value="109676" calcext:value-type="float">
            <text:p>109676</text:p>
          </table:table-cell>
          <table:table-cell office:value-type="float" office:value="0.0930830734916326" calcext:value-type="float">
            <text:p>0.0930830734916326</text:p>
          </table:table-cell>
        </table:table-row>
        <table:table-row table:style-name="ro1">
          <table:table-cell office:value-type="float" office:value="22.2963844039987" calcext:value-type="float">
            <text:p>22.2963844039987</text:p>
          </table:table-cell>
          <table:table-cell office:value-type="float" office:value="109918" calcext:value-type="float">
            <text:p>109918</text:p>
          </table:table-cell>
          <table:table-cell office:value-type="float" office:value="109817" calcext:value-type="float">
            <text:p>109817</text:p>
          </table:table-cell>
          <table:table-cell office:value-type="float" office:value="0.0926482769751243" calcext:value-type="float">
            <text:p>0.0926482769751243</text:p>
          </table:table-cell>
        </table:table-row>
        <table:table-row table:style-name="ro1">
          <table:table-cell office:value-type="float" office:value="22.397685685999" calcext:value-type="float">
            <text:p>22.397685685999</text:p>
          </table:table-cell>
          <table:table-cell office:value-type="float" office:value="109979" calcext:value-type="float">
            <text:p>109979</text:p>
          </table:table-cell>
          <table:table-cell office:value-type="float" office:value="109918" calcext:value-type="float">
            <text:p>109918</text:p>
          </table:table-cell>
          <table:table-cell office:value-type="float" office:value="0.0922181690914116" calcext:value-type="float">
            <text:p>0.0922181690914116</text:p>
          </table:table-cell>
        </table:table-row>
        <table:table-row table:style-name="ro1">
          <table:table-cell office:value-type="float" office:value="22.4999514110023" calcext:value-type="float">
            <text:p>22.4999514110023</text:p>
          </table:table-cell>
          <table:table-cell office:value-type="float" office:value="109999" calcext:value-type="float">
            <text:p>109999</text:p>
          </table:table-cell>
          <table:table-cell office:value-type="float" office:value="109979" calcext:value-type="float">
            <text:p>109979</text:p>
          </table:table-cell>
          <table:table-cell office:value-type="float" office:value="0.0917925532911473" calcext:value-type="float">
            <text:p>0.0917925532911473</text:p>
          </table:table-cell>
        </table:table-row>
        <table:table-row table:style-name="ro1">
          <table:table-cell office:value-type="float" office:value="22.6017224989992" calcext:value-type="float">
            <text:p>22.6017224989992</text:p>
          </table:table-cell>
          <table:table-cell office:value-type="float" office:value="109979" calcext:value-type="float">
            <text:p>109979</text:p>
          </table:table-cell>
          <table:table-cell office:value-type="float" office:value="109999" calcext:value-type="float">
            <text:p>109999</text:p>
          </table:table-cell>
          <table:table-cell office:value-type="float" office:value="0.0913712623638596" calcext:value-type="float">
            <text:p>0.0913712623638596</text:p>
          </table:table-cell>
        </table:table-row>
        <table:table-row table:style-name="ro1">
          <table:table-cell office:value-type="float" office:value="22.7026565260021" calcext:value-type="float">
            <text:p>22.7026565260021</text:p>
          </table:table-cell>
          <table:table-cell office:value-type="float" office:value="109919" calcext:value-type="float">
            <text:p>109919</text:p>
          </table:table-cell>
          <table:table-cell office:value-type="float" office:value="109979" calcext:value-type="float">
            <text:p>109979</text:p>
          </table:table-cell>
          <table:table-cell office:value-type="float" office:value="0.0909541527482305" calcext:value-type="float">
            <text:p>0.0909541527482305</text:p>
          </table:table-cell>
        </table:table-row>
        <table:table-row table:style-name="ro1">
          <table:table-cell office:value-type="float" office:value="22.8041717209999" calcext:value-type="float">
            <text:p>22.8041717209999</text:p>
          </table:table-cell>
          <table:table-cell office:value-type="float" office:value="109817" calcext:value-type="float">
            <text:p>109817</text:p>
          </table:table-cell>
          <table:table-cell office:value-type="float" office:value="109919" calcext:value-type="float">
            <text:p>109919</text:p>
          </table:table-cell>
          <table:table-cell office:value-type="float" office:value="0.0905410999763622" calcext:value-type="float">
            <text:p>0.0905410999763622</text:p>
          </table:table-cell>
        </table:table-row>
        <table:table-row table:style-name="ro1">
          <table:table-cell office:value-type="float" office:value="22.9055722740013" calcext:value-type="float">
            <text:p>22.9055722740013</text:p>
          </table:table-cell>
          <table:table-cell office:value-type="float" office:value="109677" calcext:value-type="float">
            <text:p>109677</text:p>
          </table:table-cell>
          <table:table-cell office:value-type="float" office:value="109817" calcext:value-type="float">
            <text:p>109817</text:p>
          </table:table-cell>
          <table:table-cell office:value-type="float" office:value="0.0901319950253375" calcext:value-type="float">
            <text:p>0.0901319950253375</text:p>
          </table:table-cell>
        </table:table-row>
        <table:table-row table:style-name="ro1">
          <table:table-cell office:value-type="float" office:value="23.0070346680004" calcext:value-type="float">
            <text:p>23.0070346680004</text:p>
          </table:table-cell>
          <table:table-cell office:value-type="float" office:value="109496" calcext:value-type="float">
            <text:p>109496</text:p>
          </table:table-cell>
          <table:table-cell office:value-type="float" office:value="109677" calcext:value-type="float">
            <text:p>109677</text:p>
          </table:table-cell>
          <table:table-cell office:value-type="float" office:value="0.0897267413947194" calcext:value-type="float">
            <text:p>0.0897267413947194</text:p>
          </table:table-cell>
        </table:table-row>
        <table:table-row table:style-name="ro1">
          <table:table-cell office:value-type="float" office:value="23.109195011999" calcext:value-type="float">
            <text:p>23.109195011999</text:p>
          </table:table-cell>
          <table:table-cell office:value-type="float" office:value="109276" calcext:value-type="float">
            <text:p>109276</text:p>
          </table:table-cell>
          <table:table-cell office:value-type="float" office:value="108296" calcext:value-type="float">
            <text:p>108296</text:p>
          </table:table-cell>
          <table:table-cell office:value-type="float" office:value="0.0893252527648983" calcext:value-type="float">
            <text:p>0.0893252527648983</text:p>
          </table:table-cell>
        </table:table-row>
        <table:table-row table:style-name="ro1">
          <table:table-cell office:value-type="float" office:value="23.2106829660006" calcext:value-type="float">
            <text:p>23.2106829660006</text:p>
          </table:table-cell>
          <table:table-cell office:value-type="float" office:value="109019" calcext:value-type="float">
            <text:p>109019</text:p>
          </table:table-cell>
          <table:table-cell office:value-type="float" office:value="109276" calcext:value-type="float">
            <text:p>109276</text:p>
          </table:table-cell>
          <table:table-cell office:value-type="float" office:value="0.0889274511202156" calcext:value-type="float">
            <text:p>0.0889274511202156</text:p>
          </table:table-cell>
        </table:table-row>
        <table:table-row table:style-name="ro1">
          <table:table-cell office:value-type="float" office:value="23.312201601002" calcext:value-type="float">
            <text:p>23.312201601002</text:p>
          </table:table-cell>
          <table:table-cell office:value-type="float" office:value="108725" calcext:value-type="float">
            <text:p>108725</text:p>
          </table:table-cell>
          <table:table-cell office:value-type="float" office:value="109019" calcext:value-type="float">
            <text:p>109019</text:p>
          </table:table-cell>
          <table:table-cell office:value-type="float" office:value="0.0885332652439986" calcext:value-type="float">
            <text:p>0.0885332652439986</text:p>
          </table:table-cell>
        </table:table-row>
        <table:table-row table:style-name="ro1">
          <table:table-cell office:value-type="float" office:value="23.4139011280022" calcext:value-type="float">
            <text:p>23.4139011280022</text:p>
          </table:table-cell>
          <table:table-cell office:value-type="float" office:value="108396" calcext:value-type="float">
            <text:p>108396</text:p>
          </table:table-cell>
          <table:table-cell office:value-type="float" office:value="108725" calcext:value-type="float">
            <text:p>108725</text:p>
          </table:table-cell>
          <table:table-cell office:value-type="float" office:value="0.0881426295112162" calcext:value-type="float">
            <text:p>0.0881426295112162</text:p>
          </table:table-cell>
        </table:table-row>
        <table:table-row table:style-name="ro1">
          <table:table-cell office:value-type="float" office:value="23.5155186849988" calcext:value-type="float">
            <text:p>23.5155186849988</text:p>
          </table:table-cell>
          <table:table-cell office:value-type="float" office:value="108032" calcext:value-type="float">
            <text:p>108032</text:p>
          </table:table-cell>
          <table:table-cell office:value-type="float" office:value="108396" calcext:value-type="float">
            <text:p>108396</text:p>
          </table:table-cell>
          <table:table-cell office:value-type="float" office:value="0.0877554829193178" calcext:value-type="float">
            <text:p>0.0877554829193178</text:p>
          </table:table-cell>
        </table:table-row>
        <table:table-row table:style-name="ro1">
          <table:table-cell office:value-type="float" office:value="23.616861767001" calcext:value-type="float">
            <text:p>23.616861767001</text:p>
          </table:table-cell>
          <table:table-cell office:value-type="float" office:value="107637" calcext:value-type="float">
            <text:p>107637</text:p>
          </table:table-cell>
          <table:table-cell office:value-type="float" office:value="107785" calcext:value-type="float">
            <text:p>107785</text:p>
          </table:table-cell>
          <table:table-cell office:value-type="float" office:value="0.0873717683097031" calcext:value-type="float">
            <text:p>0.0873717683097031</text:p>
          </table:table-cell>
        </table:table-row>
        <table:table-row table:style-name="ro1">
          <table:table-cell office:value-type="float" office:value="23.7184576629988" calcext:value-type="float">
            <text:p>23.7184576629988</text:p>
          </table:table-cell>
          <table:table-cell office:value-type="float" office:value="107209" calcext:value-type="float">
            <text:p>107209</text:p>
          </table:table-cell>
          <table:table-cell office:value-type="float" office:value="107637" calcext:value-type="float">
            <text:p>107637</text:p>
          </table:table-cell>
          <table:table-cell office:value-type="float" office:value="0.0869914317417796" calcext:value-type="float">
            <text:p>0.0869914317417796</text:p>
          </table:table-cell>
        </table:table-row>
        <table:table-row table:style-name="ro1">
          <table:table-cell office:value-type="float" office:value="23.8203153120012" calcext:value-type="float">
            <text:p>23.8203153120012</text:p>
          </table:table-cell>
          <table:table-cell office:value-type="float" office:value="106751" calcext:value-type="float">
            <text:p>106751</text:p>
          </table:table-cell>
          <table:table-cell office:value-type="float" office:value="107209" calcext:value-type="float">
            <text:p>107209</text:p>
          </table:table-cell>
          <table:table-cell office:value-type="float" office:value="0.0866144219891684" calcext:value-type="float">
            <text:p>0.0866144219891684</text:p>
          </table:table-cell>
        </table:table-row>
        <table:table-row table:style-name="ro1">
          <table:table-cell office:value-type="float" office:value="23.922376524999" calcext:value-type="float">
            <text:p>23.922376524999</text:p>
          </table:table-cell>
          <table:table-cell office:value-type="float" office:value="106265" calcext:value-type="float">
            <text:p>106265</text:p>
          </table:table-cell>
          <table:table-cell office:value-type="float" office:value="106751" calcext:value-type="float">
            <text:p>106751</text:p>
          </table:table-cell>
          <table:table-cell office:value-type="float" office:value="0.0862406901337076" calcext:value-type="float">
            <text:p>0.0862406901337076</text:p>
          </table:table-cell>
        </table:table-row>
        <table:table-row table:style-name="ro1">
          <table:table-cell office:value-type="float" office:value="24.023887239" calcext:value-type="float">
            <text:p>24.023887239</text:p>
          </table:table-cell>
          <table:table-cell office:value-type="float" office:value="105755" calcext:value-type="float">
            <text:p>105755</text:p>
          </table:table-cell>
          <table:table-cell office:value-type="float" office:value="106265" calcext:value-type="float">
            <text:p>106265</text:p>
          </table:table-cell>
          <table:table-cell office:value-type="float" office:value="0.0858701892377678" calcext:value-type="float">
            <text:p>0.0858701892377678</text:p>
          </table:table-cell>
        </table:table-row>
        <table:table-row table:style-name="ro1">
          <table:table-cell office:value-type="float" office:value="24.1261233440018" calcext:value-type="float">
            <text:p>24.1261233440018</text:p>
          </table:table-cell>
          <table:table-cell office:value-type="float" office:value="105218" calcext:value-type="float">
            <text:p>105218</text:p>
          </table:table-cell>
          <table:table-cell office:value-type="float" office:value="105755" calcext:value-type="float">
            <text:p>105755</text:p>
          </table:table-cell>
          <table:table-cell office:value-type="float" office:value="0.0855028740792899" calcext:value-type="float">
            <text:p>0.0855028740792899</text:p>
          </table:table-cell>
        </table:table-row>
        <table:table-row table:style-name="ro1">
          <table:table-cell office:value-type="float" office:value="24.227420266001" calcext:value-type="float">
            <text:p>24.227420266001</text:p>
          </table:table-cell>
          <table:table-cell office:value-type="float" office:value="104665" calcext:value-type="float">
            <text:p>104665</text:p>
          </table:table-cell>
          <table:table-cell office:value-type="float" office:value="105218" calcext:value-type="float">
            <text:p>105218</text:p>
          </table:table-cell>
          <table:table-cell office:value-type="float" office:value="0.085138700937072" calcext:value-type="float">
            <text:p>0.085138700937072</text:p>
          </table:table-cell>
        </table:table-row>
        <table:table-row table:style-name="ro1">
          <table:table-cell office:value-type="float" office:value="24.3281571799998" calcext:value-type="float">
            <text:p>24.3281571799998</text:p>
          </table:table-cell>
          <table:table-cell office:value-type="float" office:value="104097" calcext:value-type="float">
            <text:p>104097</text:p>
          </table:table-cell>
          <table:table-cell office:value-type="float" office:value="104665" calcext:value-type="float">
            <text:p>104665</text:p>
          </table:table-cell>
          <table:table-cell office:value-type="float" office:value="0.0847776274163243" calcext:value-type="float">
            <text:p>0.0847776274163243</text:p>
          </table:table-cell>
        </table:table-row>
        <table:table-row table:style-name="ro1">
          <table:table-cell office:value-type="float" office:value="24.4296298139998" calcext:value-type="float">
            <text:p>24.4296298139998</text:p>
          </table:table-cell>
          <table:table-cell office:value-type="float" office:value="103507" calcext:value-type="float">
            <text:p>103507</text:p>
          </table:table-cell>
          <table:table-cell office:value-type="float" office:value="104097" calcext:value-type="float">
            <text:p>104097</text:p>
          </table:table-cell>
          <table:table-cell office:value-type="float" office:value="0.0844196123065034" calcext:value-type="float">
            <text:p>0.0844196123065034</text:p>
          </table:table-cell>
        </table:table-row>
        <table:table-row table:style-name="ro1">
          <table:table-cell office:value-type="float" office:value="24.5312938310017" calcext:value-type="float">
            <text:p>24.5312938310017</text:p>
          </table:table-cell>
          <table:table-cell office:value-type="float" office:value="102902" calcext:value-type="float">
            <text:p>102902</text:p>
          </table:table-cell>
          <table:table-cell office:value-type="float" office:value="103507" calcext:value-type="float">
            <text:p>103507</text:p>
          </table:table-cell>
          <table:table-cell office:value-type="float" office:value="0.0840646154650375" calcext:value-type="float">
            <text:p>0.0840646154650375</text:p>
          </table:table-cell>
        </table:table-row>
        <table:table-row table:style-name="ro1">
          <table:table-cell office:value-type="float" office:value="24.633441754002" calcext:value-type="float">
            <text:p>24.633441754002</text:p>
          </table:table-cell>
          <table:table-cell office:value-type="float" office:value="102282" calcext:value-type="float">
            <text:p>102282</text:p>
          </table:table-cell>
          <table:table-cell office:value-type="float" office:value="102902" calcext:value-type="float">
            <text:p>102902</text:p>
          </table:table-cell>
          <table:table-cell office:value-type="float" office:value="0.0837125977218242" calcext:value-type="float">
            <text:p>0.0837125977218242</text:p>
          </table:table-cell>
        </table:table-row>
        <table:table-row table:style-name="ro1">
          <table:table-cell office:value-type="float" office:value="24.7353129440016" calcext:value-type="float">
            <text:p>24.7353129440016</text:p>
          </table:table-cell>
          <table:table-cell office:value-type="float" office:value="101655" calcext:value-type="float">
            <text:p>101655</text:p>
          </table:table-cell>
          <table:table-cell office:value-type="float" office:value="102282" calcext:value-type="float">
            <text:p>102282</text:p>
          </table:table-cell>
          <table:table-cell office:value-type="float" office:value="0.0833635208004102" calcext:value-type="float">
            <text:p>0.0833635208004102</text:p>
          </table:table-cell>
        </table:table-row>
        <table:table-row table:style-name="ro1">
          <table:table-cell office:value-type="float" office:value="24.8372204139996" calcext:value-type="float">
            <text:p>24.8372204139996</text:p>
          </table:table-cell>
          <table:table-cell office:value-type="float" office:value="101020" calcext:value-type="float">
            <text:p>101020</text:p>
          </table:table-cell>
          <table:table-cell office:value-type="float" office:value="101655" calcext:value-type="float">
            <text:p>101655</text:p>
          </table:table-cell>
          <table:table-cell office:value-type="float" office:value="0.0830173472525731" calcext:value-type="float">
            <text:p>0.0830173472525731</text:p>
          </table:table-cell>
        </table:table-row>
        <table:table-row table:style-name="ro1">
          <table:table-cell office:value-type="float" office:value="24.9391210440008" calcext:value-type="float">
            <text:p>24.9391210440008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1020" calcext:value-type="float">
            <text:p>101020</text:p>
          </table:table-cell>
          <table:table-cell office:value-type="float" office:value="0.0826740404036845" calcext:value-type="float">
            <text:p>0.0826740404036845</text:p>
          </table:table-cell>
        </table:table-row>
        <table:table-row table:style-name="ro1">
          <table:table-cell office:value-type="float" office:value="25.0403256339996" calcext:value-type="float">
            <text:p>25.0403256339996</text:p>
          </table:table-cell>
          <table:table-cell office:value-type="float" office:value="99746" calcext:value-type="float">
            <text:p>99746</text:p>
          </table:table-cell>
          <table:table-cell office:value-type="float" office:value="100382" calcext:value-type="float">
            <text:p>100382</text:p>
          </table:table-cell>
          <table:table-cell office:value-type="float" office:value="0.0823335643067533" calcext:value-type="float">
            <text:p>0.0823335643067533</text:p>
          </table:table-cell>
        </table:table-row>
        <table:table-row table:style-name="ro1">
          <table:table-cell office:value-type="float" office:value="25.141419593001" calcext:value-type="float">
            <text:p>25.141419593001</text:p>
          </table:table-cell>
          <table:table-cell office:value-type="float" office:value="99112" calcext:value-type="float">
            <text:p>99112</text:p>
          </table:table-cell>
          <table:table-cell office:value-type="float" office:value="99746" calcext:value-type="float">
            <text:p>99746</text:p>
          </table:table-cell>
          <table:table-cell office:value-type="float" office:value="0.0819958837034671" calcext:value-type="float">
            <text:p>0.0819958837034671</text:p>
          </table:table-cell>
        </table:table-row>
        <table:table-row table:style-name="ro1">
          <table:table-cell office:value-type="float" office:value="25.2426798939996" calcext:value-type="float">
            <text:p>25.2426798939996</text:p>
          </table:table-cell>
          <table:table-cell office:value-type="float" office:value="98481" calcext:value-type="float">
            <text:p>98481</text:p>
          </table:table-cell>
          <table:table-cell office:value-type="float" office:value="99112" calcext:value-type="float">
            <text:p>99112</text:p>
          </table:table-cell>
          <table:table-cell office:value-type="float" office:value="0.0816609639908861" calcext:value-type="float">
            <text:p>0.0816609639908861</text:p>
          </table:table-cell>
        </table:table-row>
        <table:table-row table:style-name="ro1">
          <table:table-cell office:value-type="float" office:value="25.3442927200013" calcext:value-type="float">
            <text:p>25.3442927200013</text:p>
          </table:table-cell>
          <table:table-cell office:value-type="float" office:value="97853" calcext:value-type="float">
            <text:p>97853</text:p>
          </table:table-cell>
          <table:table-cell office:value-type="float" office:value="98481" calcext:value-type="float">
            <text:p>98481</text:p>
          </table:table-cell>
          <table:table-cell office:value-type="float" office:value="0.0813287711927089" calcext:value-type="float">
            <text:p>0.0813287711927089</text:p>
          </table:table-cell>
        </table:table-row>
        <table:table-row table:style-name="ro1">
          <table:table-cell office:value-type="float" office:value="25.4461486600012" calcext:value-type="float">
            <text:p>25.4461486600012</text:p>
          </table:table-cell>
          <table:table-cell office:value-type="float" office:value="97233" calcext:value-type="float">
            <text:p>97233</text:p>
          </table:table-cell>
          <table:table-cell office:value-type="float" office:value="97853" calcext:value-type="float">
            <text:p>97853</text:p>
          </table:table-cell>
          <table:table-cell office:value-type="float" office:value="0.0889673994242867" calcext:value-type="float">
            <text:p>0.0889673994242867</text:p>
          </table:table-cell>
        </table:table-row>
        <table:table-row table:style-name="ro1">
          <table:table-cell office:value-type="float" office:value="25.5471196670005" calcext:value-type="float">
            <text:p>25.5471196670005</text:p>
          </table:table-cell>
          <table:table-cell office:value-type="float" office:value="96629" calcext:value-type="float">
            <text:p>96629</text:p>
          </table:table-cell>
          <table:table-cell office:value-type="float" office:value="97233" calcext:value-type="float">
            <text:p>97233</text:p>
          </table:table-cell>
          <table:table-cell office:value-type="float" office:value="0.0949834433489531" calcext:value-type="float">
            <text:p>0.0949834433489531</text:p>
          </table:table-cell>
        </table:table-row>
        <table:table-row table:style-name="ro1">
          <table:table-cell office:value-type="float" office:value="25.6488896849987" calcext:value-type="float">
            <text:p>25.6488896849987</text:p>
          </table:table-cell>
          <table:table-cell office:value-type="float" office:value="96034" calcext:value-type="float">
            <text:p>96034</text:p>
          </table:table-cell>
          <table:table-cell office:value-type="float" office:value="96629" calcext:value-type="float">
            <text:p>96629</text:p>
          </table:table-cell>
          <table:table-cell office:value-type="float" office:value="0.0997021696989254" calcext:value-type="float">
            <text:p>0.0997021696989254</text:p>
          </table:table-cell>
        </table:table-row>
        <table:table-row table:style-name="ro1">
          <table:table-cell office:value-type="float" office:value="25.7513761629998" calcext:value-type="float">
            <text:p>25.7513761629998</text:p>
          </table:table-cell>
          <table:table-cell office:value-type="float" office:value="95452" calcext:value-type="float">
            <text:p>95452</text:p>
          </table:table-cell>
          <table:table-cell office:value-type="float" office:value="96034" calcext:value-type="float">
            <text:p>96034</text:p>
          </table:table-cell>
          <table:table-cell office:value-type="float" office:value="0.103383783003235" calcext:value-type="float">
            <text:p>0.103383783003235</text:p>
          </table:table-cell>
        </table:table-row>
        <table:table-row table:style-name="ro1">
          <table:table-cell office:value-type="float" office:value="25.8535567370018" calcext:value-type="float">
            <text:p>25.8535567370018</text:p>
          </table:table-cell>
          <table:table-cell office:value-type="float" office:value="94890" calcext:value-type="float">
            <text:p>94890</text:p>
          </table:table-cell>
          <table:table-cell office:value-type="float" office:value="95452" calcext:value-type="float">
            <text:p>95452</text:p>
          </table:table-cell>
          <table:table-cell office:value-type="float" office:value="0.106236438167294" calcext:value-type="float">
            <text:p>0.106236438167294</text:p>
          </table:table-cell>
        </table:table-row>
        <table:table-row table:style-name="ro1">
          <table:table-cell office:value-type="float" office:value="25.9551824129994" calcext:value-type="float">
            <text:p>25.9551824129994</text:p>
          </table:table-cell>
          <table:table-cell office:value-type="float" office:value="94352" calcext:value-type="float">
            <text:p>94352</text:p>
          </table:table-cell>
          <table:table-cell office:value-type="float" office:value="94890" calcext:value-type="float">
            <text:p>94890</text:p>
          </table:table-cell>
          <table:table-cell office:value-type="float" office:value="0.108426650533835" calcext:value-type="float">
            <text:p>0.108426650533835</text:p>
          </table:table-cell>
        </table:table-row>
        <table:table-row table:style-name="ro1">
          <table:table-cell office:value-type="float" office:value="26.0575464100002" calcext:value-type="float">
            <text:p>26.0575464100002</text:p>
          </table:table-cell>
          <table:table-cell office:value-type="float" office:value="93833" calcext:value-type="float">
            <text:p>93833</text:p>
          </table:table-cell>
          <table:table-cell office:value-type="float" office:value="94352" calcext:value-type="float">
            <text:p>94352</text:p>
          </table:table-cell>
          <table:table-cell office:value-type="float" office:value="0.110087623929014" calcext:value-type="float">
            <text:p>0.110087623929014</text:p>
          </table:table-cell>
        </table:table-row>
        <table:table-row table:style-name="ro1">
          <table:table-cell office:value-type="float" office:value="26.1592483470013" calcext:value-type="float">
            <text:p>26.1592483470013</text:p>
          </table:table-cell>
          <table:table-cell office:value-type="float" office:value="93343" calcext:value-type="float">
            <text:p>93343</text:p>
          </table:table-cell>
          <table:table-cell office:value-type="float" office:value="93833" calcext:value-type="float">
            <text:p>93833</text:p>
          </table:table-cell>
          <table:table-cell office:value-type="float" office:value="0.111325913096699" calcext:value-type="float">
            <text:p>0.111325913096699</text:p>
          </table:table-cell>
        </table:table-row>
        <table:table-row table:style-name="ro1">
          <table:table-cell office:value-type="float" office:value="26.2605363379989" calcext:value-type="float">
            <text:p>26.2605363379989</text:p>
          </table:table-cell>
          <table:table-cell office:value-type="float" office:value="92882" calcext:value-type="float">
            <text:p>92882</text:p>
          </table:table-cell>
          <table:table-cell office:value-type="float" office:value="93343" calcext:value-type="float">
            <text:p>93343</text:p>
          </table:table-cell>
          <table:table-cell office:value-type="float" office:value="0.112226753643383" calcext:value-type="float">
            <text:p>0.112226753643383</text:p>
          </table:table-cell>
        </table:table-row>
        <table:table-row table:style-name="ro1">
          <table:table-cell office:value-type="float" office:value="26.362067312999" calcext:value-type="float">
            <text:p>26.362067312999</text:p>
          </table:table-cell>
          <table:table-cell office:value-type="float" office:value="92448" calcext:value-type="float">
            <text:p>92448</text:p>
          </table:table-cell>
          <table:table-cell office:value-type="float" office:value="92882" calcext:value-type="float">
            <text:p>92882</text:p>
          </table:table-cell>
          <table:table-cell office:value-type="float" office:value="0.112858325991629" calcext:value-type="float">
            <text:p>0.112858325991629</text:p>
          </table:table-cell>
        </table:table-row>
        <table:table-row table:style-name="ro1">
          <table:table-cell office:value-type="float" office:value="26.4641032050022" calcext:value-type="float">
            <text:p>26.4641032050022</text:p>
          </table:table-cell>
          <table:table-cell office:value-type="float" office:value="92044" calcext:value-type="float">
            <text:p>92044</text:p>
          </table:table-cell>
          <table:table-cell office:value-type="float" office:value="92448" calcext:value-type="float">
            <text:p>92448</text:p>
          </table:table-cell>
          <table:table-cell office:value-type="float" office:value="0.11327516654043" calcext:value-type="float">
            <text:p>0.11327516654043</text:p>
          </table:table-cell>
        </table:table-row>
        <table:table-row table:style-name="ro1">
          <table:table-cell office:value-type="float" office:value="26.5662899790004" calcext:value-type="float">
            <text:p>26.5662899790004</text:p>
          </table:table-cell>
          <table:table-cell office:value-type="float" office:value="91672" calcext:value-type="float">
            <text:p>91672</text:p>
          </table:table-cell>
          <table:table-cell office:value-type="float" office:value="92044" calcext:value-type="float">
            <text:p>92044</text:p>
          </table:table-cell>
          <table:table-cell office:value-type="float" office:value="0.113520896591122" calcext:value-type="float">
            <text:p>0.113520896591122</text:p>
          </table:table-cell>
        </table:table-row>
        <table:table-row table:style-name="ro1">
          <table:table-cell office:value-type="float" office:value="26.6680634069999" calcext:value-type="float">
            <text:p>26.6680634069999</text:p>
          </table:table-cell>
          <table:table-cell office:value-type="float" office:value="91335" calcext:value-type="float">
            <text:p>91335</text:p>
          </table:table-cell>
          <table:table-cell office:value-type="float" office:value="91672" calcext:value-type="float">
            <text:p>91672</text:p>
          </table:table-cell>
          <table:table-cell office:value-type="float" office:value="0.113630405485826" calcext:value-type="float">
            <text:p>0.113630405485826</text:p>
          </table:table-cell>
        </table:table-row>
        <table:table-row table:style-name="ro1">
          <table:table-cell office:value-type="float" office:value="26.769683773" calcext:value-type="float">
            <text:p>26.769683773</text:p>
          </table:table-cell>
          <table:table-cell office:value-type="float" office:value="91034" calcext:value-type="float">
            <text:p>91034</text:p>
          </table:table-cell>
          <table:table-cell office:value-type="float" office:value="91335" calcext:value-type="float">
            <text:p>91335</text:p>
          </table:table-cell>
          <table:table-cell office:value-type="float" office:value="0.113631597115933" calcext:value-type="float">
            <text:p>0.113631597115933</text:p>
          </table:table-cell>
        </table:table-row>
        <table:table-row table:style-name="ro1">
          <table:table-cell office:value-type="float" office:value="26.8713856009999" calcext:value-type="float">
            <text:p>26.8713856009999</text:p>
          </table:table-cell>
          <table:table-cell office:value-type="float" office:value="90769" calcext:value-type="float">
            <text:p>90769</text:p>
          </table:table-cell>
          <table:table-cell office:value-type="float" office:value="90453" calcext:value-type="float">
            <text:p>90453</text:p>
          </table:table-cell>
          <table:table-cell office:value-type="float" office:value="0.113546787126709" calcext:value-type="float">
            <text:p>0.113546787126709</text:p>
          </table:table-cell>
        </table:table-row>
        <table:table-row table:style-name="ro1">
          <table:table-cell office:value-type="float" office:value="26.9728648550008" calcext:value-type="float">
            <text:p>26.9728648550008</text:p>
          </table:table-cell>
          <table:table-cell office:value-type="float" office:value="90543" calcext:value-type="float">
            <text:p>90543</text:p>
          </table:table-cell>
          <table:table-cell office:value-type="float" office:value="90769" calcext:value-type="float">
            <text:p>90769</text:p>
          </table:table-cell>
          <table:table-cell office:value-type="float" office:value="0.113309339813727" calcext:value-type="float">
            <text:p>0.113309339813727</text:p>
          </table:table-cell>
        </table:table-row>
        <table:table-row table:style-name="ro1">
          <table:table-cell office:value-type="float" office:value="27.0745614719999" calcext:value-type="float">
            <text:p>27.0745614719999</text:p>
          </table:table-cell>
          <table:table-cell office:value-type="float" office:value="90355" calcext:value-type="float">
            <text:p>90355</text:p>
          </table:table-cell>
          <table:table-cell office:value-type="float" office:value="90543" calcext:value-type="float">
            <text:p>90543</text:p>
          </table:table-cell>
          <table:table-cell office:value-type="float" office:value="0.113035531552474" calcext:value-type="float">
            <text:p>0.113035531552474</text:p>
          </table:table-cell>
        </table:table-row>
        <table:table-row table:style-name="ro1">
          <table:table-cell office:value-type="float" office:value="27.1761608369998" calcext:value-type="float">
            <text:p>27.1761608369998</text:p>
          </table:table-cell>
          <table:table-cell office:value-type="float" office:value="90206" calcext:value-type="float">
            <text:p>90206</text:p>
          </table:table-cell>
          <table:table-cell office:value-type="float" office:value="89890" calcext:value-type="float">
            <text:p>89890</text:p>
          </table:table-cell>
          <table:table-cell office:value-type="float" office:value="0.112733257955734" calcext:value-type="float">
            <text:p>0.112733257955734</text:p>
          </table:table-cell>
        </table:table-row>
        <table:table-row table:style-name="ro1">
          <table:table-cell office:value-type="float" office:value="27.2777396730016" calcext:value-type="float">
            <text:p>27.2777396730016</text:p>
          </table:table-cell>
          <table:table-cell office:value-type="float" office:value="90097" calcext:value-type="float">
            <text:p>90097</text:p>
          </table:table-cell>
          <table:table-cell office:value-type="float" office:value="90206" calcext:value-type="float">
            <text:p>90206</text:p>
          </table:table-cell>
          <table:table-cell office:value-type="float" office:value="0.112408828586809" calcext:value-type="float">
            <text:p>0.112408828586809</text:p>
          </table:table-cell>
        </table:table-row>
        <table:table-row table:style-name="ro1">
          <table:table-cell office:value-type="float" office:value="27.3793842790001" calcext:value-type="float">
            <text:p>27.3793842790001</text:p>
          </table:table-cell>
          <table:table-cell office:value-type="float" office:value="90028" calcext:value-type="float">
            <text:p>90028</text:p>
          </table:table-cell>
          <table:table-cell office:value-type="float" office:value="90097" calcext:value-type="float">
            <text:p>90097</text:p>
          </table:table-cell>
          <table:table-cell office:value-type="float" office:value="0.112067284271661" calcext:value-type="float">
            <text:p>0.112067284271661</text:p>
          </table:table-cell>
        </table:table-row>
        <table:table-row table:style-name="ro1">
          <table:table-cell office:value-type="float" office:value="27.4821242809994" calcext:value-type="float">
            <text:p>27.4821242809994</text:p>
          </table:table-cell>
          <table:table-cell office:value-type="float" office:value="90000" calcext:value-type="float">
            <text:p>90000</text:p>
          </table:table-cell>
          <table:table-cell office:value-type="float" office:value="90028" calcext:value-type="float">
            <text:p>90028</text:p>
          </table:table-cell>
          <table:table-cell office:value-type="float" office:value="0.111712650946741" calcext:value-type="float">
            <text:p>0.111712650946741</text:p>
          </table:table-cell>
        </table:table-row>
        <table:table-row table:style-name="ro1">
          <table:table-cell office:value-type="float" office:value="27.5848367920007" calcext:value-type="float">
            <text:p>27.5848367920007</text:p>
          </table:table-cell>
          <table:table-cell office:value-type="float" office:value="90014" calcext:value-type="float">
            <text:p>90014</text:p>
          </table:table-cell>
          <table:table-cell office:value-type="float" office:value="90000" calcext:value-type="float">
            <text:p>90000</text:p>
          </table:table-cell>
          <table:table-cell office:value-type="float" office:value="0.111348142735415" calcext:value-type="float">
            <text:p>0.111348142735415</text:p>
          </table:table-cell>
        </table:table-row>
        <table:table-row table:style-name="ro1">
          <table:table-cell office:value-type="float" office:value="27.6862705860003" calcext:value-type="float">
            <text:p>27.6862705860003</text:p>
          </table:table-cell>
          <table:table-cell office:value-type="float" office:value="90068" calcext:value-type="float">
            <text:p>90068</text:p>
          </table:table-cell>
          <table:table-cell office:value-type="float" office:value="90014" calcext:value-type="float">
            <text:p>90014</text:p>
          </table:table-cell>
          <table:table-cell office:value-type="float" office:value="0.11097632440731" calcext:value-type="float">
            <text:p>0.11097632440731</text:p>
          </table:table-cell>
        </table:table-row>
        <table:table-row table:style-name="ro1">
          <table:table-cell office:value-type="float" office:value="27.7877262389993" calcext:value-type="float">
            <text:p>27.7877262389993</text:p>
          </table:table-cell>
          <table:table-cell office:value-type="float" office:value="90162" calcext:value-type="float">
            <text:p>90162</text:p>
          </table:table-cell>
          <table:table-cell office:value-type="float" office:value="90068" calcext:value-type="float">
            <text:p>90068</text:p>
          </table:table-cell>
          <table:table-cell office:value-type="float" office:value="0.11059924134403" calcext:value-type="float">
            <text:p>0.11059924134403</text:p>
          </table:table-cell>
        </table:table-row>
        <table:table-row table:style-name="ro1">
          <table:table-cell office:value-type="float" office:value="27.8890543710004" calcext:value-type="float">
            <text:p>27.8890543710004</text:p>
          </table:table-cell>
          <table:table-cell office:value-type="float" office:value="90297" calcext:value-type="float">
            <text:p>90297</text:p>
          </table:table-cell>
          <table:table-cell office:value-type="float" office:value="90162" calcext:value-type="float">
            <text:p>90162</text:p>
          </table:table-cell>
          <table:table-cell office:value-type="float" office:value="0.110218523510006" calcext:value-type="float">
            <text:p>0.110218523510006</text:p>
          </table:table-cell>
        </table:table-row>
        <table:table-row table:style-name="ro1">
          <table:table-cell office:value-type="float" office:value="27.9905120250005" calcext:value-type="float">
            <text:p>27.9905120250005</text:p>
          </table:table-cell>
          <table:table-cell office:value-type="float" office:value="90471" calcext:value-type="float">
            <text:p>90471</text:p>
          </table:table-cell>
          <table:table-cell office:value-type="float" office:value="90297" calcext:value-type="float">
            <text:p>90297</text:p>
          </table:table-cell>
          <table:table-cell office:value-type="float" office:value="0.1098354686275" calcext:value-type="float">
            <text:p>0.1098354686275</text:p>
          </table:table-cell>
        </table:table-row>
        <table:table-row table:style-name="ro1">
          <table:table-cell office:value-type="float" office:value="28.0922500529996" calcext:value-type="float">
            <text:p>28.0922500529996</text:p>
          </table:table-cell>
          <table:table-cell office:value-type="float" office:value="90684" calcext:value-type="float">
            <text:p>90684</text:p>
          </table:table-cell>
          <table:table-cell office:value-type="float" office:value="90210" calcext:value-type="float">
            <text:p>90210</text:p>
          </table:table-cell>
          <table:table-cell office:value-type="float" office:value="0.109451108714949" calcext:value-type="float">
            <text:p>0.109451108714949</text:p>
          </table:table-cell>
        </table:table-row>
        <table:table-row table:style-name="ro1">
          <table:table-cell office:value-type="float" office:value="28.1938222780009" calcext:value-type="float">
            <text:p>28.1938222780009</text:p>
          </table:table-cell>
          <table:table-cell office:value-type="float" office:value="90935" calcext:value-type="float">
            <text:p>90935</text:p>
          </table:table-cell>
          <table:table-cell office:value-type="float" office:value="90684" calcext:value-type="float">
            <text:p>90684</text:p>
          </table:table-cell>
          <table:table-cell office:value-type="float" office:value="0.109066263316046" calcext:value-type="float">
            <text:p>0.109066263316046</text:p>
          </table:table-cell>
        </table:table-row>
        <table:table-row table:style-name="ro1">
          <table:table-cell office:value-type="float" office:value="28.2961312830012" calcext:value-type="float">
            <text:p>28.2961312830012</text:p>
          </table:table-cell>
          <table:table-cell office:value-type="float" office:value="91225" calcext:value-type="float">
            <text:p>91225</text:p>
          </table:table-cell>
          <table:table-cell office:value-type="float" office:value="90935" calcext:value-type="float">
            <text:p>90935</text:p>
          </table:table-cell>
          <table:table-cell office:value-type="float" office:value="0.108681582081408" calcext:value-type="float">
            <text:p>0.108681582081408</text:p>
          </table:table-cell>
        </table:table-row>
        <table:table-row table:style-name="ro1">
          <table:table-cell office:value-type="float" office:value="28.3979741420008" calcext:value-type="float">
            <text:p>28.3979741420008</text:p>
          </table:table-cell>
          <table:table-cell office:value-type="float" office:value="91549" calcext:value-type="float">
            <text:p>91549</text:p>
          </table:table-cell>
          <table:table-cell office:value-type="float" office:value="91225" calcext:value-type="float">
            <text:p>91225</text:p>
          </table:table-cell>
          <table:table-cell office:value-type="float" office:value="0.108297578832386" calcext:value-type="float">
            <text:p>0.108297578832386</text:p>
          </table:table-cell>
        </table:table-row>
        <table:table-row table:style-name="ro1">
          <table:table-cell office:value-type="float" office:value="28.4989836900022" calcext:value-type="float">
            <text:p>28.4989836900022</text:p>
          </table:table-cell>
          <table:table-cell office:value-type="float" office:value="91906" calcext:value-type="float">
            <text:p>91906</text:p>
          </table:table-cell>
          <table:table-cell office:value-type="float" office:value="91549" calcext:value-type="float">
            <text:p>91549</text:p>
          </table:table-cell>
          <table:table-cell office:value-type="float" office:value="0.10791465881059" calcext:value-type="float">
            <text:p>0.10791465881059</text:p>
          </table:table-cell>
        </table:table-row>
        <table:table-row table:style-name="ro1">
          <table:table-cell office:value-type="float" office:value="28.6009522810018" calcext:value-type="float">
            <text:p>28.6009522810018</text:p>
          </table:table-cell>
          <table:table-cell office:value-type="float" office:value="92298" calcext:value-type="float">
            <text:p>92298</text:p>
          </table:table-cell>
          <table:table-cell office:value-type="float" office:value="91906" calcext:value-type="float">
            <text:p>91906</text:p>
          </table:table-cell>
          <table:table-cell office:value-type="float" office:value="0.107533140476034" calcext:value-type="float">
            <text:p>0.107533140476034</text:p>
          </table:table-cell>
        </table:table-row>
        <table:table-row table:style-name="ro1">
          <table:table-cell office:value-type="float" office:value="28.7023242729993" calcext:value-type="float">
            <text:p>28.7023242729993</text:p>
          </table:table-cell>
          <table:table-cell office:value-type="float" office:value="92720" calcext:value-type="float">
            <text:p>92720</text:p>
          </table:table-cell>
          <table:table-cell office:value-type="float" office:value="92298" calcext:value-type="float">
            <text:p>92298</text:p>
          </table:table-cell>
          <table:table-cell office:value-type="float" office:value="0.107153272944207" calcext:value-type="float">
            <text:p>0.107153272944207</text:p>
          </table:table-cell>
        </table:table-row>
        <table:table-row table:style-name="ro1">
          <table:table-cell office:value-type="float" office:value="28.8032051390001" calcext:value-type="float">
            <text:p>28.8032051390001</text:p>
          </table:table-cell>
          <table:table-cell office:value-type="float" office:value="93169" calcext:value-type="float">
            <text:p>93169</text:p>
          </table:table-cell>
          <table:table-cell office:value-type="float" office:value="92720" calcext:value-type="float">
            <text:p>92720</text:p>
          </table:table-cell>
          <table:table-cell office:value-type="float" office:value="0.106775249934313" calcext:value-type="float">
            <text:p>0.106775249934313</text:p>
          </table:table-cell>
        </table:table-row>
        <table:table-row table:style-name="ro1">
          <table:table-cell office:value-type="float" office:value="28.9051135590016" calcext:value-type="float">
            <text:p>28.9051135590016</text:p>
          </table:table-cell>
          <table:table-cell office:value-type="float" office:value="93650" calcext:value-type="float">
            <text:p>93650</text:p>
          </table:table-cell>
          <table:table-cell office:value-type="float" office:value="93169" calcext:value-type="float">
            <text:p>93169</text:p>
          </table:table-cell>
          <table:table-cell office:value-type="float" office:value="0.106399220926471" calcext:value-type="float">
            <text:p>0.106399220926471</text:p>
          </table:table-cell>
        </table:table-row>
        <table:table-row table:style-name="ro1">
          <table:table-cell office:value-type="float" office:value="29.0066645039988" calcext:value-type="float">
            <text:p>29.0066645039988</text:p>
          </table:table-cell>
          <table:table-cell office:value-type="float" office:value="94156" calcext:value-type="float">
            <text:p>94156</text:p>
          </table:table-cell>
          <table:table-cell office:value-type="float" office:value="93650" calcext:value-type="float">
            <text:p>93650</text:p>
          </table:table-cell>
          <table:table-cell office:value-type="float" office:value="0.106025300086125" calcext:value-type="float">
            <text:p>0.106025300086125</text:p>
          </table:table-cell>
        </table:table-row>
        <table:table-row table:style-name="ro1">
          <table:table-cell office:value-type="float" office:value="29.1085533639998" calcext:value-type="float">
            <text:p>29.1085533639998</text:p>
          </table:table-cell>
          <table:table-cell office:value-type="float" office:value="94687" calcext:value-type="float">
            <text:p>94687</text:p>
          </table:table-cell>
          <table:table-cell office:value-type="float" office:value="94156" calcext:value-type="float">
            <text:p>94156</text:p>
          </table:table-cell>
          <table:table-cell office:value-type="float" office:value="0.105653573402233" calcext:value-type="float">
            <text:p>0.105653573402233</text:p>
          </table:table-cell>
        </table:table-row>
        <table:table-row table:style-name="ro1">
          <table:table-cell office:value-type="float" office:value="29.2107782880012" calcext:value-type="float">
            <text:p>29.2107782880012</text:p>
          </table:table-cell>
          <table:table-cell office:value-type="float" office:value="95241" calcext:value-type="float">
            <text:p>95241</text:p>
          </table:table-cell>
          <table:table-cell office:value-type="float" office:value="94687" calcext:value-type="float">
            <text:p>94687</text:p>
          </table:table-cell>
          <table:table-cell office:value-type="float" office:value="0.105284104396527" calcext:value-type="float">
            <text:p>0.105284104396527</text:p>
          </table:table-cell>
        </table:table-row>
        <table:table-row table:style-name="ro1">
          <table:table-cell office:value-type="float" office:value="29.3130432830003" calcext:value-type="float">
            <text:p>29.3130432830003</text:p>
          </table:table-cell>
          <table:table-cell office:value-type="float" office:value="95816" calcext:value-type="float">
            <text:p>95816</text:p>
          </table:table-cell>
          <table:table-cell office:value-type="float" office:value="95241" calcext:value-type="float">
            <text:p>95241</text:p>
          </table:table-cell>
          <table:table-cell office:value-type="float" office:value="0.104916938689635" calcext:value-type="float">
            <text:p>0.104916938689635</text:p>
          </table:table-cell>
        </table:table-row>
        <table:table-row table:style-name="ro1">
          <table:table-cell office:value-type="float" office:value="29.415118115001" calcext:value-type="float">
            <text:p>29.415118115001</text:p>
          </table:table-cell>
          <table:table-cell office:value-type="float" office:value="96407" calcext:value-type="float">
            <text:p>96407</text:p>
          </table:table-cell>
          <table:table-cell office:value-type="float" office:value="95816" calcext:value-type="float">
            <text:p>95816</text:p>
          </table:table-cell>
          <table:table-cell office:value-type="float" office:value="0.104552107652739" calcext:value-type="float">
            <text:p>0.104552107652739</text:p>
          </table:table-cell>
        </table:table-row>
        <table:table-row table:style-name="ro1">
          <table:table-cell office:value-type="float" office:value="29.5162577250012" calcext:value-type="float">
            <text:p>29.5162577250012</text:p>
          </table:table-cell>
          <table:table-cell office:value-type="float" office:value="97007" calcext:value-type="float">
            <text:p>97007</text:p>
          </table:table-cell>
          <table:table-cell office:value-type="float" office:value="96407" calcext:value-type="float">
            <text:p>96407</text:p>
          </table:table-cell>
          <table:table-cell office:value-type="float" office:value="0.104189631327671" calcext:value-type="float">
            <text:p>0.104189631327671</text:p>
          </table:table-cell>
        </table:table-row>
        <table:table-row table:style-name="ro1">
          <table:table-cell office:value-type="float" office:value="29.6181219339996" calcext:value-type="float">
            <text:p>29.6181219339996</text:p>
          </table:table-cell>
          <table:table-cell office:value-type="float" office:value="97623" calcext:value-type="float">
            <text:p>97623</text:p>
          </table:table-cell>
          <table:table-cell office:value-type="float" office:value="97007" calcext:value-type="float">
            <text:p>97007</text:p>
          </table:table-cell>
          <table:table-cell office:value-type="float" office:value="0.103829520761795" calcext:value-type="float">
            <text:p>0.103829520761795</text:p>
          </table:table-cell>
        </table:table-row>
        <table:table-row table:style-name="ro1">
          <table:table-cell office:value-type="float" office:value="29.7194847060018" calcext:value-type="float">
            <text:p>29.7194847060018</text:p>
          </table:table-cell>
          <table:table-cell office:value-type="float" office:value="98246" calcext:value-type="float">
            <text:p>98246</text:p>
          </table:table-cell>
          <table:table-cell office:value-type="float" office:value="97623" calcext:value-type="float">
            <text:p>97623</text:p>
          </table:table-cell>
          <table:table-cell office:value-type="float" office:value="0.103471779874742" calcext:value-type="float">
            <text:p>0.103471779874742</text:p>
          </table:table-cell>
        </table:table-row>
        <table:table-row table:style-name="ro1">
          <table:table-cell office:value-type="float" office:value="29.8210037610006" calcext:value-type="float">
            <text:p>29.8210037610006</text:p>
          </table:table-cell>
          <table:table-cell office:value-type="float" office:value="98877" calcext:value-type="float">
            <text:p>98877</text:p>
          </table:table-cell>
          <table:table-cell office:value-type="float" office:value="98246" calcext:value-type="float">
            <text:p>98246</text:p>
          </table:table-cell>
          <table:table-cell office:value-type="float" office:value="0.103116406950641" calcext:value-type="float">
            <text:p>0.103116406950641</text:p>
          </table:table-cell>
        </table:table-row>
        <table:table-row table:style-name="ro1">
          <table:table-cell office:value-type="float" office:value="29.9222188909989" calcext:value-type="float">
            <text:p>29.9222188909989</text:p>
          </table:table-cell>
          <table:table-cell office:value-type="float" office:value="99511" calcext:value-type="float">
            <text:p>99511</text:p>
          </table:table-cell>
          <table:table-cell office:value-type="float" office:value="98877" calcext:value-type="float">
            <text:p>98877</text:p>
          </table:table-cell>
          <table:table-cell office:value-type="float" office:value="0.102763395830783" calcext:value-type="float">
            <text:p>0.102763395830783</text:p>
          </table:table-cell>
        </table:table-row>
        <table:table-row table:style-name="ro1">
          <table:table-cell office:value-type="float" office:value="30.0255738710002" calcext:value-type="float">
            <text:p>30.0255738710002</text:p>
          </table:table-cell>
          <table:table-cell office:value-type="float" office:value="100160" calcext:value-type="float">
            <text:p>100160</text:p>
          </table:table-cell>
          <table:table-cell office:value-type="float" office:value="98957" calcext:value-type="float">
            <text:p>98957</text:p>
          </table:table-cell>
          <table:table-cell office:value-type="float" office:value="0.102412736866647" calcext:value-type="float">
            <text:p>0.102412736866647</text:p>
          </table:table-cell>
        </table:table-row>
        <table:table-row table:style-name="ro1">
          <table:table-cell office:value-type="float" office:value="30.1286700070013" calcext:value-type="float">
            <text:p>30.1286700070013</text:p>
          </table:table-cell>
          <table:table-cell office:value-type="float" office:value="100807" calcext:value-type="float">
            <text:p>100807</text:p>
          </table:table-cell>
          <table:table-cell office:value-type="float" office:value="100160" calcext:value-type="float">
            <text:p>100160</text:p>
          </table:table-cell>
          <table:table-cell office:value-type="float" office:value="0.102064417681237" calcext:value-type="float">
            <text:p>0.102064417681237</text:p>
          </table:table-cell>
        </table:table-row>
        <table:table-row table:style-name="ro1">
          <table:table-cell office:value-type="float" office:value="30.230338794001" calcext:value-type="float">
            <text:p>30.230338794001</text:p>
          </table:table-cell>
          <table:table-cell office:value-type="float" office:value="101442" calcext:value-type="float">
            <text:p>101442</text:p>
          </table:table-cell>
          <table:table-cell office:value-type="float" office:value="100807" calcext:value-type="float">
            <text:p>100807</text:p>
          </table:table-cell>
          <table:table-cell office:value-type="float" office:value="0.101718423777097" calcext:value-type="float">
            <text:p>0.101718423777097</text:p>
          </table:table-cell>
        </table:table-row>
        <table:table-row table:style-name="ro1">
          <table:table-cell office:value-type="float" office:value="30.3315552640015" calcext:value-type="float">
            <text:p>30.3315552640015</text:p>
          </table:table-cell>
          <table:table-cell office:value-type="float" office:value="102068" calcext:value-type="float">
            <text:p>102068</text:p>
          </table:table-cell>
          <table:table-cell office:value-type="float" office:value="100242" calcext:value-type="float">
            <text:p>100242</text:p>
          </table:table-cell>
          <table:table-cell office:value-type="float" office:value="0.101374739021677" calcext:value-type="float">
            <text:p>0.101374739021677</text:p>
          </table:table-cell>
        </table:table-row>
        <table:table-row table:style-name="ro1">
          <table:table-cell office:value-type="float" office:value="30.4331612200003" calcext:value-type="float">
            <text:p>30.4331612200003</text:p>
          </table:table-cell>
          <table:table-cell office:value-type="float" office:value="102688" calcext:value-type="float">
            <text:p>102688</text:p>
          </table:table-cell>
          <table:table-cell office:value-type="float" office:value="102068" calcext:value-type="float">
            <text:p>102068</text:p>
          </table:table-cell>
          <table:table-cell office:value-type="float" office:value="0.101033346034618" calcext:value-type="float">
            <text:p>0.101033346034618</text:p>
          </table:table-cell>
        </table:table-row>
        <table:table-row table:style-name="ro1">
          <table:table-cell office:value-type="float" office:value="30.5343944300002" calcext:value-type="float">
            <text:p>30.5343944300002</text:p>
          </table:table-cell>
          <table:table-cell office:value-type="float" office:value="103294" calcext:value-type="float">
            <text:p>103294</text:p>
          </table:table-cell>
          <table:table-cell office:value-type="float" office:value="102688" calcext:value-type="float">
            <text:p>102688</text:p>
          </table:table-cell>
          <table:table-cell office:value-type="float" office:value="0.100694226496568" calcext:value-type="float">
            <text:p>0.100694226496568</text:p>
          </table:table-cell>
        </table:table-row>
        <table:table-row table:style-name="ro1">
          <table:table-cell office:value-type="float" office:value="30.6351507040017" calcext:value-type="float">
            <text:p>30.6351507040017</text:p>
          </table:table-cell>
          <table:table-cell office:value-type="float" office:value="103885" calcext:value-type="float">
            <text:p>103885</text:p>
          </table:table-cell>
          <table:table-cell office:value-type="float" office:value="103294" calcext:value-type="float">
            <text:p>103294</text:p>
          </table:table-cell>
          <table:table-cell office:value-type="float" office:value="0.100357361395274" calcext:value-type="float">
            <text:p>0.100357361395274</text:p>
          </table:table-cell>
        </table:table-row>
        <table:table-row table:style-name="ro1">
          <table:table-cell office:value-type="float" office:value="30.7366232980021" calcext:value-type="float">
            <text:p>30.7366232980021</text:p>
          </table:table-cell>
          <table:table-cell office:value-type="float" office:value="104464" calcext:value-type="float">
            <text:p>104464</text:p>
          </table:table-cell>
          <table:table-cell office:value-type="float" office:value="103885" calcext:value-type="float">
            <text:p>103885</text:p>
          </table:table-cell>
          <table:table-cell office:value-type="float" office:value="0.100022731221483" calcext:value-type="float">
            <text:p>0.100022731221483</text:p>
          </table:table-cell>
        </table:table-row>
        <table:table-row table:style-name="ro1">
          <table:table-cell office:value-type="float" office:value="30.8386261390006" calcext:value-type="float">
            <text:p>30.8386261390006</text:p>
          </table:table-cell>
          <table:table-cell office:value-type="float" office:value="105028" calcext:value-type="float">
            <text:p>105028</text:p>
          </table:table-cell>
          <table:table-cell office:value-type="float" office:value="104464" calcext:value-type="float">
            <text:p>104464</text:p>
          </table:table-cell>
          <table:table-cell office:value-type="float" office:value="0.0996903161247272" calcext:value-type="float">
            <text:p>0.0996903161247272</text:p>
          </table:table-cell>
        </table:table-row>
        <table:table-row table:style-name="ro1">
          <table:table-cell office:value-type="float" office:value="30.9404576580018" calcext:value-type="float">
            <text:p>30.9404576580018</text:p>
          </table:table-cell>
          <table:table-cell office:value-type="float" office:value="105571" calcext:value-type="float">
            <text:p>105571</text:p>
          </table:table-cell>
          <table:table-cell office:value-type="float" office:value="105028" calcext:value-type="float">
            <text:p>105028</text:p>
          </table:table-cell>
          <table:table-cell office:value-type="float" office:value="0.0993600960370366" calcext:value-type="float">
            <text:p>0.0993600960370366</text:p>
          </table:table-cell>
        </table:table-row>
        <table:table-row table:style-name="ro1">
          <table:table-cell office:value-type="float" office:value="31.0426722119992" calcext:value-type="float">
            <text:p>31.0426722119992</text:p>
          </table:table-cell>
          <table:table-cell office:value-type="float" office:value="106092" calcext:value-type="float">
            <text:p>106092</text:p>
          </table:table-cell>
          <table:table-cell office:value-type="float" office:value="105571" calcext:value-type="float">
            <text:p>105571</text:p>
          </table:table-cell>
          <table:table-cell office:value-type="float" office:value="0.0990320507709974" calcext:value-type="float">
            <text:p>0.0990320507709974</text:p>
          </table:table-cell>
        </table:table-row>
        <table:table-row table:style-name="ro1">
          <table:table-cell office:value-type="float" office:value="31.1450930589999" calcext:value-type="float">
            <text:p>31.1450930589999</text:p>
          </table:table-cell>
          <table:table-cell office:value-type="float" office:value="106589" calcext:value-type="float">
            <text:p>106589</text:p>
          </table:table-cell>
          <table:table-cell office:value-type="float" office:value="106092" calcext:value-type="float">
            <text:p>106092</text:p>
          </table:table-cell>
          <table:table-cell office:value-type="float" office:value="0.0987061600973174" calcext:value-type="float">
            <text:p>0.0987061600973174</text:p>
          </table:table-cell>
        </table:table-row>
        <table:table-row table:style-name="ro1">
          <table:table-cell office:value-type="float" office:value="31.2464759120012" calcext:value-type="float">
            <text:p>31.2464759120012</text:p>
          </table:table-cell>
          <table:table-cell office:value-type="float" office:value="107055" calcext:value-type="float">
            <text:p>107055</text:p>
          </table:table-cell>
          <table:table-cell office:value-type="float" office:value="106589" calcext:value-type="float">
            <text:p>106589</text:p>
          </table:table-cell>
          <table:table-cell office:value-type="float" office:value="0.0983824038060093" calcext:value-type="float">
            <text:p>0.0983824038060093</text:p>
          </table:table-cell>
        </table:table-row>
        <table:table-row table:style-name="ro1">
          <table:table-cell office:value-type="float" office:value="31.3476639620021" calcext:value-type="float">
            <text:p>31.3476639620021</text:p>
          </table:table-cell>
          <table:table-cell office:value-type="float" office:value="107491" calcext:value-type="float">
            <text:p>107491</text:p>
          </table:table-cell>
          <table:table-cell office:value-type="float" office:value="107055" calcext:value-type="float">
            <text:p>107055</text:p>
          </table:table-cell>
          <table:table-cell office:value-type="float" office:value="0.0980607617544848" calcext:value-type="float">
            <text:p>0.0980607617544848</text:p>
          </table:table-cell>
        </table:table-row>
        <table:table-row table:style-name="ro1">
          <table:table-cell office:value-type="float" office:value="31.4492297159995" calcext:value-type="float">
            <text:p>31.4492297159995</text:p>
          </table:table-cell>
          <table:table-cell office:value-type="float" office:value="107898" calcext:value-type="float">
            <text:p>107898</text:p>
          </table:table-cell>
          <table:table-cell office:value-type="float" office:value="107491" calcext:value-type="float">
            <text:p>107491</text:p>
          </table:table-cell>
          <table:table-cell office:value-type="float" office:value="0.0977412139051956" calcext:value-type="float">
            <text:p>0.0977412139051956</text:p>
          </table:table-cell>
        </table:table-row>
        <table:table-row table:style-name="ro1">
          <table:table-cell office:value-type="float" office:value="31.5503327949991" calcext:value-type="float">
            <text:p>31.5503327949991</text:p>
          </table:table-cell>
          <table:table-cell office:value-type="float" office:value="108271" calcext:value-type="float">
            <text:p>108271</text:p>
          </table:table-cell>
          <table:table-cell office:value-type="float" office:value="107401" calcext:value-type="float">
            <text:p>107401</text:p>
          </table:table-cell>
          <table:table-cell office:value-type="float" office:value="0.0974237403549257" calcext:value-type="float">
            <text:p>0.0974237403549257</text:p>
          </table:table-cell>
        </table:table-row>
        <table:table-row table:style-name="ro1">
          <table:table-cell office:value-type="float" office:value="31.6525389490016" calcext:value-type="float">
            <text:p>31.6525389490016</text:p>
          </table:table-cell>
          <table:table-cell office:value-type="float" office:value="108615" calcext:value-type="float">
            <text:p>108615</text:p>
          </table:table-cell>
          <table:table-cell office:value-type="float" office:value="108271" calcext:value-type="float">
            <text:p>108271</text:p>
          </table:table-cell>
          <table:table-cell office:value-type="float" office:value="0.097108321357423" calcext:value-type="float">
            <text:p>0.097108321357423</text:p>
          </table:table-cell>
        </table:table-row>
        <table:table-row table:style-name="ro1">
          <table:table-cell office:value-type="float" office:value="31.7549147450009" calcext:value-type="float">
            <text:p>31.7549147450009</text:p>
          </table:table-cell>
          <table:table-cell office:value-type="float" office:value="108924" calcext:value-type="float">
            <text:p>108924</text:p>
          </table:table-cell>
          <table:table-cell office:value-type="float" office:value="108615" calcext:value-type="float">
            <text:p>108615</text:p>
          </table:table-cell>
          <table:table-cell office:value-type="float" office:value="0.0967949373407155" calcext:value-type="float">
            <text:p>0.0967949373407155</text:p>
          </table:table-cell>
        </table:table-row>
        <table:table-row table:style-name="ro1">
          <table:table-cell office:value-type="float" office:value="31.8569453970013" calcext:value-type="float">
            <text:p>31.8569453970013</text:p>
          </table:table-cell>
          <table:table-cell office:value-type="float" office:value="109194" calcext:value-type="float">
            <text:p>109194</text:p>
          </table:table-cell>
          <table:table-cell office:value-type="float" office:value="108924" calcext:value-type="float">
            <text:p>108924</text:p>
          </table:table-cell>
          <table:table-cell office:value-type="float" office:value="0.0964835689201914" calcext:value-type="float">
            <text:p>0.0964835689201914</text:p>
          </table:table-cell>
        </table:table-row>
        <table:table-row table:style-name="ro1">
          <table:table-cell office:value-type="float" office:value="31.9584001399999" calcext:value-type="float">
            <text:p>31.9584001399999</text:p>
          </table:table-cell>
          <table:table-cell office:value-type="float" office:value="109426" calcext:value-type="float">
            <text:p>109426</text:p>
          </table:table-cell>
          <table:table-cell office:value-type="float" office:value="107994" calcext:value-type="float">
            <text:p>107994</text:p>
          </table:table-cell>
          <table:table-cell office:value-type="float" office:value="0.0961741969083051" calcext:value-type="float">
            <text:p>0.0961741969083051</text:p>
          </table:table-cell>
        </table:table-row>
        <table:table-row table:style-name="ro1">
          <table:table-cell office:value-type="float" office:value="32.060595343999" calcext:value-type="float">
            <text:p>32.060595343999</text:p>
          </table:table-cell>
          <table:table-cell office:value-type="float" office:value="109621" calcext:value-type="float">
            <text:p>109621</text:p>
          </table:table-cell>
          <table:table-cell office:value-type="float" office:value="109426" calcext:value-type="float">
            <text:p>109426</text:p>
          </table:table-cell>
          <table:table-cell office:value-type="float" office:value="0.0958668023215967" calcext:value-type="float">
            <text:p>0.0958668023215967</text:p>
          </table:table-cell>
        </table:table-row>
        <table:table-row table:style-name="ro1">
          <table:table-cell office:value-type="float" office:value="32.1620181569997" calcext:value-type="float">
            <text:p>32.1620181569997</text:p>
          </table:table-cell>
          <table:table-cell office:value-type="float" office:value="109775" calcext:value-type="float">
            <text:p>109775</text:p>
          </table:table-cell>
          <table:table-cell office:value-type="float" office:value="109621" calcext:value-type="float">
            <text:p>109621</text:p>
          </table:table-cell>
          <table:table-cell office:value-type="float" office:value="0.0955613663855793" calcext:value-type="float">
            <text:p>0.0955613663855793</text:p>
          </table:table-cell>
        </table:table-row>
        <table:table-row table:style-name="ro1">
          <table:table-cell office:value-type="float" office:value="32.2633310890014" calcext:value-type="float">
            <text:p>32.2633310890014</text:p>
          </table:table-cell>
          <table:table-cell office:value-type="float" office:value="109889" calcext:value-type="float">
            <text:p>109889</text:p>
          </table:table-cell>
          <table:table-cell office:value-type="float" office:value="109775" calcext:value-type="float">
            <text:p>109775</text:p>
          </table:table-cell>
          <table:table-cell office:value-type="float" office:value="0.0952578705379305" calcext:value-type="float">
            <text:p>0.0952578705379305</text:p>
          </table:table-cell>
        </table:table-row>
        <table:table-row table:style-name="ro1">
          <table:table-cell office:value-type="float" office:value="32.3652638790009" calcext:value-type="float">
            <text:p>32.3652638790009</text:p>
          </table:table-cell>
          <table:table-cell office:value-type="float" office:value="109964" calcext:value-type="float">
            <text:p>109964</text:p>
          </table:table-cell>
          <table:table-cell office:value-type="float" office:value="108689" calcext:value-type="float">
            <text:p>108689</text:p>
          </table:table-cell>
          <table:table-cell office:value-type="float" office:value="0.0949562964303444" calcext:value-type="float">
            <text:p>0.0949562964303444</text:p>
          </table:table-cell>
        </table:table-row>
        <table:table-row table:style-name="ro1">
          <table:table-cell office:value-type="float" office:value="32.4668318139993" calcext:value-type="float">
            <text:p>32.4668318139993</text:p>
          </table:table-cell>
          <table:table-cell office:value-type="float" office:value="109997" calcext:value-type="float">
            <text:p>109997</text:p>
          </table:table-cell>
          <table:table-cell office:value-type="float" office:value="109964" calcext:value-type="float">
            <text:p>109964</text:p>
          </table:table-cell>
          <table:table-cell office:value-type="float" office:value="0.0946566259293223" calcext:value-type="float">
            <text:p>0.0946566259293223</text:p>
          </table:table-cell>
        </table:table-row>
        <table:table-row table:style-name="ro1">
          <table:table-cell office:value-type="float" office:value="32.5681974860017" calcext:value-type="float">
            <text:p>32.5681974860017</text:p>
          </table:table-cell>
          <table:table-cell office:value-type="float" office:value="109990" calcext:value-type="float">
            <text:p>109990</text:p>
          </table:table-cell>
          <table:table-cell office:value-type="float" office:value="109997" calcext:value-type="float">
            <text:p>109997</text:p>
          </table:table-cell>
          <table:table-cell office:value-type="float" office:value="0.0943588411161286" calcext:value-type="float">
            <text:p>0.0943588411161286</text:p>
          </table:table-cell>
        </table:table-row>
        <table:table-row table:style-name="ro1">
          <table:table-cell office:value-type="float" office:value="32.6709748979993" calcext:value-type="float">
            <text:p>32.6709748979993</text:p>
          </table:table-cell>
          <table:table-cell office:value-type="float" office:value="109942" calcext:value-type="float">
            <text:p>109942</text:p>
          </table:table-cell>
          <table:table-cell office:value-type="float" office:value="109990" calcext:value-type="float">
            <text:p>109990</text:p>
          </table:table-cell>
          <table:table-cell office:value-type="float" office:value="0.0940629242860918" calcext:value-type="float">
            <text:p>0.0940629242860918</text:p>
          </table:table-cell>
        </table:table-row>
        <table:table-row table:style-name="ro1">
          <table:table-cell office:value-type="float" office:value="32.773043879999" calcext:value-type="float">
            <text:p>32.773043879999</text:p>
          </table:table-cell>
          <table:table-cell office:value-type="float" office:value="109853" calcext:value-type="float">
            <text:p>109853</text:p>
          </table:table-cell>
          <table:table-cell office:value-type="float" office:value="109942" calcext:value-type="float">
            <text:p>109942</text:p>
          </table:table-cell>
          <table:table-cell office:value-type="float" office:value="0.0937118778904119" calcext:value-type="float">
            <text:p>0.0937118778904119</text:p>
          </table:table-cell>
        </table:table-row>
        <table:table-row table:style-name="ro1">
          <table:table-cell office:value-type="float" office:value="32.8752144729988" calcext:value-type="float">
            <text:p>32.8752144729988</text:p>
          </table:table-cell>
          <table:table-cell office:value-type="float" office:value="109723" calcext:value-type="float">
            <text:p>109723</text:p>
          </table:table-cell>
          <table:table-cell office:value-type="float" office:value="109853" calcext:value-type="float">
            <text:p>109853</text:p>
          </table:table-cell>
          <table:table-cell office:value-type="float" office:value="0.0933744102877896" calcext:value-type="float">
            <text:p>0.0933744102877896</text:p>
          </table:table-cell>
        </table:table-row>
        <table:table-row table:style-name="ro1">
          <table:table-cell office:value-type="float" office:value="32.9774379869996" calcext:value-type="float">
            <text:p>32.9774379869996</text:p>
          </table:table-cell>
          <table:table-cell office:value-type="float" office:value="109553" calcext:value-type="float">
            <text:p>109553</text:p>
          </table:table-cell>
          <table:table-cell office:value-type="float" office:value="109723" calcext:value-type="float">
            <text:p>109723</text:p>
          </table:table-cell>
          <table:table-cell office:value-type="float" office:value="0.0930481520834427" calcext:value-type="float">
            <text:p>0.0930481520834427</text:p>
          </table:table-cell>
        </table:table-row>
        <table:table-row table:style-name="ro1">
          <table:table-cell office:value-type="float" office:value="33.0788029700016" calcext:value-type="float">
            <text:p>33.0788029700016</text:p>
          </table:table-cell>
          <table:table-cell office:value-type="float" office:value="109345" calcext:value-type="float">
            <text:p>109345</text:p>
          </table:table-cell>
          <table:table-cell office:value-type="float" office:value="109553" calcext:value-type="float">
            <text:p>109553</text:p>
          </table:table-cell>
          <table:table-cell office:value-type="float" office:value="0.0927312045935834" calcext:value-type="float">
            <text:p>0.0927312045935834</text:p>
          </table:table-cell>
        </table:table-row>
        <table:table-row table:style-name="ro1">
          <table:table-cell office:value-type="float" office:value="33.1803341340019" calcext:value-type="float">
            <text:p>33.1803341340019</text:p>
          </table:table-cell>
          <table:table-cell office:value-type="float" office:value="109100" calcext:value-type="float">
            <text:p>109100</text:p>
          </table:table-cell>
          <table:table-cell office:value-type="float" office:value="109345" calcext:value-type="float">
            <text:p>109345</text:p>
          </table:table-cell>
          <table:table-cell office:value-type="float" office:value="0.0924220457417361" calcext:value-type="float">
            <text:p>0.0924220457417361</text:p>
          </table:table-cell>
        </table:table-row>
        <table:table-row table:style-name="ro1">
          <table:table-cell office:value-type="float" office:value="33.2815197640011" calcext:value-type="float">
            <text:p>33.2815197640011</text:p>
          </table:table-cell>
          <table:table-cell office:value-type="float" office:value="108818" calcext:value-type="float">
            <text:p>108818</text:p>
          </table:table-cell>
          <table:table-cell office:value-type="float" office:value="109100" calcext:value-type="float">
            <text:p>109100</text:p>
          </table:table-cell>
          <table:table-cell office:value-type="float" office:value="0.092119454775207" calcext:value-type="float">
            <text:p>0.092119454775207</text:p>
          </table:table-cell>
        </table:table-row>
        <table:table-row table:style-name="ro1">
          <table:table-cell office:value-type="float" office:value="33.3833582330008" calcext:value-type="float">
            <text:p>33.3833582330008</text:p>
          </table:table-cell>
          <table:table-cell office:value-type="float" office:value="108498" calcext:value-type="float">
            <text:p>108498</text:p>
          </table:table-cell>
          <table:table-cell office:value-type="float" office:value="108818" calcext:value-type="float">
            <text:p>108818</text:p>
          </table:table-cell>
          <table:table-cell office:value-type="float" office:value="0.0918224520376883" calcext:value-type="float">
            <text:p>0.0918224520376883</text:p>
          </table:table-cell>
        </table:table-row>
        <table:table-row table:style-name="ro1">
          <table:table-cell office:value-type="float" office:value="33.4851199299992" calcext:value-type="float">
            <text:p>33.4851199299992</text:p>
          </table:table-cell>
          <table:table-cell office:value-type="float" office:value="108144" calcext:value-type="float">
            <text:p>108144</text:p>
          </table:table-cell>
          <table:table-cell office:value-type="float" office:value="108498" calcext:value-type="float">
            <text:p>108498</text:p>
          </table:table-cell>
          <table:table-cell office:value-type="float" office:value="0.0915302507867772" calcext:value-type="float">
            <text:p>0.0915302507867772</text:p>
          </table:table-cell>
        </table:table-row>
        <table:table-row table:style-name="ro1">
          <table:table-cell office:value-type="float" office:value="33.587198262001" calcext:value-type="float">
            <text:p>33.587198262001</text:p>
          </table:table-cell>
          <table:table-cell office:value-type="float" office:value="107756" calcext:value-type="float">
            <text:p>107756</text:p>
          </table:table-cell>
          <table:table-cell office:value-type="float" office:value="108144" calcext:value-type="float">
            <text:p>108144</text:p>
          </table:table-cell>
          <table:table-cell office:value-type="float" office:value="0.0912422186474397" calcext:value-type="float">
            <text:p>0.0912422186474397</text:p>
          </table:table-cell>
        </table:table-row>
        <table:table-row table:style-name="ro1">
          <table:table-cell office:value-type="float" office:value="33.6892252840007" calcext:value-type="float">
            <text:p>33.6892252840007</text:p>
          </table:table-cell>
          <table:table-cell office:value-type="float" office:value="107335" calcext:value-type="float">
            <text:p>107335</text:p>
          </table:table-cell>
          <table:table-cell office:value-type="float" office:value="107756" calcext:value-type="float">
            <text:p>107756</text:p>
          </table:table-cell>
          <table:table-cell office:value-type="float" office:value="0.0909578467742392" calcext:value-type="float">
            <text:p>0.0909578467742392</text:p>
          </table:table-cell>
        </table:table-row>
        <table:table-row table:style-name="ro1">
          <table:table-cell office:value-type="float" office:value="33.790777309001" calcext:value-type="float">
            <text:p>33.790777309001</text:p>
          </table:table-cell>
          <table:table-cell office:value-type="float" office:value="106887" calcext:value-type="float">
            <text:p>106887</text:p>
          </table:table-cell>
          <table:table-cell office:value-type="float" office:value="107335" calcext:value-type="float">
            <text:p>107335</text:p>
          </table:table-cell>
          <table:table-cell office:value-type="float" office:value="0.0906767251805854" calcext:value-type="float">
            <text:p>0.0906767251805854</text:p>
          </table:table-cell>
        </table:table-row>
        <table:table-row table:style-name="ro1">
          <table:table-cell office:value-type="float" office:value="33.8919959689993" calcext:value-type="float">
            <text:p>33.8919959689993</text:p>
          </table:table-cell>
          <table:table-cell office:value-type="float" office:value="106412" calcext:value-type="float">
            <text:p>106412</text:p>
          </table:table-cell>
          <table:table-cell office:value-type="float" office:value="106887" calcext:value-type="float">
            <text:p>106887</text:p>
          </table:table-cell>
          <table:table-cell office:value-type="float" office:value="0.0903985230016112" calcext:value-type="float">
            <text:p>0.0903985230016112</text:p>
          </table:table-cell>
        </table:table-row>
        <table:table-row table:style-name="ro1">
          <table:table-cell office:value-type="float" office:value="33.9933874210001" calcext:value-type="float">
            <text:p>33.9933874210001</text:p>
          </table:table-cell>
          <table:table-cell office:value-type="float" office:value="105911" calcext:value-type="float">
            <text:p>105911</text:p>
          </table:table-cell>
          <table:table-cell office:value-type="float" office:value="106412" calcext:value-type="float">
            <text:p>106412</text:p>
          </table:table-cell>
          <table:table-cell office:value-type="float" office:value="0.0901229727039596" calcext:value-type="float">
            <text:p>0.0901229727039596</text:p>
          </table:table-cell>
        </table:table-row>
        <table:table-row table:style-name="ro1">
          <table:table-cell office:value-type="float" office:value="34.0955339640022" calcext:value-type="float">
            <text:p>34.0955339640022</text:p>
          </table:table-cell>
          <table:table-cell office:value-type="float" office:value="105381" calcext:value-type="float">
            <text:p>105381</text:p>
          </table:table-cell>
          <table:table-cell office:value-type="float" office:value="105911" calcext:value-type="float">
            <text:p>105911</text:p>
          </table:table-cell>
          <table:table-cell office:value-type="float" office:value="0.0898498574531085" calcext:value-type="float">
            <text:p>0.0898498574531085</text:p>
          </table:table-cell>
        </table:table-row>
        <table:table-row table:style-name="ro1">
          <table:table-cell office:value-type="float" office:value="34.1973951729997" calcext:value-type="float">
            <text:p>34.1973951729997</text:p>
          </table:table-cell>
          <table:table-cell office:value-type="float" office:value="104831" calcext:value-type="float">
            <text:p>104831</text:p>
          </table:table-cell>
          <table:table-cell office:value-type="float" office:value="105381" calcext:value-type="float">
            <text:p>105381</text:p>
          </table:table-cell>
          <table:table-cell office:value-type="float" office:value="0.0895790010067346" calcext:value-type="float">
            <text:p>0.0895790010067346</text:p>
          </table:table-cell>
        </table:table-row>
        <table:table-row table:style-name="ro1">
          <table:table-cell office:value-type="float" office:value="34.3002227360012" calcext:value-type="float">
            <text:p>34.3002227360012</text:p>
          </table:table-cell>
          <table:table-cell office:value-type="float" office:value="104256" calcext:value-type="float">
            <text:p>104256</text:p>
          </table:table-cell>
          <table:table-cell office:value-type="float" office:value="104831" calcext:value-type="float">
            <text:p>104831</text:p>
          </table:table-cell>
          <table:table-cell office:value-type="float" office:value="0.0893102596289171" calcext:value-type="float">
            <text:p>0.0893102596289171</text:p>
          </table:table-cell>
        </table:table-row>
        <table:table-row table:style-name="ro1">
          <table:table-cell office:value-type="float" office:value="34.4023308979995" calcext:value-type="float">
            <text:p>34.4023308979995</text:p>
          </table:table-cell>
          <table:table-cell office:value-type="float" office:value="103667" calcext:value-type="float">
            <text:p>103667</text:p>
          </table:table-cell>
          <table:table-cell office:value-type="float" office:value="104256" calcext:value-type="float">
            <text:p>104256</text:p>
          </table:table-cell>
          <table:table-cell office:value-type="float" office:value="0.0890435156210222" calcext:value-type="float">
            <text:p>0.0890435156210222</text:p>
          </table:table-cell>
        </table:table-row>
        <table:table-row table:style-name="ro1">
          <table:table-cell office:value-type="float" office:value="34.5041545070017" calcext:value-type="float">
            <text:p>34.5041545070017</text:p>
          </table:table-cell>
          <table:table-cell office:value-type="float" office:value="103065" calcext:value-type="float">
            <text:p>103065</text:p>
          </table:table-cell>
          <table:table-cell office:value-type="float" office:value="103667" calcext:value-type="float">
            <text:p>103667</text:p>
          </table:table-cell>
          <table:table-cell office:value-type="float" office:value="0.0887786721459406" calcext:value-type="float">
            <text:p>0.0887786721459406</text:p>
          </table:table-cell>
        </table:table-row>
        <table:table-row table:style-name="ro1">
          <table:table-cell office:value-type="float" office:value="34.6071137610015" calcext:value-type="float">
            <text:p>34.6071137610015</text:p>
          </table:table-cell>
          <table:table-cell office:value-type="float" office:value="102443" calcext:value-type="float">
            <text:p>102443</text:p>
          </table:table-cell>
          <table:table-cell office:value-type="float" office:value="103065" calcext:value-type="float">
            <text:p>103065</text:p>
          </table:table-cell>
          <table:table-cell office:value-type="float" office:value="0.0885156490870149" calcext:value-type="float">
            <text:p>0.0885156490870149</text:p>
          </table:table-cell>
        </table:table-row>
        <table:table-row table:style-name="ro1">
          <table:table-cell office:value-type="float" office:value="34.7081445479998" calcext:value-type="float">
            <text:p>34.7081445479998</text:p>
          </table:table-cell>
          <table:table-cell office:value-type="float" office:value="101823" calcext:value-type="float">
            <text:p>101823</text:p>
          </table:table-cell>
          <table:table-cell office:value-type="float" office:value="102443" calcext:value-type="float">
            <text:p>102443</text:p>
          </table:table-cell>
          <table:table-cell office:value-type="float" office:value="0.0882543797347282" calcext:value-type="float">
            <text:p>0.0882543797347282</text:p>
          </table:table-cell>
        </table:table-row>
        <table:table-row table:style-name="ro1">
          <table:table-cell office:value-type="float" office:value="34.8095591310012" calcext:value-type="float">
            <text:p>34.8095591310012</text:p>
          </table:table-cell>
          <table:table-cell office:value-type="float" office:value="101193" calcext:value-type="float">
            <text:p>101193</text:p>
          </table:table-cell>
          <table:table-cell office:value-type="float" office:value="101823" calcext:value-type="float">
            <text:p>101823</text:p>
          </table:table-cell>
          <table:table-cell office:value-type="float" office:value="0.0879948081356086" calcext:value-type="float">
            <text:p>0.0879948081356086</text:p>
          </table:table-cell>
        </table:table-row>
        <table:table-row table:style-name="ro1">
          <table:table-cell office:value-type="float" office:value="34.9106998200004" calcext:value-type="float">
            <text:p>34.9106998200004</text:p>
          </table:table-cell>
          <table:table-cell office:value-type="float" office:value="100560" calcext:value-type="float">
            <text:p>100560</text:p>
          </table:table-cell>
          <table:table-cell office:value-type="float" office:value="101193" calcext:value-type="float">
            <text:p>101193</text:p>
          </table:table-cell>
          <table:table-cell office:value-type="float" office:value="0.0877368869709147" calcext:value-type="float">
            <text:p>0.0877368869709147</text:p>
          </table:table-cell>
        </table:table-row>
        <table:table-row table:style-name="ro1">
          <table:table-cell office:value-type="float" office:value="35.0130413959996" calcext:value-type="float">
            <text:p>35.0130413959996</text:p>
          </table:table-cell>
          <table:table-cell office:value-type="float" office:value="99918" calcext:value-type="float">
            <text:p>99918</text:p>
          </table:table-cell>
          <table:table-cell office:value-type="float" office:value="100560" calcext:value-type="float">
            <text:p>100560</text:p>
          </table:table-cell>
          <table:table-cell office:value-type="float" office:value="0.0874805758591525" calcext:value-type="float">
            <text:p>0.0874805758591525</text:p>
          </table:table-cell>
        </table:table-row>
        <table:table-row table:style-name="ro1">
          <table:table-cell office:value-type="float" office:value="35.1143172769989" calcext:value-type="float">
            <text:p>35.1143172769989</text:p>
          </table:table-cell>
          <table:table-cell office:value-type="float" office:value="99282" calcext:value-type="float">
            <text:p>99282</text:p>
          </table:table-cell>
          <table:table-cell office:value-type="float" office:value="99918" calcext:value-type="float">
            <text:p>99918</text:p>
          </table:table-cell>
          <table:table-cell office:value-type="float" office:value="0.0872258399976668" calcext:value-type="float">
            <text:p>0.0872258399976668</text:p>
          </table:table-cell>
        </table:table-row>
        <table:table-row table:style-name="ro1">
          <table:table-cell office:value-type="float" office:value="35.2163359180013" calcext:value-type="float">
            <text:p>35.2163359180013</text:p>
          </table:table-cell>
          <table:table-cell office:value-type="float" office:value="98644" calcext:value-type="float">
            <text:p>98644</text:p>
          </table:table-cell>
          <table:table-cell office:value-type="float" office:value="99282" calcext:value-type="float">
            <text:p>99282</text:p>
          </table:table-cell>
          <table:table-cell office:value-type="float" office:value="0.0869726490754974" calcext:value-type="float">
            <text:p>0.0869726490754974</text:p>
          </table:table-cell>
        </table:table-row>
        <table:table-row table:style-name="ro1">
          <table:table-cell office:value-type="float" office:value="35.3181630969993" calcext:value-type="float">
            <text:p>35.3181630969993</text:p>
          </table:table-cell>
          <table:table-cell office:value-type="float" office:value="98014" calcext:value-type="float">
            <text:p>98014</text:p>
          </table:table-cell>
          <table:table-cell office:value-type="float" office:value="98644" calcext:value-type="float">
            <text:p>98644</text:p>
          </table:table-cell>
          <table:table-cell office:value-type="float" office:value="0.086720976403255" calcext:value-type="float">
            <text:p>0.086720976403255</text:p>
          </table:table-cell>
        </table:table-row>
        <table:table-row table:style-name="ro1">
          <table:table-cell office:value-type="float" office:value="35.4204350709988" calcext:value-type="float">
            <text:p>35.4204350709988</text:p>
          </table:table-cell>
          <table:table-cell office:value-type="float" office:value="97388" calcext:value-type="float">
            <text:p>97388</text:p>
          </table:table-cell>
          <table:table-cell office:value-type="float" office:value="98014" calcext:value-type="float">
            <text:p>98014</text:p>
          </table:table-cell>
          <table:table-cell office:value-type="float" office:value="0.0921688039146268" calcext:value-type="float">
            <text:p>0.0921688039146268</text:p>
          </table:table-cell>
        </table:table-row>
        <table:table-row table:style-name="ro1">
          <table:table-cell office:value-type="float" office:value="35.5231231020007" calcext:value-type="float">
            <text:p>35.5231231020007</text:p>
          </table:table-cell>
          <table:table-cell office:value-type="float" office:value="96771" calcext:value-type="float">
            <text:p>96771</text:p>
          </table:table-cell>
          <table:table-cell office:value-type="float" office:value="97388" calcext:value-type="float">
            <text:p>97388</text:p>
          </table:table-cell>
          <table:table-cell office:value-type="float" office:value="0.0964623158589742" calcext:value-type="float">
            <text:p>0.0964623158589742</text:p>
          </table:table-cell>
        </table:table-row>
        <table:table-row table:style-name="ro1">
          <table:table-cell office:value-type="float" office:value="35.625309744999" calcext:value-type="float">
            <text:p>35.625309744999</text:p>
          </table:table-cell>
          <table:table-cell office:value-type="float" office:value="96171" calcext:value-type="float">
            <text:p>96171</text:p>
          </table:table-cell>
          <table:table-cell office:value-type="float" office:value="96771" calcext:value-type="float">
            <text:p>96771</text:p>
          </table:table-cell>
          <table:table-cell office:value-type="float" office:value="0.099832742205593" calcext:value-type="float">
            <text:p>0.099832742205593</text:p>
          </table:table-cell>
        </table:table-row>
        <table:table-row table:style-name="ro1">
          <table:table-cell office:value-type="float" office:value="35.7265286549991" calcext:value-type="float">
            <text:p>35.7265286549991</text:p>
          </table:table-cell>
          <table:table-cell office:value-type="float" office:value="95591" calcext:value-type="float">
            <text:p>95591</text:p>
          </table:table-cell>
          <table:table-cell office:value-type="float" office:value="96171" calcext:value-type="float">
            <text:p>96171</text:p>
          </table:table-cell>
          <table:table-cell office:value-type="float" office:value="0.102465063820972" calcext:value-type="float">
            <text:p>0.102465063820972</text:p>
          </table:table-cell>
        </table:table-row>
        <table:table-row table:style-name="ro1">
          <table:table-cell office:value-type="float" office:value="35.8286816280015" calcext:value-type="float">
            <text:p>35.8286816280015</text:p>
          </table:table-cell>
          <table:table-cell office:value-type="float" office:value="95025" calcext:value-type="float">
            <text:p>95025</text:p>
          </table:table-cell>
          <table:table-cell office:value-type="float" office:value="95591" calcext:value-type="float">
            <text:p>95591</text:p>
          </table:table-cell>
          <table:table-cell office:value-type="float" office:value="0.104507262324383" calcext:value-type="float">
            <text:p>0.104507262324383</text:p>
          </table:table-cell>
        </table:table-row>
        <table:table-row table:style-name="ro1">
          <table:table-cell office:value-type="float" office:value="35.9304210250011" calcext:value-type="float">
            <text:p>35.9304210250011</text:p>
          </table:table-cell>
          <table:table-cell office:value-type="float" office:value="94481" calcext:value-type="float">
            <text:p>94481</text:p>
          </table:table-cell>
          <table:table-cell office:value-type="float" office:value="95025" calcext:value-type="float">
            <text:p>95025</text:p>
          </table:table-cell>
          <table:table-cell office:value-type="float" office:value="0.106077719971866" calcext:value-type="float">
            <text:p>0.106077719971866</text:p>
          </table:table-cell>
        </table:table-row>
        <table:table-row table:style-name="ro1">
          <table:table-cell office:value-type="float" office:value="36.0333383489997" calcext:value-type="float">
            <text:p>36.0333383489997</text:p>
          </table:table-cell>
          <table:table-cell office:value-type="float" office:value="93953" calcext:value-type="float">
            <text:p>93953</text:p>
          </table:table-cell>
          <table:table-cell office:value-type="float" office:value="94481" calcext:value-type="float">
            <text:p>94481</text:p>
          </table:table-cell>
          <table:table-cell office:value-type="float" office:value="0.107271139562927" calcext:value-type="float">
            <text:p>0.107271139562927</text:p>
          </table:table-cell>
        </table:table-row>
        <table:table-row table:style-name="ro1">
          <table:table-cell office:value-type="float" office:value="36.135167968001" calcext:value-type="float">
            <text:p>36.135167968001</text:p>
          </table:table-cell>
          <table:table-cell office:value-type="float" office:value="93457" calcext:value-type="float">
            <text:p>93457</text:p>
          </table:table-cell>
          <table:table-cell office:value-type="float" office:value="93953" calcext:value-type="float">
            <text:p>93953</text:p>
          </table:table-cell>
          <table:table-cell office:value-type="float" office:value="0.108163280365425" calcext:value-type="float">
            <text:p>0.108163280365425</text:p>
          </table:table-cell>
        </table:table-row>
        <table:table-row table:style-name="ro1">
          <table:table-cell office:value-type="float" office:value="36.2372765100008" calcext:value-type="float">
            <text:p>36.2372765100008</text:p>
          </table:table-cell>
          <table:table-cell office:value-type="float" office:value="92985" calcext:value-type="float">
            <text:p>92985</text:p>
          </table:table-cell>
          <table:table-cell office:value-type="float" office:value="93457" calcext:value-type="float">
            <text:p>93457</text:p>
          </table:table-cell>
          <table:table-cell office:value-type="float" office:value="0.108814746855014" calcext:value-type="float">
            <text:p>0.108814746855014</text:p>
          </table:table-cell>
        </table:table-row>
        <table:table-row table:style-name="ro1">
          <table:table-cell office:value-type="float" office:value="36.3395052939995" calcext:value-type="float">
            <text:p>36.3395052939995</text:p>
          </table:table-cell>
          <table:table-cell office:value-type="float" office:value="92542" calcext:value-type="float">
            <text:p>92542</text:p>
          </table:table-cell>
          <table:table-cell office:value-type="float" office:value="92985" calcext:value-type="float">
            <text:p>92985</text:p>
          </table:table-cell>
          <table:table-cell office:value-type="float" office:value="0.109274019706234" calcext:value-type="float">
            <text:p>0.109274019706234</text:p>
          </table:table-cell>
        </table:table-row>
        <table:table-row table:style-name="ro1">
          <table:table-cell office:value-type="float" office:value="36.441358373002" calcext:value-type="float">
            <text:p>36.441358373002</text:p>
          </table:table-cell>
          <table:table-cell office:value-type="float" office:value="92131" calcext:value-type="float">
            <text:p>92131</text:p>
          </table:table-cell>
          <table:table-cell office:value-type="float" office:value="92470" calcext:value-type="float">
            <text:p>92470</text:p>
          </table:table-cell>
          <table:table-cell office:value-type="float" office:value="0.109579880584932" calcext:value-type="float">
            <text:p>0.109579880584932</text:p>
          </table:table-cell>
        </table:table-row>
        <table:table-row table:style-name="ro1">
          <table:table-cell office:value-type="float" office:value="36.5429062770018" calcext:value-type="float">
            <text:p>36.5429062770018</text:p>
          </table:table-cell>
          <table:table-cell office:value-type="float" office:value="91754" calcext:value-type="float">
            <text:p>91754</text:p>
          </table:table-cell>
          <table:table-cell office:value-type="float" office:value="92131" calcext:value-type="float">
            <text:p>92131</text:p>
          </table:table-cell>
          <table:table-cell office:value-type="float" office:value="0.109763351981757" calcext:value-type="float">
            <text:p>0.109763351981757</text:p>
          </table:table-cell>
        </table:table-row>
        <table:table-row table:style-name="ro1">
          <table:table-cell office:value-type="float" office:value="36.6461485850014" calcext:value-type="float">
            <text:p>36.6461485850014</text:p>
          </table:table-cell>
          <table:table-cell office:value-type="float" office:value="91404" calcext:value-type="float">
            <text:p>91404</text:p>
          </table:table-cell>
          <table:table-cell office:value-type="float" office:value="91754" calcext:value-type="float">
            <text:p>91754</text:p>
          </table:table-cell>
          <table:table-cell office:value-type="float" office:value="0.109849249078519" calcext:value-type="float">
            <text:p>0.109849249078519</text:p>
          </table:table-cell>
        </table:table-row>
        <table:table-row table:style-name="ro1">
          <table:table-cell office:value-type="float" office:value="36.7494254439989" calcext:value-type="float">
            <text:p>36.7494254439989</text:p>
          </table:table-cell>
          <table:table-cell office:value-type="float" office:value="91091" calcext:value-type="float">
            <text:p>91091</text:p>
          </table:table-cell>
          <table:table-cell office:value-type="float" office:value="91404" calcext:value-type="float">
            <text:p>91404</text:p>
          </table:table-cell>
          <table:table-cell office:value-type="float" office:value="0.109857421240837" calcext:value-type="float">
            <text:p>0.109857421240837</text:p>
          </table:table-cell>
        </table:table-row>
        <table:table-row table:style-name="ro1">
          <table:table-cell office:value-type="float" office:value="36.8514611950013" calcext:value-type="float">
            <text:p>36.8514611950013</text:p>
          </table:table-cell>
          <table:table-cell office:value-type="float" office:value="90818" calcext:value-type="float">
            <text:p>90818</text:p>
          </table:table-cell>
          <table:table-cell office:value-type="float" office:value="90230" calcext:value-type="float">
            <text:p>90230</text:p>
          </table:table-cell>
          <table:table-cell office:value-type="float" office:value="0.109803745211848" calcext:value-type="float">
            <text:p>0.109803745211848</text:p>
          </table:table-cell>
        </table:table-row>
        <table:table-row table:style-name="ro1">
          <table:table-cell office:value-type="float" office:value="36.954599061999" calcext:value-type="float">
            <text:p>36.954599061999</text:p>
          </table:table-cell>
          <table:table-cell office:value-type="float" office:value="90581" calcext:value-type="float">
            <text:p>90581</text:p>
          </table:table-cell>
          <table:table-cell office:value-type="float" office:value="90818" calcext:value-type="float">
            <text:p>90818</text:p>
          </table:table-cell>
          <table:table-cell office:value-type="float" office:value="0.109700919666746" calcext:value-type="float">
            <text:p>0.109700919666746</text:p>
          </table:table-cell>
        </table:table-row>
        <table:table-row table:style-name="ro1">
          <table:table-cell office:value-type="float" office:value="37.0568057250021" calcext:value-type="float">
            <text:p>37.0568057250021</text:p>
          </table:table-cell>
          <table:table-cell office:value-type="float" office:value="90385" calcext:value-type="float">
            <text:p>90385</text:p>
          </table:table-cell>
          <table:table-cell office:value-type="float" office:value="90581" calcext:value-type="float">
            <text:p>90581</text:p>
          </table:table-cell>
          <table:table-cell office:value-type="float" office:value="0.109559100856013" calcext:value-type="float">
            <text:p>0.109559100856013</text:p>
          </table:table-cell>
        </table:table-row>
        <table:table-row table:style-name="ro1">
          <table:table-cell office:value-type="float" office:value="37.1580102250009" calcext:value-type="float">
            <text:p>37.1580102250009</text:p>
          </table:table-cell>
          <table:table-cell office:value-type="float" office:value="90229" calcext:value-type="float">
            <text:p>90229</text:p>
          </table:table-cell>
          <table:table-cell office:value-type="float" office:value="90385" calcext:value-type="float">
            <text:p>90385</text:p>
          </table:table-cell>
          <table:table-cell office:value-type="float" office:value="0.109386411119593" calcext:value-type="float">
            <text:p>0.109386411119593</text:p>
          </table:table-cell>
        </table:table-row>
        <table:table-row table:style-name="ro1">
          <table:table-cell office:value-type="float" office:value="37.2612012030004" calcext:value-type="float">
            <text:p>37.2612012030004</text:p>
          </table:table-cell>
          <table:table-cell office:value-type="float" office:value="90112" calcext:value-type="float">
            <text:p>90112</text:p>
          </table:table-cell>
          <table:table-cell office:value-type="float" office:value="90229" calcext:value-type="float">
            <text:p>90229</text:p>
          </table:table-cell>
          <table:table-cell office:value-type="float" office:value="0.109189345697842" calcext:value-type="float">
            <text:p>0.109189345697842</text:p>
          </table:table-cell>
        </table:table-row>
        <table:table-row table:style-name="ro1">
          <table:table-cell office:value-type="float" office:value="37.3639617039989" calcext:value-type="float">
            <text:p>37.3639617039989</text:p>
          </table:table-cell>
          <table:table-cell office:value-type="float" office:value="90036" calcext:value-type="float">
            <text:p>90036</text:p>
          </table:table-cell>
          <table:table-cell office:value-type="float" office:value="89159" calcext:value-type="float">
            <text:p>89159</text:p>
          </table:table-cell>
          <table:table-cell office:value-type="float" office:value="0.108973098179895" calcext:value-type="float">
            <text:p>0.108973098179895</text:p>
          </table:table-cell>
        </table:table-row>
        <table:table-row table:style-name="ro1">
          <table:table-cell office:value-type="float" office:value="37.4666643839992" calcext:value-type="float">
            <text:p>37.4666643839992</text:p>
          </table:table-cell>
          <table:table-cell office:value-type="float" office:value="90002" calcext:value-type="float">
            <text:p>90002</text:p>
          </table:table-cell>
          <table:table-cell office:value-type="float" office:value="90036" calcext:value-type="float">
            <text:p>90036</text:p>
          </table:table-cell>
          <table:table-cell office:value-type="float" office:value="0.108741820861976" calcext:value-type="float">
            <text:p>0.108741820861976</text:p>
          </table:table-cell>
        </table:table-row>
        <table:table-row table:style-name="ro1">
          <table:table-cell office:value-type="float" office:value="37.5695334769989" calcext:value-type="float">
            <text:p>37.5695334769989</text:p>
          </table:table-cell>
          <table:table-cell office:value-type="float" office:value="90009" calcext:value-type="float">
            <text:p>90009</text:p>
          </table:table-cell>
          <table:table-cell office:value-type="float" office:value="90002" calcext:value-type="float">
            <text:p>90002</text:p>
          </table:table-cell>
          <table:table-cell office:value-type="float" office:value="0.108498833033667" calcext:value-type="float">
            <text:p>0.108498833033667</text:p>
          </table:table-cell>
        </table:table-row>
        <table:table-row table:style-name="ro1">
          <table:table-cell office:value-type="float" office:value="37.6708691189997" calcext:value-type="float">
            <text:p>37.6708691189997</text:p>
          </table:table-cell>
          <table:table-cell office:value-type="float" office:value="90057" calcext:value-type="float">
            <text:p>90057</text:p>
          </table:table-cell>
          <table:table-cell office:value-type="float" office:value="90009" calcext:value-type="float">
            <text:p>90009</text:p>
          </table:table-cell>
          <table:table-cell office:value-type="float" office:value="0.108246787606558" calcext:value-type="float">
            <text:p>0.108246787606558</text:p>
          </table:table-cell>
        </table:table-row>
        <table:table-row table:style-name="ro1">
          <table:table-cell office:value-type="float" office:value="37.7725430950013" calcext:value-type="float">
            <text:p>37.7725430950013</text:p>
          </table:table-cell>
          <table:table-cell office:value-type="float" office:value="90146" calcext:value-type="float">
            <text:p>90146</text:p>
          </table:table-cell>
          <table:table-cell office:value-type="float" office:value="89180" calcext:value-type="float">
            <text:p>89180</text:p>
          </table:table-cell>
          <table:table-cell office:value-type="float" office:value="0.10793076341858" calcext:value-type="float">
            <text:p>0.10793076341858</text:p>
          </table:table-cell>
        </table:table-row>
        <table:table-row table:style-name="ro1">
          <table:table-cell office:value-type="float" office:value="37.8742841320018" calcext:value-type="float">
            <text:p>37.8742841320018</text:p>
          </table:table-cell>
          <table:table-cell office:value-type="float" office:value="90275" calcext:value-type="float">
            <text:p>90275</text:p>
          </table:table-cell>
          <table:table-cell office:value-type="float" office:value="90146" calcext:value-type="float">
            <text:p>90146</text:p>
          </table:table-cell>
          <table:table-cell office:value-type="float" office:value="0.107621206479545" calcext:value-type="float">
            <text:p>0.107621206479545</text:p>
          </table:table-cell>
        </table:table-row>
        <table:table-row table:style-name="ro1">
          <table:table-cell office:value-type="float" office:value="37.9762915530009" calcext:value-type="float">
            <text:p>37.9762915530009</text:p>
          </table:table-cell>
          <table:table-cell office:value-type="float" office:value="90444" calcext:value-type="float">
            <text:p>90444</text:p>
          </table:table-cell>
          <table:table-cell office:value-type="float" office:value="90275" calcext:value-type="float">
            <text:p>90275</text:p>
          </table:table-cell>
          <table:table-cell office:value-type="float" office:value="0.107317124334829" calcext:value-type="float">
            <text:p>0.107317124334829</text:p>
          </table:table-cell>
        </table:table-row>
        <table:table-row table:style-name="ro1">
          <table:table-cell office:value-type="float" office:value="38.0803402220008" calcext:value-type="float">
            <text:p>38.0803402220008</text:p>
          </table:table-cell>
          <table:table-cell office:value-type="float" office:value="90657" calcext:value-type="float">
            <text:p>90657</text:p>
          </table:table-cell>
          <table:table-cell office:value-type="float" office:value="90444" calcext:value-type="float">
            <text:p>90444</text:p>
          </table:table-cell>
          <table:table-cell office:value-type="float" office:value="0.107017720631885" calcext:value-type="float">
            <text:p>0.107017720631885</text:p>
          </table:table-cell>
        </table:table-row>
        <table:table-row table:style-name="ro1">
          <table:table-cell office:value-type="float" office:value="38.1828202100005" calcext:value-type="float">
            <text:p>38.1828202100005</text:p>
          </table:table-cell>
          <table:table-cell office:value-type="float" office:value="90906" calcext:value-type="float">
            <text:p>90906</text:p>
          </table:table-cell>
          <table:table-cell office:value-type="float" office:value="90657" calcext:value-type="float">
            <text:p>90657</text:p>
          </table:table-cell>
          <table:table-cell office:value-type="float" office:value="0.106722355925033" calcext:value-type="float">
            <text:p>0.106722355925033</text:p>
          </table:table-cell>
        </table:table-row>
        <table:table-row table:style-name="ro1">
          <table:table-cell office:value-type="float" office:value="38.2863567720015" calcext:value-type="float">
            <text:p>38.2863567720015</text:p>
          </table:table-cell>
          <table:table-cell office:value-type="float" office:value="91195" calcext:value-type="float">
            <text:p>91195</text:p>
          </table:table-cell>
          <table:table-cell office:value-type="float" office:value="90906" calcext:value-type="float">
            <text:p>90906</text:p>
          </table:table-cell>
          <table:table-cell office:value-type="float" office:value="0.106430516318974" calcext:value-type="float">
            <text:p>0.106430516318974</text:p>
          </table:table-cell>
        </table:table-row>
        <table:table-row table:style-name="ro1">
          <table:table-cell office:value-type="float" office:value="38.3882523210013" calcext:value-type="float">
            <text:p>38.3882523210013</text:p>
          </table:table-cell>
          <table:table-cell office:value-type="float" office:value="91517" calcext:value-type="float">
            <text:p>91517</text:p>
          </table:table-cell>
          <table:table-cell office:value-type="float" office:value="91195" calcext:value-type="float">
            <text:p>91195</text:p>
          </table:table-cell>
          <table:table-cell office:value-type="float" office:value="0.106141788383263" calcext:value-type="float">
            <text:p>0.106141788383263</text:p>
          </table:table-cell>
        </table:table-row>
        <table:table-row table:style-name="ro1">
          <table:table-cell office:value-type="float" office:value="38.4894019800013" calcext:value-type="float">
            <text:p>38.4894019800013</text:p>
          </table:table-cell>
          <table:table-cell office:value-type="float" office:value="91870" calcext:value-type="float">
            <text:p>91870</text:p>
          </table:table-cell>
          <table:table-cell office:value-type="float" office:value="91517" calcext:value-type="float">
            <text:p>91517</text:p>
          </table:table-cell>
          <table:table-cell office:value-type="float" office:value="0.105855839083574" calcext:value-type="float">
            <text:p>0.105855839083574</text:p>
          </table:table-cell>
        </table:table-row>
        <table:table-row table:style-name="ro1">
          <table:table-cell office:value-type="float" office:value="38.5919269680016" calcext:value-type="float">
            <text:p>38.5919269680016</text:p>
          </table:table-cell>
          <table:table-cell office:value-type="float" office:value="92262" calcext:value-type="float">
            <text:p>92262</text:p>
          </table:table-cell>
          <table:table-cell office:value-type="float" office:value="91621" calcext:value-type="float">
            <text:p>91621</text:p>
          </table:table-cell>
          <table:table-cell office:value-type="float" office:value="0.105572399726389" calcext:value-type="float">
            <text:p>0.105572399726389</text:p>
          </table:table-cell>
        </table:table-row>
        <table:table-row table:style-name="ro1">
          <table:table-cell office:value-type="float" office:value="38.6939143589989" calcext:value-type="float">
            <text:p>38.6939143589989</text:p>
          </table:table-cell>
          <table:table-cell office:value-type="float" office:value="92684" calcext:value-type="float">
            <text:p>92684</text:p>
          </table:table-cell>
          <table:table-cell office:value-type="float" office:value="92262" calcext:value-type="float">
            <text:p>92262</text:p>
          </table:table-cell>
          <table:table-cell office:value-type="float" office:value="0.105291253114444" calcext:value-type="float">
            <text:p>0.105291253114444</text:p>
          </table:table-cell>
        </table:table-row>
        <table:table-row table:style-name="ro1">
          <table:table-cell office:value-type="float" office:value="38.7976649140001" calcext:value-type="float">
            <text:p>38.7976649140001</text:p>
          </table:table-cell>
          <table:table-cell office:value-type="float" office:value="93143" calcext:value-type="float">
            <text:p>93143</text:p>
          </table:table-cell>
          <table:table-cell office:value-type="float" office:value="92684" calcext:value-type="float">
            <text:p>92684</text:p>
          </table:table-cell>
          <table:table-cell office:value-type="float" office:value="0.105012223270776" calcext:value-type="float">
            <text:p>0.105012223270776</text:p>
          </table:table-cell>
        </table:table-row>
        <table:table-row table:style-name="ro1">
          <table:table-cell office:value-type="float" office:value="38.9003220330014" calcext:value-type="float">
            <text:p>38.9003220330014</text:p>
          </table:table-cell>
          <table:table-cell office:value-type="float" office:value="93627" calcext:value-type="float">
            <text:p>93627</text:p>
          </table:table-cell>
          <table:table-cell office:value-type="float" office:value="93143" calcext:value-type="float">
            <text:p>93143</text:p>
          </table:table-cell>
          <table:table-cell office:value-type="float" office:value="0.104735167217657" calcext:value-type="float">
            <text:p>0.104735167217657</text:p>
          </table:table-cell>
        </table:table-row>
        <table:table-row table:style-name="ro1">
          <table:table-cell office:value-type="float" office:value="39.0019987800006" calcext:value-type="float">
            <text:p>39.0019987800006</text:p>
          </table:table-cell>
          <table:table-cell office:value-type="float" office:value="94132" calcext:value-type="float">
            <text:p>94132</text:p>
          </table:table-cell>
          <table:table-cell office:value-type="float" office:value="93627" calcext:value-type="float">
            <text:p>93627</text:p>
          </table:table-cell>
          <table:table-cell office:value-type="float" office:value="0.104459968399449" calcext:value-type="float">
            <text:p>0.104459968399449</text:p>
          </table:table-cell>
        </table:table-row>
        <table:table-row table:style-name="ro1">
          <table:table-cell office:value-type="float" office:value="39.1038037580001" calcext:value-type="float">
            <text:p>39.1038037580001</text:p>
          </table:table-cell>
          <table:table-cell office:value-type="float" office:value="94661" calcext:value-type="float">
            <text:p>94661</text:p>
          </table:table-cell>
          <table:table-cell office:value-type="float" office:value="94132" calcext:value-type="float">
            <text:p>94132</text:p>
          </table:table-cell>
          <table:table-cell office:value-type="float" office:value="0.10418653142059" calcext:value-type="float">
            <text:p>0.10418653142059</text:p>
          </table:table-cell>
        </table:table-row>
        <table:table-row table:style-name="ro1">
          <table:table-cell office:value-type="float" office:value="39.2052674810002" calcext:value-type="float">
            <text:p>39.2052674810002</text:p>
          </table:table-cell>
          <table:table-cell office:value-type="float" office:value="95211" calcext:value-type="float">
            <text:p>95211</text:p>
          </table:table-cell>
          <table:table-cell office:value-type="float" office:value="94661" calcext:value-type="float">
            <text:p>94661</text:p>
          </table:table-cell>
          <table:table-cell office:value-type="float" office:value="0.103914777835701" calcext:value-type="float">
            <text:p>0.103914777835701</text:p>
          </table:table-cell>
        </table:table-row>
        <table:table-row table:style-name="ro1">
          <table:table-cell office:value-type="float" office:value="39.3068487259989" calcext:value-type="float">
            <text:p>39.3068487259989</text:p>
          </table:table-cell>
          <table:table-cell office:value-type="float" office:value="95781" calcext:value-type="float">
            <text:p>95781</text:p>
          </table:table-cell>
          <table:table-cell office:value-type="float" office:value="95211" calcext:value-type="float">
            <text:p>95211</text:p>
          </table:table-cell>
          <table:table-cell office:value-type="float" office:value="0.103644642781381" calcext:value-type="float">
            <text:p>0.103644642781381</text:p>
          </table:table-cell>
        </table:table-row>
        <table:table-row table:style-name="ro1">
          <table:table-cell office:value-type="float" office:value="39.4104029279988" calcext:value-type="float">
            <text:p>39.4104029279988</text:p>
          </table:table-cell>
          <table:table-cell office:value-type="float" office:value="96379" calcext:value-type="float">
            <text:p>96379</text:p>
          </table:table-cell>
          <table:table-cell office:value-type="float" office:value="95781" calcext:value-type="float">
            <text:p>95781</text:p>
          </table:table-cell>
          <table:table-cell office:value-type="float" office:value="0.103376072281371" calcext:value-type="float">
            <text:p>0.103376072281371</text:p>
          </table:table-cell>
        </table:table-row>
        <table:table-row table:style-name="ro1">
          <table:table-cell office:value-type="float" office:value="39.5132603310012" calcext:value-type="float">
            <text:p>39.5132603310012</text:p>
          </table:table-cell>
          <table:table-cell office:value-type="float" office:value="96989" calcext:value-type="float">
            <text:p>96989</text:p>
          </table:table-cell>
          <table:table-cell office:value-type="float" office:value="96379" calcext:value-type="float">
            <text:p>96379</text:p>
          </table:table-cell>
          <table:table-cell office:value-type="float" office:value="0.103109021090403" calcext:value-type="float">
            <text:p>0.103109021090403</text:p>
          </table:table-cell>
        </table:table-row>
        <table:table-row table:style-name="ro1">
          <table:table-cell office:value-type="float" office:value="39.615532955002" calcext:value-type="float">
            <text:p>39.615532955002</text:p>
          </table:table-cell>
          <table:table-cell office:value-type="float" office:value="97607" calcext:value-type="float">
            <text:p>97607</text:p>
          </table:table-cell>
          <table:table-cell office:value-type="float" office:value="95789" calcext:value-type="float">
            <text:p>95789</text:p>
          </table:table-cell>
          <table:table-cell office:value-type="float" office:value="0.102843450969014" calcext:value-type="float">
            <text:p>0.102843450969014</text:p>
          </table:table-cell>
        </table:table-row>
        <table:table-row table:style-name="ro1">
          <table:table-cell office:value-type="float" office:value="39.7165885130016" calcext:value-type="float">
            <text:p>39.7165885130016</text:p>
          </table:table-cell>
          <table:table-cell office:value-type="float" office:value="98228" calcext:value-type="float">
            <text:p>98228</text:p>
          </table:table-cell>
          <table:table-cell office:value-type="float" office:value="97607" calcext:value-type="float">
            <text:p>97607</text:p>
          </table:table-cell>
          <table:table-cell office:value-type="float" office:value="0.10257932930313" calcext:value-type="float">
            <text:p>0.10257932930313</text:p>
          </table:table-cell>
        </table:table-row>
        <table:table-row table:style-name="ro1">
          <table:table-cell office:value-type="float" office:value="39.8219881610021" calcext:value-type="float">
            <text:p>39.8219881610021</text:p>
          </table:table-cell>
          <table:table-cell office:value-type="float" office:value="98883" calcext:value-type="float">
            <text:p>98883</text:p>
          </table:table-cell>
          <table:table-cell office:value-type="float" office:value="98228" calcext:value-type="float">
            <text:p>98228</text:p>
          </table:table-cell>
          <table:table-cell office:value-type="float" office:value="0.102316627999466" calcext:value-type="float">
            <text:p>0.102316627999466</text:p>
          </table:table-cell>
        </table:table-row>
        <table:table-row table:style-name="ro1">
          <table:table-cell office:value-type="float" office:value="39.9326111800001" calcext:value-type="float">
            <text:p>39.9326111800001</text:p>
          </table:table-cell>
          <table:table-cell office:value-type="float" office:value="99576" calcext:value-type="float">
            <text:p>99576</text:p>
          </table:table-cell>
          <table:table-cell office:value-type="float" office:value="98883" calcext:value-type="float">
            <text:p>98883</text:p>
          </table:table-cell>
          <table:table-cell office:value-type="float" office:value="0.102055322601593" calcext:value-type="float">
            <text:p>0.102055322601593</text:p>
          </table:table-cell>
        </table:table-row>
        <table:table-row table:style-name="ro1">
          <table:table-cell office:value-type="float" office:value="40.0352713600005" calcext:value-type="float">
            <text:p>40.0352713600005</text:p>
          </table:table-cell>
          <table:table-cell office:value-type="float" office:value="100221" calcext:value-type="float">
            <text:p>100221</text:p>
          </table:table-cell>
          <table:table-cell office:value-type="float" office:value="99576" calcext:value-type="float">
            <text:p>99576</text:p>
          </table:table-cell>
          <table:table-cell office:value-type="float" office:value="0.101795391582534" calcext:value-type="float">
            <text:p>0.101795391582534</text:p>
          </table:table-cell>
        </table:table-row>
        <table:table-row table:style-name="ro1">
          <table:table-cell office:value-type="float" office:value="40.1365084600002" calcext:value-type="float">
            <text:p>40.1365084600002</text:p>
          </table:table-cell>
          <table:table-cell office:value-type="float" office:value="100856" calcext:value-type="float">
            <text:p>100856</text:p>
          </table:table-cell>
          <table:table-cell office:value-type="float" office:value="100221" calcext:value-type="float">
            <text:p>100221</text:p>
          </table:table-cell>
          <table:table-cell office:value-type="float" office:value="0.10153681577859" calcext:value-type="float">
            <text:p>0.10153681577859</text:p>
          </table:table-cell>
        </table:table-row>
        <table:table-row table:style-name="ro1">
          <table:table-cell office:value-type="float" office:value="40.2380106439996" calcext:value-type="float">
            <text:p>40.2380106439996</text:p>
          </table:table-cell>
          <table:table-cell office:value-type="float" office:value="101489" calcext:value-type="float">
            <text:p>101489</text:p>
          </table:table-cell>
          <table:table-cell office:value-type="float" office:value="100856" calcext:value-type="float">
            <text:p>100856</text:p>
          </table:table-cell>
          <table:table-cell office:value-type="float" office:value="0.101279577936155" calcext:value-type="float">
            <text:p>0.101279577936155</text:p>
          </table:table-cell>
        </table:table-row>
        <table:table-row table:style-name="ro1">
          <table:table-cell office:value-type="float" office:value="40.3405838729996" calcext:value-type="float">
            <text:p>40.3405838729996</text:p>
          </table:table-cell>
          <table:table-cell office:value-type="float" office:value="102123" calcext:value-type="float">
            <text:p>102123</text:p>
          </table:table-cell>
          <table:table-cell office:value-type="float" office:value="101489" calcext:value-type="float">
            <text:p>101489</text:p>
          </table:table-cell>
          <table:table-cell office:value-type="float" office:value="0.101023662348924" calcext:value-type="float">
            <text:p>0.101023662348924</text:p>
          </table:table-cell>
        </table:table-row>
        <table:table-row table:style-name="ro1">
          <table:table-cell office:value-type="float" office:value="40.4425229730005" calcext:value-type="float">
            <text:p>40.4425229730005</text:p>
          </table:table-cell>
          <table:table-cell office:value-type="float" office:value="102744" calcext:value-type="float">
            <text:p>102744</text:p>
          </table:table-cell>
          <table:table-cell office:value-type="float" office:value="102123" calcext:value-type="float">
            <text:p>102123</text:p>
          </table:table-cell>
          <table:table-cell office:value-type="float" office:value="0.100769054567419" calcext:value-type="float">
            <text:p>0.100769054567419</text:p>
          </table:table-cell>
        </table:table-row>
        <table:table-row table:style-name="ro1">
          <table:table-cell office:value-type="float" office:value="40.5452067229999" calcext:value-type="float">
            <text:p>40.5452067229999</text:p>
          </table:table-cell>
          <table:table-cell office:value-type="float" office:value="103359" calcext:value-type="float">
            <text:p>103359</text:p>
          </table:table-cell>
          <table:table-cell office:value-type="float" office:value="102744" calcext:value-type="float">
            <text:p>102744</text:p>
          </table:table-cell>
          <table:table-cell office:value-type="float" office:value="0.100515741166373" calcext:value-type="float">
            <text:p>0.100515741166373</text:p>
          </table:table-cell>
        </table:table-row>
        <table:table-row table:style-name="ro1">
          <table:table-cell office:value-type="float" office:value="40.6473650560001" calcext:value-type="float">
            <text:p>40.6473650560001</text:p>
          </table:table-cell>
          <table:table-cell office:value-type="float" office:value="103956" calcext:value-type="float">
            <text:p>103956</text:p>
          </table:table-cell>
          <table:table-cell office:value-type="float" office:value="103359" calcext:value-type="float">
            <text:p>103359</text:p>
          </table:table-cell>
          <table:table-cell office:value-type="float" office:value="0.100263709558408" calcext:value-type="float">
            <text:p>0.100263709558408</text:p>
          </table:table-cell>
        </table:table-row>
        <table:table-row table:style-name="ro1">
          <table:table-cell office:value-type="float" office:value="40.749107003001" calcext:value-type="float">
            <text:p>40.749107003001</text:p>
          </table:table-cell>
          <table:table-cell office:value-type="float" office:value="104534" calcext:value-type="float">
            <text:p>104534</text:p>
          </table:table-cell>
          <table:table-cell office:value-type="float" office:value="103956" calcext:value-type="float">
            <text:p>103956</text:p>
          </table:table-cell>
          <table:table-cell office:value-type="float" office:value="0.100012947844747" calcext:value-type="float">
            <text:p>0.100012947844747</text:p>
          </table:table-cell>
        </table:table-row>
        <table:table-row table:style-name="ro1">
          <table:table-cell office:value-type="float" office:value="40.8512637150016" calcext:value-type="float">
            <text:p>40.8512637150016</text:p>
          </table:table-cell>
          <table:table-cell office:value-type="float" office:value="105097" calcext:value-type="float">
            <text:p>105097</text:p>
          </table:table-cell>
          <table:table-cell office:value-type="float" office:value="104534" calcext:value-type="float">
            <text:p>104534</text:p>
          </table:table-cell>
          <table:table-cell office:value-type="float" office:value="0.0997634446955503" calcext:value-type="float">
            <text:p>0.0997634446955503</text:p>
          </table:table-cell>
        </table:table-row>
        <table:table-row table:style-name="ro1">
          <table:table-cell office:value-type="float" office:value="40.9527196090021" calcext:value-type="float">
            <text:p>40.9527196090021</text:p>
          </table:table-cell>
          <table:table-cell office:value-type="float" office:value="105634" calcext:value-type="float">
            <text:p>105634</text:p>
          </table:table-cell>
          <table:table-cell office:value-type="float" office:value="105097" calcext:value-type="float">
            <text:p>105097</text:p>
          </table:table-cell>
          <table:table-cell office:value-type="float" office:value="0.0995151892539772" calcext:value-type="float">
            <text:p>0.0995151892539772</text:p>
          </table:table-cell>
        </table:table-row>
        <table:table-row table:style-name="ro1">
          <table:table-cell office:value-type="float" office:value="41.0556036509988" calcext:value-type="float">
            <text:p>41.0556036509988</text:p>
          </table:table-cell>
          <table:table-cell office:value-type="float" office:value="106156" calcext:value-type="float">
            <text:p>106156</text:p>
          </table:table-cell>
          <table:table-cell office:value-type="float" office:value="105634" calcext:value-type="float">
            <text:p>105634</text:p>
          </table:table-cell>
          <table:table-cell office:value-type="float" office:value="0.0992681710592014" calcext:value-type="float">
            <text:p>0.0992681710592014</text:p>
          </table:table-cell>
        </table:table-row>
        <table:table-row table:style-name="ro1">
          <table:table-cell office:value-type="float" office:value="41.1587949989989" calcext:value-type="float">
            <text:p>41.1587949989989</text:p>
          </table:table-cell>
          <table:table-cell office:value-type="float" office:value="106654" calcext:value-type="float">
            <text:p>106654</text:p>
          </table:table-cell>
          <table:table-cell office:value-type="float" office:value="106156" calcext:value-type="float">
            <text:p>106156</text:p>
          </table:table-cell>
          <table:table-cell office:value-type="float" office:value="0.0990223799846161" calcext:value-type="float">
            <text:p>0.0990223799846161</text:p>
          </table:table-cell>
        </table:table-row>
        <table:table-row table:style-name="ro1">
          <table:table-cell office:value-type="float" office:value="41.2612006550007" calcext:value-type="float">
            <text:p>41.2612006550007</text:p>
          </table:table-cell>
          <table:table-cell office:value-type="float" office:value="107120" calcext:value-type="float">
            <text:p>107120</text:p>
          </table:table-cell>
          <table:table-cell office:value-type="float" office:value="106654" calcext:value-type="float">
            <text:p>106654</text:p>
          </table:table-cell>
          <table:table-cell office:value-type="float" office:value="0.0987778061881819" calcext:value-type="float">
            <text:p>0.0987778061881819</text:p>
          </table:table-cell>
        </table:table-row>
        <table:table-row table:style-name="ro1">
          <table:table-cell office:value-type="float" office:value="41.3628391509992" calcext:value-type="float">
            <text:p>41.3628391509992</text:p>
          </table:table-cell>
          <table:table-cell office:value-type="float" office:value="107554" calcext:value-type="float">
            <text:p>107554</text:p>
          </table:table-cell>
          <table:table-cell office:value-type="float" office:value="106583" calcext:value-type="float">
            <text:p>106583</text:p>
          </table:table-cell>
          <table:table-cell office:value-type="float" office:value="0.0985344400724967" calcext:value-type="float">
            <text:p>0.0985344400724967</text:p>
          </table:table-cell>
        </table:table-row>
        <table:table-row table:style-name="ro1">
          <table:table-cell office:value-type="float" office:value="41.465607432001" calcext:value-type="float">
            <text:p>41.465607432001</text:p>
          </table:table-cell>
          <table:table-cell office:value-type="float" office:value="107961" calcext:value-type="float">
            <text:p>107961</text:p>
          </table:table-cell>
          <table:table-cell office:value-type="float" office:value="107554" calcext:value-type="float">
            <text:p>107554</text:p>
          </table:table-cell>
          <table:table-cell office:value-type="float" office:value="0.0982922722526446" calcext:value-type="float">
            <text:p>0.0982922722526446</text:p>
          </table:table-cell>
        </table:table-row>
        <table:table-row table:style-name="ro1">
          <table:table-cell office:value-type="float" office:value="41.5667697610006" calcext:value-type="float">
            <text:p>41.5667697610006</text:p>
          </table:table-cell>
          <table:table-cell office:value-type="float" office:value="108329" calcext:value-type="float">
            <text:p>108329</text:p>
          </table:table-cell>
          <table:table-cell office:value-type="float" office:value="107961" calcext:value-type="float">
            <text:p>107961</text:p>
          </table:table-cell>
          <table:table-cell office:value-type="float" office:value="0.098051293530271" calcext:value-type="float">
            <text:p>0.098051293530271</text:p>
          </table:table-cell>
        </table:table-row>
        <table:table-row table:style-name="ro1">
          <table:table-cell office:value-type="float" office:value="41.6688435719989" calcext:value-type="float">
            <text:p>41.6688435719989</text:p>
          </table:table-cell>
          <table:table-cell office:value-type="float" office:value="108667" calcext:value-type="float">
            <text:p>108667</text:p>
          </table:table-cell>
          <table:table-cell office:value-type="float" office:value="107708" calcext:value-type="float">
            <text:p>107708</text:p>
          </table:table-cell>
          <table:table-cell office:value-type="float" office:value="0.097811494872643" calcext:value-type="float">
            <text:p>0.097811494872643</text:p>
          </table:table-cell>
        </table:table-row>
        <table:table-row table:style-name="ro1">
          <table:table-cell office:value-type="float" office:value="41.7707136210011" calcext:value-type="float">
            <text:p>41.7707136210011</text:p>
          </table:table-cell>
          <table:table-cell office:value-type="float" office:value="108968" calcext:value-type="float">
            <text:p>108968</text:p>
          </table:table-cell>
          <table:table-cell office:value-type="float" office:value="108667" calcext:value-type="float">
            <text:p>108667</text:p>
          </table:table-cell>
          <table:table-cell office:value-type="float" office:value="0.0975728673956989" calcext:value-type="float">
            <text:p>0.0975728673956989</text:p>
          </table:table-cell>
        </table:table-row>
        <table:table-row table:style-name="ro1">
          <table:table-cell office:value-type="float" office:value="41.8734783120017" calcext:value-type="float">
            <text:p>41.8734783120017</text:p>
          </table:table-cell>
          <table:table-cell office:value-type="float" office:value="109235" calcext:value-type="float">
            <text:p>109235</text:p>
          </table:table-cell>
          <table:table-cell office:value-type="float" office:value="108968" calcext:value-type="float">
            <text:p>108968</text:p>
          </table:table-cell>
          <table:table-cell office:value-type="float" office:value="0.0972890631473284" calcext:value-type="float">
            <text:p>0.0972890631473284</text:p>
          </table:table-cell>
        </table:table-row>
        <table:table-row table:style-name="ro1">
          <table:table-cell office:value-type="float" office:value="41.9773523289987" calcext:value-type="float">
            <text:p>41.9773523289987</text:p>
          </table:table-cell>
          <table:table-cell office:value-type="float" office:value="109465" calcext:value-type="float">
            <text:p>109465</text:p>
          </table:table-cell>
          <table:table-cell office:value-type="float" office:value="109235" calcext:value-type="float">
            <text:p>109235</text:p>
          </table:table-cell>
          <table:table-cell office:value-type="float" office:value="0.0970159027960402" calcext:value-type="float">
            <text:p>0.0970159027960402</text:p>
          </table:table-cell>
        </table:table-row>
        <table:table-row table:style-name="ro1">
          <table:table-cell office:value-type="float" office:value="42.0836001380012" calcext:value-type="float">
            <text:p>42.0836001380012</text:p>
          </table:table-cell>
          <table:table-cell office:value-type="float" office:value="109659" calcext:value-type="float">
            <text:p>109659</text:p>
          </table:table-cell>
          <table:table-cell office:value-type="float" office:value="108538" calcext:value-type="float">
            <text:p>108538</text:p>
          </table:table-cell>
          <table:table-cell office:value-type="float" office:value="0.0967514782176934" calcext:value-type="float">
            <text:p>0.0967514782176934</text:p>
          </table:table-cell>
        </table:table-row>
        <table:table-row table:style-name="ro1">
          <table:table-cell office:value-type="float" office:value="42.186486251001" calcext:value-type="float">
            <text:p>42.186486251001</text:p>
          </table:table-cell>
          <table:table-cell office:value-type="float" office:value="109806" calcext:value-type="float">
            <text:p>109806</text:p>
          </table:table-cell>
          <table:table-cell office:value-type="float" office:value="109659" calcext:value-type="float">
            <text:p>109659</text:p>
          </table:table-cell>
          <table:table-cell office:value-type="float" office:value="0.0964942613331046" calcext:value-type="float">
            <text:p>0.0964942613331046</text:p>
          </table:table-cell>
        </table:table-row>
        <table:table-row table:style-name="ro1">
          <table:table-cell office:value-type="float" office:value="42.2936404630018" calcext:value-type="float">
            <text:p>42.2936404630018</text:p>
          </table:table-cell>
          <table:table-cell office:value-type="float" office:value="109916" calcext:value-type="float">
            <text:p>109916</text:p>
          </table:table-cell>
          <table:table-cell office:value-type="float" office:value="109806" calcext:value-type="float">
            <text:p>109806</text:p>
          </table:table-cell>
          <table:table-cell office:value-type="float" office:value="0.0962430281141027" calcext:value-type="float">
            <text:p>0.0962430281141027</text:p>
          </table:table-cell>
        </table:table-row>
        <table:table-row table:style-name="ro1">
          <table:table-cell office:value-type="float" office:value="42.3952087870021" calcext:value-type="float">
            <text:p>42.3952087870021</text:p>
          </table:table-cell>
          <table:table-cell office:value-type="float" office:value="109978" calcext:value-type="float">
            <text:p>109978</text:p>
          </table:table-cell>
          <table:table-cell office:value-type="float" office:value="109916" calcext:value-type="float">
            <text:p>109916</text:p>
          </table:table-cell>
          <table:table-cell office:value-type="float" office:value="0.0959967977881943" calcext:value-type="float">
            <text:p>0.0959967977881943</text:p>
          </table:table-cell>
        </table:table-row>
        <table:table-row table:style-name="ro1">
          <table:table-cell office:value-type="float" office:value="42.4968624930007" calcext:value-type="float">
            <text:p>42.4968624930007</text:p>
          </table:table-cell>
          <table:table-cell office:value-type="float" office:value="109999" calcext:value-type="float">
            <text:p>109999</text:p>
          </table:table-cell>
          <table:table-cell office:value-type="float" office:value="109978" calcext:value-type="float">
            <text:p>109978</text:p>
          </table:table-cell>
          <table:table-cell office:value-type="float" office:value="0.0957547842021194" calcext:value-type="float">
            <text:p>0.0957547842021194</text:p>
          </table:table-cell>
        </table:table-row>
        <table:table-row table:style-name="ro1">
          <table:table-cell office:value-type="float" office:value="42.5989487449988" calcext:value-type="float">
            <text:p>42.5989487449988</text:p>
          </table:table-cell>
          <table:table-cell office:value-type="float" office:value="109980" calcext:value-type="float">
            <text:p>109980</text:p>
          </table:table-cell>
          <table:table-cell office:value-type="float" office:value="109999" calcext:value-type="float">
            <text:p>109999</text:p>
          </table:table-cell>
          <table:table-cell office:value-type="float" office:value="0.095516356912523" calcext:value-type="float">
            <text:p>0.095516356912523</text:p>
          </table:table-cell>
        </table:table-row>
        <table:table-row table:style-name="ro1">
          <table:table-cell office:value-type="float" office:value="42.7011990489991" calcext:value-type="float">
            <text:p>42.7011990489991</text:p>
          </table:table-cell>
          <table:table-cell office:value-type="float" office:value="109920" calcext:value-type="float">
            <text:p>109920</text:p>
          </table:table-cell>
          <table:table-cell office:value-type="float" office:value="109980" calcext:value-type="float">
            <text:p>109980</text:p>
          </table:table-cell>
          <table:table-cell office:value-type="float" office:value="0.0952810100583203" calcext:value-type="float">
            <text:p>0.0952810100583203</text:p>
          </table:table-cell>
        </table:table-row>
        <table:table-row table:style-name="ro1">
          <table:table-cell office:value-type="float" office:value="42.8046407190013" calcext:value-type="float">
            <text:p>42.8046407190013</text:p>
          </table:table-cell>
          <table:table-cell office:value-type="float" office:value="109817" calcext:value-type="float">
            <text:p>109817</text:p>
          </table:table-cell>
          <table:table-cell office:value-type="float" office:value="109920" calcext:value-type="float">
            <text:p>109920</text:p>
          </table:table-cell>
          <table:table-cell office:value-type="float" office:value="0.0950483374584209" calcext:value-type="float">
            <text:p>0.0950483374584209</text:p>
          </table:table-cell>
        </table:table-row>
        <table:table-row table:style-name="ro1">
          <table:table-cell office:value-type="float" office:value="42.907744565" calcext:value-type="float">
            <text:p>42.907744565</text:p>
          </table:table-cell>
          <table:table-cell office:value-type="float" office:value="109673" calcext:value-type="float">
            <text:p>109673</text:p>
          </table:table-cell>
          <table:table-cell office:value-type="float" office:value="109817" calcext:value-type="float">
            <text:p>109817</text:p>
          </table:table-cell>
          <table:table-cell office:value-type="float" office:value="0.0948180126897414" calcext:value-type="float">
            <text:p>0.0948180126897414</text:p>
          </table:table-cell>
        </table:table-row>
        <table:table-row table:style-name="ro1">
          <table:table-cell office:value-type="float" office:value="43.0100099990013" calcext:value-type="float">
            <text:p>43.0100099990013</text:p>
          </table:table-cell>
          <table:table-cell office:value-type="float" office:value="109490" calcext:value-type="float">
            <text:p>109490</text:p>
          </table:table-cell>
          <table:table-cell office:value-type="float" office:value="108492" calcext:value-type="float">
            <text:p>108492</text:p>
          </table:table-cell>
          <table:table-cell office:value-type="float" office:value="0.0945897731494513" calcext:value-type="float">
            <text:p>0.0945897731494513</text:p>
          </table:table-cell>
        </table:table-row>
        <table:table-row table:style-name="ro1">
          <table:table-cell office:value-type="float" office:value="43.1119551090014" calcext:value-type="float">
            <text:p>43.1119551090014</text:p>
          </table:table-cell>
          <table:table-cell office:value-type="float" office:value="109269" calcext:value-type="float">
            <text:p>109269</text:p>
          </table:table-cell>
          <table:table-cell office:value-type="float" office:value="109490" calcext:value-type="float">
            <text:p>109490</text:p>
          </table:table-cell>
          <table:table-cell office:value-type="float" office:value="0.0943634073046077" calcext:value-type="float">
            <text:p>0.0943634073046077</text:p>
          </table:table-cell>
        </table:table-row>
        <table:table-row table:style-name="ro1">
          <table:table-cell office:value-type="float" office:value="43.2132094490007" calcext:value-type="float">
            <text:p>43.2132094490007</text:p>
          </table:table-cell>
          <table:table-cell office:value-type="float" office:value="109012" calcext:value-type="float">
            <text:p>109012</text:p>
          </table:table-cell>
          <table:table-cell office:value-type="float" office:value="109269" calcext:value-type="float">
            <text:p>109269</text:p>
          </table:table-cell>
          <table:table-cell office:value-type="float" office:value="0.0941387444917048" calcext:value-type="float">
            <text:p>0.0941387444917048</text:p>
          </table:table-cell>
        </table:table-row>
        <table:table-row table:style-name="ro1">
          <table:table-cell office:value-type="float" office:value="43.3150135770011" calcext:value-type="float">
            <text:p>43.3150135770011</text:p>
          </table:table-cell>
          <table:table-cell office:value-type="float" office:value="108717" calcext:value-type="float">
            <text:p>108717</text:p>
          </table:table-cell>
          <table:table-cell office:value-type="float" office:value="109012" calcext:value-type="float">
            <text:p>109012</text:p>
          </table:table-cell>
          <table:table-cell office:value-type="float" office:value="0.0939156467561546" calcext:value-type="float">
            <text:p>0.0939156467561546</text:p>
          </table:table-cell>
        </table:table-row>
        <table:table-row table:style-name="ro1">
          <table:table-cell office:value-type="float" office:value="43.4191869480019" calcext:value-type="float">
            <text:p>43.4191869480019</text:p>
          </table:table-cell>
          <table:table-cell office:value-type="float" office:value="108378" calcext:value-type="float">
            <text:p>108378</text:p>
          </table:table-cell>
          <table:table-cell office:value-type="float" office:value="108717" calcext:value-type="float">
            <text:p>108717</text:p>
          </table:table-cell>
          <table:table-cell office:value-type="float" office:value="0.0936940023237172" calcext:value-type="float">
            <text:p>0.0936940023237172</text:p>
          </table:table-cell>
        </table:table-row>
        <table:table-row table:style-name="ro1">
          <table:table-cell office:value-type="float" office:value="43.5219477089995" calcext:value-type="float">
            <text:p>43.5219477089995</text:p>
          </table:table-cell>
          <table:table-cell office:value-type="float" office:value="108008" calcext:value-type="float">
            <text:p>108008</text:p>
          </table:table-cell>
          <table:table-cell office:value-type="float" office:value="108378" calcext:value-type="float">
            <text:p>108378</text:p>
          </table:table-cell>
          <table:table-cell office:value-type="float" office:value="0.0934737203774923" calcext:value-type="float">
            <text:p>0.0934737203774923</text:p>
          </table:table-cell>
        </table:table-row>
        <table:table-row table:style-name="ro1">
          <table:table-cell office:value-type="float" office:value="43.624377725002" calcext:value-type="float">
            <text:p>43.624377725002</text:p>
          </table:table-cell>
          <table:table-cell office:value-type="float" office:value="107606" calcext:value-type="float">
            <text:p>107606</text:p>
          </table:table-cell>
          <table:table-cell office:value-type="float" office:value="108008" calcext:value-type="float">
            <text:p>108008</text:p>
          </table:table-cell>
          <table:table-cell office:value-type="float" office:value="0.093254726879361" calcext:value-type="float">
            <text:p>0.093254726879361</text:p>
          </table:table-cell>
        </table:table-row>
        <table:table-row table:style-name="ro1">
          <table:table-cell office:value-type="float" office:value="43.7260496210001" calcext:value-type="float">
            <text:p>43.7260496210001</text:p>
          </table:table-cell>
          <table:table-cell office:value-type="float" office:value="107176" calcext:value-type="float">
            <text:p>107176</text:p>
          </table:table-cell>
          <table:table-cell office:value-type="float" office:value="107606" calcext:value-type="float">
            <text:p>107606</text:p>
          </table:table-cell>
          <table:table-cell office:value-type="float" office:value="0.0930369612269911" calcext:value-type="float">
            <text:p>0.0930369612269911</text:p>
          </table:table-cell>
        </table:table-row>
        <table:table-row table:style-name="ro1">
          <table:table-cell office:value-type="float" office:value="43.8269042559987" calcext:value-type="float">
            <text:p>43.8269042559987</text:p>
          </table:table-cell>
          <table:table-cell office:value-type="float" office:value="106721" calcext:value-type="float">
            <text:p>106721</text:p>
          </table:table-cell>
          <table:table-cell office:value-type="float" office:value="107176" calcext:value-type="float">
            <text:p>107176</text:p>
          </table:table-cell>
          <table:table-cell office:value-type="float" office:value="0.0928203735792941" calcext:value-type="float">
            <text:p>0.0928203735792941</text:p>
          </table:table-cell>
        </table:table-row>
        <table:table-row table:style-name="ro1">
          <table:table-cell office:value-type="float" office:value="43.9287039640003" calcext:value-type="float">
            <text:p>43.9287039640003</text:p>
          </table:table-cell>
          <table:table-cell office:value-type="float" office:value="106234" calcext:value-type="float">
            <text:p>106234</text:p>
          </table:table-cell>
          <table:table-cell office:value-type="float" office:value="106721" calcext:value-type="float">
            <text:p>106721</text:p>
          </table:table-cell>
          <table:table-cell office:value-type="float" office:value="0.0926049227166463" calcext:value-type="float">
            <text:p>0.0926049227166463</text:p>
          </table:table-cell>
        </table:table-row>
        <table:table-row table:style-name="ro1">
          <table:table-cell office:value-type="float" office:value="44.0307829250014" calcext:value-type="float">
            <text:p>44.0307829250014</text:p>
          </table:table-cell>
          <table:table-cell office:value-type="float" office:value="105720" calcext:value-type="float">
            <text:p>105720</text:p>
          </table:table-cell>
          <table:table-cell office:value-type="float" office:value="106234" calcext:value-type="float">
            <text:p>106234</text:p>
          </table:table-cell>
          <table:table-cell office:value-type="float" office:value="0.0923905743289234" calcext:value-type="float">
            <text:p>0.0923905743289234</text:p>
          </table:table-cell>
        </table:table-row>
        <table:table-row table:style-name="ro1">
          <table:table-cell office:value-type="float" office:value="44.1360961220016" calcext:value-type="float">
            <text:p>44.1360961220016</text:p>
          </table:table-cell>
          <table:table-cell office:value-type="float" office:value="105165" calcext:value-type="float">
            <text:p>105165</text:p>
          </table:table-cell>
          <table:table-cell office:value-type="float" office:value="105720" calcext:value-type="float">
            <text:p>105720</text:p>
          </table:table-cell>
          <table:table-cell office:value-type="float" office:value="0.0921772996457871" calcext:value-type="float">
            <text:p>0.0921772996457871</text:p>
          </table:table-cell>
        </table:table-row>
        <table:table-row table:style-name="ro1">
          <table:table-cell office:value-type="float" office:value="44.2395688920005" calcext:value-type="float">
            <text:p>44.2395688920005</text:p>
          </table:table-cell>
          <table:table-cell office:value-type="float" office:value="104598" calcext:value-type="float">
            <text:p>104598</text:p>
          </table:table-cell>
          <table:table-cell office:value-type="float" office:value="104420" calcext:value-type="float">
            <text:p>104420</text:p>
          </table:table-cell>
          <table:table-cell office:value-type="float" office:value="0.0919650743407755" calcext:value-type="float">
            <text:p>0.0919650743407755</text:p>
          </table:table-cell>
        </table:table-row>
        <table:table-row table:style-name="ro1">
          <table:table-cell office:value-type="float" office:value="44.3466792540021" calcext:value-type="float">
            <text:p>44.3466792540021</text:p>
          </table:table-cell>
          <table:table-cell office:value-type="float" office:value="103990" calcext:value-type="float">
            <text:p>103990</text:p>
          </table:table-cell>
          <table:table-cell office:value-type="float" office:value="104598" calcext:value-type="float">
            <text:p>104598</text:p>
          </table:table-cell>
          <table:table-cell office:value-type="float" office:value="0.0917538776544386" calcext:value-type="float">
            <text:p>0.0917538776544386</text:p>
          </table:table-cell>
        </table:table-row>
        <table:table-row table:style-name="ro1">
          <table:table-cell office:value-type="float" office:value="44.4497285389989" calcext:value-type="float">
            <text:p>44.4497285389989</text:p>
          </table:table-cell>
          <table:table-cell office:value-type="float" office:value="103388" calcext:value-type="float">
            <text:p>103388</text:p>
          </table:table-cell>
          <table:table-cell office:value-type="float" office:value="103990" calcext:value-type="float">
            <text:p>103990</text:p>
          </table:table-cell>
          <table:table-cell office:value-type="float" office:value="0.0915436916927119" calcext:value-type="float">
            <text:p>0.0915436916927119</text:p>
          </table:table-cell>
        </table:table-row>
        <table:table-row table:style-name="ro1">
          <table:table-cell office:value-type="float" office:value="44.5531189780013" calcext:value-type="float">
            <text:p>44.5531189780013</text:p>
          </table:table-cell>
          <table:table-cell office:value-type="float" office:value="102771" calcext:value-type="float">
            <text:p>102771</text:p>
          </table:table-cell>
          <table:table-cell office:value-type="float" office:value="103388" calcext:value-type="float">
            <text:p>103388</text:p>
          </table:table-cell>
          <table:table-cell office:value-type="float" office:value="0.0913345008654817" calcext:value-type="float">
            <text:p>0.0913345008654817</text:p>
          </table:table-cell>
        </table:table-row>
        <table:table-row table:style-name="ro1">
          <table:table-cell office:value-type="float" office:value="44.654443858999" calcext:value-type="float">
            <text:p>44.654443858999</text:p>
          </table:table-cell>
          <table:table-cell office:value-type="float" office:value="102154" calcext:value-type="float">
            <text:p>102154</text:p>
          </table:table-cell>
          <table:table-cell office:value-type="float" office:value="101954" calcext:value-type="float">
            <text:p>101954</text:p>
          </table:table-cell>
          <table:table-cell office:value-type="float" office:value="0.0911262914373064" calcext:value-type="float">
            <text:p>0.0911262914373064</text:p>
          </table:table-cell>
        </table:table-row>
        <table:table-row table:style-name="ro1">
          <table:table-cell office:value-type="float" office:value="44.7563529290019" calcext:value-type="float">
            <text:p>44.7563529290019</text:p>
          </table:table-cell>
          <table:table-cell office:value-type="float" office:value="101524" calcext:value-type="float">
            <text:p>101524</text:p>
          </table:table-cell>
          <table:table-cell office:value-type="float" office:value="102154" calcext:value-type="float">
            <text:p>102154</text:p>
          </table:table-cell>
          <table:table-cell office:value-type="float" office:value="0.0909190511678631" calcext:value-type="float">
            <text:p>0.0909190511678631</text:p>
          </table:table-cell>
        </table:table-row>
        <table:table-row table:style-name="ro1">
          <table:table-cell office:value-type="float" office:value="44.8584049900019" calcext:value-type="float">
            <text:p>44.8584049900019</text:p>
          </table:table-cell>
          <table:table-cell office:value-type="float" office:value="100888" calcext:value-type="float">
            <text:p>100888</text:p>
          </table:table-cell>
          <table:table-cell office:value-type="float" office:value="101524" calcext:value-type="float">
            <text:p>101524</text:p>
          </table:table-cell>
          <table:table-cell office:value-type="float" office:value="0.0907127690241781" calcext:value-type="float">
            <text:p>0.0907127690241781</text:p>
          </table:table-cell>
        </table:table-row>
        <table:table-row table:style-name="ro1">
          <table:table-cell office:value-type="float" office:value="44.9597245610021" calcext:value-type="float">
            <text:p>44.9597245610021</text:p>
          </table:table-cell>
          <table:table-cell office:value-type="float" office:value="100253" calcext:value-type="float">
            <text:p>100253</text:p>
          </table:table-cell>
          <table:table-cell office:value-type="float" office:value="100305" calcext:value-type="float">
            <text:p>100305</text:p>
          </table:table-cell>
          <table:table-cell office:value-type="float" office:value="0.0905074349502842" calcext:value-type="float">
            <text:p>0.0905074349502842</text:p>
          </table:table-cell>
        </table:table-row>
        <table:table-row table:style-name="ro1">
          <table:table-cell office:value-type="float" office:value="45.0614195870003" calcext:value-type="float">
            <text:p>45.0614195870003</text:p>
          </table:table-cell>
          <table:table-cell office:value-type="float" office:value="99614" calcext:value-type="float">
            <text:p>99614</text:p>
          </table:table-cell>
          <table:table-cell office:value-type="float" office:value="100253" calcext:value-type="float">
            <text:p>100253</text:p>
          </table:table-cell>
          <table:table-cell office:value-type="float" office:value="0.0903030396828225" calcext:value-type="float">
            <text:p>0.0903030396828225</text:p>
          </table:table-cell>
        </table:table-row>
        <table:table-row table:style-name="ro1">
          <table:table-cell office:value-type="float" office:value="45.1638869540002" calcext:value-type="float">
            <text:p>45.1638869540002</text:p>
          </table:table-cell>
          <table:table-cell office:value-type="float" office:value="98972" calcext:value-type="float">
            <text:p>98972</text:p>
          </table:table-cell>
          <table:table-cell office:value-type="float" office:value="99614" calcext:value-type="float">
            <text:p>99614</text:p>
          </table:table-cell>
          <table:table-cell office:value-type="float" office:value="0.0900995746034008" calcext:value-type="float">
            <text:p>0.0900995746034008</text:p>
          </table:table-cell>
        </table:table-row>
        <table:table-row table:style-name="ro1">
          <table:table-cell office:value-type="float" office:value="45.266641735001" calcext:value-type="float">
            <text:p>45.266641735001</text:p>
          </table:table-cell>
          <table:table-cell office:value-type="float" office:value="98332" calcext:value-type="float">
            <text:p>98332</text:p>
          </table:table-cell>
          <table:table-cell office:value-type="float" office:value="98972" calcext:value-type="float">
            <text:p>98972</text:p>
          </table:table-cell>
          <table:table-cell office:value-type="float" office:value="0.0898970316203599" calcext:value-type="float">
            <text:p>0.0898970316203599</text:p>
          </table:table-cell>
        </table:table-row>
        <table:table-row table:style-name="ro1">
          <table:table-cell office:value-type="float" office:value="45.368939128999" calcext:value-type="float">
            <text:p>45.368939128999</text:p>
          </table:table-cell>
          <table:table-cell office:value-type="float" office:value="97702" calcext:value-type="float">
            <text:p>97702</text:p>
          </table:table-cell>
          <table:table-cell office:value-type="float" office:value="98332" calcext:value-type="float">
            <text:p>98332</text:p>
          </table:table-cell>
          <table:table-cell office:value-type="float" office:value="0.0896954030740657" calcext:value-type="float">
            <text:p>0.0896954030740657</text:p>
          </table:table-cell>
        </table:table-row>
        <table:table-row table:style-name="ro1">
          <table:table-cell office:value-type="float" office:value="45.471118032001" calcext:value-type="float">
            <text:p>45.471118032001</text:p>
          </table:table-cell>
          <table:table-cell office:value-type="float" office:value="97082" calcext:value-type="float">
            <text:p>97082</text:p>
          </table:table-cell>
          <table:table-cell office:value-type="float" office:value="97702" calcext:value-type="float">
            <text:p>97702</text:p>
          </table:table-cell>
          <table:table-cell office:value-type="float" office:value="0.0939292714614698" calcext:value-type="float">
            <text:p>0.0939292714614698</text:p>
          </table:table-cell>
        </table:table-row>
        <table:table-row table:style-name="ro1">
          <table:table-cell office:value-type="float" office:value="45.5724039630004" calcext:value-type="float">
            <text:p>45.5724039630004</text:p>
          </table:table-cell>
          <table:table-cell office:value-type="float" office:value="96480" calcext:value-type="float">
            <text:p>96480</text:p>
          </table:table-cell>
          <table:table-cell office:value-type="float" office:value="97082" calcext:value-type="float">
            <text:p>97082</text:p>
          </table:table-cell>
          <table:table-cell office:value-type="float" office:value="0.0972184723568139" calcext:value-type="float">
            <text:p>0.0972184723568139</text:p>
          </table:table-cell>
        </table:table-row>
        <table:table-row table:style-name="ro1">
          <table:table-cell office:value-type="float" office:value="45.6743481920021" calcext:value-type="float">
            <text:p>45.6743481920021</text:p>
          </table:table-cell>
          <table:table-cell office:value-type="float" office:value="95888" calcext:value-type="float">
            <text:p>95888</text:p>
          </table:table-cell>
          <table:table-cell office:value-type="float" office:value="96480" calcext:value-type="float">
            <text:p>96480</text:p>
          </table:table-cell>
          <table:table-cell office:value-type="float" office:value="0.0998012096035128" calcext:value-type="float">
            <text:p>0.0998012096035128</text:p>
          </table:table-cell>
        </table:table-row>
        <table:table-row table:style-name="ro1">
          <table:table-cell office:value-type="float" office:value="45.7757387040001" calcext:value-type="float">
            <text:p>45.7757387040001</text:p>
          </table:table-cell>
          <table:table-cell office:value-type="float" office:value="95316" calcext:value-type="float">
            <text:p>95316</text:p>
          </table:table-cell>
          <table:table-cell office:value-type="float" office:value="95888" calcext:value-type="float">
            <text:p>95888</text:p>
          </table:table-cell>
          <table:table-cell office:value-type="float" office:value="0.101818989660832" calcext:value-type="float">
            <text:p>0.101818989660832</text:p>
          </table:table-cell>
        </table:table-row>
        <table:table-row table:style-name="ro1">
          <table:table-cell office:value-type="float" office:value="45.8769506839999" calcext:value-type="float">
            <text:p>45.8769506839999</text:p>
          </table:table-cell>
          <table:table-cell office:value-type="float" office:value="94764" calcext:value-type="float">
            <text:p>94764</text:p>
          </table:table-cell>
          <table:table-cell office:value-type="float" office:value="95316" calcext:value-type="float">
            <text:p>95316</text:p>
          </table:table-cell>
          <table:table-cell office:value-type="float" office:value="0.103385016290069" calcext:value-type="float">
            <text:p>0.103385016290069</text:p>
          </table:table-cell>
        </table:table-row>
        <table:table-row table:style-name="ro1">
          <table:table-cell office:value-type="float" office:value="45.9788109520014" calcext:value-type="float">
            <text:p>45.9788109520014</text:p>
          </table:table-cell>
          <table:table-cell office:value-type="float" office:value="94230" calcext:value-type="float">
            <text:p>94230</text:p>
          </table:table-cell>
          <table:table-cell office:value-type="float" office:value="94764" calcext:value-type="float">
            <text:p>94764</text:p>
          </table:table-cell>
          <table:table-cell office:value-type="float" office:value="0.104589851106454" calcext:value-type="float">
            <text:p>0.104589851106454</text:p>
          </table:table-cell>
        </table:table-row>
        <table:table-row table:style-name="ro1">
          <table:table-cell office:value-type="float" office:value="46.081378461" calcext:value-type="float">
            <text:p>46.081378461</text:p>
          </table:table-cell>
          <table:table-cell office:value-type="float" office:value="93716" calcext:value-type="float">
            <text:p>93716</text:p>
          </table:table-cell>
          <table:table-cell office:value-type="float" office:value="94230" calcext:value-type="float">
            <text:p>94230</text:p>
          </table:table-cell>
          <table:table-cell office:value-type="float" office:value="0.105505942020534" calcext:value-type="float">
            <text:p>0.105505942020534</text:p>
          </table:table-cell>
        </table:table-row>
        <table:table-row table:style-name="ro1">
          <table:table-cell office:value-type="float" office:value="46.1835642639999" calcext:value-type="float">
            <text:p>46.1835642639999</text:p>
          </table:table-cell>
          <table:table-cell office:value-type="float" office:value="93230" calcext:value-type="float">
            <text:p>93230</text:p>
          </table:table-cell>
          <table:table-cell office:value-type="float" office:value="93716" calcext:value-type="float">
            <text:p>93716</text:p>
          </table:table-cell>
          <table:table-cell office:value-type="float" office:value="0.106191245991155" calcext:value-type="float">
            <text:p>0.106191245991155</text:p>
          </table:table-cell>
        </table:table-row>
        <table:table-row table:style-name="ro1">
          <table:table-cell office:value-type="float" office:value="46.2851414280012" calcext:value-type="float">
            <text:p>46.2851414280012</text:p>
          </table:table-cell>
          <table:table-cell office:value-type="float" office:value="92774" calcext:value-type="float">
            <text:p>92774</text:p>
          </table:table-cell>
          <table:table-cell office:value-type="float" office:value="93230" calcext:value-type="float">
            <text:p>93230</text:p>
          </table:table-cell>
          <table:table-cell office:value-type="float" office:value="0.106692127227707" calcext:value-type="float">
            <text:p>0.106692127227707</text:p>
          </table:table-cell>
        </table:table-row>
        <table:table-row table:style-name="ro1">
          <table:table-cell office:value-type="float" office:value="46.3877916080019" calcext:value-type="float">
            <text:p>46.3877916080019</text:p>
          </table:table-cell>
          <table:table-cell office:value-type="float" office:value="92343" calcext:value-type="float">
            <text:p>92343</text:p>
          </table:table-cell>
          <table:table-cell office:value-type="float" office:value="92774" calcext:value-type="float">
            <text:p>92774</text:p>
          </table:table-cell>
          <table:table-cell office:value-type="float" office:value="0.107045675751797" calcext:value-type="float">
            <text:p>0.107045675751797</text:p>
          </table:table-cell>
        </table:table-row>
        <table:table-row table:style-name="ro1">
          <table:table-cell office:value-type="float" office:value="46.491782895002" calcext:value-type="float">
            <text:p>46.491782895002</text:p>
          </table:table-cell>
          <table:table-cell office:value-type="float" office:value="91940" calcext:value-type="float">
            <text:p>91940</text:p>
          </table:table-cell>
          <table:table-cell office:value-type="float" office:value="92343" calcext:value-type="float">
            <text:p>92343</text:p>
          </table:table-cell>
          <table:table-cell office:value-type="float" office:value="0.107281562246459" calcext:value-type="float">
            <text:p>0.107281562246459</text:p>
          </table:table-cell>
        </table:table-row>
        <table:table-row table:style-name="ro1">
          <table:table-cell office:value-type="float" office:value="46.5948212600015" calcext:value-type="float">
            <text:p>46.5948212600015</text:p>
          </table:table-cell>
          <table:table-cell office:value-type="float" office:value="91574" calcext:value-type="float">
            <text:p>91574</text:p>
          </table:table-cell>
          <table:table-cell office:value-type="float" office:value="91680" calcext:value-type="float">
            <text:p>91680</text:p>
          </table:table-cell>
          <table:table-cell office:value-type="float" office:value="0.107423521935396" calcext:value-type="float">
            <text:p>0.107423521935396</text:p>
          </table:table-cell>
        </table:table-row>
        <table:table-row table:style-name="ro1">
          <table:table-cell office:value-type="float" office:value="46.6978627749995" calcext:value-type="float">
            <text:p>46.6978627749995</text:p>
          </table:table-cell>
          <table:table-cell office:value-type="float" office:value="91243" calcext:value-type="float">
            <text:p>91243</text:p>
          </table:table-cell>
          <table:table-cell office:value-type="float" office:value="91574" calcext:value-type="float">
            <text:p>91574</text:p>
          </table:table-cell>
          <table:table-cell office:value-type="float" office:value="0.107490541686248" calcext:value-type="float">
            <text:p>0.107490541686248</text:p>
          </table:table-cell>
        </table:table-row>
        <table:table-row table:style-name="ro1">
          <table:table-cell office:value-type="float" office:value="46.8000948180015" calcext:value-type="float">
            <text:p>46.8000948180015</text:p>
          </table:table-cell>
          <table:table-cell office:value-type="float" office:value="90951" calcext:value-type="float">
            <text:p>90951</text:p>
          </table:table-cell>
          <table:table-cell office:value-type="float" office:value="91243" calcext:value-type="float">
            <text:p>91243</text:p>
          </table:table-cell>
          <table:table-cell office:value-type="float" office:value="0.107497809693084" calcext:value-type="float">
            <text:p>0.107497809693084</text:p>
          </table:table-cell>
        </table:table-row>
        <table:table-row table:style-name="ro1">
          <table:table-cell office:value-type="float" office:value="46.9021120389989" calcext:value-type="float">
            <text:p>46.9021120389989</text:p>
          </table:table-cell>
          <table:table-cell office:value-type="float" office:value="90697" calcext:value-type="float">
            <text:p>90697</text:p>
          </table:table-cell>
          <table:table-cell office:value-type="float" office:value="90951" calcext:value-type="float">
            <text:p>90951</text:p>
          </table:table-cell>
          <table:table-cell office:value-type="float" office:value="0.107457475222279" calcext:value-type="float">
            <text:p>0.107457475222279</text:p>
          </table:table-cell>
        </table:table-row>
        <table:table-row table:style-name="ro1">
          <table:table-cell office:value-type="float" office:value="47.0038180449992" calcext:value-type="float">
            <text:p>47.0038180449992</text:p>
          </table:table-cell>
          <table:table-cell office:value-type="float" office:value="90482" calcext:value-type="float">
            <text:p>90482</text:p>
          </table:table-cell>
          <table:table-cell office:value-type="float" office:value="90697" calcext:value-type="float">
            <text:p>90697</text:p>
          </table:table-cell>
          <table:table-cell office:value-type="float" office:value="0.107379256409086" calcext:value-type="float">
            <text:p>0.107379256409086</text:p>
          </table:table-cell>
        </table:table-row>
        <table:table-row table:style-name="ro1">
          <table:table-cell office:value-type="float" office:value="47.1058106359997" calcext:value-type="float">
            <text:p>47.1058106359997</text:p>
          </table:table-cell>
          <table:table-cell office:value-type="float" office:value="90305" calcext:value-type="float">
            <text:p>90305</text:p>
          </table:table-cell>
          <table:table-cell office:value-type="float" office:value="90482" calcext:value-type="float">
            <text:p>90482</text:p>
          </table:table-cell>
          <table:table-cell office:value-type="float" office:value="0.10727092649479" calcext:value-type="float">
            <text:p>0.10727092649479</text:p>
          </table:table-cell>
        </table:table-row>
        <table:table-row table:style-name="ro1">
          <table:table-cell office:value-type="float" office:value="47.2069342140021" calcext:value-type="float">
            <text:p>47.2069342140021</text:p>
          </table:table-cell>
          <table:table-cell office:value-type="float" office:value="90169" calcext:value-type="float">
            <text:p>90169</text:p>
          </table:table-cell>
          <table:table-cell office:value-type="float" office:value="90305" calcext:value-type="float">
            <text:p>90305</text:p>
          </table:table-cell>
          <table:table-cell office:value-type="float" office:value="0.107138702816301" calcext:value-type="float">
            <text:p>0.107138702816301</text:p>
          </table:table-cell>
        </table:table-row>
        <table:table-row table:style-name="ro1">
          <table:table-cell office:value-type="float" office:value="47.3094983920018" calcext:value-type="float">
            <text:p>47.3094983920018</text:p>
          </table:table-cell>
          <table:table-cell office:value-type="float" office:value="90071" calcext:value-type="float">
            <text:p>90071</text:p>
          </table:table-cell>
          <table:table-cell office:value-type="float" office:value="90169" calcext:value-type="float">
            <text:p>90169</text:p>
          </table:table-cell>
          <table:table-cell office:value-type="float" office:value="0.106987557997722" calcext:value-type="float">
            <text:p>0.106987557997722</text:p>
          </table:table-cell>
        </table:table-row>
        <table:table-row table:style-name="ro1">
          <table:table-cell office:value-type="float" office:value="47.4117427359997" calcext:value-type="float">
            <text:p>47.4117427359997</text:p>
          </table:table-cell>
          <table:table-cell office:value-type="float" office:value="90015" calcext:value-type="float">
            <text:p>90015</text:p>
          </table:table-cell>
          <table:table-cell office:value-type="float" office:value="90071" calcext:value-type="float">
            <text:p>90071</text:p>
          </table:table-cell>
          <table:table-cell office:value-type="float" office:value="0.106821468903485" calcext:value-type="float">
            <text:p>0.106821468903485</text:p>
          </table:table-cell>
        </table:table-row>
        <table:table-row table:style-name="ro1">
          <table:table-cell office:value-type="float" office:value="47.514532227" calcext:value-type="float">
            <text:p>47.514532227</text:p>
          </table:table-cell>
          <table:table-cell office:value-type="float" office:value="90000" calcext:value-type="float">
            <text:p>90000</text:p>
          </table:table-cell>
          <table:table-cell office:value-type="float" office:value="90015" calcext:value-type="float">
            <text:p>90015</text:p>
          </table:table-cell>
          <table:table-cell office:value-type="float" office:value="0.106643615800754" calcext:value-type="float">
            <text:p>0.106643615800754</text:p>
          </table:table-cell>
        </table:table-row>
        <table:table-row table:style-name="ro1">
          <table:table-cell office:value-type="float" office:value="47.6170497040002" calcext:value-type="float">
            <text:p>47.6170497040002</text:p>
          </table:table-cell>
          <table:table-cell office:value-type="float" office:value="90027" calcext:value-type="float">
            <text:p>90027</text:p>
          </table:table-cell>
          <table:table-cell office:value-type="float" office:value="90000" calcext:value-type="float">
            <text:p>90000</text:p>
          </table:table-cell>
          <table:table-cell office:value-type="float" office:value="0.106456541689229" calcext:value-type="float">
            <text:p>0.106456541689229</text:p>
          </table:table-cell>
        </table:table-row>
        <table:table-row table:style-name="ro1">
          <table:table-cell office:value-type="float" office:value="47.719019594002" calcext:value-type="float">
            <text:p>47.719019594002</text:p>
          </table:table-cell>
          <table:table-cell office:value-type="float" office:value="90094" calcext:value-type="float">
            <text:p>90094</text:p>
          </table:table-cell>
          <table:table-cell office:value-type="float" office:value="90027" calcext:value-type="float">
            <text:p>90027</text:p>
          </table:table-cell>
          <table:table-cell office:value-type="float" office:value="0.106262279764886" calcext:value-type="float">
            <text:p>0.106262279764886</text:p>
          </table:table-cell>
        </table:table-row>
        <table:table-row table:style-name="ro1">
          <table:table-cell office:value-type="float" office:value="47.8208791329998" calcext:value-type="float">
            <text:p>47.8208791329998</text:p>
          </table:table-cell>
          <table:table-cell office:value-type="float" office:value="90202" calcext:value-type="float">
            <text:p>90202</text:p>
          </table:table-cell>
          <table:table-cell office:value-type="float" office:value="90094" calcext:value-type="float">
            <text:p>90094</text:p>
          </table:table-cell>
          <table:table-cell office:value-type="float" office:value="0.106062455390856" calcext:value-type="float">
            <text:p>0.106062455390856</text:p>
          </table:table-cell>
        </table:table-row>
        <table:table-row table:style-name="ro1">
          <table:table-cell office:value-type="float" office:value="47.9227926620006" calcext:value-type="float">
            <text:p>47.9227926620006</text:p>
          </table:table-cell>
          <table:table-cell office:value-type="float" office:value="90350" calcext:value-type="float">
            <text:p>90350</text:p>
          </table:table-cell>
          <table:table-cell office:value-type="float" office:value="90202" calcext:value-type="float">
            <text:p>90202</text:p>
          </table:table-cell>
          <table:table-cell office:value-type="float" office:value="0.105858367674029" calcext:value-type="float">
            <text:p>0.105858367674029</text:p>
          </table:table-cell>
        </table:table-row>
        <table:table-row table:style-name="ro1">
          <table:table-cell office:value-type="float" office:value="48.0263793939994" calcext:value-type="float">
            <text:p>48.0263793939994</text:p>
          </table:table-cell>
          <table:table-cell office:value-type="float" office:value="90541" calcext:value-type="float">
            <text:p>90541</text:p>
          </table:table-cell>
          <table:table-cell office:value-type="float" office:value="90350" calcext:value-type="float">
            <text:p>90350</text:p>
          </table:table-cell>
          <table:table-cell office:value-type="float" office:value="0.105651054726225" calcext:value-type="float">
            <text:p>0.105651054726225</text:p>
          </table:table-cell>
        </table:table-row>
        <table:table-row table:style-name="ro1">
          <table:table-cell office:value-type="float" office:value="48.1290091129995" calcext:value-type="float">
            <text:p>48.1290091129995</text:p>
          </table:table-cell>
          <table:table-cell office:value-type="float" office:value="90770" calcext:value-type="float">
            <text:p>90770</text:p>
          </table:table-cell>
          <table:table-cell office:value-type="float" office:value="90474" calcext:value-type="float">
            <text:p>90474</text:p>
          </table:table-cell>
          <table:table-cell office:value-type="float" office:value="0.105441345873031" calcext:value-type="float">
            <text:p>0.105441345873031</text:p>
          </table:table-cell>
        </table:table-row>
        <table:table-row table:style-name="ro1">
          <table:table-cell office:value-type="float" office:value="48.2320557880012" calcext:value-type="float">
            <text:p>48.2320557880012</text:p>
          </table:table-cell>
          <table:table-cell office:value-type="float" office:value="91039" calcext:value-type="float">
            <text:p>91039</text:p>
          </table:table-cell>
          <table:table-cell office:value-type="float" office:value="90770" calcext:value-type="float">
            <text:p>90770</text:p>
          </table:table-cell>
          <table:table-cell office:value-type="float" office:value="0.105229903420763" calcext:value-type="float">
            <text:p>0.105229903420763</text:p>
          </table:table-cell>
        </table:table-row>
        <table:table-row table:style-name="ro1">
          <table:table-cell office:value-type="float" office:value="48.3341812200015" calcext:value-type="float">
            <text:p>48.3341812200015</text:p>
          </table:table-cell>
          <table:table-cell office:value-type="float" office:value="91342" calcext:value-type="float">
            <text:p>91342</text:p>
          </table:table-cell>
          <table:table-cell office:value-type="float" office:value="91039" calcext:value-type="float">
            <text:p>91039</text:p>
          </table:table-cell>
          <table:table-cell office:value-type="float" office:value="0.105017256069943" calcext:value-type="float">
            <text:p>0.105017256069943</text:p>
          </table:table-cell>
        </table:table-row>
        <table:table-row table:style-name="ro1">
          <table:table-cell office:value-type="float" office:value="48.4364203930018" calcext:value-type="float">
            <text:p>48.4364203930018</text:p>
          </table:table-cell>
          <table:table-cell office:value-type="float" office:value="91681" calcext:value-type="float">
            <text:p>91681</text:p>
          </table:table-cell>
          <table:table-cell office:value-type="float" office:value="91342" calcext:value-type="float">
            <text:p>91342</text:p>
          </table:table-cell>
          <table:table-cell office:value-type="float" office:value="0.104803825645976" calcext:value-type="float">
            <text:p>0.104803825645976</text:p>
          </table:table-cell>
        </table:table-row>
        <table:table-row table:style-name="ro1">
          <table:table-cell office:value-type="float" office:value="48.5381806100013" calcext:value-type="float">
            <text:p>48.5381806100013</text:p>
          </table:table-cell>
          <table:table-cell office:value-type="float" office:value="92053" calcext:value-type="float">
            <text:p>92053</text:p>
          </table:table-cell>
          <table:table-cell office:value-type="float" office:value="91385" calcext:value-type="float">
            <text:p>91385</text:p>
          </table:table-cell>
          <table:table-cell office:value-type="float" office:value="0.104589948483585" calcext:value-type="float">
            <text:p>0.104589948483585</text:p>
          </table:table-cell>
        </table:table-row>
        <table:table-row table:style-name="ro1">
          <table:table-cell office:value-type="float" office:value="48.6404950649994" calcext:value-type="float">
            <text:p>48.6404950649994</text:p>
          </table:table-cell>
          <table:table-cell office:value-type="float" office:value="92459" calcext:value-type="float">
            <text:p>92459</text:p>
          </table:table-cell>
          <table:table-cell office:value-type="float" office:value="92053" calcext:value-type="float">
            <text:p>92053</text:p>
          </table:table-cell>
          <table:table-cell office:value-type="float" office:value="0.10437589253428" calcext:value-type="float">
            <text:p>0.10437589253428</text:p>
          </table:table-cell>
        </table:table-row>
        <table:table-row table:style-name="ro1">
          <table:table-cell office:value-type="float" office:value="48.7418700269991" calcext:value-type="float">
            <text:p>48.7418700269991</text:p>
          </table:table-cell>
          <table:table-cell office:value-type="float" office:value="92892" calcext:value-type="float">
            <text:p>92892</text:p>
          </table:table-cell>
          <table:table-cell office:value-type="float" office:value="92459" calcext:value-type="float">
            <text:p>92459</text:p>
          </table:table-cell>
          <table:table-cell office:value-type="float" office:value="0.104161871052218" calcext:value-type="float">
            <text:p>0.104161871052218</text:p>
          </table:table-cell>
        </table:table-row>
        <table:table-row table:style-name="ro1">
          <table:table-cell office:value-type="float" office:value="48.8454279580001" calcext:value-type="float">
            <text:p>48.8454279580001</text:p>
          </table:table-cell>
          <table:table-cell office:value-type="float" office:value="93365" calcext:value-type="float">
            <text:p>93365</text:p>
          </table:table-cell>
          <table:table-cell office:value-type="float" office:value="92892" calcext:value-type="float">
            <text:p>92892</text:p>
          </table:table-cell>
          <table:table-cell office:value-type="float" office:value="0.103948053542805" calcext:value-type="float">
            <text:p>0.103948053542805</text:p>
          </table:table-cell>
        </table:table-row>
        <table:table-row table:style-name="ro1">
          <table:table-cell office:value-type="float" office:value="48.9480553770009" calcext:value-type="float">
            <text:p>48.9480553770009</text:p>
          </table:table-cell>
          <table:table-cell office:value-type="float" office:value="93861" calcext:value-type="float">
            <text:p>93861</text:p>
          </table:table-cell>
          <table:table-cell office:value-type="float" office:value="93365" calcext:value-type="float">
            <text:p>93365</text:p>
          </table:table-cell>
          <table:table-cell office:value-type="float" office:value="0.103734574521487" calcext:value-type="float">
            <text:p>0.103734574521487</text:p>
          </table:table-cell>
        </table:table-row>
        <table:table-row table:style-name="ro1">
          <table:table-cell office:value-type="float" office:value="49.0494571090021" calcext:value-type="float">
            <text:p>49.0494571090021</text:p>
          </table:table-cell>
          <table:table-cell office:value-type="float" office:value="94376" calcext:value-type="float">
            <text:p>94376</text:p>
          </table:table-cell>
          <table:table-cell office:value-type="float" office:value="93861" calcext:value-type="float">
            <text:p>93861</text:p>
          </table:table-cell>
          <table:table-cell office:value-type="float" office:value="0.10352154052068" calcext:value-type="float">
            <text:p>0.10352154052068</text:p>
          </table:table-cell>
        </table:table-row>
        <table:table-row table:style-name="ro1">
          <table:table-cell office:value-type="float" office:value="49.150839711001" calcext:value-type="float">
            <text:p>49.150839711001</text:p>
          </table:table-cell>
          <table:table-cell office:value-type="float" office:value="94914" calcext:value-type="float">
            <text:p>94914</text:p>
          </table:table-cell>
          <table:table-cell office:value-type="float" office:value="94376" calcext:value-type="float">
            <text:p>94376</text:p>
          </table:table-cell>
          <table:table-cell office:value-type="float" office:value="0.103309035695233" calcext:value-type="float">
            <text:p>0.103309035695233</text:p>
          </table:table-cell>
        </table:table-row>
        <table:table-row table:style-name="ro1">
          <table:table-cell office:value-type="float" office:value="49.2518287970015" calcext:value-type="float">
            <text:p>49.2518287970015</text:p>
          </table:table-cell>
          <table:table-cell office:value-type="float" office:value="95470" calcext:value-type="float">
            <text:p>95470</text:p>
          </table:table-cell>
          <table:table-cell office:value-type="float" office:value="94914" calcext:value-type="float">
            <text:p>94914</text:p>
          </table:table-cell>
          <table:table-cell office:value-type="float" office:value="0.103097126306697" calcext:value-type="float">
            <text:p>0.103097126306697</text:p>
          </table:table-cell>
        </table:table-row>
        <table:table-row table:style-name="ro1">
          <table:table-cell office:value-type="float" office:value="49.3543884050014" calcext:value-type="float">
            <text:p>49.3543884050014</text:p>
          </table:table-cell>
          <table:table-cell office:value-type="float" office:value="96053" calcext:value-type="float">
            <text:p>96053</text:p>
          </table:table-cell>
          <table:table-cell office:value-type="float" office:value="95470" calcext:value-type="float">
            <text:p>95470</text:p>
          </table:table-cell>
          <table:table-cell office:value-type="float" office:value="0.102885864310664" calcext:value-type="float">
            <text:p>0.102885864310664</text:p>
          </table:table-cell>
        </table:table-row>
        <table:table-row table:style-name="ro1">
          <table:table-cell office:value-type="float" office:value="49.4620299439994" calcext:value-type="float">
            <text:p>49.4620299439994</text:p>
          </table:table-cell>
          <table:table-cell office:value-type="float" office:value="96683" calcext:value-type="float">
            <text:p>96683</text:p>
          </table:table-cell>
          <table:table-cell office:value-type="float" office:value="96053" calcext:value-type="float">
            <text:p>96053</text:p>
          </table:table-cell>
          <table:table-cell office:value-type="float" office:value="0.102675290226535" calcext:value-type="float">
            <text:p>0.102675290226535</text:p>
          </table:table-cell>
        </table:table-row>
        <table:table-row table:style-name="ro1">
          <table:table-cell office:value-type="float" office:value="49.5640673839989" calcext:value-type="float">
            <text:p>49.5640673839989</text:p>
          </table:table-cell>
          <table:table-cell office:value-type="float" office:value="97295" calcext:value-type="float">
            <text:p>97295</text:p>
          </table:table-cell>
          <table:table-cell office:value-type="float" office:value="96683" calcext:value-type="float">
            <text:p>96683</text:p>
          </table:table-cell>
          <table:table-cell office:value-type="float" office:value="0.102465435433261" calcext:value-type="float">
            <text:p>0.102465435433261</text:p>
          </table:table-cell>
        </table:table-row>
        <table:table-row table:style-name="ro1">
          <table:table-cell office:value-type="float" office:value="49.6664843600011" calcext:value-type="float">
            <text:p>49.6664843600011</text:p>
          </table:table-cell>
          <table:table-cell office:value-type="float" office:value="97919" calcext:value-type="float">
            <text:p>97919</text:p>
          </table:table-cell>
          <table:table-cell office:value-type="float" office:value="97295" calcext:value-type="float">
            <text:p>97295</text:p>
          </table:table-cell>
          <table:table-cell office:value-type="float" office:value="0.102256324005838" calcext:value-type="float">
            <text:p>0.102256324005838</text:p>
          </table:table-cell>
        </table:table-row>
        <table:table-row table:style-name="ro1">
          <table:table-cell office:value-type="float" office:value="49.7685010810019" calcext:value-type="float">
            <text:p>49.7685010810019</text:p>
          </table:table-cell>
          <table:table-cell office:value-type="float" office:value="98550" calcext:value-type="float">
            <text:p>98550</text:p>
          </table:table-cell>
          <table:table-cell office:value-type="float" office:value="97919" calcext:value-type="float">
            <text:p>97919</text:p>
          </table:table-cell>
          <table:table-cell office:value-type="float" office:value="0.102047974184427" calcext:value-type="float">
            <text:p>0.102047974184427</text:p>
          </table:table-cell>
        </table:table-row>
        <table:table-row table:style-name="ro1">
          <table:table-cell office:value-type="float" office:value="49.8698753120007" calcext:value-type="float">
            <text:p>49.8698753120007</text:p>
          </table:table-cell>
          <table:table-cell office:value-type="float" office:value="99183" calcext:value-type="float">
            <text:p>99183</text:p>
          </table:table-cell>
          <table:table-cell office:value-type="float" office:value="98550" calcext:value-type="float">
            <text:p>98550</text:p>
          </table:table-cell>
          <table:table-cell office:value-type="float" office:value="0.101840399549562" calcext:value-type="float">
            <text:p>0.101840399549562</text:p>
          </table:table-cell>
        </table:table-row>
        <table:table-row table:style-name="ro1">
          <table:table-cell office:value-type="float" office:value="49.9728502159996" calcext:value-type="float">
            <text:p>49.9728502159996</text:p>
          </table:table-cell>
          <table:table-cell office:value-type="float" office:value="99829" calcext:value-type="float">
            <text:p>99829</text:p>
          </table:table-cell>
          <table:table-cell office:value-type="float" office:value="99183" calcext:value-type="float">
            <text:p>99183</text:p>
          </table:table-cell>
          <table:table-cell office:value-type="float" office:value="0.101593043985726" calcext:value-type="float">
            <text:p>0.101593043985726</text:p>
          </table:table-cell>
        </table:table-row>
        <table:table-row table:style-name="ro1">
          <table:table-cell office:value-type="float" office:value="50.0753032819994" calcext:value-type="float">
            <text:p>50.0753032819994</text:p>
          </table:table-cell>
          <table:table-cell office:value-type="float" office:value="100472" calcext:value-type="float">
            <text:p>100472</text:p>
          </table:table-cell>
          <table:table-cell office:value-type="float" office:value="99829" calcext:value-type="float">
            <text:p>99829</text:p>
          </table:table-cell>
          <table:table-cell office:value-type="float" office:value="0.101354756473722" calcext:value-type="float">
            <text:p>0.101354756473722</text:p>
          </table:table-cell>
        </table:table-row>
        <table:table-row table:style-name="ro1">
          <table:table-cell office:value-type="float" office:value="50.1779316809989" calcext:value-type="float">
            <text:p>50.1779316809989</text:p>
          </table:table-cell>
          <table:table-cell office:value-type="float" office:value="101115" calcext:value-type="float">
            <text:p>101115</text:p>
          </table:table-cell>
          <table:table-cell office:value-type="float" office:value="99841" calcext:value-type="float">
            <text:p>99841</text:p>
          </table:table-cell>
          <table:table-cell office:value-type="float" office:value="0.101123885339298" calcext:value-type="float">
            <text:p>0.101123885339298</text:p>
          </table:table-cell>
        </table:table-row>
        <table:table-row table:style-name="ro1">
          <table:table-cell office:value-type="float" office:value="50.279861731" calcext:value-type="float">
            <text:p>50.279861731</text:p>
          </table:table-cell>
          <table:table-cell office:value-type="float" office:value="101749" calcext:value-type="float">
            <text:p>101749</text:p>
          </table:table-cell>
          <table:table-cell office:value-type="float" office:value="101115" calcext:value-type="float">
            <text:p>101115</text:p>
          </table:table-cell>
          <table:table-cell office:value-type="float" office:value="0.100899108271438" calcext:value-type="float">
            <text:p>0.100899108271438</text:p>
          </table:table-cell>
        </table:table-row>
        <table:table-row table:style-name="ro1">
          <table:table-cell office:value-type="float" office:value="50.3820617040001" calcext:value-type="float">
            <text:p>50.3820617040001</text:p>
          </table:table-cell>
          <table:table-cell office:value-type="float" office:value="102377" calcext:value-type="float">
            <text:p>102377</text:p>
          </table:table-cell>
          <table:table-cell office:value-type="float" office:value="101749" calcext:value-type="float">
            <text:p>101749</text:p>
          </table:table-cell>
          <table:table-cell office:value-type="float" office:value="0.10067936645747" calcext:value-type="float">
            <text:p>0.10067936645747</text:p>
          </table:table-cell>
        </table:table-row>
        <table:table-row table:style-name="ro1">
          <table:table-cell office:value-type="float" office:value="50.4832642830006" calcext:value-type="float">
            <text:p>50.4832642830006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2377" calcext:value-type="float">
            <text:p>102377</text:p>
          </table:table-cell>
          <table:table-cell office:value-type="float" office:value="0.100463811891076" calcext:value-type="float">
            <text:p>0.100463811891076</text:p>
          </table:table-cell>
        </table:table-row>
        <table:table-row table:style-name="ro1">
          <table:table-cell office:value-type="float" office:value="50.5848420370021" calcext:value-type="float">
            <text:p>50.5848420370021</text:p>
          </table:table-cell>
          <table:table-cell office:value-type="float" office:value="103592" calcext:value-type="float">
            <text:p>103592</text:p>
          </table:table-cell>
          <table:table-cell office:value-type="float" office:value="101789" calcext:value-type="float">
            <text:p>101789</text:p>
          </table:table-cell>
          <table:table-cell office:value-type="float" office:value="0.100251765218626" calcext:value-type="float">
            <text:p>0.100251765218626</text:p>
          </table:table-cell>
        </table:table-row>
        <table:table-row table:style-name="ro1">
          <table:table-cell office:value-type="float" office:value="50.686262569001" calcext:value-type="float">
            <text:p>50.686262569001</text:p>
          </table:table-cell>
          <table:table-cell office:value-type="float" office:value="104179" calcext:value-type="float">
            <text:p>104179</text:p>
          </table:table-cell>
          <table:table-cell office:value-type="float" office:value="103592" calcext:value-type="float">
            <text:p>103592</text:p>
          </table:table-cell>
          <table:table-cell office:value-type="float" office:value="0.100042682016171" calcext:value-type="float">
            <text:p>0.100042682016171</text:p>
          </table:table-cell>
        </table:table-row>
        <table:table-row table:style-name="ro1">
          <table:table-cell office:value-type="float" office:value="50.7894009849988" calcext:value-type="float">
            <text:p>50.7894009849988</text:p>
          </table:table-cell>
          <table:table-cell office:value-type="float" office:value="104759" calcext:value-type="float">
            <text:p>104759</text:p>
          </table:table-cell>
          <table:table-cell office:value-type="float" office:value="104179" calcext:value-type="float">
            <text:p>104179</text:p>
          </table:table-cell>
          <table:table-cell office:value-type="float" office:value="0.0998361258109563" calcext:value-type="float">
            <text:p>0.0998361258109563</text:p>
          </table:table-cell>
        </table:table-row>
        <table:table-row table:style-name="ro1">
          <table:table-cell office:value-type="float" office:value="50.893710327" calcext:value-type="float">
            <text:p>50.893710327</text:p>
          </table:table-cell>
          <table:table-cell office:value-type="float" office:value="105324" calcext:value-type="float">
            <text:p>105324</text:p>
          </table:table-cell>
          <table:table-cell office:value-type="float" office:value="104759" calcext:value-type="float">
            <text:p>104759</text:p>
          </table:table-cell>
          <table:table-cell office:value-type="float" office:value="0.0996317464985674" calcext:value-type="float">
            <text:p>0.0996317464985674</text:p>
          </table:table-cell>
        </table:table-row>
        <table:table-row table:style-name="ro1">
          <table:table-cell office:value-type="float" office:value="50.9951770000007" calcext:value-type="float">
            <text:p>50.9951770000007</text:p>
          </table:table-cell>
          <table:table-cell office:value-type="float" office:value="105853" calcext:value-type="float">
            <text:p>105853</text:p>
          </table:table-cell>
          <table:table-cell office:value-type="float" office:value="105324" calcext:value-type="float">
            <text:p>105324</text:p>
          </table:table-cell>
          <table:table-cell office:value-type="float" office:value="0.0994292630765659" calcext:value-type="float">
            <text:p>0.0994292630765659</text:p>
          </table:table-cell>
        </table:table-row>
        <table:table-row table:style-name="ro1">
          <table:table-cell office:value-type="float" office:value="51.0970137680015" calcext:value-type="float">
            <text:p>51.0970137680015</text:p>
          </table:table-cell>
          <table:table-cell office:value-type="float" office:value="106359" calcext:value-type="float">
            <text:p>106359</text:p>
          </table:table-cell>
          <table:table-cell office:value-type="float" office:value="105832" calcext:value-type="float">
            <text:p>105832</text:p>
          </table:table-cell>
          <table:table-cell office:value-type="float" office:value="0.0992284498313315" calcext:value-type="float">
            <text:p>0.0992284498313315</text:p>
          </table:table-cell>
        </table:table-row>
        <table:table-row table:style-name="ro1">
          <table:table-cell office:value-type="float" office:value="51.209525393002" calcext:value-type="float">
            <text:p>51.209525393002</text:p>
          </table:table-cell>
          <table:table-cell office:value-type="float" office:value="106888" calcext:value-type="float">
            <text:p>106888</text:p>
          </table:table-cell>
          <table:table-cell office:value-type="float" office:value="106359" calcext:value-type="float">
            <text:p>106359</text:p>
          </table:table-cell>
          <table:table-cell office:value-type="float" office:value="0.0990291252874621" calcext:value-type="float">
            <text:p>0.0990291252874621</text:p>
          </table:table-cell>
        </table:table-row>
        <table:table-row table:style-name="ro1">
          <table:table-cell office:value-type="float" office:value="51.3196217860022" calcext:value-type="float">
            <text:p>51.3196217860022</text:p>
          </table:table-cell>
          <table:table-cell office:value-type="float" office:value="107373" calcext:value-type="float">
            <text:p>107373</text:p>
          </table:table-cell>
          <table:table-cell office:value-type="float" office:value="106888" calcext:value-type="float">
            <text:p>106888</text:p>
          </table:table-cell>
          <table:table-cell office:value-type="float" office:value="0.0988311433672246" calcext:value-type="float">
            <text:p>0.0988311433672246</text:p>
          </table:table-cell>
        </table:table-row>
        <table:table-row table:style-name="ro1">
          <table:table-cell office:value-type="float" office:value="51.4227975020003" calcext:value-type="float">
            <text:p>51.4227975020003</text:p>
          </table:table-cell>
          <table:table-cell office:value-type="float" office:value="107795" calcext:value-type="float">
            <text:p>107795</text:p>
          </table:table-cell>
          <table:table-cell office:value-type="float" office:value="106167" calcext:value-type="float">
            <text:p>106167</text:p>
          </table:table-cell>
          <table:table-cell office:value-type="float" office:value="0.0986343863180458" calcext:value-type="float">
            <text:p>0.0986343863180458</text:p>
          </table:table-cell>
        </table:table-row>
        <table:table-row table:style-name="ro1">
          <table:table-cell office:value-type="float" office:value="51.5252036279999" calcext:value-type="float">
            <text:p>51.5252036279999</text:p>
          </table:table-cell>
          <table:table-cell office:value-type="float" office:value="108182" calcext:value-type="float">
            <text:p>108182</text:p>
          </table:table-cell>
          <table:table-cell office:value-type="float" office:value="107795" calcext:value-type="float">
            <text:p>107795</text:p>
          </table:table-cell>
          <table:table-cell office:value-type="float" office:value="0.0984387590544366" calcext:value-type="float">
            <text:p>0.0984387590544366</text:p>
          </table:table-cell>
        </table:table-row>
        <table:table-row table:style-name="ro1">
          <table:table-cell office:value-type="float" office:value="51.6273747800005" calcext:value-type="float">
            <text:p>51.6273747800005</text:p>
          </table:table-cell>
          <table:table-cell office:value-type="float" office:value="108534" calcext:value-type="float">
            <text:p>108534</text:p>
          </table:table-cell>
          <table:table-cell office:value-type="float" office:value="108182" calcext:value-type="float">
            <text:p>108182</text:p>
          </table:table-cell>
          <table:table-cell office:value-type="float" office:value="0.0982441846314636" calcext:value-type="float">
            <text:p>0.0982441846314636</text:p>
          </table:table-cell>
        </table:table-row>
        <table:table-row table:style-name="ro1">
          <table:table-cell office:value-type="float" office:value="51.7299952590001" calcext:value-type="float">
            <text:p>51.7299952590001</text:p>
          </table:table-cell>
          <table:table-cell office:value-type="float" office:value="108852" calcext:value-type="float">
            <text:p>108852</text:p>
          </table:table-cell>
          <table:table-cell office:value-type="float" office:value="108534" calcext:value-type="float">
            <text:p>108534</text:p>
          </table:table-cell>
          <table:table-cell office:value-type="float" office:value="0.0980506006234588" calcext:value-type="float">
            <text:p>0.0980506006234588</text:p>
          </table:table-cell>
        </table:table-row>
        <table:table-row table:style-name="ro1">
          <table:table-cell office:value-type="float" office:value="51.8315213919996" calcext:value-type="float">
            <text:p>51.8315213919996</text:p>
          </table:table-cell>
          <table:table-cell office:value-type="float" office:value="109130" calcext:value-type="float">
            <text:p>109130</text:p>
          </table:table-cell>
          <table:table-cell office:value-type="float" office:value="108424" calcext:value-type="float">
            <text:p>108424</text:p>
          </table:table-cell>
          <table:table-cell office:value-type="float" office:value="0.0978579562269224" calcext:value-type="float">
            <text:p>0.0978579562269224</text:p>
          </table:table-cell>
        </table:table-row>
        <table:table-row table:style-name="ro1">
          <table:table-cell office:value-type="float" office:value="51.9335245129987" calcext:value-type="float">
            <text:p>51.9335245129987</text:p>
          </table:table-cell>
          <table:table-cell office:value-type="float" office:value="109373" calcext:value-type="float">
            <text:p>109373</text:p>
          </table:table-cell>
          <table:table-cell office:value-type="float" office:value="109130" calcext:value-type="float">
            <text:p>109130</text:p>
          </table:table-cell>
          <table:table-cell office:value-type="float" office:value="0.0976662099427782" calcext:value-type="float">
            <text:p>0.0976662099427782</text:p>
          </table:table-cell>
        </table:table-row>
        <table:table-row table:style-name="ro1">
          <table:table-cell office:value-type="float" office:value="52.0370194630013" calcext:value-type="float">
            <text:p>52.0370194630013</text:p>
          </table:table-cell>
          <table:table-cell office:value-type="float" office:value="109579" calcext:value-type="float">
            <text:p>109579</text:p>
          </table:table-cell>
          <table:table-cell office:value-type="float" office:value="109373" calcext:value-type="float">
            <text:p>109373</text:p>
          </table:table-cell>
          <table:table-cell office:value-type="float" office:value="0.0974753277221143" calcext:value-type="float">
            <text:p>0.0974753277221143</text:p>
          </table:table-cell>
        </table:table-row>
        <table:table-row table:style-name="ro1">
          <table:table-cell office:value-type="float" office:value="52.1418817529993" calcext:value-type="float">
            <text:p>52.1418817529993</text:p>
          </table:table-cell>
          <table:table-cell office:value-type="float" office:value="109747" calcext:value-type="float">
            <text:p>109747</text:p>
          </table:table-cell>
          <table:table-cell office:value-type="float" office:value="109579" calcext:value-type="float">
            <text:p>109579</text:p>
          </table:table-cell>
          <table:table-cell office:value-type="float" office:value="0.0972852814827107" calcext:value-type="float">
            <text:p>0.0972852814827107</text:p>
          </table:table-cell>
        </table:table-row>
        <table:table-row table:style-name="ro1">
          <table:table-cell office:value-type="float" office:value="52.24366027" calcext:value-type="float">
            <text:p>52.24366027</text:p>
          </table:table-cell>
          <table:table-cell office:value-type="float" office:value="109870" calcext:value-type="float">
            <text:p>109870</text:p>
          </table:table-cell>
          <table:table-cell office:value-type="float" office:value="109747" calcext:value-type="float">
            <text:p>109747</text:p>
          </table:table-cell>
          <table:table-cell office:value-type="float" office:value="0.0970960479221994" calcext:value-type="float">
            <text:p>0.0970960479221994</text:p>
          </table:table-cell>
        </table:table-row>
        <table:table-row table:style-name="ro1">
          <table:table-cell office:value-type="float" office:value="52.3452639349998" calcext:value-type="float">
            <text:p>52.3452639349998</text:p>
          </table:table-cell>
          <table:table-cell office:value-type="float" office:value="109952" calcext:value-type="float">
            <text:p>109952</text:p>
          </table:table-cell>
          <table:table-cell office:value-type="float" office:value="109870" calcext:value-type="float">
            <text:p>109870</text:p>
          </table:table-cell>
          <table:table-cell office:value-type="float" office:value="0.0969076075685288" calcext:value-type="float">
            <text:p>0.0969076075685288</text:p>
          </table:table-cell>
        </table:table-row>
        <table:table-row table:style-name="ro1">
          <table:table-cell office:value-type="float" office:value="52.4468717290001" calcext:value-type="float">
            <text:p>52.4468717290001</text:p>
          </table:table-cell>
          <table:table-cell office:value-type="float" office:value="109994" calcext:value-type="float">
            <text:p>109994</text:p>
          </table:table-cell>
          <table:table-cell office:value-type="float" office:value="109952" calcext:value-type="float">
            <text:p>109952</text:p>
          </table:table-cell>
          <table:table-cell office:value-type="float" office:value="0.0967199440202741" calcext:value-type="float">
            <text:p>0.0967199440202741</text:p>
          </table:table-cell>
        </table:table-row>
        <table:table-row table:style-name="ro1">
          <table:table-cell office:value-type="float" office:value="52.548659647" calcext:value-type="float">
            <text:p>52.548659647</text:p>
          </table:table-cell>
          <table:table-cell office:value-type="float" office:value="109995" calcext:value-type="float">
            <text:p>109995</text:p>
          </table:table-cell>
          <table:table-cell office:value-type="float" office:value="109994" calcext:value-type="float">
            <text:p>109994</text:p>
          </table:table-cell>
          <table:table-cell office:value-type="float" office:value="0.0965330433388246" calcext:value-type="float">
            <text:p>0.0965330433388246</text:p>
          </table:table-cell>
        </table:table-row>
        <table:table-row table:style-name="ro1">
          <table:table-cell office:value-type="float" office:value="52.6515031880008" calcext:value-type="float">
            <text:p>52.6515031880008</text:p>
          </table:table-cell>
          <table:table-cell office:value-type="float" office:value="109954" calcext:value-type="float">
            <text:p>109954</text:p>
          </table:table-cell>
          <table:table-cell office:value-type="float" office:value="109995" calcext:value-type="float">
            <text:p>109995</text:p>
          </table:table-cell>
          <table:table-cell office:value-type="float" office:value="0.0963468935620731" calcext:value-type="float">
            <text:p>0.0963468935620731</text:p>
          </table:table-cell>
        </table:table-row>
        <table:table-row table:style-name="ro1">
          <table:table-cell office:value-type="float" office:value="52.7542767189989" calcext:value-type="float">
            <text:p>52.7542767189989</text:p>
          </table:table-cell>
          <table:table-cell office:value-type="float" office:value="109872" calcext:value-type="float">
            <text:p>109872</text:p>
          </table:table-cell>
          <table:table-cell office:value-type="float" office:value="109954" calcext:value-type="float">
            <text:p>109954</text:p>
          </table:table-cell>
          <table:table-cell office:value-type="float" office:value="0.0961614843153073" calcext:value-type="float">
            <text:p>0.0961614843153073</text:p>
          </table:table-cell>
        </table:table-row>
        <table:table-row table:style-name="ro1">
          <table:table-cell office:value-type="float" office:value="52.8574609960015" calcext:value-type="float">
            <text:p>52.8574609960015</text:p>
          </table:table-cell>
          <table:table-cell office:value-type="float" office:value="109748" calcext:value-type="float">
            <text:p>109748</text:p>
          </table:table-cell>
          <table:table-cell office:value-type="float" office:value="109872" calcext:value-type="float">
            <text:p>109872</text:p>
          </table:table-cell>
          <table:table-cell office:value-type="float" office:value="0.0959768064998649" calcext:value-type="float">
            <text:p>0.0959768064998649</text:p>
          </table:table-cell>
        </table:table-row>
        <table:table-row table:style-name="ro1">
          <table:table-cell office:value-type="float" office:value="52.959409285002" calcext:value-type="float">
            <text:p>52.959409285002</text:p>
          </table:table-cell>
          <table:table-cell office:value-type="float" office:value="109586" calcext:value-type="float">
            <text:p>109586</text:p>
          </table:table-cell>
          <table:table-cell office:value-type="float" office:value="109748" calcext:value-type="float">
            <text:p>109748</text:p>
          </table:table-cell>
          <table:table-cell office:value-type="float" office:value="0.0957928520439984" calcext:value-type="float">
            <text:p>0.0957928520439984</text:p>
          </table:table-cell>
        </table:table-row>
        <table:table-row table:style-name="ro1">
          <table:table-cell office:value-type="float" office:value="53.0615795769991" calcext:value-type="float">
            <text:p>53.0615795769991</text:p>
          </table:table-cell>
          <table:table-cell office:value-type="float" office:value="109383" calcext:value-type="float">
            <text:p>109383</text:p>
          </table:table-cell>
          <table:table-cell office:value-type="float" office:value="109504" calcext:value-type="float">
            <text:p>109504</text:p>
          </table:table-cell>
          <table:table-cell office:value-type="float" office:value="0.0956096137035099" calcext:value-type="float">
            <text:p>0.0956096137035099</text:p>
          </table:table-cell>
        </table:table-row>
        <table:table-row table:style-name="ro1">
          <table:table-cell office:value-type="float" office:value="53.1627416260017" calcext:value-type="float">
            <text:p>53.1627416260017</text:p>
          </table:table-cell>
          <table:table-cell office:value-type="float" office:value="109145" calcext:value-type="float">
            <text:p>109145</text:p>
          </table:table-cell>
          <table:table-cell office:value-type="float" office:value="109383" calcext:value-type="float">
            <text:p>109383</text:p>
          </table:table-cell>
          <table:table-cell office:value-type="float" office:value="0.0954270849022019" calcext:value-type="float">
            <text:p>0.0954270849022019</text:p>
          </table:table-cell>
        </table:table-row>
        <table:table-row table:style-name="ro1">
          <table:table-cell office:value-type="float" office:value="53.2645037229995" calcext:value-type="float">
            <text:p>53.2645037229995</text:p>
          </table:table-cell>
          <table:table-cell office:value-type="float" office:value="108868" calcext:value-type="float">
            <text:p>108868</text:p>
          </table:table-cell>
          <table:table-cell office:value-type="float" office:value="109145" calcext:value-type="float">
            <text:p>109145</text:p>
          </table:table-cell>
          <table:table-cell office:value-type="float" office:value="0.0952452596041812" calcext:value-type="float">
            <text:p>0.0952452596041812</text:p>
          </table:table-cell>
        </table:table-row>
        <table:table-row table:style-name="ro1">
          <table:table-cell office:value-type="float" office:value="53.3707261609998" calcext:value-type="float">
            <text:p>53.3707261609998</text:p>
          </table:table-cell>
          <table:table-cell office:value-type="float" office:value="108540" calcext:value-type="float">
            <text:p>108540</text:p>
          </table:table-cell>
          <table:table-cell office:value-type="float" office:value="108868" calcext:value-type="float">
            <text:p>108868</text:p>
          </table:table-cell>
          <table:table-cell office:value-type="float" office:value="0.0950641322116468" calcext:value-type="float">
            <text:p>0.0950641322116468</text:p>
          </table:table-cell>
        </table:table-row>
        <table:table-row table:style-name="ro1">
          <table:table-cell office:value-type="float" office:value="53.475264405999" calcext:value-type="float">
            <text:p>53.475264405999</text:p>
          </table:table-cell>
          <table:table-cell office:value-type="float" office:value="108180" calcext:value-type="float">
            <text:p>108180</text:p>
          </table:table-cell>
          <table:table-cell office:value-type="float" office:value="108540" calcext:value-type="float">
            <text:p>108540</text:p>
          </table:table-cell>
          <table:table-cell office:value-type="float" office:value="0.0948482982505205" calcext:value-type="float">
            <text:p>0.0948482982505205</text:p>
          </table:table-cell>
        </table:table-row>
        <table:table-row table:style-name="ro1">
          <table:table-cell office:value-type="float" office:value="53.5818556800004" calcext:value-type="float">
            <text:p>53.5818556800004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8180" calcext:value-type="float">
            <text:p>108180</text:p>
          </table:table-cell>
          <table:table-cell office:value-type="float" office:value="0.0946403646792156" calcext:value-type="float">
            <text:p>0.0946403646792156</text:p>
          </table:table-cell>
        </table:table-row>
        <table:table-row table:style-name="ro1">
          <table:table-cell office:value-type="float" office:value="53.6876532620008" calcext:value-type="float">
            <text:p>53.6876532620008</text:p>
          </table:table-cell>
          <table:table-cell office:value-type="float" office:value="107342" calcext:value-type="float">
            <text:p>107342</text:p>
          </table:table-cell>
          <table:table-cell office:value-type="float" office:value="107777" calcext:value-type="float">
            <text:p>107777</text:p>
          </table:table-cell>
          <table:table-cell office:value-type="float" office:value="0.0944388835036721" calcext:value-type="float">
            <text:p>0.0944388835036721</text:p>
          </table:table-cell>
        </table:table-row>
        <table:table-row table:style-name="ro1">
          <table:table-cell office:value-type="float" office:value="53.7895683509996" calcext:value-type="float">
            <text:p>53.7895683509996</text:p>
          </table:table-cell>
          <table:table-cell office:value-type="float" office:value="106893" calcext:value-type="float">
            <text:p>106893</text:p>
          </table:table-cell>
          <table:table-cell office:value-type="float" office:value="107342" calcext:value-type="float">
            <text:p>107342</text:p>
          </table:table-cell>
          <table:table-cell office:value-type="float" office:value="0.0942426955879844" calcext:value-type="float">
            <text:p>0.0942426955879844</text:p>
          </table:table-cell>
        </table:table-row>
        <table:table-row table:style-name="ro1">
          <table:table-cell office:value-type="float" office:value="53.8919359259999" calcext:value-type="float">
            <text:p>53.8919359259999</text:p>
          </table:table-cell>
          <table:table-cell office:value-type="float" office:value="106413" calcext:value-type="float">
            <text:p>106413</text:p>
          </table:table-cell>
          <table:table-cell office:value-type="float" office:value="106893" calcext:value-type="float">
            <text:p>106893</text:p>
          </table:table-cell>
          <table:table-cell office:value-type="float" office:value="0.094050872888298" calcext:value-type="float">
            <text:p>0.094050872888298</text:p>
          </table:table-cell>
        </table:table-row>
        <table:table-row table:style-name="ro1">
          <table:table-cell office:value-type="float" office:value="53.9939912070004" calcext:value-type="float">
            <text:p>53.9939912070004</text:p>
          </table:table-cell>
          <table:table-cell office:value-type="float" office:value="105908" calcext:value-type="float">
            <text:p>105908</text:p>
          </table:table-cell>
          <table:table-cell office:value-type="float" office:value="106413" calcext:value-type="float">
            <text:p>106413</text:p>
          </table:table-cell>
          <table:table-cell office:value-type="float" office:value="0.0938626722398749" calcext:value-type="float">
            <text:p>0.0938626722398749</text:p>
          </table:table-cell>
        </table:table-row>
        <table:table-row table:style-name="ro1">
          <table:table-cell office:value-type="float" office:value="54.0956954829999" calcext:value-type="float">
            <text:p>54.0956954829999</text:p>
          </table:table-cell>
          <table:table-cell office:value-type="float" office:value="105381" calcext:value-type="float">
            <text:p>105381</text:p>
          </table:table-cell>
          <table:table-cell office:value-type="float" office:value="105908" calcext:value-type="float">
            <text:p>105908</text:p>
          </table:table-cell>
          <table:table-cell office:value-type="float" office:value="0.0936774983866955" calcext:value-type="float">
            <text:p>0.0936774983866955</text:p>
          </table:table-cell>
        </table:table-row>
        <table:table-row table:style-name="ro1">
          <table:table-cell office:value-type="float" office:value="54.1985427549989" calcext:value-type="float">
            <text:p>54.1985427549989</text:p>
          </table:table-cell>
          <table:table-cell office:value-type="float" office:value="104825" calcext:value-type="float">
            <text:p>104825</text:p>
          </table:table-cell>
          <table:table-cell office:value-type="float" office:value="105381" calcext:value-type="float">
            <text:p>105381</text:p>
          </table:table-cell>
          <table:table-cell office:value-type="float" office:value="0.0934948744050892" calcext:value-type="float">
            <text:p>0.0934948744050892</text:p>
          </table:table-cell>
        </table:table-row>
        <table:table-row table:style-name="ro1">
          <table:table-cell office:value-type="float" office:value="54.3013776760017" calcext:value-type="float">
            <text:p>54.3013776760017</text:p>
          </table:table-cell>
          <table:table-cell office:value-type="float" office:value="104249" calcext:value-type="float">
            <text:p>104249</text:p>
          </table:table-cell>
          <table:table-cell office:value-type="float" office:value="104825" calcext:value-type="float">
            <text:p>104825</text:p>
          </table:table-cell>
          <table:table-cell office:value-type="float" office:value="0.0933144180425899" calcext:value-type="float">
            <text:p>0.0933144180425899</text:p>
          </table:table-cell>
        </table:table-row>
        <table:table-row table:style-name="ro1">
          <table:table-cell office:value-type="float" office:value="54.4033587859994" calcext:value-type="float">
            <text:p>54.4033587859994</text:p>
          </table:table-cell>
          <table:table-cell office:value-type="float" office:value="103661" calcext:value-type="float">
            <text:p>103661</text:p>
          </table:table-cell>
          <table:table-cell office:value-type="float" office:value="104249" calcext:value-type="float">
            <text:p>104249</text:p>
          </table:table-cell>
          <table:table-cell office:value-type="float" office:value="0.0931358227889703" calcext:value-type="float">
            <text:p>0.0931358227889703</text:p>
          </table:table-cell>
        </table:table-row>
        <table:table-row table:style-name="ro1">
          <table:table-cell office:value-type="float" office:value="54.5058172520003" calcext:value-type="float">
            <text:p>54.5058172520003</text:p>
          </table:table-cell>
          <table:table-cell office:value-type="float" office:value="103055" calcext:value-type="float">
            <text:p>103055</text:p>
          </table:table-cell>
          <table:table-cell office:value-type="float" office:value="103661" calcext:value-type="float">
            <text:p>103661</text:p>
          </table:table-cell>
          <table:table-cell office:value-type="float" office:value="0.0929588427330212" calcext:value-type="float">
            <text:p>0.0929588427330212</text:p>
          </table:table-cell>
        </table:table-row>
        <table:table-row table:style-name="ro1">
          <table:table-cell office:value-type="float" office:value="54.6083154690023" calcext:value-type="float">
            <text:p>54.6083154690023</text:p>
          </table:table-cell>
          <table:table-cell office:value-type="float" office:value="102436" calcext:value-type="float">
            <text:p>102436</text:p>
          </table:table-cell>
          <table:table-cell office:value-type="float" office:value="103055" calcext:value-type="float">
            <text:p>103055</text:p>
          </table:table-cell>
          <table:table-cell office:value-type="float" office:value="0.0927832804479271" calcext:value-type="float">
            <text:p>0.0927832804479271</text:p>
          </table:table-cell>
        </table:table-row>
        <table:table-row table:style-name="ro1">
          <table:table-cell office:value-type="float" office:value="54.7094764380017" calcext:value-type="float">
            <text:p>54.7094764380017</text:p>
          </table:table-cell>
          <table:table-cell office:value-type="float" office:value="101815" calcext:value-type="float">
            <text:p>101815</text:p>
          </table:table-cell>
          <table:table-cell office:value-type="float" office:value="102436" calcext:value-type="float">
            <text:p>102436</text:p>
          </table:table-cell>
          <table:table-cell office:value-type="float" office:value="0.0926089772995182" calcext:value-type="float">
            <text:p>0.0926089772995182</text:p>
          </table:table-cell>
        </table:table-row>
        <table:table-row table:style-name="ro1">
          <table:table-cell office:value-type="float" office:value="54.8106497560002" calcext:value-type="float">
            <text:p>54.8106497560002</text:p>
          </table:table-cell>
          <table:table-cell office:value-type="float" office:value="101186" calcext:value-type="float">
            <text:p>101186</text:p>
          </table:table-cell>
          <table:table-cell office:value-type="float" office:value="101815" calcext:value-type="float">
            <text:p>101815</text:p>
          </table:table-cell>
          <table:table-cell office:value-type="float" office:value="0.0924358056928255" calcext:value-type="float">
            <text:p>0.0924358056928255</text:p>
          </table:table-cell>
        </table:table-row>
        <table:table-row table:style-name="ro1">
          <table:table-cell office:value-type="float" office:value="54.9124141230022" calcext:value-type="float">
            <text:p>54.9124141230022</text:p>
          </table:table-cell>
          <table:table-cell office:value-type="float" office:value="100550" calcext:value-type="float">
            <text:p>100550</text:p>
          </table:table-cell>
          <table:table-cell office:value-type="float" office:value="101186" calcext:value-type="float">
            <text:p>101186</text:p>
          </table:table-cell>
          <table:table-cell office:value-type="float" office:value="0.0922636628692788" calcext:value-type="float">
            <text:p>0.0922636628692788</text:p>
          </table:table-cell>
        </table:table-row>
        <table:table-row table:style-name="ro1">
          <table:table-cell office:value-type="float" office:value="55.0149867610016" calcext:value-type="float">
            <text:p>55.0149867610016</text:p>
          </table:table-cell>
          <table:table-cell office:value-type="float" office:value="99905" calcext:value-type="float">
            <text:p>99905</text:p>
          </table:table-cell>
          <table:table-cell office:value-type="float" office:value="100550" calcext:value-type="float">
            <text:p>100550</text:p>
          </table:table-cell>
          <table:table-cell office:value-type="float" office:value="0.0920924659444175" calcext:value-type="float">
            <text:p>0.0920924659444175</text:p>
          </table:table-cell>
        </table:table-row>
        <table:table-row table:style-name="ro1">
          <table:table-cell office:value-type="float" office:value="55.1183749400007" calcext:value-type="float">
            <text:p>55.1183749400007</text:p>
          </table:table-cell>
          <table:table-cell office:value-type="float" office:value="99256" calcext:value-type="float">
            <text:p>99256</text:p>
          </table:table-cell>
          <table:table-cell office:value-type="float" office:value="99902" calcext:value-type="float">
            <text:p>99902</text:p>
          </table:table-cell>
          <table:table-cell office:value-type="float" office:value="0.0919221479380158" calcext:value-type="float">
            <text:p>0.0919221479380158</text:p>
          </table:table-cell>
        </table:table-row>
        <table:table-row table:style-name="ro1">
          <table:table-cell office:value-type="float" office:value="55.2200162549998" calcext:value-type="float">
            <text:p>55.2200162549998</text:p>
          </table:table-cell>
          <table:table-cell office:value-type="float" office:value="98621" calcext:value-type="float">
            <text:p>98621</text:p>
          </table:table-cell>
          <table:table-cell office:value-type="float" office:value="99256" calcext:value-type="float">
            <text:p>99256</text:p>
          </table:table-cell>
          <table:table-cell office:value-type="float" office:value="0.0917526545981358" calcext:value-type="float">
            <text:p>0.0917526545981358</text:p>
          </table:table-cell>
        </table:table-row>
        <table:table-row table:style-name="ro1">
          <table:table-cell office:value-type="float" office:value="55.3221508070019" calcext:value-type="float">
            <text:p>55.3221508070019</text:p>
          </table:table-cell>
          <table:table-cell office:value-type="float" office:value="97989" calcext:value-type="float">
            <text:p>97989</text:p>
          </table:table-cell>
          <table:table-cell office:value-type="float" office:value="98621" calcext:value-type="float">
            <text:p>98621</text:p>
          </table:table-cell>
          <table:table-cell office:value-type="float" office:value="0.0915839418603268" calcext:value-type="float">
            <text:p>0.0915839418603268</text:p>
          </table:table-cell>
        </table:table-row>
        <table:table-row table:style-name="ro1">
          <table:table-cell office:value-type="float" office:value="55.4249574480018" calcext:value-type="float">
            <text:p>55.4249574480018</text:p>
          </table:table-cell>
          <table:table-cell office:value-type="float" office:value="97361" calcext:value-type="float">
            <text:p>97361</text:p>
          </table:table-cell>
          <table:table-cell office:value-type="float" office:value="97989" calcext:value-type="float">
            <text:p>97989</text:p>
          </table:table-cell>
          <table:table-cell office:value-type="float" office:value="0.095045737880276" calcext:value-type="float">
            <text:p>0.095045737880276</text:p>
          </table:table-cell>
        </table:table-row>
        <table:table-row table:style-name="ro1">
          <table:table-cell office:value-type="float" office:value="55.530310623999" calcext:value-type="float">
            <text:p>55.530310623999</text:p>
          </table:table-cell>
          <table:table-cell office:value-type="float" office:value="96729" calcext:value-type="float">
            <text:p>96729</text:p>
          </table:table-cell>
          <table:table-cell office:value-type="float" office:value="97361" calcext:value-type="float">
            <text:p>97361</text:p>
          </table:table-cell>
          <table:table-cell office:value-type="float" office:value="0.0977757207390034" calcext:value-type="float">
            <text:p>0.0977757207390034</text:p>
          </table:table-cell>
        </table:table-row>
        <table:table-row table:style-name="ro1">
          <table:table-cell office:value-type="float" office:value="55.6368470470006" calcext:value-type="float">
            <text:p>55.6368470470006</text:p>
          </table:table-cell>
          <table:table-cell office:value-type="float" office:value="96104" calcext:value-type="float">
            <text:p>96104</text:p>
          </table:table-cell>
          <table:table-cell office:value-type="float" office:value="96729" calcext:value-type="float">
            <text:p>96729</text:p>
          </table:table-cell>
          <table:table-cell office:value-type="float" office:value="0.0999203957593763" calcext:value-type="float">
            <text:p>0.0999203957593763</text:p>
          </table:table-cell>
        </table:table-row>
        <table:table-row table:style-name="ro1">
          <table:table-cell office:value-type="float" office:value="55.7386652339992" calcext:value-type="float">
            <text:p>55.7386652339992</text:p>
          </table:table-cell>
          <table:table-cell office:value-type="float" office:value="95523" calcext:value-type="float">
            <text:p>95523</text:p>
          </table:table-cell>
          <table:table-cell office:value-type="float" office:value="96104" calcext:value-type="float">
            <text:p>96104</text:p>
          </table:table-cell>
          <table:table-cell office:value-type="float" office:value="0.101596966426996" calcext:value-type="float">
            <text:p>0.101596966426996</text:p>
          </table:table-cell>
        </table:table-row>
        <table:table-row table:style-name="ro1">
          <table:table-cell office:value-type="float" office:value="55.840001954999" calcext:value-type="float">
            <text:p>55.840001954999</text:p>
          </table:table-cell>
          <table:table-cell office:value-type="float" office:value="94963" calcext:value-type="float">
            <text:p>94963</text:p>
          </table:table-cell>
          <table:table-cell office:value-type="float" office:value="95523" calcext:value-type="float">
            <text:p>95523</text:p>
          </table:table-cell>
          <table:table-cell office:value-type="float" office:value="0.102899194763218" calcext:value-type="float">
            <text:p>0.102899194763218</text:p>
          </table:table-cell>
        </table:table-row>
        <table:table-row table:style-name="ro1">
          <table:table-cell office:value-type="float" office:value="55.9431407609991" calcext:value-type="float">
            <text:p>55.9431407609991</text:p>
          </table:table-cell>
          <table:table-cell office:value-type="float" office:value="94414" calcext:value-type="float">
            <text:p>94414</text:p>
          </table:table-cell>
          <table:table-cell office:value-type="float" office:value="94963" calcext:value-type="float">
            <text:p>94963</text:p>
          </table:table-cell>
          <table:table-cell office:value-type="float" office:value="0.103902089623524" calcext:value-type="float">
            <text:p>0.103902089623524</text:p>
          </table:table-cell>
        </table:table-row>
        <table:table-row table:style-name="ro1">
          <table:table-cell office:value-type="float" office:value="56.0460280330008" calcext:value-type="float">
            <text:p>56.0460280330008</text:p>
          </table:table-cell>
          <table:table-cell office:value-type="float" office:value="93890" calcext:value-type="float">
            <text:p>93890</text:p>
          </table:table-cell>
          <table:table-cell office:value-type="float" office:value="94414" calcext:value-type="float">
            <text:p>94414</text:p>
          </table:table-cell>
          <table:table-cell office:value-type="float" office:value="0.104665657336162" calcext:value-type="float">
            <text:p>0.104665657336162</text:p>
          </table:table-cell>
        </table:table-row>
        <table:table-row table:style-name="ro1">
          <table:table-cell office:value-type="float" office:value="56.1487131920003" calcext:value-type="float">
            <text:p>56.1487131920003</text:p>
          </table:table-cell>
          <table:table-cell office:value-type="float" office:value="93392" calcext:value-type="float">
            <text:p>93392</text:p>
          </table:table-cell>
          <table:table-cell office:value-type="float" office:value="93890" calcext:value-type="float">
            <text:p>93890</text:p>
          </table:table-cell>
          <table:table-cell office:value-type="float" office:value="0.105237902213016" calcext:value-type="float">
            <text:p>0.105237902213016</text:p>
          </table:table-cell>
        </table:table-row>
        <table:table-row table:style-name="ro1">
          <table:table-cell office:value-type="float" office:value="56.2512302590003" calcext:value-type="float">
            <text:p>56.2512302590003</text:p>
          </table:table-cell>
          <table:table-cell office:value-type="float" office:value="92923" calcext:value-type="float">
            <text:p>92923</text:p>
          </table:table-cell>
          <table:table-cell office:value-type="float" office:value="93392" calcext:value-type="float">
            <text:p>93392</text:p>
          </table:table-cell>
          <table:table-cell office:value-type="float" office:value="0.105657226958248" calcext:value-type="float">
            <text:p>0.105657226958248</text:p>
          </table:table-cell>
        </table:table-row>
        <table:table-row table:style-name="ro1">
          <table:table-cell office:value-type="float" office:value="56.353593404001" calcext:value-type="float">
            <text:p>56.353593404001</text:p>
          </table:table-cell>
          <table:table-cell office:value-type="float" office:value="92483" calcext:value-type="float">
            <text:p>92483</text:p>
          </table:table-cell>
          <table:table-cell office:value-type="float" office:value="92923" calcext:value-type="float">
            <text:p>92923</text:p>
          </table:table-cell>
          <table:table-cell office:value-type="float" office:value="0.10595435299517" calcext:value-type="float">
            <text:p>0.10595435299517</text:p>
          </table:table-cell>
        </table:table-row>
        <table:table-row table:style-name="ro1">
          <table:table-cell office:value-type="float" office:value="56.4552966400006" calcext:value-type="float">
            <text:p>56.4552966400006</text:p>
          </table:table-cell>
          <table:table-cell office:value-type="float" office:value="92078" calcext:value-type="float">
            <text:p>92078</text:p>
          </table:table-cell>
          <table:table-cell office:value-type="float" office:value="92483" calcext:value-type="float">
            <text:p>92483</text:p>
          </table:table-cell>
          <table:table-cell office:value-type="float" office:value="0.106153856727687" calcext:value-type="float">
            <text:p>0.106153856727687</text:p>
          </table:table-cell>
        </table:table-row>
        <table:table-row table:style-name="ro1">
          <table:table-cell office:value-type="float" office:value="56.5574721519988" calcext:value-type="float">
            <text:p>56.5574721519988</text:p>
          </table:table-cell>
          <table:table-cell office:value-type="float" office:value="91702" calcext:value-type="float">
            <text:p>91702</text:p>
          </table:table-cell>
          <table:table-cell office:value-type="float" office:value="92078" calcext:value-type="float">
            <text:p>92078</text:p>
          </table:table-cell>
          <table:table-cell office:value-type="float" office:value="0.106275398549409" calcext:value-type="float">
            <text:p>0.106275398549409</text:p>
          </table:table-cell>
        </table:table-row>
        <table:table-row table:style-name="ro1">
          <table:table-cell office:value-type="float" office:value="56.6595369930001" calcext:value-type="float">
            <text:p>56.6595369930001</text:p>
          </table:table-cell>
          <table:table-cell office:value-type="float" office:value="91362" calcext:value-type="float">
            <text:p>91362</text:p>
          </table:table-cell>
          <table:table-cell office:value-type="float" office:value="91702" calcext:value-type="float">
            <text:p>91702</text:p>
          </table:table-cell>
          <table:table-cell office:value-type="float" office:value="0.106334706050895" calcext:value-type="float">
            <text:p>0.106334706050895</text:p>
          </table:table-cell>
        </table:table-row>
        <table:table-row table:style-name="ro1">
          <table:table-cell office:value-type="float" office:value="56.7618141370003" calcext:value-type="float">
            <text:p>56.7618141370003</text:p>
          </table:table-cell>
          <table:table-cell office:value-type="float" office:value="91056" calcext:value-type="float">
            <text:p>91056</text:p>
          </table:table-cell>
          <table:table-cell office:value-type="float" office:value="91362" calcext:value-type="float">
            <text:p>91362</text:p>
          </table:table-cell>
          <table:table-cell office:value-type="float" office:value="0.106344360585397" calcext:value-type="float">
            <text:p>0.106344360585397</text:p>
          </table:table-cell>
        </table:table-row>
        <table:table-row table:style-name="ro1">
          <table:table-cell office:value-type="float" office:value="56.8649932129993" calcext:value-type="float">
            <text:p>56.8649932129993</text:p>
          </table:table-cell>
          <table:table-cell office:value-type="float" office:value="90785" calcext:value-type="float">
            <text:p>90785</text:p>
          </table:table-cell>
          <table:table-cell office:value-type="float" office:value="91056" calcext:value-type="float">
            <text:p>91056</text:p>
          </table:table-cell>
          <table:table-cell office:value-type="float" office:value="0.106314426521415" calcext:value-type="float">
            <text:p>0.106314426521415</text:p>
          </table:table-cell>
        </table:table-row>
        <table:table-row table:style-name="ro1">
          <table:table-cell office:value-type="float" office:value="56.9679278059994" calcext:value-type="float">
            <text:p>56.9679278059994</text:p>
          </table:table-cell>
          <table:table-cell office:value-type="float" office:value="90553" calcext:value-type="float">
            <text:p>90553</text:p>
          </table:table-cell>
          <table:table-cell office:value-type="float" office:value="90785" calcext:value-type="float">
            <text:p>90785</text:p>
          </table:table-cell>
          <table:table-cell office:value-type="float" office:value="0.106252954644694" calcext:value-type="float">
            <text:p>0.106252954644694</text:p>
          </table:table-cell>
        </table:table-row>
        <table:table-row table:style-name="ro1">
          <table:table-cell office:value-type="float" office:value="57.0706256750018" calcext:value-type="float">
            <text:p>57.0706256750018</text:p>
          </table:table-cell>
          <table:table-cell office:value-type="float" office:value="90361" calcext:value-type="float">
            <text:p>90361</text:p>
          </table:table-cell>
          <table:table-cell office:value-type="float" office:value="90553" calcext:value-type="float">
            <text:p>90553</text:p>
          </table:table-cell>
          <table:table-cell office:value-type="float" office:value="0.106166384879776" calcext:value-type="float">
            <text:p>0.106166384879776</text:p>
          </table:table-cell>
        </table:table-row>
        <table:table-row table:style-name="ro1">
          <table:table-cell office:value-type="float" office:value="57.172413712" calcext:value-type="float">
            <text:p>57.172413712</text:p>
          </table:table-cell>
          <table:table-cell office:value-type="float" office:value="90211" calcext:value-type="float">
            <text:p>90211</text:p>
          </table:table-cell>
          <table:table-cell office:value-type="float" office:value="90361" calcext:value-type="float">
            <text:p>90361</text:p>
          </table:table-cell>
          <table:table-cell office:value-type="float" office:value="0.10602273883528" calcext:value-type="float">
            <text:p>0.10602273883528</text:p>
          </table:table-cell>
        </table:table-row>
        <table:table-row table:style-name="ro1">
          <table:table-cell office:value-type="float" office:value="57.2741226280014" calcext:value-type="float">
            <text:p>57.2741226280014</text:p>
          </table:table-cell>
          <table:table-cell office:value-type="float" office:value="90100" calcext:value-type="float">
            <text:p>90100</text:p>
          </table:table-cell>
          <table:table-cell office:value-type="float" office:value="90211" calcext:value-type="float">
            <text:p>90211</text:p>
          </table:table-cell>
          <table:table-cell office:value-type="float" office:value="0.105870822647171" calcext:value-type="float">
            <text:p>0.105870822647171</text:p>
          </table:table-cell>
        </table:table-row>
        <table:table-row table:style-name="ro1">
          <table:table-cell office:value-type="float" office:value="57.3774997569999" calcext:value-type="float">
            <text:p>57.3774997569999</text:p>
          </table:table-cell>
          <table:table-cell office:value-type="float" office:value="90029" calcext:value-type="float">
            <text:p>90029</text:p>
          </table:table-cell>
          <table:table-cell office:value-type="float" office:value="90100" calcext:value-type="float">
            <text:p>90100</text:p>
          </table:table-cell>
          <table:table-cell office:value-type="float" office:value="0.105712419939103" calcext:value-type="float">
            <text:p>0.105712419939103</text:p>
          </table:table-cell>
        </table:table-row>
        <table:table-row table:style-name="ro1">
          <table:table-cell office:value-type="float" office:value="57.4808067750018" calcext:value-type="float">
            <text:p>57.4808067750018</text:p>
          </table:table-cell>
          <table:table-cell office:value-type="float" office:value="90000" calcext:value-type="float">
            <text:p>90000</text:p>
          </table:table-cell>
          <table:table-cell office:value-type="float" office:value="90029" calcext:value-type="float">
            <text:p>90029</text:p>
          </table:table-cell>
          <table:table-cell office:value-type="float" office:value="0.105548956930303" calcext:value-type="float">
            <text:p>0.105548956930303</text:p>
          </table:table-cell>
        </table:table-row>
        <table:table-row table:style-name="ro1">
          <table:table-cell office:value-type="float" office:value="57.5820950050002" calcext:value-type="float">
            <text:p>57.5820950050002</text:p>
          </table:table-cell>
          <table:table-cell office:value-type="float" office:value="90013" calcext:value-type="float">
            <text:p>90013</text:p>
          </table:table-cell>
          <table:table-cell office:value-type="float" office:value="90000" calcext:value-type="float">
            <text:p>90000</text:p>
          </table:table-cell>
          <table:table-cell office:value-type="float" office:value="0.105381573921206" calcext:value-type="float">
            <text:p>0.105381573921206</text:p>
          </table:table-cell>
        </table:table-row>
        <table:table-row table:style-name="ro1">
          <table:table-cell office:value-type="float" office:value="57.6843911290016" calcext:value-type="float">
            <text:p>57.6843911290016</text:p>
          </table:table-cell>
          <table:table-cell office:value-type="float" office:value="90067" calcext:value-type="float">
            <text:p>90067</text:p>
          </table:table-cell>
          <table:table-cell office:value-type="float" office:value="90013" calcext:value-type="float">
            <text:p>90013</text:p>
          </table:table-cell>
          <table:table-cell office:value-type="float" office:value="0.105211182481913" calcext:value-type="float">
            <text:p>0.105211182481913</text:p>
          </table:table-cell>
        </table:table-row>
        <table:table-row table:style-name="ro1">
          <table:table-cell office:value-type="float" office:value="57.7952172010009" calcext:value-type="float">
            <text:p>57.7952172010009</text:p>
          </table:table-cell>
          <table:table-cell office:value-type="float" office:value="90171" calcext:value-type="float">
            <text:p>90171</text:p>
          </table:table-cell>
          <table:table-cell office:value-type="float" office:value="90067" calcext:value-type="float">
            <text:p>90067</text:p>
          </table:table-cell>
          <table:table-cell office:value-type="float" office:value="0.105038511202921" calcext:value-type="float">
            <text:p>0.105038511202921</text:p>
          </table:table-cell>
        </table:table-row>
        <table:table-row table:style-name="ro1">
          <table:table-cell office:value-type="float" office:value="57.8983839770008" calcext:value-type="float">
            <text:p>57.8983839770008</text:p>
          </table:table-cell>
          <table:table-cell office:value-type="float" office:value="90311" calcext:value-type="float">
            <text:p>90311</text:p>
          </table:table-cell>
          <table:table-cell office:value-type="float" office:value="90171" calcext:value-type="float">
            <text:p>90171</text:p>
          </table:table-cell>
          <table:table-cell office:value-type="float" office:value="0.10486414229567" calcext:value-type="float">
            <text:p>0.10486414229567</text:p>
          </table:table-cell>
        </table:table-row>
        <table:table-row table:style-name="ro1">
          <table:table-cell office:value-type="float" office:value="58.0014753920004" calcext:value-type="float">
            <text:p>58.0014753920004</text:p>
          </table:table-cell>
          <table:table-cell office:value-type="float" office:value="90492" calcext:value-type="float">
            <text:p>90492</text:p>
          </table:table-cell>
          <table:table-cell office:value-type="float" office:value="89111" calcext:value-type="float">
            <text:p>89111</text:p>
          </table:table-cell>
          <table:table-cell office:value-type="float" office:value="0.104688540872931" calcext:value-type="float">
            <text:p>0.104688540872931</text:p>
          </table:table-cell>
        </table:table-row>
        <table:table-row table:style-name="ro1">
          <table:table-cell office:value-type="float" office:value="58.103152366999" calcext:value-type="float">
            <text:p>58.103152366999</text:p>
          </table:table-cell>
          <table:table-cell office:value-type="float" office:value="90709" calcext:value-type="float">
            <text:p>90709</text:p>
          </table:table-cell>
          <table:table-cell office:value-type="float" office:value="90492" calcext:value-type="float">
            <text:p>90492</text:p>
          </table:table-cell>
          <table:table-cell office:value-type="float" office:value="0.104512078373086" calcext:value-type="float">
            <text:p>0.104512078373086</text:p>
          </table:table-cell>
        </table:table-row>
        <table:table-row table:style-name="ro1">
          <table:table-cell office:value-type="float" office:value="58.204540019" calcext:value-type="float">
            <text:p>58.204540019</text:p>
          </table:table-cell>
          <table:table-cell office:value-type="float" office:value="90963" calcext:value-type="float">
            <text:p>90963</text:p>
          </table:table-cell>
          <table:table-cell office:value-type="float" office:value="90709" calcext:value-type="float">
            <text:p>90709</text:p>
          </table:table-cell>
          <table:table-cell office:value-type="float" office:value="0.104335051299505" calcext:value-type="float">
            <text:p>0.104335051299505</text:p>
          </table:table-cell>
        </table:table-row>
        <table:table-row table:style-name="ro1">
          <table:table-cell office:value-type="float" office:value="58.3081402009993" calcext:value-type="float">
            <text:p>58.3081402009993</text:p>
          </table:table-cell>
          <table:table-cell office:value-type="float" office:value="91261" calcext:value-type="float">
            <text:p>91261</text:p>
          </table:table-cell>
          <table:table-cell office:value-type="float" office:value="90823" calcext:value-type="float">
            <text:p>90823</text:p>
          </table:table-cell>
          <table:table-cell office:value-type="float" office:value="0.104157696212018" calcext:value-type="float">
            <text:p>0.104157696212018</text:p>
          </table:table-cell>
        </table:table-row>
        <table:table-row table:style-name="ro1">
          <table:table-cell office:value-type="float" office:value="58.4110073320007" calcext:value-type="float">
            <text:p>58.4110073320007</text:p>
          </table:table-cell>
          <table:table-cell office:value-type="float" office:value="91593" calcext:value-type="float">
            <text:p>91593</text:p>
          </table:table-cell>
          <table:table-cell office:value-type="float" office:value="91261" calcext:value-type="float">
            <text:p>91261</text:p>
          </table:table-cell>
          <table:table-cell office:value-type="float" office:value="0.103980201720044" calcext:value-type="float">
            <text:p>0.103980201720044</text:p>
          </table:table-cell>
        </table:table-row>
        <table:table-row table:style-name="ro1">
          <table:table-cell office:value-type="float" office:value="58.5136275709992" calcext:value-type="float">
            <text:p>58.5136275709992</text:p>
          </table:table-cell>
          <table:table-cell office:value-type="float" office:value="91960" calcext:value-type="float">
            <text:p>91960</text:p>
          </table:table-cell>
          <table:table-cell office:value-type="float" office:value="91593" calcext:value-type="float">
            <text:p>91593</text:p>
          </table:table-cell>
          <table:table-cell office:value-type="float" office:value="0.103802718077066" calcext:value-type="float">
            <text:p>0.103802718077066</text:p>
          </table:table-cell>
        </table:table-row>
        <table:table-row table:style-name="ro1">
          <table:table-cell office:value-type="float" office:value="58.6157288920003" calcext:value-type="float">
            <text:p>58.6157288920003</text:p>
          </table:table-cell>
          <table:table-cell office:value-type="float" office:value="92358" calcext:value-type="float">
            <text:p>92358</text:p>
          </table:table-cell>
          <table:table-cell office:value-type="float" office:value="91960" calcext:value-type="float">
            <text:p>91960</text:p>
          </table:table-cell>
          <table:table-cell office:value-type="float" office:value="0.103625364856164" calcext:value-type="float">
            <text:p>0.103625364856164</text:p>
          </table:table-cell>
        </table:table-row>
        <table:table-row table:style-name="ro1">
          <table:table-cell office:value-type="float" office:value="58.7171075830011" calcext:value-type="float">
            <text:p>58.7171075830011</text:p>
          </table:table-cell>
          <table:table-cell office:value-type="float" office:value="92784" calcext:value-type="float">
            <text:p>92784</text:p>
          </table:table-cell>
          <table:table-cell office:value-type="float" office:value="92358" calcext:value-type="float">
            <text:p>92358</text:p>
          </table:table-cell>
          <table:table-cell office:value-type="float" office:value="0.103448237090411" calcext:value-type="float">
            <text:p>0.103448237090411</text:p>
          </table:table-cell>
        </table:table-row>
        <table:table-row table:style-name="ro1">
          <table:table-cell office:value-type="float" office:value="58.8199011040015" calcext:value-type="float">
            <text:p>58.8199011040015</text:p>
          </table:table-cell>
          <table:table-cell office:value-type="float" office:value="93246" calcext:value-type="float">
            <text:p>93246</text:p>
          </table:table-cell>
          <table:table-cell office:value-type="float" office:value="92784" calcext:value-type="float">
            <text:p>92784</text:p>
          </table:table-cell>
          <table:table-cell office:value-type="float" office:value="0.103271410185149" calcext:value-type="float">
            <text:p>0.103271410185149</text:p>
          </table:table-cell>
        </table:table-row>
        <table:table-row table:style-name="ro1">
          <table:table-cell office:value-type="float" office:value="58.9235722869998" calcext:value-type="float">
            <text:p>58.9235722869998</text:p>
          </table:table-cell>
          <table:table-cell office:value-type="float" office:value="93740" calcext:value-type="float">
            <text:p>93740</text:p>
          </table:table-cell>
          <table:table-cell office:value-type="float" office:value="93246" calcext:value-type="float">
            <text:p>93246</text:p>
          </table:table-cell>
          <table:table-cell office:value-type="float" office:value="0.103094943847778" calcext:value-type="float">
            <text:p>0.103094943847778</text:p>
          </table:table-cell>
        </table:table-row>
        <table:table-row table:style-name="ro1">
          <table:table-cell office:value-type="float" office:value="59.0291900769989" calcext:value-type="float">
            <text:p>59.0291900769989</text:p>
          </table:table-cell>
          <table:table-cell office:value-type="float" office:value="94271" calcext:value-type="float">
            <text:p>94271</text:p>
          </table:table-cell>
          <table:table-cell office:value-type="float" office:value="93740" calcext:value-type="float">
            <text:p>93740</text:p>
          </table:table-cell>
          <table:table-cell office:value-type="float" office:value="0.102918885231544" calcext:value-type="float">
            <text:p>0.102918885231544</text:p>
          </table:table-cell>
        </table:table-row>
        <table:table-row table:style-name="ro1">
          <table:table-cell office:value-type="float" office:value="59.1320213380022" calcext:value-type="float">
            <text:p>59.1320213380022</text:p>
          </table:table-cell>
          <table:table-cell office:value-type="float" office:value="94812" calcext:value-type="float">
            <text:p>94812</text:p>
          </table:table-cell>
          <table:table-cell office:value-type="float" office:value="94271" calcext:value-type="float">
            <text:p>94271</text:p>
          </table:table-cell>
          <table:table-cell office:value-type="float" office:value="0.102743271450542" calcext:value-type="float">
            <text:p>0.102743271450542</text:p>
          </table:table-cell>
        </table:table-row>
        <table:table-row table:style-name="ro1">
          <table:table-cell office:value-type="float" office:value="59.2342420109999" calcext:value-type="float">
            <text:p>59.2342420109999</text:p>
          </table:table-cell>
          <table:table-cell office:value-type="float" office:value="95372" calcext:value-type="float">
            <text:p>95372</text:p>
          </table:table-cell>
          <table:table-cell office:value-type="float" office:value="94812" calcext:value-type="float">
            <text:p>94812</text:p>
          </table:table-cell>
          <table:table-cell office:value-type="float" office:value="0.102568131591673" calcext:value-type="float">
            <text:p>0.102568131591673</text:p>
          </table:table-cell>
        </table:table-row>
        <table:table-row table:style-name="ro1">
          <table:table-cell office:value-type="float" office:value="59.3358561550012" calcext:value-type="float">
            <text:p>59.3358561550012</text:p>
          </table:table-cell>
          <table:table-cell office:value-type="float" office:value="95947" calcext:value-type="float">
            <text:p>95947</text:p>
          </table:table-cell>
          <table:table-cell office:value-type="float" office:value="95372" calcext:value-type="float">
            <text:p>95372</text:p>
          </table:table-cell>
          <table:table-cell office:value-type="float" office:value="0.102393488324186" calcext:value-type="float">
            <text:p>0.102393488324186</text:p>
          </table:table-cell>
        </table:table-row>
        <table:table-row table:style-name="ro1">
          <table:table-cell office:value-type="float" office:value="59.4408603359989" calcext:value-type="float">
            <text:p>59.4408603359989</text:p>
          </table:table-cell>
          <table:table-cell office:value-type="float" office:value="96558" calcext:value-type="float">
            <text:p>96558</text:p>
          </table:table-cell>
          <table:table-cell office:value-type="float" office:value="95947" calcext:value-type="float">
            <text:p>95947</text:p>
          </table:table-cell>
          <table:table-cell office:value-type="float" office:value="0.102219359187267" calcext:value-type="float">
            <text:p>0.102219359187267</text:p>
          </table:table-cell>
        </table:table-row>
        <table:table-row table:style-name="ro1">
          <table:table-cell office:value-type="float" office:value="59.5442337349996" calcext:value-type="float">
            <text:p>59.5442337349996</text:p>
          </table:table-cell>
          <table:table-cell office:value-type="float" office:value="97175" calcext:value-type="float">
            <text:p>97175</text:p>
          </table:table-cell>
          <table:table-cell office:value-type="float" office:value="96558" calcext:value-type="float">
            <text:p>96558</text:p>
          </table:table-cell>
          <table:table-cell office:value-type="float" office:value="0.102045757620084" calcext:value-type="float">
            <text:p>0.102045757620084</text:p>
          </table:table-cell>
        </table:table-row>
        <table:table-row table:style-name="ro1">
          <table:table-cell office:value-type="float" office:value="59.646730632001" calcext:value-type="float">
            <text:p>59.646730632001</text:p>
          </table:table-cell>
          <table:table-cell office:value-type="float" office:value="97798" calcext:value-type="float">
            <text:p>97798</text:p>
          </table:table-cell>
          <table:table-cell office:value-type="float" office:value="97175" calcext:value-type="float">
            <text:p>97175</text:p>
          </table:table-cell>
          <table:table-cell office:value-type="float" office:value="0.101872693785781" calcext:value-type="float">
            <text:p>0.101872693785781</text:p>
          </table:table-cell>
        </table:table-row>
        <table:table-row table:style-name="ro1">
          <table:table-cell office:value-type="float" office:value="59.7489819750008" calcext:value-type="float">
            <text:p>59.7489819750008</text:p>
          </table:table-cell>
          <table:table-cell office:value-type="float" office:value="98429" calcext:value-type="float">
            <text:p>98429</text:p>
          </table:table-cell>
          <table:table-cell office:value-type="float" office:value="97798" calcext:value-type="float">
            <text:p>97798</text:p>
          </table:table-cell>
          <table:table-cell office:value-type="float" office:value="0.101700175230645" calcext:value-type="float">
            <text:p>0.101700175230645</text:p>
          </table:table-cell>
        </table:table-row>
        <table:table-row table:style-name="ro1">
          <table:table-cell office:value-type="float" office:value="59.8505781790009" calcext:value-type="float">
            <text:p>59.8505781790009</text:p>
          </table:table-cell>
          <table:table-cell office:value-type="float" office:value="99062" calcext:value-type="float">
            <text:p>99062</text:p>
          </table:table-cell>
          <table:table-cell office:value-type="float" office:value="98429" calcext:value-type="float">
            <text:p>98429</text:p>
          </table:table-cell>
          <table:table-cell office:value-type="float" office:value="0.101528207411407" calcext:value-type="float">
            <text:p>0.101528207411407</text:p>
          </table:table-cell>
        </table:table-row>
        <table:table-row table:style-name="ro1">
          <table:table-cell office:value-type="float" office:value="59.9525341580011" calcext:value-type="float">
            <text:p>59.9525341580011</text:p>
          </table:table-cell>
          <table:table-cell office:value-type="float" office:value="99701" calcext:value-type="float">
            <text:p>99701</text:p>
          </table:table-cell>
          <table:table-cell office:value-type="float" office:value="97904" calcext:value-type="float">
            <text:p>97904</text:p>
          </table:table-cell>
          <table:table-cell office:value-type="float" office:value="0.101356794117045" calcext:value-type="float">
            <text:p>0.101356794117045</text:p>
          </table:table-cell>
        </table:table-row>
        <table:table-row table:style-name="ro1">
          <table:table-cell office:value-type="float" office:value="60.0602914279989" calcext:value-type="float">
            <text:p>60.0602914279989</text:p>
          </table:table-cell>
          <table:table-cell office:value-type="float" office:value="100378" calcext:value-type="float">
            <text:p>100378</text:p>
          </table:table-cell>
          <table:table-cell office:value-type="float" office:value="99701" calcext:value-type="float">
            <text:p>99701</text:p>
          </table:table-cell>
          <table:table-cell office:value-type="float" office:value="0.101185937806199" calcext:value-type="float">
            <text:p>0.101185937806199</text:p>
          </table:table-cell>
        </table:table-row>
        <table:table-row table:style-name="ro1">
          <table:table-cell office:value-type="float" office:value="60.1677994640013" calcext:value-type="float">
            <text:p>60.1677994640013</text:p>
          </table:table-cell>
          <table:table-cell office:value-type="float" office:value="101052" calcext:value-type="float">
            <text:p>101052</text:p>
          </table:table-cell>
          <table:table-cell office:value-type="float" office:value="100378" calcext:value-type="float">
            <text:p>100378</text:p>
          </table:table-cell>
          <table:table-cell office:value-type="float" office:value="0.101015639877066" calcext:value-type="float">
            <text:p>0.101015639877066</text:p>
          </table:table-cell>
        </table:table-row>
        <table:table-row table:style-name="ro1">
          <table:table-cell office:value-type="float" office:value="60.2713208640016" calcext:value-type="float">
            <text:p>60.2713208640016</text:p>
          </table:table-cell>
          <table:table-cell office:value-type="float" office:value="101696" calcext:value-type="float">
            <text:p>101696</text:p>
          </table:table-cell>
          <table:table-cell office:value-type="float" office:value="101052" calcext:value-type="float">
            <text:p>101052</text:p>
          </table:table-cell>
          <table:table-cell office:value-type="float" office:value="0.100845900883289" calcext:value-type="float">
            <text:p>0.100845900883289</text:p>
          </table:table-cell>
        </table:table-row>
        <table:table-row table:style-name="ro1">
          <table:table-cell office:value-type="float" office:value="60.3743145980006" calcext:value-type="float">
            <text:p>60.3743145980006</text:p>
          </table:table-cell>
          <table:table-cell office:value-type="float" office:value="102330" calcext:value-type="float">
            <text:p>102330</text:p>
          </table:table-cell>
          <table:table-cell office:value-type="float" office:value="98699" calcext:value-type="float">
            <text:p>98699</text:p>
          </table:table-cell>
          <table:table-cell office:value-type="float" office:value="0.100643442836415" calcext:value-type="float">
            <text:p>0.100643442836415</text:p>
          </table:table-cell>
        </table:table-row>
        <table:table-row table:style-name="ro1">
          <table:table-cell office:value-type="float" office:value="60.4767941339997" calcext:value-type="float">
            <text:p>60.4767941339997</text:p>
          </table:table-cell>
          <table:table-cell office:value-type="float" office:value="102951" calcext:value-type="float">
            <text:p>102951</text:p>
          </table:table-cell>
          <table:table-cell office:value-type="float" office:value="101645" calcext:value-type="float">
            <text:p>101645</text:p>
          </table:table-cell>
          <table:table-cell office:value-type="float" office:value="0.100448309086408" calcext:value-type="float">
            <text:p>0.100448309086408</text:p>
          </table:table-cell>
        </table:table-row>
        <table:table-row table:style-name="ro1">
          <table:table-cell office:value-type="float" office:value="60.578632222001" calcext:value-type="float">
            <text:p>60.578632222001</text:p>
          </table:table-cell>
          <table:table-cell office:value-type="float" office:value="103556" calcext:value-type="float">
            <text:p>103556</text:p>
          </table:table-cell>
          <table:table-cell office:value-type="float" office:value="102951" calcext:value-type="float">
            <text:p>102951</text:p>
          </table:table-cell>
          <table:table-cell office:value-type="float" office:value="0.100259144781564" calcext:value-type="float">
            <text:p>0.100259144781564</text:p>
          </table:table-cell>
        </table:table-row>
        <table:table-row table:style-name="ro1">
          <table:table-cell office:value-type="float" office:value="60.6799444919998" calcext:value-type="float">
            <text:p>60.6799444919998</text:p>
          </table:table-cell>
          <table:table-cell office:value-type="float" office:value="104143" calcext:value-type="float">
            <text:p>104143</text:p>
          </table:table-cell>
          <table:table-cell office:value-type="float" office:value="103556" calcext:value-type="float">
            <text:p>103556</text:p>
          </table:table-cell>
          <table:table-cell office:value-type="float" office:value="0.100074865494125" calcext:value-type="float">
            <text:p>0.100074865494125</text:p>
          </table:table-cell>
        </table:table-row>
        <table:table-row table:style-name="ro1">
          <table:table-cell office:value-type="float" office:value="60.7819313309992" calcext:value-type="float">
            <text:p>60.7819313309992</text:p>
          </table:table-cell>
          <table:table-cell office:value-type="float" office:value="104717" calcext:value-type="float">
            <text:p>104717</text:p>
          </table:table-cell>
          <table:table-cell office:value-type="float" office:value="102943" calcext:value-type="float">
            <text:p>102943</text:p>
          </table:table-cell>
          <table:table-cell office:value-type="float" office:value="0.0998946031391019" calcext:value-type="float">
            <text:p>0.0998946031391019</text:p>
          </table:table-cell>
        </table:table-row>
        <table:table-row table:style-name="ro1">
          <table:table-cell office:value-type="float" office:value="60.8829975580011" calcext:value-type="float">
            <text:p>60.8829975580011</text:p>
          </table:table-cell>
          <table:table-cell office:value-type="float" office:value="105267" calcext:value-type="float">
            <text:p>105267</text:p>
          </table:table-cell>
          <table:table-cell office:value-type="float" office:value="104717" calcext:value-type="float">
            <text:p>104717</text:p>
          </table:table-cell>
          <table:table-cell office:value-type="float" office:value="0.0997176627093013" calcext:value-type="float">
            <text:p>0.0997176627093013</text:p>
          </table:table-cell>
        </table:table-row>
        <table:table-row table:style-name="ro1">
          <table:table-cell office:value-type="float" office:value="60.9848358460004" calcext:value-type="float">
            <text:p>60.9848358460004</text:p>
          </table:table-cell>
          <table:table-cell office:value-type="float" office:value="105800" calcext:value-type="float">
            <text:p>105800</text:p>
          </table:table-cell>
          <table:table-cell office:value-type="float" office:value="105267" calcext:value-type="float">
            <text:p>105267</text:p>
          </table:table-cell>
          <table:table-cell office:value-type="float" office:value="0.0995434876633224" calcext:value-type="float">
            <text:p>0.0995434876633224</text:p>
          </table:table-cell>
        </table:table-row>
        <table:table-row table:style-name="ro1">
          <table:table-cell office:value-type="float" office:value="61.0908034900021" calcext:value-type="float">
            <text:p>61.0908034900021</text:p>
          </table:table-cell>
          <table:table-cell office:value-type="float" office:value="106329" calcext:value-type="float">
            <text:p>106329</text:p>
          </table:table-cell>
          <table:table-cell office:value-type="float" office:value="105800" calcext:value-type="float">
            <text:p>105800</text:p>
          </table:table-cell>
          <table:table-cell office:value-type="float" office:value="0.0993716322359211" calcext:value-type="float">
            <text:p>0.0993716322359211</text:p>
          </table:table-cell>
        </table:table-row>
        <table:table-row table:style-name="ro1">
          <table:table-cell office:value-type="float" office:value="61.1927893499997" calcext:value-type="float">
            <text:p>61.1927893499997</text:p>
          </table:table-cell>
          <table:table-cell office:value-type="float" office:value="106812" calcext:value-type="float">
            <text:p>106812</text:p>
          </table:table-cell>
          <table:table-cell office:value-type="float" office:value="106329" calcext:value-type="float">
            <text:p>106329</text:p>
          </table:table-cell>
          <table:table-cell office:value-type="float" office:value="0.0992017392862739" calcext:value-type="float">
            <text:p>0.0992017392862739</text:p>
          </table:table-cell>
        </table:table-row>
        <table:table-row table:style-name="ro1">
          <table:table-cell office:value-type="float" office:value="61.2942842720004" calcext:value-type="float">
            <text:p>61.2942842720004</text:p>
          </table:table-cell>
          <table:table-cell office:value-type="float" office:value="107265" calcext:value-type="float">
            <text:p>107265</text:p>
          </table:table-cell>
          <table:table-cell office:value-type="float" office:value="106812" calcext:value-type="float">
            <text:p>106812</text:p>
          </table:table-cell>
          <table:table-cell office:value-type="float" office:value="0.0990335225765601" calcext:value-type="float">
            <text:p>0.0990335225765601</text:p>
          </table:table-cell>
        </table:table-row>
        <table:table-row table:style-name="ro1">
          <table:table-cell office:value-type="float" office:value="61.3957072240009" calcext:value-type="float">
            <text:p>61.3957072240009</text:p>
          </table:table-cell>
          <table:table-cell office:value-type="float" office:value="107687" calcext:value-type="float">
            <text:p>107687</text:p>
          </table:table-cell>
          <table:table-cell office:value-type="float" office:value="107265" calcext:value-type="float">
            <text:p>107265</text:p>
          </table:table-cell>
          <table:table-cell office:value-type="float" office:value="0.0988667525947996" calcext:value-type="float">
            <text:p>0.0988667525947996</text:p>
          </table:table-cell>
        </table:table-row>
        <table:table-row table:style-name="ro1">
          <table:table-cell office:value-type="float" office:value="61.4979326370012" calcext:value-type="float">
            <text:p>61.4979326370012</text:p>
          </table:table-cell>
          <table:table-cell office:value-type="float" office:value="108082" calcext:value-type="float">
            <text:p>108082</text:p>
          </table:table-cell>
          <table:table-cell office:value-type="float" office:value="106487" calcext:value-type="float">
            <text:p>106487</text:p>
          </table:table-cell>
          <table:table-cell office:value-type="float" office:value="0.0987012452130946" calcext:value-type="float">
            <text:p>0.0987012452130946</text:p>
          </table:table-cell>
        </table:table-row>
        <table:table-row table:style-name="ro1">
          <table:table-cell office:value-type="float" office:value="61.5996424629993" calcext:value-type="float">
            <text:p>61.5996424629993</text:p>
          </table:table-cell>
          <table:table-cell office:value-type="float" office:value="108442" calcext:value-type="float">
            <text:p>108442</text:p>
          </table:table-cell>
          <table:table-cell office:value-type="float" office:value="108082" calcext:value-type="float">
            <text:p>108082</text:p>
          </table:table-cell>
          <table:table-cell office:value-type="float" office:value="0.0985368526141951" calcext:value-type="float">
            <text:p>0.0985368526141951</text:p>
          </table:table-cell>
        </table:table-row>
        <table:table-row table:style-name="ro1">
          <table:table-cell office:value-type="float" office:value="61.703032231002" calcext:value-type="float">
            <text:p>61.703032231002</text:p>
          </table:table-cell>
          <table:table-cell office:value-type="float" office:value="108772" calcext:value-type="float">
            <text:p>108772</text:p>
          </table:table-cell>
          <table:table-cell office:value-type="float" office:value="108442" calcext:value-type="float">
            <text:p>108442</text:p>
          </table:table-cell>
          <table:table-cell office:value-type="float" office:value="0.0983734560327242" calcext:value-type="float">
            <text:p>0.0983734560327242</text:p>
          </table:table-cell>
        </table:table-row>
        <table:table-row table:style-name="ro1">
          <table:table-cell office:value-type="float" office:value="61.8062317180011" calcext:value-type="float">
            <text:p>61.8062317180011</text:p>
          </table:table-cell>
          <table:table-cell office:value-type="float" office:value="109064" calcext:value-type="float">
            <text:p>109064</text:p>
          </table:table-cell>
          <table:table-cell office:value-type="float" office:value="108772" calcext:value-type="float">
            <text:p>108772</text:p>
          </table:table-cell>
          <table:table-cell office:value-type="float" office:value="0.0982109599481306" calcext:value-type="float">
            <text:p>0.0982109599481306</text:p>
          </table:table-cell>
        </table:table-row>
        <table:table-row table:style-name="ro1">
          <table:table-cell office:value-type="float" office:value="61.9098913099988" calcext:value-type="float">
            <text:p>61.9098913099988</text:p>
          </table:table-cell>
          <table:table-cell office:value-type="float" office:value="109320" calcext:value-type="float">
            <text:p>109320</text:p>
          </table:table-cell>
          <table:table-cell office:value-type="float" office:value="108669" calcext:value-type="float">
            <text:p>108669</text:p>
          </table:table-cell>
          <table:table-cell office:value-type="float" office:value="0.0980492874390239" calcext:value-type="float">
            <text:p>0.0980492874390239</text:p>
          </table:table-cell>
        </table:table-row>
        <table:table-row table:style-name="ro1">
          <table:table-cell office:value-type="float" office:value="62.0120735519995" calcext:value-type="float">
            <text:p>62.0120735519995</text:p>
          </table:table-cell>
          <table:table-cell office:value-type="float" office:value="109533" calcext:value-type="float">
            <text:p>109533</text:p>
          </table:table-cell>
          <table:table-cell office:value-type="float" office:value="109320" calcext:value-type="float">
            <text:p>109320</text:p>
          </table:table-cell>
          <table:table-cell office:value-type="float" office:value="0.0978883764666162" calcext:value-type="float">
            <text:p>0.0978883764666162</text:p>
          </table:table-cell>
        </table:table-row>
        <table:table-row table:style-name="ro1">
          <table:table-cell office:value-type="float" office:value="62.1144288670002" calcext:value-type="float">
            <text:p>62.1144288670002</text:p>
          </table:table-cell>
          <table:table-cell office:value-type="float" office:value="109707" calcext:value-type="float">
            <text:p>109707</text:p>
          </table:table-cell>
          <table:table-cell office:value-type="float" office:value="109533" calcext:value-type="float">
            <text:p>109533</text:p>
          </table:table-cell>
          <table:table-cell office:value-type="float" office:value="0.0977281769014483" calcext:value-type="float">
            <text:p>0.0977281769014483</text:p>
          </table:table-cell>
        </table:table-row>
        <table:table-row table:style-name="ro1">
          <table:table-cell office:value-type="float" office:value="62.2167329309996" calcext:value-type="float">
            <text:p>62.2167329309996</text:p>
          </table:table-cell>
          <table:table-cell office:value-type="float" office:value="109842" calcext:value-type="float">
            <text:p>109842</text:p>
          </table:table-cell>
          <table:table-cell office:value-type="float" office:value="109707" calcext:value-type="float">
            <text:p>109707</text:p>
          </table:table-cell>
          <table:table-cell office:value-type="float" office:value="0.0975686481447451" calcext:value-type="float">
            <text:p>0.0975686481447451</text:p>
          </table:table-cell>
        </table:table-row>
        <table:table-row table:style-name="ro1">
          <table:table-cell office:value-type="float" office:value="62.3268597130009" calcext:value-type="float">
            <text:p>62.3268597130009</text:p>
          </table:table-cell>
          <table:table-cell office:value-type="float" office:value="109940" calcext:value-type="float">
            <text:p>109940</text:p>
          </table:table-cell>
          <table:table-cell office:value-type="float" office:value="109842" calcext:value-type="float">
            <text:p>109842</text:p>
          </table:table-cell>
          <table:table-cell office:value-type="float" office:value="0.0974097572254735" calcext:value-type="float">
            <text:p>0.0974097572254735</text:p>
          </table:table-cell>
        </table:table-row>
        <table:table-row table:style-name="ro1">
          <table:table-cell office:value-type="float" office:value="62.4297342850005" calcext:value-type="float">
            <text:p>62.4297342850005</text:p>
          </table:table-cell>
          <table:table-cell office:value-type="float" office:value="109990" calcext:value-type="float">
            <text:p>109990</text:p>
          </table:table-cell>
          <table:table-cell office:value-type="float" office:value="109940" calcext:value-type="float">
            <text:p>109940</text:p>
          </table:table-cell>
          <table:table-cell office:value-type="float" office:value="0.0972514772779634" calcext:value-type="float">
            <text:p>0.0972514772779634</text:p>
          </table:table-cell>
        </table:table-row>
        <table:table-row table:style-name="ro1">
          <table:table-cell office:value-type="float" office:value="62.5316914639989" calcext:value-type="float">
            <text:p>62.5316914639989</text:p>
          </table:table-cell>
          <table:table-cell office:value-type="float" office:value="109998" calcext:value-type="float">
            <text:p>109998</text:p>
          </table:table-cell>
          <table:table-cell office:value-type="float" office:value="109990" calcext:value-type="float">
            <text:p>109990</text:p>
          </table:table-cell>
          <table:table-cell office:value-type="float" office:value="0.0970937863239784" calcext:value-type="float">
            <text:p>0.0970937863239784</text:p>
          </table:table-cell>
        </table:table-row>
        <table:table-row table:style-name="ro1">
          <table:table-cell office:value-type="float" office:value="62.6341369490001" calcext:value-type="float">
            <text:p>62.6341369490001</text:p>
          </table:table-cell>
          <table:table-cell office:value-type="float" office:value="109964" calcext:value-type="float">
            <text:p>109964</text:p>
          </table:table-cell>
          <table:table-cell office:value-type="float" office:value="109998" calcext:value-type="float">
            <text:p>109998</text:p>
          </table:table-cell>
          <table:table-cell office:value-type="float" office:value="0.0969366662983481" calcext:value-type="float">
            <text:p>0.0969366662983481</text:p>
          </table:table-cell>
        </table:table-row>
        <table:table-row table:style-name="ro1">
          <table:table-cell office:value-type="float" office:value="62.736396422999" calcext:value-type="float">
            <text:p>62.736396422999</text:p>
          </table:table-cell>
          <table:table-cell office:value-type="float" office:value="109889" calcext:value-type="float">
            <text:p>109889</text:p>
          </table:table-cell>
          <table:table-cell office:value-type="float" office:value="109964" calcext:value-type="float">
            <text:p>109964</text:p>
          </table:table-cell>
          <table:table-cell office:value-type="float" office:value="0.0967801022694477" calcext:value-type="float">
            <text:p>0.0967801022694477</text:p>
          </table:table-cell>
        </table:table-row>
        <table:table-row table:style-name="ro1">
          <table:table-cell office:value-type="float" office:value="62.8397278609991" calcext:value-type="float">
            <text:p>62.8397278609991</text:p>
          </table:table-cell>
          <table:table-cell office:value-type="float" office:value="109773" calcext:value-type="float">
            <text:p>109773</text:p>
          </table:table-cell>
          <table:table-cell office:value-type="float" office:value="109475" calcext:value-type="float">
            <text:p>109475</text:p>
          </table:table-cell>
          <table:table-cell office:value-type="float" office:value="0.0966240818155582" calcext:value-type="float">
            <text:p>0.0966240818155582</text:p>
          </table:table-cell>
        </table:table-row>
        <table:table-row table:style-name="ro1">
          <table:table-cell office:value-type="float" office:value="62.9410082200011" calcext:value-type="float">
            <text:p>62.9410082200011</text:p>
          </table:table-cell>
          <table:table-cell office:value-type="float" office:value="109618" calcext:value-type="float">
            <text:p>109618</text:p>
          </table:table-cell>
          <table:table-cell office:value-type="float" office:value="109773" calcext:value-type="float">
            <text:p>109773</text:p>
          </table:table-cell>
          <table:table-cell office:value-type="float" office:value="0.096468594525929" calcext:value-type="float">
            <text:p>0.096468594525929</text:p>
          </table:table-cell>
        </table:table-row>
        <table:table-row table:style-name="ro1">
          <table:table-cell office:value-type="float" office:value="63.0425471830022" calcext:value-type="float">
            <text:p>63.0425471830022</text:p>
          </table:table-cell>
          <table:table-cell office:value-type="float" office:value="109424" calcext:value-type="float">
            <text:p>109424</text:p>
          </table:table-cell>
          <table:table-cell office:value-type="float" office:value="109618" calcext:value-type="float">
            <text:p>109618</text:p>
          </table:table-cell>
          <table:table-cell office:value-type="float" office:value="0.0963136316016044" calcext:value-type="float">
            <text:p>0.0963136316016044</text:p>
          </table:table-cell>
        </table:table-row>
        <table:table-row table:style-name="ro1">
          <table:table-cell office:value-type="float" office:value="63.1445613430005" calcext:value-type="float">
            <text:p>63.1445613430005</text:p>
          </table:table-cell>
          <table:table-cell office:value-type="float" office:value="109191" calcext:value-type="float">
            <text:p>109191</text:p>
          </table:table-cell>
          <table:table-cell office:value-type="float" office:value="109424" calcext:value-type="float">
            <text:p>109424</text:p>
          </table:table-cell>
          <table:table-cell office:value-type="float" office:value="0.0961591855360606" calcext:value-type="float">
            <text:p>0.0961591855360606</text:p>
          </table:table-cell>
        </table:table-row>
        <table:table-row table:style-name="ro1">
          <table:table-cell office:value-type="float" office:value="63.2474871859995" calcext:value-type="float">
            <text:p>63.2474871859995</text:p>
          </table:table-cell>
          <table:table-cell office:value-type="float" office:value="108917" calcext:value-type="float">
            <text:p>108917</text:p>
          </table:table-cell>
          <table:table-cell office:value-type="float" office:value="109191" calcext:value-type="float">
            <text:p>109191</text:p>
          </table:table-cell>
          <table:table-cell office:value-type="float" office:value="0.0960052498596911" calcext:value-type="float">
            <text:p>0.0960052498596911</text:p>
          </table:table-cell>
        </table:table-row>
        <table:table-row table:style-name="ro1">
          <table:table-cell office:value-type="float" office:value="63.350270425999" calcext:value-type="float">
            <text:p>63.350270425999</text:p>
          </table:table-cell>
          <table:table-cell office:value-type="float" office:value="108606" calcext:value-type="float">
            <text:p>108606</text:p>
          </table:table-cell>
          <table:table-cell office:value-type="float" office:value="108917" calcext:value-type="float">
            <text:p>108917</text:p>
          </table:table-cell>
          <table:table-cell office:value-type="float" office:value="0.0958518189353719" calcext:value-type="float">
            <text:p>0.0958518189353719</text:p>
          </table:table-cell>
        </table:table-row>
        <table:table-row table:style-name="ro1">
          <table:table-cell office:value-type="float" office:value="63.4523924870009" calcext:value-type="float">
            <text:p>63.4523924870009</text:p>
          </table:table-cell>
          <table:table-cell office:value-type="float" office:value="108262" calcext:value-type="float">
            <text:p>108262</text:p>
          </table:table-cell>
          <table:table-cell office:value-type="float" office:value="108606" calcext:value-type="float">
            <text:p>108606</text:p>
          </table:table-cell>
          <table:table-cell office:value-type="float" office:value="0.0956988877948903" calcext:value-type="float">
            <text:p>0.0956988877948903</text:p>
          </table:table-cell>
        </table:table-row>
        <table:table-row table:style-name="ro1">
          <table:table-cell office:value-type="float" office:value="63.5549905650005" calcext:value-type="float">
            <text:p>63.5549905650005</text:p>
          </table:table-cell>
          <table:table-cell office:value-type="float" office:value="107882" calcext:value-type="float">
            <text:p>107882</text:p>
          </table:table-cell>
          <table:table-cell office:value-type="float" office:value="108262" calcext:value-type="float">
            <text:p>108262</text:p>
          </table:table-cell>
          <table:table-cell office:value-type="float" office:value="0.0955464520080641" calcext:value-type="float">
            <text:p>0.0955464520080641</text:p>
          </table:table-cell>
        </table:table-row>
        <table:table-row table:style-name="ro1">
          <table:table-cell office:value-type="float" office:value="63.6566170299993" calcext:value-type="float">
            <text:p>63.6566170299993</text:p>
          </table:table-cell>
          <table:table-cell office:value-type="float" office:value="107473" calcext:value-type="float">
            <text:p>107473</text:p>
          </table:table-cell>
          <table:table-cell office:value-type="float" office:value="107882" calcext:value-type="float">
            <text:p>107882</text:p>
          </table:table-cell>
          <table:table-cell office:value-type="float" office:value="0.0953945075780153" calcext:value-type="float">
            <text:p>0.0953945075780153</text:p>
          </table:table-cell>
        </table:table-row>
        <table:table-row table:style-name="ro1">
          <table:table-cell office:value-type="float" office:value="63.7585001480002" calcext:value-type="float">
            <text:p>63.7585001480002</text:p>
          </table:table-cell>
          <table:table-cell office:value-type="float" office:value="107033" calcext:value-type="float">
            <text:p>107033</text:p>
          </table:table-cell>
          <table:table-cell office:value-type="float" office:value="107473" calcext:value-type="float">
            <text:p>107473</text:p>
          </table:table-cell>
          <table:table-cell office:value-type="float" office:value="0.0952430508573649" calcext:value-type="float">
            <text:p>0.0952430508573649</text:p>
          </table:table-cell>
        </table:table-row>
        <table:table-row table:style-name="ro1">
          <table:table-cell office:value-type="float" office:value="63.8597117560021" calcext:value-type="float">
            <text:p>63.8597117560021</text:p>
          </table:table-cell>
          <table:table-cell office:value-type="float" office:value="106567" calcext:value-type="float">
            <text:p>106567</text:p>
          </table:table-cell>
          <table:table-cell office:value-type="float" office:value="107033" calcext:value-type="float">
            <text:p>107033</text:p>
          </table:table-cell>
          <table:table-cell office:value-type="float" office:value="0.0950920784811675" calcext:value-type="float">
            <text:p>0.0950920784811675</text:p>
          </table:table-cell>
        </table:table-row>
        <table:table-row table:style-name="ro1">
          <table:table-cell office:value-type="float" office:value="63.9632376970003" calcext:value-type="float">
            <text:p>63.9632376970003</text:p>
          </table:table-cell>
          <table:table-cell office:value-type="float" office:value="106063" calcext:value-type="float">
            <text:p>106063</text:p>
          </table:table-cell>
          <table:table-cell office:value-type="float" office:value="106567" calcext:value-type="float">
            <text:p>106567</text:p>
          </table:table-cell>
          <table:table-cell office:value-type="float" office:value="0.0949415873132359" calcext:value-type="float">
            <text:p>0.0949415873132359</text:p>
          </table:table-cell>
        </table:table-row>
        <table:table-row table:style-name="ro1">
          <table:table-cell office:value-type="float" office:value="64.0659426359998" calcext:value-type="float">
            <text:p>64.0659426359998</text:p>
          </table:table-cell>
          <table:table-cell office:value-type="float" office:value="105537" calcext:value-type="float">
            <text:p>105537</text:p>
          </table:table-cell>
          <table:table-cell office:value-type="float" office:value="106063" calcext:value-type="float">
            <text:p>106063</text:p>
          </table:table-cell>
          <table:table-cell office:value-type="float" office:value="0.094791574403179" calcext:value-type="float">
            <text:p>0.094791574403179</text:p>
          </table:table-cell>
        </table:table-row>
        <table:table-row table:style-name="ro1">
          <table:table-cell office:value-type="float" office:value="64.1688177879987" calcext:value-type="float">
            <text:p>64.1688177879987</text:p>
          </table:table-cell>
          <table:table-cell office:value-type="float" office:value="104988" calcext:value-type="float">
            <text:p>104988</text:p>
          </table:table-cell>
          <table:table-cell office:value-type="float" office:value="105537" calcext:value-type="float">
            <text:p>105537</text:p>
          </table:table-cell>
          <table:table-cell office:value-type="float" office:value="0.0946420369520103" calcext:value-type="float">
            <text:p>0.0946420369520103</text:p>
          </table:table-cell>
        </table:table-row>
        <table:table-row table:style-name="ro1">
          <table:table-cell office:value-type="float" office:value="64.270739126001" calcext:value-type="float">
            <text:p>64.270739126001</text:p>
          </table:table-cell>
          <table:table-cell office:value-type="float" office:value="104423" calcext:value-type="float">
            <text:p>104423</text:p>
          </table:table-cell>
          <table:table-cell office:value-type="float" office:value="104988" calcext:value-type="float">
            <text:p>104988</text:p>
          </table:table-cell>
          <table:table-cell office:value-type="float" office:value="0.0944929722846129" calcext:value-type="float">
            <text:p>0.0944929722846129</text:p>
          </table:table-cell>
        </table:table-row>
        <table:table-row table:style-name="ro1">
          <table:table-cell office:value-type="float" office:value="64.3722768900007" calcext:value-type="float">
            <text:p>64.3722768900007</text:p>
          </table:table-cell>
          <table:table-cell office:value-type="float" office:value="103842" calcext:value-type="float">
            <text:p>103842</text:p>
          </table:table-cell>
          <table:table-cell office:value-type="float" office:value="104423" calcext:value-type="float">
            <text:p>104423</text:p>
          </table:table-cell>
          <table:table-cell office:value-type="float" office:value="0.0943151266576436" calcext:value-type="float">
            <text:p>0.0943151266576436</text:p>
          </table:table-cell>
        </table:table-row>
        <table:table-row table:style-name="ro1">
          <table:table-cell office:value-type="float" office:value="64.4745478730001" calcext:value-type="float">
            <text:p>64.4745478730001</text:p>
          </table:table-cell>
          <table:table-cell office:value-type="float" office:value="103241" calcext:value-type="float">
            <text:p>103241</text:p>
          </table:table-cell>
          <table:table-cell office:value-type="float" office:value="103842" calcext:value-type="float">
            <text:p>103842</text:p>
          </table:table-cell>
          <table:table-cell office:value-type="float" office:value="0.0941436901111616" calcext:value-type="float">
            <text:p>0.0941436901111616</text:p>
          </table:table-cell>
        </table:table-row>
        <table:table-row table:style-name="ro1">
          <table:table-cell office:value-type="float" office:value="64.5820304279987" calcext:value-type="float">
            <text:p>64.5820304279987</text:p>
          </table:table-cell>
          <table:table-cell office:value-type="float" office:value="102596" calcext:value-type="float">
            <text:p>102596</text:p>
          </table:table-cell>
          <table:table-cell office:value-type="float" office:value="103241" calcext:value-type="float">
            <text:p>103241</text:p>
          </table:table-cell>
          <table:table-cell office:value-type="float" office:value="0.0939774715290537" calcext:value-type="float">
            <text:p>0.0939774715290537</text:p>
          </table:table-cell>
        </table:table-row>
        <table:table-row table:style-name="ro1">
          <table:table-cell office:value-type="float" office:value="64.691351939" calcext:value-type="float">
            <text:p>64.691351939</text:p>
          </table:table-cell>
          <table:table-cell office:value-type="float" office:value="101927" calcext:value-type="float">
            <text:p>101927</text:p>
          </table:table-cell>
          <table:table-cell office:value-type="float" office:value="102596" calcext:value-type="float">
            <text:p>102596</text:p>
          </table:table-cell>
          <table:table-cell office:value-type="float" office:value="0.0938155175959138" calcext:value-type="float">
            <text:p>0.0938155175959138</text:p>
          </table:table-cell>
        </table:table-row>
        <table:table-row table:style-name="ro1">
          <table:table-cell office:value-type="float" office:value="64.7988682550022" calcext:value-type="float">
            <text:p>64.7988682550022</text:p>
          </table:table-cell>
          <table:table-cell office:value-type="float" office:value="101260" calcext:value-type="float">
            <text:p>101260</text:p>
          </table:table-cell>
          <table:table-cell office:value-type="float" office:value="101927" calcext:value-type="float">
            <text:p>101927</text:p>
          </table:table-cell>
          <table:table-cell office:value-type="float" office:value="0.0936570652395217" calcext:value-type="float">
            <text:p>0.0936570652395217</text:p>
          </table:table-cell>
        </table:table-row>
        <table:table-row table:style-name="ro1">
          <table:table-cell office:value-type="float" office:value="64.9022677030007" calcext:value-type="float">
            <text:p>64.9022677030007</text:p>
          </table:table-cell>
          <table:table-cell office:value-type="float" office:value="100613" calcext:value-type="float">
            <text:p>100613</text:p>
          </table:table-cell>
          <table:table-cell office:value-type="float" office:value="101260" calcext:value-type="float">
            <text:p>101260</text:p>
          </table:table-cell>
          <table:table-cell office:value-type="float" office:value="0.0935015035848062" calcext:value-type="float">
            <text:p>0.0935015035848062</text:p>
          </table:table-cell>
        </table:table-row>
        <table:table-row table:style-name="ro1">
          <table:table-cell office:value-type="float" office:value="65.003584533999" calcext:value-type="float">
            <text:p>65.003584533999</text:p>
          </table:table-cell>
          <table:table-cell office:value-type="float" office:value="99977" calcext:value-type="float">
            <text:p>99977</text:p>
          </table:table-cell>
          <table:table-cell office:value-type="float" office:value="100613" calcext:value-type="float">
            <text:p>100613</text:p>
          </table:table-cell>
          <table:table-cell office:value-type="float" office:value="0.0933483435169949" calcext:value-type="float">
            <text:p>0.0933483435169949</text:p>
          </table:table-cell>
        </table:table-row>
        <table:table-row table:style-name="ro1">
          <table:table-cell office:value-type="float" office:value="65.106012739001" calcext:value-type="float">
            <text:p>65.106012739001</text:p>
          </table:table-cell>
          <table:table-cell office:value-type="float" office:value="99334" calcext:value-type="float">
            <text:p>99334</text:p>
          </table:table-cell>
          <table:table-cell office:value-type="float" office:value="99977" calcext:value-type="float">
            <text:p>99977</text:p>
          </table:table-cell>
          <table:table-cell office:value-type="float" office:value="0.0931971933321145" calcext:value-type="float">
            <text:p>0.0931971933321145</text:p>
          </table:table-cell>
        </table:table-row>
        <table:table-row table:style-name="ro1">
          <table:table-cell office:value-type="float" office:value="65.2075123719988" calcext:value-type="float">
            <text:p>65.2075123719988</text:p>
          </table:table-cell>
          <table:table-cell office:value-type="float" office:value="98699" calcext:value-type="float">
            <text:p>98699</text:p>
          </table:table-cell>
          <table:table-cell office:value-type="float" office:value="99334" calcext:value-type="float">
            <text:p>99334</text:p>
          </table:table-cell>
          <table:table-cell office:value-type="float" office:value="0.0930477392573711" calcext:value-type="float">
            <text:p>0.0930477392573711</text:p>
          </table:table-cell>
        </table:table-row>
        <table:table-row table:style-name="ro1">
          <table:table-cell office:value-type="float" office:value="65.3122574689987" calcext:value-type="float">
            <text:p>65.3122574689987</text:p>
          </table:table-cell>
          <table:table-cell office:value-type="float" office:value="98050" calcext:value-type="float">
            <text:p>98050</text:p>
          </table:table-cell>
          <table:table-cell office:value-type="float" office:value="98699" calcext:value-type="float">
            <text:p>98699</text:p>
          </table:table-cell>
          <table:table-cell office:value-type="float" office:value="0.0928997298674353" calcext:value-type="float">
            <text:p>0.0928997298674353</text:p>
          </table:table-cell>
        </table:table-row>
        <table:table-row table:style-name="ro1">
          <table:table-cell office:value-type="float" office:value="65.4152479619988" calcext:value-type="float">
            <text:p>65.4152479619988</text:p>
          </table:table-cell>
          <table:table-cell office:value-type="float" office:value="97420" calcext:value-type="float">
            <text:p>97420</text:p>
          </table:table-cell>
          <table:table-cell office:value-type="float" office:value="98050" calcext:value-type="float">
            <text:p>98050</text:p>
          </table:table-cell>
          <table:table-cell office:value-type="float" office:value="0.0958251602380343" calcext:value-type="float">
            <text:p>0.0958251602380343</text:p>
          </table:table-cell>
        </table:table-row>
        <table:table-row table:style-name="ro1">
          <table:table-cell office:value-type="float" office:value="65.517724977999" calcext:value-type="float">
            <text:p>65.517724977999</text:p>
          </table:table-cell>
          <table:table-cell office:value-type="float" office:value="96804" calcext:value-type="float">
            <text:p>96804</text:p>
          </table:table-cell>
          <table:table-cell office:value-type="float" office:value="97420" calcext:value-type="float">
            <text:p>97420</text:p>
          </table:table-cell>
          <table:table-cell office:value-type="float" office:value="0.0981325208284642" calcext:value-type="float">
            <text:p>0.0981325208284642</text:p>
          </table:table-cell>
        </table:table-row>
        <table:table-row table:style-name="ro1">
          <table:table-cell office:value-type="float" office:value="65.6193861630018" calcext:value-type="float">
            <text:p>65.6193861630018</text:p>
          </table:table-cell>
          <table:table-cell office:value-type="float" office:value="96205" calcext:value-type="float">
            <text:p>96205</text:p>
          </table:table-cell>
          <table:table-cell office:value-type="float" office:value="96239" calcext:value-type="float">
            <text:p>96239</text:p>
          </table:table-cell>
          <table:table-cell office:value-type="float" office:value="0.0999455266168296" calcext:value-type="float">
            <text:p>0.0999455266168296</text:p>
          </table:table-cell>
        </table:table-row>
        <table:table-row table:style-name="ro1">
          <table:table-cell office:value-type="float" office:value="65.7210004469998" calcext:value-type="float">
            <text:p>65.7210004469998</text:p>
          </table:table-cell>
          <table:table-cell office:value-type="float" office:value="95623" calcext:value-type="float">
            <text:p>95623</text:p>
          </table:table-cell>
          <table:table-cell office:value-type="float" office:value="96205" calcext:value-type="float">
            <text:p>96205</text:p>
          </table:table-cell>
          <table:table-cell office:value-type="float" office:value="0.10136314912221" calcext:value-type="float">
            <text:p>0.10136314912221</text:p>
          </table:table-cell>
        </table:table-row>
        <table:table-row table:style-name="ro1">
          <table:table-cell office:value-type="float" office:value="65.8223040270023" calcext:value-type="float">
            <text:p>65.8223040270023</text:p>
          </table:table-cell>
          <table:table-cell office:value-type="float" office:value="95060" calcext:value-type="float">
            <text:p>95060</text:p>
          </table:table-cell>
          <table:table-cell office:value-type="float" office:value="95623" calcext:value-type="float">
            <text:p>95623</text:p>
          </table:table-cell>
          <table:table-cell office:value-type="float" office:value="0.102464565099295" calcext:value-type="float">
            <text:p>0.102464565099295</text:p>
          </table:table-cell>
        </table:table-row>
        <table:table-row table:style-name="ro1">
          <table:table-cell office:value-type="float" office:value="65.9247111219993" calcext:value-type="float">
            <text:p>65.9247111219993</text:p>
          </table:table-cell>
          <table:table-cell office:value-type="float" office:value="94511" calcext:value-type="float">
            <text:p>94511</text:p>
          </table:table-cell>
          <table:table-cell office:value-type="float" office:value="95060" calcext:value-type="float">
            <text:p>95060</text:p>
          </table:table-cell>
          <table:table-cell office:value-type="float" office:value="0.10331311549407" calcext:value-type="float">
            <text:p>0.10331311549407</text:p>
          </table:table-cell>
        </table:table-row>
        <table:table-row table:style-name="ro1">
          <table:table-cell office:value-type="float" office:value="66.029217285999" calcext:value-type="float">
            <text:p>66.029217285999</text:p>
          </table:table-cell>
          <table:table-cell office:value-type="float" office:value="93974" calcext:value-type="float">
            <text:p>93974</text:p>
          </table:table-cell>
          <table:table-cell office:value-type="float" office:value="94511" calcext:value-type="float">
            <text:p>94511</text:p>
          </table:table-cell>
          <table:table-cell office:value-type="float" office:value="0.103959472608346" calcext:value-type="float">
            <text:p>0.103959472608346</text:p>
          </table:table-cell>
        </table:table-row>
        <table:table-row table:style-name="ro1">
          <table:table-cell office:value-type="float" office:value="66.1332949249991" calcext:value-type="float">
            <text:p>66.1332949249991</text:p>
          </table:table-cell>
          <table:table-cell office:value-type="float" office:value="93465" calcext:value-type="float">
            <text:p>93465</text:p>
          </table:table-cell>
          <table:table-cell office:value-type="float" office:value="93974" calcext:value-type="float">
            <text:p>93974</text:p>
          </table:table-cell>
          <table:table-cell office:value-type="float" office:value="0.104444173831357" calcext:value-type="float">
            <text:p>0.104444173831357</text:p>
          </table:table-cell>
        </table:table-row>
        <table:table-row table:style-name="ro1">
          <table:table-cell office:value-type="float" office:value="66.2353477549987" calcext:value-type="float">
            <text:p>66.2353477549987</text:p>
          </table:table-cell>
          <table:table-cell office:value-type="float" office:value="92994" calcext:value-type="float">
            <text:p>92994</text:p>
          </table:table-cell>
          <table:table-cell office:value-type="float" office:value="93465" calcext:value-type="float">
            <text:p>93465</text:p>
          </table:table-cell>
          <table:table-cell office:value-type="float" office:value="0.104799648625025" calcext:value-type="float">
            <text:p>0.104799648625025</text:p>
          </table:table-cell>
        </table:table-row>
        <table:table-row table:style-name="ro1">
          <table:table-cell office:value-type="float" office:value="66.3368053570011" calcext:value-type="float">
            <text:p>66.3368053570011</text:p>
          </table:table-cell>
          <table:table-cell office:value-type="float" office:value="92553" calcext:value-type="float">
            <text:p>92553</text:p>
          </table:table-cell>
          <table:table-cell office:value-type="float" office:value="92994" calcext:value-type="float">
            <text:p>92994</text:p>
          </table:table-cell>
          <table:table-cell office:value-type="float" office:value="0.105051840112141" calcext:value-type="float">
            <text:p>0.105051840112141</text:p>
          </table:table-cell>
        </table:table-row>
        <table:table-row table:style-name="ro1">
          <table:table-cell office:value-type="float" office:value="66.4385948130002" calcext:value-type="float">
            <text:p>66.4385948130002</text:p>
          </table:table-cell>
          <table:table-cell office:value-type="float" office:value="92142" calcext:value-type="float">
            <text:p>92142</text:p>
          </table:table-cell>
          <table:table-cell office:value-type="float" office:value="92553" calcext:value-type="float">
            <text:p>92553</text:p>
          </table:table-cell>
          <table:table-cell office:value-type="float" office:value="0.105221502346899" calcext:value-type="float">
            <text:p>0.105221502346899</text:p>
          </table:table-cell>
        </table:table-row>
        <table:table-row table:style-name="ro1">
          <table:table-cell office:value-type="float" office:value="66.5438279869995" calcext:value-type="float">
            <text:p>66.5438279869995</text:p>
          </table:table-cell>
          <table:table-cell office:value-type="float" office:value="91751" calcext:value-type="float">
            <text:p>91751</text:p>
          </table:table-cell>
          <table:table-cell office:value-type="float" office:value="92142" calcext:value-type="float">
            <text:p>92142</text:p>
          </table:table-cell>
          <table:table-cell office:value-type="float" office:value="0.105325238131296" calcext:value-type="float">
            <text:p>0.105325238131296</text:p>
          </table:table-cell>
        </table:table-row>
        <table:table-row table:style-name="ro1">
          <table:table-cell office:value-type="float" office:value="66.6494433869993" calcext:value-type="float">
            <text:p>66.6494433869993</text:p>
          </table:table-cell>
          <table:table-cell office:value-type="float" office:value="91394" calcext:value-type="float">
            <text:p>91394</text:p>
          </table:table-cell>
          <table:table-cell office:value-type="float" office:value="91751" calcext:value-type="float">
            <text:p>91751</text:p>
          </table:table-cell>
          <table:table-cell office:value-type="float" office:value="0.105376329268234" calcext:value-type="float">
            <text:p>0.105376329268234</text:p>
          </table:table-cell>
        </table:table-row>
        <table:table-row table:style-name="ro1">
          <table:table-cell office:value-type="float" office:value="66.7536864770009" calcext:value-type="float">
            <text:p>66.7536864770009</text:p>
          </table:table-cell>
          <table:table-cell office:value-type="float" office:value="91079" calcext:value-type="float">
            <text:p>91079</text:p>
          </table:table-cell>
          <table:table-cell office:value-type="float" office:value="91394" calcext:value-type="float">
            <text:p>91394</text:p>
          </table:table-cell>
          <table:table-cell office:value-type="float" office:value="0.105385400763985" calcext:value-type="float">
            <text:p>0.105385400763985</text:p>
          </table:table-cell>
        </table:table-row>
        <table:table-row table:style-name="ro1">
          <table:table-cell office:value-type="float" office:value="66.859424778002" calcext:value-type="float">
            <text:p>66.859424778002</text:p>
          </table:table-cell>
          <table:table-cell office:value-type="float" office:value="90799" calcext:value-type="float">
            <text:p>90799</text:p>
          </table:table-cell>
          <table:table-cell office:value-type="float" office:value="91079" calcext:value-type="float">
            <text:p>91079</text:p>
          </table:table-cell>
          <table:table-cell office:value-type="float" office:value="0.105360952190135" calcext:value-type="float">
            <text:p>0.105360952190135</text:p>
          </table:table-cell>
        </table:table-row>
        <table:table-row table:style-name="ro1">
          <table:table-cell office:value-type="float" office:value="66.9702013589995" calcext:value-type="float">
            <text:p>66.9702013589995</text:p>
          </table:table-cell>
          <table:table-cell office:value-type="float" office:value="90548" calcext:value-type="float">
            <text:p>90548</text:p>
          </table:table-cell>
          <table:table-cell office:value-type="float" office:value="90799" calcext:value-type="float">
            <text:p>90799</text:p>
          </table:table-cell>
          <table:table-cell office:value-type="float" office:value="0.105309782773129" calcext:value-type="float">
            <text:p>0.105309782773129</text:p>
          </table:table-cell>
        </table:table-row>
        <table:table-row table:style-name="ro1">
          <table:table-cell office:value-type="float" office:value="67.071930295002" calcext:value-type="float">
            <text:p>67.071930295002</text:p>
          </table:table-cell>
          <table:table-cell office:value-type="float" office:value="90359" calcext:value-type="float">
            <text:p>90359</text:p>
          </table:table-cell>
          <table:table-cell office:value-type="float" office:value="90548" calcext:value-type="float">
            <text:p>90548</text:p>
          </table:table-cell>
          <table:table-cell office:value-type="float" office:value="0.105205910050839" calcext:value-type="float">
            <text:p>0.105205910050839</text:p>
          </table:table-cell>
        </table:table-row>
        <table:table-row table:style-name="ro1">
          <table:table-cell office:value-type="float" office:value="67.1764924700001" calcext:value-type="float">
            <text:p>67.1764924700001</text:p>
          </table:table-cell>
          <table:table-cell office:value-type="float" office:value="90205" calcext:value-type="float">
            <text:p>90205</text:p>
          </table:table-cell>
          <table:table-cell office:value-type="float" office:value="90359" calcext:value-type="float">
            <text:p>90359</text:p>
          </table:table-cell>
          <table:table-cell office:value-type="float" office:value="0.105091484393436" calcext:value-type="float">
            <text:p>0.105091484393436</text:p>
          </table:table-cell>
        </table:table-row>
        <table:table-row table:style-name="ro1">
          <table:table-cell office:value-type="float" office:value="67.2791348880019" calcext:value-type="float">
            <text:p>67.2791348880019</text:p>
          </table:table-cell>
          <table:table-cell office:value-type="float" office:value="90096" calcext:value-type="float">
            <text:p>90096</text:p>
          </table:table-cell>
          <table:table-cell office:value-type="float" office:value="90205" calcext:value-type="float">
            <text:p>90205</text:p>
          </table:table-cell>
          <table:table-cell office:value-type="float" office:value="0.104968709902809" calcext:value-type="float">
            <text:p>0.104968709902809</text:p>
          </table:table-cell>
        </table:table-row>
        <table:table-row table:style-name="ro1">
          <table:table-cell office:value-type="float" office:value="67.3815642730006" calcext:value-type="float">
            <text:p>67.3815642730006</text:p>
          </table:table-cell>
          <table:table-cell office:value-type="float" office:value="90027" calcext:value-type="float">
            <text:p>90027</text:p>
          </table:table-cell>
          <table:table-cell office:value-type="float" office:value="90096" calcext:value-type="float">
            <text:p>90096</text:p>
          </table:table-cell>
          <table:table-cell office:value-type="float" office:value="0.104839349442366" calcext:value-type="float">
            <text:p>0.104839349442366</text:p>
          </table:table-cell>
        </table:table-row>
        <table:table-row table:style-name="ro1">
          <table:table-cell office:value-type="float" office:value="67.4837620149992" calcext:value-type="float">
            <text:p>67.4837620149992</text:p>
          </table:table-cell>
          <table:table-cell office:value-type="float" office:value="90000" calcext:value-type="float">
            <text:p>90000</text:p>
          </table:table-cell>
          <table:table-cell office:value-type="float" office:value="90027" calcext:value-type="float">
            <text:p>90027</text:p>
          </table:table-cell>
          <table:table-cell office:value-type="float" office:value="0.104704812887226" calcext:value-type="float">
            <text:p>0.104704812887226</text:p>
          </table:table-cell>
        </table:table-row>
        <table:table-row table:style-name="ro1">
          <table:table-cell office:value-type="float" office:value="67.5858980170015" calcext:value-type="float">
            <text:p>67.5858980170015</text:p>
          </table:table-cell>
          <table:table-cell office:value-type="float" office:value="90014" calcext:value-type="float">
            <text:p>90014</text:p>
          </table:table-cell>
          <table:table-cell office:value-type="float" office:value="90000" calcext:value-type="float">
            <text:p>90000</text:p>
          </table:table-cell>
          <table:table-cell office:value-type="float" office:value="0.104566227724343" calcext:value-type="float">
            <text:p>0.104566227724343</text:p>
          </table:table-cell>
        </table:table-row>
        <table:table-row table:style-name="ro1">
          <table:table-cell office:value-type="float" office:value="67.6877804239994" calcext:value-type="float">
            <text:p>67.6877804239994</text:p>
          </table:table-cell>
          <table:table-cell office:value-type="float" office:value="90069" calcext:value-type="float">
            <text:p>90069</text:p>
          </table:table-cell>
          <table:table-cell office:value-type="float" office:value="90014" calcext:value-type="float">
            <text:p>90014</text:p>
          </table:table-cell>
          <table:table-cell office:value-type="float" office:value="0.10442449553259" calcext:value-type="float">
            <text:p>0.10442449553259</text:p>
          </table:table-cell>
        </table:table-row>
        <table:table-row table:style-name="ro1">
          <table:table-cell office:value-type="float" office:value="67.7912967449993" calcext:value-type="float">
            <text:p>67.7912967449993</text:p>
          </table:table-cell>
          <table:table-cell office:value-type="float" office:value="90167" calcext:value-type="float">
            <text:p>90167</text:p>
          </table:table-cell>
          <table:table-cell office:value-type="float" office:value="90069" calcext:value-type="float">
            <text:p>90069</text:p>
          </table:table-cell>
          <table:table-cell office:value-type="float" office:value="0.104280337166813" calcext:value-type="float">
            <text:p>0.104280337166813</text:p>
          </table:table-cell>
        </table:table-row>
        <table:table-row table:style-name="ro1">
          <table:table-cell office:value-type="float" office:value="67.8947247340002" calcext:value-type="float">
            <text:p>67.8947247340002</text:p>
          </table:table-cell>
          <table:table-cell office:value-type="float" office:value="90305" calcext:value-type="float">
            <text:p>90305</text:p>
          </table:table-cell>
          <table:table-cell office:value-type="float" office:value="90167" calcext:value-type="float">
            <text:p>90167</text:p>
          </table:table-cell>
          <table:table-cell office:value-type="float" office:value="0.104134328905048" calcext:value-type="float">
            <text:p>0.104134328905048</text:p>
          </table:table-cell>
        </table:table-row>
        <table:table-row table:style-name="ro1">
          <table:table-cell office:value-type="float" office:value="67.9975829350005" calcext:value-type="float">
            <text:p>67.9975829350005</text:p>
          </table:table-cell>
          <table:table-cell office:value-type="float" office:value="90484" calcext:value-type="float">
            <text:p>90484</text:p>
          </table:table-cell>
          <table:table-cell office:value-type="float" office:value="89105" calcext:value-type="float">
            <text:p>89105</text:p>
          </table:table-cell>
          <table:table-cell office:value-type="float" office:value="0.103986931366283" calcext:value-type="float">
            <text:p>0.103986931366283</text:p>
          </table:table-cell>
        </table:table-row>
        <table:table-row table:style-name="ro1">
          <table:table-cell office:value-type="float" office:value="68.0997412670004" calcext:value-type="float">
            <text:p>68.0997412670004</text:p>
          </table:table-cell>
          <table:table-cell office:value-type="float" office:value="90701" calcext:value-type="float">
            <text:p>90701</text:p>
          </table:table-cell>
          <table:table-cell office:value-type="float" office:value="89284" calcext:value-type="float">
            <text:p>89284</text:p>
          </table:table-cell>
          <table:table-cell office:value-type="float" office:value="0.103838512644649" calcext:value-type="float">
            <text:p>0.103838512644649</text:p>
          </table:table-cell>
        </table:table-row>
        <table:table-row table:style-name="ro1">
          <table:table-cell office:value-type="float" office:value="68.2019693990005" calcext:value-type="float">
            <text:p>68.2019693990005</text:p>
          </table:table-cell>
          <table:table-cell office:value-type="float" office:value="90957" calcext:value-type="float">
            <text:p>90957</text:p>
          </table:table-cell>
          <table:table-cell office:value-type="float" office:value="90701" calcext:value-type="float">
            <text:p>90701</text:p>
          </table:table-cell>
          <table:table-cell office:value-type="float" office:value="0.10368936681675" calcext:value-type="float">
            <text:p>0.10368936681675</text:p>
          </table:table-cell>
        </table:table-row>
        <table:table-row table:style-name="ro1">
          <table:table-cell office:value-type="float" office:value="68.304393724" calcext:value-type="float">
            <text:p>68.304393724</text:p>
          </table:table-cell>
          <table:table-cell office:value-type="float" office:value="91250" calcext:value-type="float">
            <text:p>91250</text:p>
          </table:table-cell>
          <table:table-cell office:value-type="float" office:value="90957" calcext:value-type="float">
            <text:p>90957</text:p>
          </table:table-cell>
          <table:table-cell office:value-type="float" office:value="0.103539728747518" calcext:value-type="float">
            <text:p>0.103539728747518</text:p>
          </table:table-cell>
        </table:table-row>
        <table:table-row table:style-name="ro1">
          <table:table-cell office:value-type="float" office:value="68.4075463400004" calcext:value-type="float">
            <text:p>68.4075463400004</text:p>
          </table:table-cell>
          <table:table-cell office:value-type="float" office:value="91582" calcext:value-type="float">
            <text:p>91582</text:p>
          </table:table-cell>
          <table:table-cell office:value-type="float" office:value="91250" calcext:value-type="float">
            <text:p>91250</text:p>
          </table:table-cell>
          <table:table-cell office:value-type="float" office:value="0.103389785934872" calcext:value-type="float">
            <text:p>0.103389785934872</text:p>
          </table:table-cell>
        </table:table-row>
        <table:table-row table:style-name="ro1">
          <table:table-cell office:value-type="float" office:value="68.5119252420009" calcext:value-type="float">
            <text:p>68.5119252420009</text:p>
          </table:table-cell>
          <table:table-cell office:value-type="float" office:value="91954" calcext:value-type="float">
            <text:p>91954</text:p>
          </table:table-cell>
          <table:table-cell office:value-type="float" office:value="91582" calcext:value-type="float">
            <text:p>91582</text:p>
          </table:table-cell>
          <table:table-cell office:value-type="float" office:value="0.103239687985434" calcext:value-type="float">
            <text:p>0.103239687985434</text:p>
          </table:table-cell>
        </table:table-row>
        <table:table-row table:style-name="ro1">
          <table:table-cell office:value-type="float" office:value="68.6144613690012" calcext:value-type="float">
            <text:p>68.6144613690012</text:p>
          </table:table-cell>
          <table:table-cell office:value-type="float" office:value="92353" calcext:value-type="float">
            <text:p>92353</text:p>
          </table:table-cell>
          <table:table-cell office:value-type="float" office:value="91954" calcext:value-type="float">
            <text:p>91954</text:p>
          </table:table-cell>
          <table:table-cell office:value-type="float" office:value="0.103089554195082" calcext:value-type="float">
            <text:p>0.103089554195082</text:p>
          </table:table-cell>
        </table:table-row>
        <table:table-row table:style-name="ro1">
          <table:table-cell office:value-type="float" office:value="68.7164470979988" calcext:value-type="float">
            <text:p>68.7164470979988</text:p>
          </table:table-cell>
          <table:table-cell office:value-type="float" office:value="92781" calcext:value-type="float">
            <text:p>92781</text:p>
          </table:table-cell>
          <table:table-cell office:value-type="float" office:value="92353" calcext:value-type="float">
            <text:p>92353</text:p>
          </table:table-cell>
          <table:table-cell office:value-type="float" office:value="0.102939479613376" calcext:value-type="float">
            <text:p>0.102939479613376</text:p>
          </table:table-cell>
        </table:table-row>
        <table:table-row table:style-name="ro1">
          <table:table-cell office:value-type="float" office:value="68.8181998540022" calcext:value-type="float">
            <text:p>68.8181998540022</text:p>
          </table:table-cell>
          <table:table-cell office:value-type="float" office:value="93238" calcext:value-type="float">
            <text:p>93238</text:p>
          </table:table-cell>
          <table:table-cell office:value-type="float" office:value="92781" calcext:value-type="float">
            <text:p>92781</text:p>
          </table:table-cell>
          <table:table-cell office:value-type="float" office:value="0.10278953989508" calcext:value-type="float">
            <text:p>0.10278953989508</text:p>
          </table:table-cell>
        </table:table-row>
        <table:table-row table:style-name="ro1">
          <table:table-cell office:value-type="float" office:value="68.9209805540013" calcext:value-type="float">
            <text:p>68.9209805540013</text:p>
          </table:table-cell>
          <table:table-cell office:value-type="float" office:value="93727" calcext:value-type="float">
            <text:p>93727</text:p>
          </table:table-cell>
          <table:table-cell office:value-type="float" office:value="92038" calcext:value-type="float">
            <text:p>92038</text:p>
          </table:table-cell>
          <table:table-cell office:value-type="float" office:value="0.10263979518137" calcext:value-type="float">
            <text:p>0.10263979518137</text:p>
          </table:table-cell>
        </table:table-row>
        <table:table-row table:style-name="ro1">
          <table:table-cell office:value-type="float" office:value="69.0237825440017" calcext:value-type="float">
            <text:p>69.0237825440017</text:p>
          </table:table-cell>
          <table:table-cell office:value-type="float" office:value="94243" calcext:value-type="float">
            <text:p>94243</text:p>
          </table:table-cell>
          <table:table-cell office:value-type="float" office:value="93727" calcext:value-type="float">
            <text:p>93727</text:p>
          </table:table-cell>
          <table:table-cell office:value-type="float" office:value="0.102490293204776" calcext:value-type="float">
            <text:p>0.102490293204776</text:p>
          </table:table-cell>
        </table:table-row>
        <table:table-row table:style-name="ro1">
          <table:table-cell office:value-type="float" office:value="69.1319262489997" calcext:value-type="float">
            <text:p>69.1319262489997</text:p>
          </table:table-cell>
          <table:table-cell office:value-type="float" office:value="94812" calcext:value-type="float">
            <text:p>94812</text:p>
          </table:table-cell>
          <table:table-cell office:value-type="float" office:value="94243" calcext:value-type="float">
            <text:p>94243</text:p>
          </table:table-cell>
          <table:table-cell office:value-type="float" office:value="0.102341071773123" calcext:value-type="float">
            <text:p>0.102341071773123</text:p>
          </table:table-cell>
        </table:table-row>
        <table:table-row table:style-name="ro1">
          <table:table-cell office:value-type="float" office:value="69.2350426929988" calcext:value-type="float">
            <text:p>69.2350426929988</text:p>
          </table:table-cell>
          <table:table-cell office:value-type="float" office:value="95376" calcext:value-type="float">
            <text:p>95376</text:p>
          </table:table-cell>
          <table:table-cell office:value-type="float" office:value="94355" calcext:value-type="float">
            <text:p>94355</text:p>
          </table:table-cell>
          <table:table-cell office:value-type="float" office:value="0.10219216075667" calcext:value-type="float">
            <text:p>0.10219216075667</text:p>
          </table:table-cell>
        </table:table-row>
        <table:table-row table:style-name="ro1">
          <table:table-cell office:value-type="float" office:value="69.3390457300011" calcext:value-type="float">
            <text:p>69.3390457300011</text:p>
          </table:table-cell>
          <table:table-cell office:value-type="float" office:value="95965" calcext:value-type="float">
            <text:p>95965</text:p>
          </table:table-cell>
          <table:table-cell office:value-type="float" office:value="94176" calcext:value-type="float">
            <text:p>94176</text:p>
          </table:table-cell>
          <table:table-cell office:value-type="float" office:value="0.1020435836778" calcext:value-type="float">
            <text:p>0.1020435836778</text:p>
          </table:table-cell>
        </table:table-row>
        <table:table-row table:style-name="ro1">
          <table:table-cell office:value-type="float" office:value="69.4428332440002" calcext:value-type="float">
            <text:p>69.4428332440002</text:p>
          </table:table-cell>
          <table:table-cell office:value-type="float" office:value="96570" calcext:value-type="float">
            <text:p>96570</text:p>
          </table:table-cell>
          <table:table-cell office:value-type="float" office:value="95965" calcext:value-type="float">
            <text:p>95965</text:p>
          </table:table-cell>
          <table:table-cell office:value-type="float" office:value="0.101895358982761" calcext:value-type="float">
            <text:p>0.101895358982761</text:p>
          </table:table-cell>
        </table:table-row>
        <table:table-row table:style-name="ro1">
          <table:table-cell office:value-type="float" office:value="69.5445670299996" calcext:value-type="float">
            <text:p>69.5445670299996</text:p>
          </table:table-cell>
          <table:table-cell office:value-type="float" office:value="97177" calcext:value-type="float">
            <text:p>97177</text:p>
          </table:table-cell>
          <table:table-cell office:value-type="float" office:value="96570" calcext:value-type="float">
            <text:p>96570</text:p>
          </table:table-cell>
          <table:table-cell office:value-type="float" office:value="0.101747501059041" calcext:value-type="float">
            <text:p>0.101747501059041</text:p>
          </table:table-cell>
        </table:table-row>
        <table:table-row table:style-name="ro1">
          <table:table-cell office:value-type="float" office:value="69.6468181929995" calcext:value-type="float">
            <text:p>69.6468181929995</text:p>
          </table:table-cell>
          <table:table-cell office:value-type="float" office:value="97799" calcext:value-type="float">
            <text:p>97799</text:p>
          </table:table-cell>
          <table:table-cell office:value-type="float" office:value="97177" calcext:value-type="float">
            <text:p>97177</text:p>
          </table:table-cell>
          <table:table-cell office:value-type="float" office:value="0.101600021049253" calcext:value-type="float">
            <text:p>0.101600021049253</text:p>
          </table:table-cell>
        </table:table-row>
        <table:table-row table:style-name="ro1">
          <table:table-cell office:value-type="float" office:value="69.7485950789996" calcext:value-type="float">
            <text:p>69.7485950789996</text:p>
          </table:table-cell>
          <table:table-cell office:value-type="float" office:value="98426" calcext:value-type="float">
            <text:p>98426</text:p>
          </table:table-cell>
          <table:table-cell office:value-type="float" office:value="97210" calcext:value-type="float">
            <text:p>97210</text:p>
          </table:table-cell>
          <table:table-cell office:value-type="float" office:value="0.101452927502227" calcext:value-type="float">
            <text:p>0.101452927502227</text:p>
          </table:table-cell>
        </table:table-row>
        <table:table-row table:style-name="ro1">
          <table:table-cell office:value-type="float" office:value="69.850391805001" calcext:value-type="float">
            <text:p>69.850391805001</text:p>
          </table:table-cell>
          <table:table-cell office:value-type="float" office:value="99061" calcext:value-type="float">
            <text:p>99061</text:p>
          </table:table-cell>
          <table:table-cell office:value-type="float" office:value="98426" calcext:value-type="float">
            <text:p>98426</text:p>
          </table:table-cell>
          <table:table-cell office:value-type="float" office:value="0.101306226893868" calcext:value-type="float">
            <text:p>0.101306226893868</text:p>
          </table:table-cell>
        </table:table-row>
        <table:table-row table:style-name="ro1">
          <table:table-cell office:value-type="float" office:value="69.9537919940012" calcext:value-type="float">
            <text:p>69.9537919940012</text:p>
          </table:table-cell>
          <table:table-cell office:value-type="float" office:value="99709" calcext:value-type="float">
            <text:p>99709</text:p>
          </table:table-cell>
          <table:table-cell office:value-type="float" office:value="99061" calcext:value-type="float">
            <text:p>99061</text:p>
          </table:table-cell>
          <table:table-cell office:value-type="float" office:value="0.10115992404383" calcext:value-type="float">
            <text:p>0.10115992404383</text:p>
          </table:table-cell>
        </table:table-row>
        <table:table-row table:style-name="ro1">
          <table:table-cell office:value-type="float" office:value="70.057730200002" calcext:value-type="float">
            <text:p>70.057730200002</text:p>
          </table:table-cell>
          <table:table-cell office:value-type="float" office:value="100362" calcext:value-type="float">
            <text:p>100362</text:p>
          </table:table-cell>
          <table:table-cell office:value-type="float" office:value="99709" calcext:value-type="float">
            <text:p>99709</text:p>
          </table:table-cell>
          <table:table-cell office:value-type="float" office:value="0.101014022448837" calcext:value-type="float">
            <text:p>0.101014022448837</text:p>
          </table:table-cell>
        </table:table-row>
        <table:table-row table:style-name="ro1">
          <table:table-cell office:value-type="float" office:value="70.1599128720009" calcext:value-type="float">
            <text:p>70.1599128720009</text:p>
          </table:table-cell>
          <table:table-cell office:value-type="float" office:value="101003" calcext:value-type="float">
            <text:p>101003</text:p>
          </table:table-cell>
          <table:table-cell office:value-type="float" office:value="99162" calcext:value-type="float">
            <text:p>99162</text:p>
          </table:table-cell>
          <table:table-cell office:value-type="float" office:value="0.100868524549328" calcext:value-type="float">
            <text:p>0.100868524549328</text:p>
          </table:table-cell>
        </table:table-row>
        <table:table-row table:style-name="ro1">
          <table:table-cell office:value-type="float" office:value="70.2625824999996" calcext:value-type="float">
            <text:p>70.2625824999996</text:p>
          </table:table-cell>
          <table:table-cell office:value-type="float" office:value="101642" calcext:value-type="float">
            <text:p>101642</text:p>
          </table:table-cell>
          <table:table-cell office:value-type="float" office:value="101003" calcext:value-type="float">
            <text:p>101003</text:p>
          </table:table-cell>
          <table:table-cell office:value-type="float" office:value="0.100723431942752" calcext:value-type="float">
            <text:p>0.100723431942752</text:p>
          </table:table-cell>
        </table:table-row>
        <table:table-row table:style-name="ro1">
          <table:table-cell office:value-type="float" office:value="70.3638591199997" calcext:value-type="float">
            <text:p>70.3638591199997</text:p>
          </table:table-cell>
          <table:table-cell office:value-type="float" office:value="102266" calcext:value-type="float">
            <text:p>102266</text:p>
          </table:table-cell>
          <table:table-cell office:value-type="float" office:value="101642" calcext:value-type="float">
            <text:p>101642</text:p>
          </table:table-cell>
          <table:table-cell office:value-type="float" office:value="0.100578745554202" calcext:value-type="float">
            <text:p>0.100578745554202</text:p>
          </table:table-cell>
        </table:table-row>
        <table:table-row table:style-name="ro1">
          <table:table-cell office:value-type="float" office:value="70.4654015330016" calcext:value-type="float">
            <text:p>70.4654015330016</text:p>
          </table:table-cell>
          <table:table-cell office:value-type="float" office:value="102882" calcext:value-type="float">
            <text:p>102882</text:p>
          </table:table-cell>
          <table:table-cell office:value-type="float" office:value="102266" calcext:value-type="float">
            <text:p>102266</text:p>
          </table:table-cell>
          <table:table-cell office:value-type="float" office:value="0.100434465772891" calcext:value-type="float">
            <text:p>0.100434465772891</text:p>
          </table:table-cell>
        </table:table-row>
        <table:table-row table:style-name="ro1">
          <table:table-cell office:value-type="float" office:value="70.5700546890002" calcext:value-type="float">
            <text:p>70.5700546890002</text:p>
          </table:table-cell>
          <table:table-cell office:value-type="float" office:value="103505" calcext:value-type="float">
            <text:p>103505</text:p>
          </table:table-cell>
          <table:table-cell office:value-type="float" office:value="102882" calcext:value-type="float">
            <text:p>102882</text:p>
          </table:table-cell>
          <table:table-cell office:value-type="float" office:value="0.100290592561333" calcext:value-type="float">
            <text:p>0.100290592561333</text:p>
          </table:table-cell>
        </table:table-row>
        <table:table-row table:style-name="ro1">
          <table:table-cell office:value-type="float" office:value="70.6734360170012" calcext:value-type="float">
            <text:p>70.6734360170012</text:p>
          </table:table-cell>
          <table:table-cell office:value-type="float" office:value="104106" calcext:value-type="float">
            <text:p>104106</text:p>
          </table:table-cell>
          <table:table-cell office:value-type="float" office:value="103505" calcext:value-type="float">
            <text:p>103505</text:p>
          </table:table-cell>
          <table:table-cell office:value-type="float" office:value="0.10011883768543" calcext:value-type="float">
            <text:p>0.10011883768543</text:p>
          </table:table-cell>
        </table:table-row>
        <table:table-row table:style-name="ro1">
          <table:table-cell office:value-type="float" office:value="70.7774620839991" calcext:value-type="float">
            <text:p>70.7774620839991</text:p>
          </table:table-cell>
          <table:table-cell office:value-type="float" office:value="104692" calcext:value-type="float">
            <text:p>104692</text:p>
          </table:table-cell>
          <table:table-cell office:value-type="float" office:value="104106" calcext:value-type="float">
            <text:p>104106</text:p>
          </table:table-cell>
          <table:table-cell office:value-type="float" office:value="0.0999532261767126" calcext:value-type="float">
            <text:p>0.0999532261767126</text:p>
          </table:table-cell>
        </table:table-row>
        <table:table-row table:style-name="ro1">
          <table:table-cell office:value-type="float" office:value="70.8795590549999" calcext:value-type="float">
            <text:p>70.8795590549999</text:p>
          </table:table-cell>
          <table:table-cell office:value-type="float" office:value="105249" calcext:value-type="float">
            <text:p>105249</text:p>
          </table:table-cell>
          <table:table-cell office:value-type="float" office:value="104623" calcext:value-type="float">
            <text:p>104623</text:p>
          </table:table-cell>
          <table:table-cell office:value-type="float" office:value="0.099792609269982" calcext:value-type="float">
            <text:p>0.099792609269982</text:p>
          </table:table-cell>
        </table:table-row>
        <table:table-row table:style-name="ro1">
          <table:table-cell office:value-type="float" office:value="70.9812439999987" calcext:value-type="float">
            <text:p>70.9812439999987</text:p>
          </table:table-cell>
          <table:table-cell office:value-type="float" office:value="105782" calcext:value-type="float">
            <text:p>105782</text:p>
          </table:table-cell>
          <table:table-cell office:value-type="float" office:value="104626" calcext:value-type="float">
            <text:p>104626</text:p>
          </table:table-cell>
          <table:table-cell office:value-type="float" office:value="0.0996360676140054" calcext:value-type="float">
            <text:p>0.0996360676140054</text:p>
          </table:table-cell>
        </table:table-row>
        <table:table-row table:style-name="ro1">
          <table:table-cell office:value-type="float" office:value="71.0838610380015" calcext:value-type="float">
            <text:p>71.0838610380015</text:p>
          </table:table-cell>
          <table:table-cell office:value-type="float" office:value="106295" calcext:value-type="float">
            <text:p>106295</text:p>
          </table:table-cell>
          <table:table-cell office:value-type="float" office:value="105782" calcext:value-type="float">
            <text:p>105782</text:p>
          </table:table-cell>
          <table:table-cell office:value-type="float" office:value="0.0994828653906393" calcext:value-type="float">
            <text:p>0.0994828653906393</text:p>
          </table:table-cell>
        </table:table-row>
        <table:table-row table:style-name="ro1">
          <table:table-cell office:value-type="float" office:value="71.1872433060016" calcext:value-type="float">
            <text:p>71.1872433060016</text:p>
          </table:table-cell>
          <table:table-cell office:value-type="float" office:value="106786" calcext:value-type="float">
            <text:p>106786</text:p>
          </table:table-cell>
          <table:table-cell office:value-type="float" office:value="106295" calcext:value-type="float">
            <text:p>106295</text:p>
          </table:table-cell>
          <table:table-cell office:value-type="float" office:value="0.0993324136101137" calcext:value-type="float">
            <text:p>0.0993324136101137</text:p>
          </table:table-cell>
        </table:table-row>
        <table:table-row table:style-name="ro1">
          <table:table-cell office:value-type="float" office:value="71.291851730999" calcext:value-type="float">
            <text:p>71.291851730999</text:p>
          </table:table-cell>
          <table:table-cell office:value-type="float" office:value="107254" calcext:value-type="float">
            <text:p>107254</text:p>
          </table:table-cell>
          <table:table-cell office:value-type="float" office:value="106786" calcext:value-type="float">
            <text:p>106786</text:p>
          </table:table-cell>
          <table:table-cell office:value-type="float" office:value="0.0991842407472459" calcext:value-type="float">
            <text:p>0.0991842407472459</text:p>
          </table:table-cell>
        </table:table-row>
        <table:table-row table:style-name="ro1">
          <table:table-cell office:value-type="float" office:value="71.3967732609999" calcext:value-type="float">
            <text:p>71.3967732609999</text:p>
          </table:table-cell>
          <table:table-cell office:value-type="float" office:value="107692" calcext:value-type="float">
            <text:p>107692</text:p>
          </table:table-cell>
          <table:table-cell office:value-type="float" office:value="107254" calcext:value-type="float">
            <text:p>107254</text:p>
          </table:table-cell>
          <table:table-cell office:value-type="float" office:value="0.0990379692503987" calcext:value-type="float">
            <text:p>0.0990379692503987</text:p>
          </table:table-cell>
        </table:table-row>
        <table:table-row table:style-name="ro1">
          <table:table-cell office:value-type="float" office:value="71.5166705769989" calcext:value-type="float">
            <text:p>71.5166705769989</text:p>
          </table:table-cell>
          <table:table-cell office:value-type="float" office:value="108151" calcext:value-type="float">
            <text:p>108151</text:p>
          </table:table-cell>
          <table:table-cell office:value-type="float" office:value="107692" calcext:value-type="float">
            <text:p>107692</text:p>
          </table:table-cell>
          <table:table-cell office:value-type="float" office:value="0.0988932967486336" calcext:value-type="float">
            <text:p>0.0988932967486336</text:p>
          </table:table-cell>
        </table:table-row>
        <table:table-row table:style-name="ro1">
          <table:table-cell office:value-type="float" office:value="71.6236079650007" calcext:value-type="float">
            <text:p>71.6236079650007</text:p>
          </table:table-cell>
          <table:table-cell office:value-type="float" office:value="108521" calcext:value-type="float">
            <text:p>108521</text:p>
          </table:table-cell>
          <table:table-cell office:value-type="float" office:value="108151" calcext:value-type="float">
            <text:p>108151</text:p>
          </table:table-cell>
          <table:table-cell office:value-type="float" office:value="0.0987499810174202" calcext:value-type="float">
            <text:p>0.0987499810174202</text:p>
          </table:table-cell>
        </table:table-row>
        <table:table-row table:style-name="ro1">
          <table:table-cell office:value-type="float" office:value="71.7270397739994" calcext:value-type="float">
            <text:p>71.7270397739994</text:p>
          </table:table-cell>
          <table:table-cell office:value-type="float" office:value="108843" calcext:value-type="float">
            <text:p>108843</text:p>
          </table:table-cell>
          <table:table-cell office:value-type="float" office:value="108521" calcext:value-type="float">
            <text:p>108521</text:p>
          </table:table-cell>
          <table:table-cell office:value-type="float" office:value="0.0986078279511911" calcext:value-type="float">
            <text:p>0.0986078279511911</text:p>
          </table:table-cell>
        </table:table-row>
        <table:table-row table:style-name="ro1">
          <table:table-cell office:value-type="float" office:value="71.8281627510005" calcext:value-type="float">
            <text:p>71.8281627510005</text:p>
          </table:table-cell>
          <table:table-cell office:value-type="float" office:value="109122" calcext:value-type="float">
            <text:p>109122</text:p>
          </table:table-cell>
          <table:table-cell office:value-type="float" office:value="107046" calcext:value-type="float">
            <text:p>107046</text:p>
          </table:table-cell>
          <table:table-cell office:value-type="float" office:value="0.0984666819413724" calcext:value-type="float">
            <text:p>0.0984666819413724</text:p>
          </table:table-cell>
        </table:table-row>
        <table:table-row table:style-name="ro1">
          <table:table-cell office:value-type="float" office:value="71.9309272710016" calcext:value-type="float">
            <text:p>71.9309272710016</text:p>
          </table:table-cell>
          <table:table-cell office:value-type="float" office:value="109367" calcext:value-type="float">
            <text:p>109367</text:p>
          </table:table-cell>
          <table:table-cell office:value-type="float" office:value="109122" calcext:value-type="float">
            <text:p>109122</text:p>
          </table:table-cell>
          <table:table-cell office:value-type="float" office:value="0.0983264181787963" calcext:value-type="float">
            <text:p>0.0983264181787963</text:p>
          </table:table-cell>
        </table:table-row>
        <table:table-row table:style-name="ro1">
          <table:table-cell office:value-type="float" office:value="72.0338814429997" calcext:value-type="float">
            <text:p>72.0338814429997</text:p>
          </table:table-cell>
          <table:table-cell office:value-type="float" office:value="109574" calcext:value-type="float">
            <text:p>109574</text:p>
          </table:table-cell>
          <table:table-cell office:value-type="float" office:value="109367" calcext:value-type="float">
            <text:p>109367</text:p>
          </table:table-cell>
          <table:table-cell office:value-type="float" office:value="0.0981869364956172" calcext:value-type="float">
            <text:p>0.0981869364956172</text:p>
          </table:table-cell>
        </table:table-row>
        <table:table-row table:style-name="ro1">
          <table:table-cell office:value-type="float" office:value="72.137803509002" calcext:value-type="float">
            <text:p>72.137803509002</text:p>
          </table:table-cell>
          <table:table-cell office:value-type="float" office:value="109742" calcext:value-type="float">
            <text:p>109742</text:p>
          </table:table-cell>
          <table:table-cell office:value-type="float" office:value="109574" calcext:value-type="float">
            <text:p>109574</text:p>
          </table:table-cell>
          <table:table-cell office:value-type="float" office:value="0.0980481564388336" calcext:value-type="float">
            <text:p>0.0980481564388336</text:p>
          </table:table-cell>
        </table:table-row>
        <table:table-row table:style-name="ro1">
          <table:table-cell office:value-type="float" office:value="72.2410040239993" calcext:value-type="float">
            <text:p>72.2410040239993</text:p>
          </table:table-cell>
          <table:table-cell office:value-type="float" office:value="109867" calcext:value-type="float">
            <text:p>109867</text:p>
          </table:table-cell>
          <table:table-cell office:value-type="float" office:value="109742" calcext:value-type="float">
            <text:p>109742</text:p>
          </table:table-cell>
          <table:table-cell office:value-type="float" office:value="0.0979100133290919" calcext:value-type="float">
            <text:p>0.0979100133290919</text:p>
          </table:table-cell>
        </table:table-row>
        <table:table-row table:style-name="ro1">
          <table:table-cell office:value-type="float" office:value="72.3430277139996" calcext:value-type="float">
            <text:p>72.3430277139996</text:p>
          </table:table-cell>
          <table:table-cell office:value-type="float" office:value="109951" calcext:value-type="float">
            <text:p>109951</text:p>
          </table:table-cell>
          <table:table-cell office:value-type="float" office:value="109867" calcext:value-type="float">
            <text:p>109867</text:p>
          </table:table-cell>
          <table:table-cell office:value-type="float" office:value="0.097772455107718" calcext:value-type="float">
            <text:p>0.097772455107718</text:p>
          </table:table-cell>
        </table:table-row>
        <table:table-row table:style-name="ro1">
          <table:table-cell office:value-type="float" office:value="72.4457924340022" calcext:value-type="float">
            <text:p>72.4457924340022</text:p>
          </table:table-cell>
          <table:table-cell office:value-type="float" office:value="109994" calcext:value-type="float">
            <text:p>109994</text:p>
          </table:table-cell>
          <table:table-cell office:value-type="float" office:value="109951" calcext:value-type="float">
            <text:p>109951</text:p>
          </table:table-cell>
          <table:table-cell office:value-type="float" office:value="0.0976354398143298" calcext:value-type="float">
            <text:p>0.0976354398143298</text:p>
          </table:table-cell>
        </table:table-row>
        <table:table-row table:style-name="ro1">
          <table:table-cell office:value-type="float" office:value="72.5513132320011" calcext:value-type="float">
            <text:p>72.5513132320011</text:p>
          </table:table-cell>
          <table:table-cell table:number-columns-repeated="2" office:value-type="float" office:value="109994" calcext:value-type="float">
            <text:p>109994</text:p>
          </table:table-cell>
          <table:table-cell office:value-type="float" office:value="0.0974989335689153" calcext:value-type="float">
            <text:p>0.0974989335689153</text:p>
          </table:table-cell>
        </table:table-row>
        <table:table-row table:style-name="ro1">
          <table:table-cell office:value-type="float" office:value="72.6549275629986" calcext:value-type="float">
            <text:p>72.6549275629986</text:p>
          </table:table-cell>
          <table:table-cell office:value-type="float" office:value="109952" calcext:value-type="float">
            <text:p>109952</text:p>
          </table:table-cell>
          <table:table-cell office:value-type="float" office:value="109994" calcext:value-type="float">
            <text:p>109994</text:p>
          </table:table-cell>
          <table:table-cell office:value-type="float" office:value="0.0973629089574836" calcext:value-type="float">
            <text:p>0.0973629089574836</text:p>
          </table:table-cell>
        </table:table-row>
        <table:table-row table:style-name="ro1">
          <table:table-cell office:value-type="float" office:value="72.7569056520006" calcext:value-type="float">
            <text:p>72.7569056520006</text:p>
          </table:table-cell>
          <table:table-cell office:value-type="float" office:value="109870" calcext:value-type="float">
            <text:p>109870</text:p>
          </table:table-cell>
          <table:table-cell office:value-type="float" office:value="109952" calcext:value-type="float">
            <text:p>109952</text:p>
          </table:table-cell>
          <table:table-cell office:value-type="float" office:value="0.0972273437405725" calcext:value-type="float">
            <text:p>0.0972273437405725</text:p>
          </table:table-cell>
        </table:table-row>
        <table:table-row table:style-name="ro1">
          <table:table-cell office:value-type="float" office:value="72.8584843450008" calcext:value-type="float">
            <text:p>72.8584843450008</text:p>
          </table:table-cell>
          <table:table-cell office:value-type="float" office:value="109747" calcext:value-type="float">
            <text:p>109747</text:p>
          </table:table-cell>
          <table:table-cell office:value-type="float" office:value="109620" calcext:value-type="float">
            <text:p>109620</text:p>
          </table:table-cell>
          <table:table-cell office:value-type="float" office:value="0.0970922198200442" calcext:value-type="float">
            <text:p>0.0970922198200442</text:p>
          </table:table-cell>
        </table:table-row>
        <table:table-row table:style-name="ro1">
          <table:table-cell office:value-type="float" office:value="72.9606634869997" calcext:value-type="float">
            <text:p>72.9606634869997</text:p>
          </table:table-cell>
          <table:table-cell office:value-type="float" office:value="109584" calcext:value-type="float">
            <text:p>109584</text:p>
          </table:table-cell>
          <table:table-cell office:value-type="float" office:value="109747" calcext:value-type="float">
            <text:p>109747</text:p>
          </table:table-cell>
          <table:table-cell office:value-type="float" office:value="0.0969575224125092" calcext:value-type="float">
            <text:p>0.0969575224125092</text:p>
          </table:table-cell>
        </table:table-row>
        <table:table-row table:style-name="ro1">
          <table:table-cell office:value-type="float" office:value="73.0640006440008" calcext:value-type="float">
            <text:p>73.0640006440008</text:p>
          </table:table-cell>
          <table:table-cell office:value-type="float" office:value="109378" calcext:value-type="float">
            <text:p>109378</text:p>
          </table:table-cell>
          <table:table-cell office:value-type="float" office:value="109584" calcext:value-type="float">
            <text:p>109584</text:p>
          </table:table-cell>
          <table:table-cell office:value-type="float" office:value="0.0968232393880542" calcext:value-type="float">
            <text:p>0.0968232393880542</text:p>
          </table:table-cell>
        </table:table-row>
        <table:table-row table:style-name="ro1">
          <table:table-cell office:value-type="float" office:value="73.1672399810013" calcext:value-type="float">
            <text:p>73.1672399810013</text:p>
          </table:table-cell>
          <table:table-cell office:value-type="float" office:value="109133" calcext:value-type="float">
            <text:p>109133</text:p>
          </table:table-cell>
          <table:table-cell office:value-type="float" office:value="109378" calcext:value-type="float">
            <text:p>109378</text:p>
          </table:table-cell>
          <table:table-cell office:value-type="float" office:value="0.0966893607412126" calcext:value-type="float">
            <text:p>0.0966893607412126</text:p>
          </table:table-cell>
        </table:table-row>
        <table:table-row table:style-name="ro1">
          <table:table-cell office:value-type="float" office:value="73.2699702300015" calcext:value-type="float">
            <text:p>73.2699702300015</text:p>
          </table:table-cell>
          <table:table-cell office:value-type="float" office:value="108852" calcext:value-type="float">
            <text:p>108852</text:p>
          </table:table-cell>
          <table:table-cell office:value-type="float" office:value="107933" calcext:value-type="float">
            <text:p>107933</text:p>
          </table:table-cell>
          <table:table-cell office:value-type="float" office:value="0.09655587816773" calcext:value-type="float">
            <text:p>0.09655587816773</text:p>
          </table:table-cell>
        </table:table-row>
        <table:table-row table:style-name="ro1">
          <table:table-cell office:value-type="float" office:value="73.3718547280005" calcext:value-type="float">
            <text:p>73.3718547280005</text:p>
          </table:table-cell>
          <table:table-cell office:value-type="float" office:value="108536" calcext:value-type="float">
            <text:p>108536</text:p>
          </table:table-cell>
          <table:table-cell office:value-type="float" office:value="108852" calcext:value-type="float">
            <text:p>108852</text:p>
          </table:table-cell>
          <table:table-cell office:value-type="float" office:value="0.0963965493194097" calcext:value-type="float">
            <text:p>0.0963965493194097</text:p>
          </table:table-cell>
        </table:table-row>
        <table:table-row table:style-name="ro1">
          <table:table-cell office:value-type="float" office:value="73.4740115690001" calcext:value-type="float">
            <text:p>73.4740115690001</text:p>
          </table:table-cell>
          <table:table-cell office:value-type="float" office:value="108185" calcext:value-type="float">
            <text:p>108185</text:p>
          </table:table-cell>
          <table:table-cell office:value-type="float" office:value="108536" calcext:value-type="float">
            <text:p>108536</text:p>
          </table:table-cell>
          <table:table-cell office:value-type="float" office:value="0.0962429225156371" calcext:value-type="float">
            <text:p>0.0962429225156371</text:p>
          </table:table-cell>
        </table:table-row>
        <table:table-row table:style-name="ro1">
          <table:table-cell office:value-type="float" office:value="73.5757814850003" calcext:value-type="float">
            <text:p>73.5757814850003</text:p>
          </table:table-cell>
          <table:table-cell office:value-type="float" office:value="107801" calcext:value-type="float">
            <text:p>107801</text:p>
          </table:table-cell>
          <table:table-cell office:value-type="float" office:value="108185" calcext:value-type="float">
            <text:p>108185</text:p>
          </table:table-cell>
          <table:table-cell office:value-type="float" office:value="0.0960939287355656" calcext:value-type="float">
            <text:p>0.0960939287355656</text:p>
          </table:table-cell>
        </table:table-row>
        <table:table-row table:style-name="ro1">
          <table:table-cell office:value-type="float" office:value="73.6785174540019" calcext:value-type="float">
            <text:p>73.6785174540019</text:p>
          </table:table-cell>
          <table:table-cell office:value-type="float" office:value="107381" calcext:value-type="float">
            <text:p>107381</text:p>
          </table:table-cell>
          <table:table-cell office:value-type="float" office:value="106755" calcext:value-type="float">
            <text:p>106755</text:p>
          </table:table-cell>
          <table:table-cell office:value-type="float" office:value="0.0959487124707413" calcext:value-type="float">
            <text:p>0.0959487124707413</text:p>
          </table:table-cell>
        </table:table-row>
        <table:table-row table:style-name="ro1">
          <table:table-cell office:value-type="float" office:value="73.7820288440016" calcext:value-type="float">
            <text:p>73.7820288440016</text:p>
          </table:table-cell>
          <table:table-cell office:value-type="float" office:value="106927" calcext:value-type="float">
            <text:p>106927</text:p>
          </table:table-cell>
          <table:table-cell office:value-type="float" office:value="107381" calcext:value-type="float">
            <text:p>107381</text:p>
          </table:table-cell>
          <table:table-cell office:value-type="float" office:value="0.0958065890242121" calcext:value-type="float">
            <text:p>0.0958065890242121</text:p>
          </table:table-cell>
        </table:table-row>
        <table:table-row table:style-name="ro1">
          <table:table-cell office:value-type="float" office:value="73.8851940890017" calcext:value-type="float">
            <text:p>73.8851940890017</text:p>
          </table:table-cell>
          <table:table-cell office:value-type="float" office:value="106445" calcext:value-type="float">
            <text:p>106445</text:p>
          </table:table-cell>
          <table:table-cell office:value-type="float" office:value="106927" calcext:value-type="float">
            <text:p>106927</text:p>
          </table:table-cell>
          <table:table-cell office:value-type="float" office:value="0.0956670103498045" calcext:value-type="float">
            <text:p>0.0956670103498045</text:p>
          </table:table-cell>
        </table:table-row>
        <table:table-row table:style-name="ro1">
          <table:table-cell office:value-type="float" office:value="73.9908283090008" calcext:value-type="float">
            <text:p>73.9908283090008</text:p>
          </table:table-cell>
          <table:table-cell office:value-type="float" office:value="105924" calcext:value-type="float">
            <text:p>105924</text:p>
          </table:table-cell>
          <table:table-cell office:value-type="float" office:value="106445" calcext:value-type="float">
            <text:p>106445</text:p>
          </table:table-cell>
          <table:table-cell office:value-type="float" office:value="0.0955295377235342" calcext:value-type="float">
            <text:p>0.0955295377235342</text:p>
          </table:table-cell>
        </table:table-row>
        <table:table-row table:style-name="ro1">
          <table:table-cell office:value-type="float" office:value="74.1030153579995" calcext:value-type="float">
            <text:p>74.1030153579995</text:p>
          </table:table-cell>
          <table:table-cell office:value-type="float" office:value="105342" calcext:value-type="float">
            <text:p>105342</text:p>
          </table:table-cell>
          <table:table-cell office:value-type="float" office:value="105924" calcext:value-type="float">
            <text:p>105924</text:p>
          </table:table-cell>
          <table:table-cell office:value-type="float" office:value="0.0953938198807244" calcext:value-type="float">
            <text:p>0.0953938198807244</text:p>
          </table:table-cell>
        </table:table-row>
        <table:table-row table:style-name="ro1">
          <table:table-cell office:value-type="float" office:value="74.2057593680001" calcext:value-type="float">
            <text:p>74.2057593680001</text:p>
          </table:table-cell>
          <table:table-cell office:value-type="float" office:value="104785" calcext:value-type="float">
            <text:p>104785</text:p>
          </table:table-cell>
          <table:table-cell office:value-type="float" office:value="104142" calcext:value-type="float">
            <text:p>104142</text:p>
          </table:table-cell>
          <table:table-cell office:value-type="float" office:value="0.0952595755256891" calcext:value-type="float">
            <text:p>0.0952595755256891</text:p>
          </table:table-cell>
        </table:table-row>
        <table:table-row table:style-name="ro1">
          <table:table-cell office:value-type="float" office:value="74.3079398900009" calcext:value-type="float">
            <text:p>74.3079398900009</text:p>
          </table:table-cell>
          <table:table-cell office:value-type="float" office:value="104212" calcext:value-type="float">
            <text:p>104212</text:p>
          </table:table-cell>
          <table:table-cell office:value-type="float" office:value="104785" calcext:value-type="float">
            <text:p>104785</text:p>
          </table:table-cell>
          <table:table-cell office:value-type="float" office:value="0.0951265793394703" calcext:value-type="float">
            <text:p>0.0951265793394703</text:p>
          </table:table-cell>
        </table:table-row>
        <table:table-row table:style-name="ro1">
          <table:table-cell office:value-type="float" office:value="74.4112982869992" calcext:value-type="float">
            <text:p>74.4112982869992</text:p>
          </table:table-cell>
          <table:table-cell office:value-type="float" office:value="103615" calcext:value-type="float">
            <text:p>103615</text:p>
          </table:table-cell>
          <table:table-cell office:value-type="float" office:value="104212" calcext:value-type="float">
            <text:p>104212</text:p>
          </table:table-cell>
          <table:table-cell office:value-type="float" office:value="0.0949946507860161" calcext:value-type="float">
            <text:p>0.0949946507860161</text:p>
          </table:table-cell>
        </table:table-row>
        <table:table-row table:style-name="ro1">
          <table:table-cell office:value-type="float" office:value="74.5142459700001" calcext:value-type="float">
            <text:p>74.5142459700001</text:p>
          </table:table-cell>
          <table:table-cell office:value-type="float" office:value="103004" calcext:value-type="float">
            <text:p>103004</text:p>
          </table:table-cell>
          <table:table-cell office:value-type="float" office:value="103615" calcext:value-type="float">
            <text:p>103615</text:p>
          </table:table-cell>
          <table:table-cell office:value-type="float" office:value="0.0948636451571148" calcext:value-type="float">
            <text:p>0.0948636451571148</text:p>
          </table:table-cell>
        </table:table-row>
        <table:table-row table:style-name="ro1">
          <table:table-cell office:value-type="float" office:value="74.6185161899994" calcext:value-type="float">
            <text:p>74.6185161899994</text:p>
          </table:table-cell>
          <table:table-cell office:value-type="float" office:value="102374" calcext:value-type="float">
            <text:p>102374</text:p>
          </table:table-cell>
          <table:table-cell office:value-type="float" office:value="103004" calcext:value-type="float">
            <text:p>103004</text:p>
          </table:table-cell>
          <table:table-cell office:value-type="float" office:value="0.0947334464083298" calcext:value-type="float">
            <text:p>0.0947334464083298</text:p>
          </table:table-cell>
        </table:table-row>
        <table:table-row table:style-name="ro1">
          <table:table-cell office:value-type="float" office:value="74.721279100002" calcext:value-type="float">
            <text:p>74.721279100002</text:p>
          </table:table-cell>
          <table:table-cell office:value-type="float" office:value="101742" calcext:value-type="float">
            <text:p>101742</text:p>
          </table:table-cell>
          <table:table-cell office:value-type="float" office:value="102374" calcext:value-type="float">
            <text:p>102374</text:p>
          </table:table-cell>
          <table:table-cell office:value-type="float" office:value="0.0946039614277391" calcext:value-type="float">
            <text:p>0.0946039614277391</text:p>
          </table:table-cell>
        </table:table-row>
        <table:table-row table:style-name="ro1">
          <table:table-cell office:value-type="float" office:value="74.8233007090021" calcext:value-type="float">
            <text:p>74.8233007090021</text:p>
          </table:table-cell>
          <table:table-cell office:value-type="float" office:value="101107" calcext:value-type="float">
            <text:p>101107</text:p>
          </table:table-cell>
          <table:table-cell office:value-type="float" office:value="101742" calcext:value-type="float">
            <text:p>101742</text:p>
          </table:table-cell>
          <table:table-cell office:value-type="float" office:value="0.0944751154509161" calcext:value-type="float">
            <text:p>0.0944751154509161</text:p>
          </table:table-cell>
        </table:table-row>
        <table:table-row table:style-name="ro1">
          <table:table-cell office:value-type="float" office:value="74.9256922739987" calcext:value-type="float">
            <text:p>74.9256922739987</text:p>
          </table:table-cell>
          <table:table-cell office:value-type="float" office:value="100466" calcext:value-type="float">
            <text:p>100466</text:p>
          </table:table-cell>
          <table:table-cell office:value-type="float" office:value="101107" calcext:value-type="float">
            <text:p>101107</text:p>
          </table:table-cell>
          <table:table-cell office:value-type="float" office:value="0.0943468483929045" calcext:value-type="float">
            <text:p>0.0943468483929045</text:p>
          </table:table-cell>
        </table:table-row>
        <table:table-row table:style-name="ro1">
          <table:table-cell office:value-type="float" office:value="75.0303171990017" calcext:value-type="float">
            <text:p>75.0303171990017</text:p>
          </table:table-cell>
          <table:table-cell office:value-type="float" office:value="99809" calcext:value-type="float">
            <text:p>99809</text:p>
          </table:table-cell>
          <table:table-cell office:value-type="float" office:value="100466" calcext:value-type="float">
            <text:p>100466</text:p>
          </table:table-cell>
          <table:table-cell office:value-type="float" office:value="0.0942191119137881" calcext:value-type="float">
            <text:p>0.0942191119137881</text:p>
          </table:table-cell>
        </table:table-row>
        <table:table-row table:style-name="ro1">
          <table:table-cell office:value-type="float" office:value="75.1331839800005" calcext:value-type="float">
            <text:p>75.1331839800005</text:p>
          </table:table-cell>
          <table:table-cell office:value-type="float" office:value="99164" calcext:value-type="float">
            <text:p>99164</text:p>
          </table:table-cell>
          <table:table-cell office:value-type="float" office:value="99809" calcext:value-type="float">
            <text:p>99809</text:p>
          </table:table-cell>
          <table:table-cell office:value-type="float" office:value="0.0940918670711375" calcext:value-type="float">
            <text:p>0.0940918670711375</text:p>
          </table:table-cell>
        </table:table-row>
        <table:table-row table:style-name="ro1">
          <table:table-cell office:value-type="float" office:value="75.2356397650001" calcext:value-type="float">
            <text:p>75.2356397650001</text:p>
          </table:table-cell>
          <table:table-cell office:value-type="float" office:value="98524" calcext:value-type="float">
            <text:p>98524</text:p>
          </table:table-cell>
          <table:table-cell office:value-type="float" office:value="99164" calcext:value-type="float">
            <text:p>99164</text:p>
          </table:table-cell>
          <table:table-cell office:value-type="float" office:value="0.0939650824419567" calcext:value-type="float">
            <text:p>0.0939650824419567</text:p>
          </table:table-cell>
        </table:table-row>
        <table:table-row table:style-name="ro1">
          <table:table-cell office:value-type="float" office:value="75.3374803020015" calcext:value-type="float">
            <text:p>75.3374803020015</text:p>
          </table:table-cell>
          <table:table-cell office:value-type="float" office:value="97895" calcext:value-type="float">
            <text:p>97895</text:p>
          </table:table-cell>
          <table:table-cell office:value-type="float" office:value="98524" calcext:value-type="float">
            <text:p>98524</text:p>
          </table:table-cell>
          <table:table-cell office:value-type="float" office:value="0.093838732620232" calcext:value-type="float">
            <text:p>0.093838732620232</text:p>
          </table:table-cell>
        </table:table-row>
        <table:table-row table:style-name="ro1">
          <table:table-cell office:value-type="float" office:value="75.4391083359988" calcext:value-type="float">
            <text:p>75.4391083359988</text:p>
          </table:table-cell>
          <table:table-cell office:value-type="float" office:value="97275" calcext:value-type="float">
            <text:p>97275</text:p>
          </table:table-cell>
          <table:table-cell office:value-type="float" office:value="97895" calcext:value-type="float">
            <text:p>97895</text:p>
          </table:table-cell>
          <table:table-cell office:value-type="float" office:value="0.0963759128604999" calcext:value-type="float">
            <text:p>0.0963759128604999</text:p>
          </table:table-cell>
        </table:table-row>
        <table:table-row table:style-name="ro1">
          <table:table-cell office:value-type="float" office:value="75.542113088999" calcext:value-type="float">
            <text:p>75.542113088999</text:p>
          </table:table-cell>
          <table:table-cell office:value-type="float" office:value="96659" calcext:value-type="float">
            <text:p>96659</text:p>
          </table:table-cell>
          <table:table-cell office:value-type="float" office:value="97275" calcext:value-type="float">
            <text:p>97275</text:p>
          </table:table-cell>
          <table:table-cell office:value-type="float" office:value="0.0983773260330808" calcext:value-type="float">
            <text:p>0.0983773260330808</text:p>
          </table:table-cell>
        </table:table-row>
        <table:table-row table:style-name="ro1">
          <table:table-cell office:value-type="float" office:value="75.6456344889994" calcext:value-type="float">
            <text:p>75.6456344889994</text:p>
          </table:table-cell>
          <table:table-cell office:value-type="float" office:value="96053" calcext:value-type="float">
            <text:p>96053</text:p>
          </table:table-cell>
          <table:table-cell office:value-type="float" office:value="96659" calcext:value-type="float">
            <text:p>96659</text:p>
          </table:table-cell>
          <table:table-cell office:value-type="float" office:value="0.0999502007999042" calcext:value-type="float">
            <text:p>0.0999502007999042</text:p>
          </table:table-cell>
        </table:table-row>
        <table:table-row table:style-name="ro1">
          <table:table-cell office:value-type="float" office:value="75.7498664590021" calcext:value-type="float">
            <text:p>75.7498664590021</text:p>
          </table:table-cell>
          <table:table-cell office:value-type="float" office:value="95460" calcext:value-type="float">
            <text:p>95460</text:p>
          </table:table-cell>
          <table:table-cell office:value-type="float" office:value="96053" calcext:value-type="float">
            <text:p>96053</text:p>
          </table:table-cell>
          <table:table-cell office:value-type="float" office:value="0.101180319791117" calcext:value-type="float">
            <text:p>0.101180319791117</text:p>
          </table:table-cell>
        </table:table-row>
        <table:table-row table:style-name="ro1">
          <table:table-cell office:value-type="float" office:value="75.8524444260002" calcext:value-type="float">
            <text:p>75.8524444260002</text:p>
          </table:table-cell>
          <table:table-cell office:value-type="float" office:value="94896" calcext:value-type="float">
            <text:p>94896</text:p>
          </table:table-cell>
          <table:table-cell office:value-type="float" office:value="95460" calcext:value-type="float">
            <text:p>95460</text:p>
          </table:table-cell>
          <table:table-cell office:value-type="float" office:value="0.102136308813026" calcext:value-type="float">
            <text:p>0.102136308813026</text:p>
          </table:table-cell>
        </table:table-row>
        <table:table-row table:style-name="ro1">
          <table:table-cell office:value-type="float" office:value="75.9556905419995" calcext:value-type="float">
            <text:p>75.9556905419995</text:p>
          </table:table-cell>
          <table:table-cell office:value-type="float" office:value="94349" calcext:value-type="float">
            <text:p>94349</text:p>
          </table:table-cell>
          <table:table-cell office:value-type="float" office:value="94896" calcext:value-type="float">
            <text:p>94896</text:p>
          </table:table-cell>
          <table:table-cell office:value-type="float" office:value="0.102873068214442" calcext:value-type="float">
            <text:p>0.102873068214442</text:p>
          </table:table-cell>
        </table:table-row>
        <table:table-row table:style-name="ro1">
          <table:table-cell office:value-type="float" office:value="76.0583586800021" calcext:value-type="float">
            <text:p>76.0583586800021</text:p>
          </table:table-cell>
          <table:table-cell office:value-type="float" office:value="93829" calcext:value-type="float">
            <text:p>93829</text:p>
          </table:table-cell>
          <table:table-cell office:value-type="float" office:value="94349" calcext:value-type="float">
            <text:p>94349</text:p>
          </table:table-cell>
          <table:table-cell office:value-type="float" office:value="0.103434517979744" calcext:value-type="float">
            <text:p>0.103434517979744</text:p>
          </table:table-cell>
        </table:table-row>
        <table:table-row table:style-name="ro1">
          <table:table-cell office:value-type="float" office:value="76.1780647140004" calcext:value-type="float">
            <text:p>76.1780647140004</text:p>
          </table:table-cell>
          <table:table-cell office:value-type="float" office:value="93255" calcext:value-type="float">
            <text:p>93255</text:p>
          </table:table-cell>
          <table:table-cell office:value-type="float" office:value="93829" calcext:value-type="float">
            <text:p>93829</text:p>
          </table:table-cell>
          <table:table-cell office:value-type="float" office:value="0.103827983290251" calcext:value-type="float">
            <text:p>0.103827983290251</text:p>
          </table:table-cell>
        </table:table-row>
        <table:table-row table:style-name="ro1">
          <table:table-cell office:value-type="float" office:value="76.2844429630022" calcext:value-type="float">
            <text:p>76.2844429630022</text:p>
          </table:table-cell>
          <table:table-cell office:value-type="float" office:value="92777" calcext:value-type="float">
            <text:p>92777</text:p>
          </table:table-cell>
          <table:table-cell office:value-type="float" office:value="93255" calcext:value-type="float">
            <text:p>93255</text:p>
          </table:table-cell>
          <table:table-cell office:value-type="float" office:value="0.104115018211148" calcext:value-type="float">
            <text:p>0.104115018211148</text:p>
          </table:table-cell>
        </table:table-row>
        <table:table-row table:style-name="ro1">
          <table:table-cell office:value-type="float" office:value="76.386664444999" calcext:value-type="float">
            <text:p>76.386664444999</text:p>
          </table:table-cell>
          <table:table-cell office:value-type="float" office:value="92348" calcext:value-type="float">
            <text:p>92348</text:p>
          </table:table-cell>
          <table:table-cell office:value-type="float" office:value="92777" calcext:value-type="float">
            <text:p>92777</text:p>
          </table:table-cell>
          <table:table-cell office:value-type="float" office:value="0.104316981717407" calcext:value-type="float">
            <text:p>0.104316981717407</text:p>
          </table:table-cell>
        </table:table-row>
        <table:table-row table:style-name="ro1">
          <table:table-cell office:value-type="float" office:value="76.489192781999" calcext:value-type="float">
            <text:p>76.489192781999</text:p>
          </table:table-cell>
          <table:table-cell office:value-type="float" office:value="91949" calcext:value-type="float">
            <text:p>91949</text:p>
          </table:table-cell>
          <table:table-cell office:value-type="float" office:value="92348" calcext:value-type="float">
            <text:p>92348</text:p>
          </table:table-cell>
          <table:table-cell office:value-type="float" office:value="0.10445096070201" calcext:value-type="float">
            <text:p>0.10445096070201</text:p>
          </table:table-cell>
        </table:table-row>
        <table:table-row table:style-name="ro1">
          <table:table-cell office:value-type="float" office:value="76.5932034090001" calcext:value-type="float">
            <text:p>76.5932034090001</text:p>
          </table:table-cell>
          <table:table-cell office:value-type="float" office:value="91579" calcext:value-type="float">
            <text:p>91579</text:p>
          </table:table-cell>
          <table:table-cell office:value-type="float" office:value="91949" calcext:value-type="float">
            <text:p>91949</text:p>
          </table:table-cell>
          <table:table-cell office:value-type="float" office:value="0.104530624393849" calcext:value-type="float">
            <text:p>0.104530624393849</text:p>
          </table:table-cell>
        </table:table-row>
        <table:table-row table:style-name="ro1">
          <table:table-cell office:value-type="float" office:value="76.6965247059998" calcext:value-type="float">
            <text:p>76.6965247059998</text:p>
          </table:table-cell>
          <table:table-cell office:value-type="float" office:value="91247" calcext:value-type="float">
            <text:p>91247</text:p>
          </table:table-cell>
          <table:table-cell office:value-type="float" office:value="91579" calcext:value-type="float">
            <text:p>91579</text:p>
          </table:table-cell>
          <table:table-cell office:value-type="float" office:value="0.104566907892043" calcext:value-type="float">
            <text:p>0.104566907892043</text:p>
          </table:table-cell>
        </table:table-row>
        <table:table-row table:style-name="ro1">
          <table:table-cell office:value-type="float" office:value="76.7989163499988" calcext:value-type="float">
            <text:p>76.7989163499988</text:p>
          </table:table-cell>
          <table:table-cell office:value-type="float" office:value="90954" calcext:value-type="float">
            <text:p>90954</text:p>
          </table:table-cell>
          <table:table-cell office:value-type="float" office:value="91247" calcext:value-type="float">
            <text:p>91247</text:p>
          </table:table-cell>
          <table:table-cell office:value-type="float" office:value="0.104568558993373" calcext:value-type="float">
            <text:p>0.104568558993373</text:p>
          </table:table-cell>
        </table:table-row>
        <table:table-row table:style-name="ro1">
          <table:table-cell office:value-type="float" office:value="76.9004935630001" calcext:value-type="float">
            <text:p>76.9004935630001</text:p>
          </table:table-cell>
          <table:table-cell office:value-type="float" office:value="90701" calcext:value-type="float">
            <text:p>90701</text:p>
          </table:table-cell>
          <table:table-cell office:value-type="float" office:value="90954" calcext:value-type="float">
            <text:p>90954</text:p>
          </table:table-cell>
          <table:table-cell office:value-type="float" office:value="0.104542575654228" calcext:value-type="float">
            <text:p>0.104542575654228</text:p>
          </table:table-cell>
        </table:table-row>
        <table:table-row table:style-name="ro1">
          <table:table-cell office:value-type="float" office:value="77.0017355519995" calcext:value-type="float">
            <text:p>77.0017355519995</text:p>
          </table:table-cell>
          <table:table-cell office:value-type="float" office:value="90486" calcext:value-type="float">
            <text:p>90486</text:p>
          </table:table-cell>
          <table:table-cell office:value-type="float" office:value="90701" calcext:value-type="float">
            <text:p>90701</text:p>
          </table:table-cell>
          <table:table-cell office:value-type="float" office:value="0.104494555960149" calcext:value-type="float">
            <text:p>0.104494555960149</text:p>
          </table:table-cell>
        </table:table-row>
        <table:table-row table:style-name="ro1">
          <table:table-cell office:value-type="float" office:value="77.1039567840016" calcext:value-type="float">
            <text:p>77.1039567840016</text:p>
          </table:table-cell>
          <table:table-cell office:value-type="float" office:value="90308" calcext:value-type="float">
            <text:p>90308</text:p>
          </table:table-cell>
          <table:table-cell office:value-type="float" office:value="88729" calcext:value-type="float">
            <text:p>88729</text:p>
          </table:table-cell>
          <table:table-cell office:value-type="float" office:value="0.104428978101453" calcext:value-type="float">
            <text:p>0.104428978101453</text:p>
          </table:table-cell>
        </table:table-row>
        <table:table-row table:style-name="ro1">
          <table:table-cell office:value-type="float" office:value="77.2078789389998" calcext:value-type="float">
            <text:p>77.2078789389998</text:p>
          </table:table-cell>
          <table:table-cell office:value-type="float" office:value="90167" calcext:value-type="float">
            <text:p>90167</text:p>
          </table:table-cell>
          <table:table-cell office:value-type="float" office:value="90308" calcext:value-type="float">
            <text:p>90308</text:p>
          </table:table-cell>
          <table:table-cell office:value-type="float" office:value="0.104349424353724" calcext:value-type="float">
            <text:p>0.104349424353724</text:p>
          </table:table-cell>
        </table:table-row>
        <table:table-row table:style-name="ro1">
          <table:table-cell office:value-type="float" office:value="77.3121881200023" calcext:value-type="float">
            <text:p>77.3121881200023</text:p>
          </table:table-cell>
          <table:table-cell office:value-type="float" office:value="90069" calcext:value-type="float">
            <text:p>90069</text:p>
          </table:table-cell>
          <table:table-cell office:value-type="float" office:value="90167" calcext:value-type="float">
            <text:p>90167</text:p>
          </table:table-cell>
          <table:table-cell office:value-type="float" office:value="0.1042587602622" calcext:value-type="float">
            <text:p>0.1042587602622</text:p>
          </table:table-cell>
        </table:table-row>
        <table:table-row table:style-name="ro1">
          <table:table-cell office:value-type="float" office:value="77.4139278660005" calcext:value-type="float">
            <text:p>77.4139278660005</text:p>
          </table:table-cell>
          <table:table-cell office:value-type="float" office:value="90014" calcext:value-type="float">
            <text:p>90014</text:p>
          </table:table-cell>
          <table:table-cell office:value-type="float" office:value="90069" calcext:value-type="float">
            <text:p>90069</text:p>
          </table:table-cell>
          <table:table-cell office:value-type="float" office:value="0.104159277989267" calcext:value-type="float">
            <text:p>0.104159277989267</text:p>
          </table:table-cell>
        </table:table-row>
        <table:table-row table:style-name="ro1">
          <table:table-cell office:value-type="float" office:value="77.5163862110021" calcext:value-type="float">
            <text:p>77.5163862110021</text:p>
          </table:table-cell>
          <table:table-cell office:value-type="float" office:value="90000" calcext:value-type="float">
            <text:p>90000</text:p>
          </table:table-cell>
          <table:table-cell office:value-type="float" office:value="89682" calcext:value-type="float">
            <text:p>89682</text:p>
          </table:table-cell>
          <table:table-cell office:value-type="float" office:value="0.10405281099245" calcext:value-type="float">
            <text:p>0.10405281099245</text:p>
          </table:table-cell>
        </table:table-row>
        <table:table-row table:style-name="ro1">
          <table:table-cell office:value-type="float" office:value="77.6177929719997" calcext:value-type="float">
            <text:p>77.6177929719997</text:p>
          </table:table-cell>
          <table:table-cell office:value-type="float" office:value="90027" calcext:value-type="float">
            <text:p>90027</text:p>
          </table:table-cell>
          <table:table-cell office:value-type="float" office:value="90000" calcext:value-type="float">
            <text:p>90000</text:p>
          </table:table-cell>
          <table:table-cell office:value-type="float" office:value="0.103940825766793" calcext:value-type="float">
            <text:p>0.103940825766793</text:p>
          </table:table-cell>
        </table:table-row>
        <table:table-row table:style-name="ro1">
          <table:table-cell office:value-type="float" office:value="77.7193384540005" calcext:value-type="float">
            <text:p>77.7193384540005</text:p>
          </table:table-cell>
          <table:table-cell office:value-type="float" office:value="90094" calcext:value-type="float">
            <text:p>90094</text:p>
          </table:table-cell>
          <table:table-cell office:value-type="float" office:value="90027" calcext:value-type="float">
            <text:p>90027</text:p>
          </table:table-cell>
          <table:table-cell office:value-type="float" office:value="0.103824495238757" calcext:value-type="float">
            <text:p>0.103824495238757</text:p>
          </table:table-cell>
        </table:table-row>
        <table:table-row table:style-name="ro1">
          <table:table-cell office:value-type="float" office:value="77.8225040290017" calcext:value-type="float">
            <text:p>77.8225040290017</text:p>
          </table:table-cell>
          <table:table-cell office:value-type="float" office:value="90204" calcext:value-type="float">
            <text:p>90204</text:p>
          </table:table-cell>
          <table:table-cell office:value-type="float" office:value="90094" calcext:value-type="float">
            <text:p>90094</text:p>
          </table:table-cell>
          <table:table-cell office:value-type="float" office:value="0.103704757481329" calcext:value-type="float">
            <text:p>0.103704757481329</text:p>
          </table:table-cell>
        </table:table-row>
        <table:table-row table:style-name="ro1">
          <table:table-cell office:value-type="float" office:value="77.9270560139994" calcext:value-type="float">
            <text:p>77.9270560139994</text:p>
          </table:table-cell>
          <table:table-cell office:value-type="float" office:value="90357" calcext:value-type="float">
            <text:p>90357</text:p>
          </table:table-cell>
          <table:table-cell office:value-type="float" office:value="90204" calcext:value-type="float">
            <text:p>90204</text:p>
          </table:table-cell>
          <table:table-cell office:value-type="float" office:value="0.103582362686094" calcext:value-type="float">
            <text:p>0.103582362686094</text:p>
          </table:table-cell>
        </table:table-row>
        <table:table-row table:style-name="ro1">
          <table:table-cell office:value-type="float" office:value="78.0297165119991" calcext:value-type="float">
            <text:p>78.0297165119991</text:p>
          </table:table-cell>
          <table:table-cell office:value-type="float" office:value="90548" calcext:value-type="float">
            <text:p>90548</text:p>
          </table:table-cell>
          <table:table-cell office:value-type="float" office:value="90357" calcext:value-type="float">
            <text:p>90357</text:p>
          </table:table-cell>
          <table:table-cell office:value-type="float" office:value="0.103457910740896" calcext:value-type="float">
            <text:p>0.103457910740896</text:p>
          </table:table-cell>
        </table:table-row>
        <table:table-row table:style-name="ro1">
          <table:table-cell office:value-type="float" office:value="78.1320304450019" calcext:value-type="float">
            <text:p>78.1320304450019</text:p>
          </table:table-cell>
          <table:table-cell office:value-type="float" office:value="90778" calcext:value-type="float">
            <text:p>90778</text:p>
          </table:table-cell>
          <table:table-cell office:value-type="float" office:value="90548" calcext:value-type="float">
            <text:p>90548</text:p>
          </table:table-cell>
          <table:table-cell office:value-type="float" office:value="0.103331881291945" calcext:value-type="float">
            <text:p>0.103331881291945</text:p>
          </table:table-cell>
        </table:table-row>
        <table:table-row table:style-name="ro1">
          <table:table-cell office:value-type="float" office:value="78.2337657400021" calcext:value-type="float">
            <text:p>78.2337657400021</text:p>
          </table:table-cell>
          <table:table-cell office:value-type="float" office:value="91044" calcext:value-type="float">
            <text:p>91044</text:p>
          </table:table-cell>
          <table:table-cell office:value-type="float" office:value="90778" calcext:value-type="float">
            <text:p>90778</text:p>
          </table:table-cell>
          <table:table-cell office:value-type="float" office:value="0.103204657793505" calcext:value-type="float">
            <text:p>0.103204657793505</text:p>
          </table:table-cell>
        </table:table-row>
        <table:table-row table:style-name="ro1">
          <table:table-cell office:value-type="float" office:value="78.3367448230019" calcext:value-type="float">
            <text:p>78.3367448230019</text:p>
          </table:table-cell>
          <table:table-cell office:value-type="float" office:value="91350" calcext:value-type="float">
            <text:p>91350</text:p>
          </table:table-cell>
          <table:table-cell office:value-type="float" office:value="91044" calcext:value-type="float">
            <text:p>91044</text:p>
          </table:table-cell>
          <table:table-cell office:value-type="float" office:value="0.103076546747624" calcext:value-type="float">
            <text:p>0.103076546747624</text:p>
          </table:table-cell>
        </table:table-row>
        <table:table-row table:style-name="ro1">
          <table:table-cell office:value-type="float" office:value="78.4401034000002" calcext:value-type="float">
            <text:p>78.4401034000002</text:p>
          </table:table-cell>
          <table:table-cell office:value-type="float" office:value="91694" calcext:value-type="float">
            <text:p>91694</text:p>
          </table:table-cell>
          <table:table-cell office:value-type="float" office:value="91350" calcext:value-type="float">
            <text:p>91350</text:p>
          </table:table-cell>
          <table:table-cell office:value-type="float" office:value="0.102947793095923" calcext:value-type="float">
            <text:p>0.102947793095923</text:p>
          </table:table-cell>
        </table:table-row>
        <table:table-row table:style-name="ro1">
          <table:table-cell office:value-type="float" office:value="78.5430427220017" calcext:value-type="float">
            <text:p>78.5430427220017</text:p>
          </table:table-cell>
          <table:table-cell office:value-type="float" office:value="92071" calcext:value-type="float">
            <text:p>92071</text:p>
          </table:table-cell>
          <table:table-cell office:value-type="float" office:value="91694" calcext:value-type="float">
            <text:p>91694</text:p>
          </table:table-cell>
          <table:table-cell office:value-type="float" office:value="0.102818592533004" calcext:value-type="float">
            <text:p>0.102818592533004</text:p>
          </table:table-cell>
        </table:table-row>
        <table:table-row table:style-name="ro1">
          <table:table-cell office:value-type="float" office:value="78.6451178720017" calcext:value-type="float">
            <text:p>78.6451178720017</text:p>
          </table:table-cell>
          <table:table-cell office:value-type="float" office:value="92478" calcext:value-type="float">
            <text:p>92478</text:p>
          </table:table-cell>
          <table:table-cell office:value-type="float" office:value="92071" calcext:value-type="float">
            <text:p>92071</text:p>
          </table:table-cell>
          <table:table-cell office:value-type="float" office:value="0.102689101357182" calcext:value-type="float">
            <text:p>0.102689101357182</text:p>
          </table:table-cell>
        </table:table-row>
        <table:table-row table:style-name="ro1">
          <table:table-cell office:value-type="float" office:value="78.7488963159995" calcext:value-type="float">
            <text:p>78.7488963159995</text:p>
          </table:table-cell>
          <table:table-cell office:value-type="float" office:value="92924" calcext:value-type="float">
            <text:p>92924</text:p>
          </table:table-cell>
          <table:table-cell office:value-type="float" office:value="92478" calcext:value-type="float">
            <text:p>92478</text:p>
          </table:table-cell>
          <table:table-cell office:value-type="float" office:value="0.102559444351052" calcext:value-type="float">
            <text:p>0.102559444351052</text:p>
          </table:table-cell>
        </table:table-row>
        <table:table-row table:style-name="ro1">
          <table:table-cell office:value-type="float" office:value="78.857039339" calcext:value-type="float">
            <text:p>78.857039339</text:p>
          </table:table-cell>
          <table:table-cell office:value-type="float" office:value="93420" calcext:value-type="float">
            <text:p>93420</text:p>
          </table:table-cell>
          <table:table-cell office:value-type="float" office:value="92924" calcext:value-type="float">
            <text:p>92924</text:p>
          </table:table-cell>
          <table:table-cell office:value-type="float" office:value="0.102429721085937" calcext:value-type="float">
            <text:p>0.102429721085937</text:p>
          </table:table-cell>
        </table:table-row>
        <table:table-row table:style-name="ro1">
          <table:table-cell office:value-type="float" office:value="78.9612424190018" calcext:value-type="float">
            <text:p>78.9612424190018</text:p>
          </table:table-cell>
          <table:table-cell office:value-type="float" office:value="93926" calcext:value-type="float">
            <text:p>93926</text:p>
          </table:table-cell>
          <table:table-cell office:value-type="float" office:value="93420" calcext:value-type="float">
            <text:p>93420</text:p>
          </table:table-cell>
          <table:table-cell office:value-type="float" office:value="0.102300010965442" calcext:value-type="float">
            <text:p>0.102300010965442</text:p>
          </table:table-cell>
        </table:table-row>
        <table:table-row table:style-name="ro1">
          <table:table-cell office:value-type="float" office:value="79.062992774001" calcext:value-type="float">
            <text:p>79.062992774001</text:p>
          </table:table-cell>
          <table:table-cell office:value-type="float" office:value="94446" calcext:value-type="float">
            <text:p>94446</text:p>
          </table:table-cell>
          <table:table-cell office:value-type="float" office:value="93926" calcext:value-type="float">
            <text:p>93926</text:p>
          </table:table-cell>
          <table:table-cell office:value-type="float" office:value="0.102170377260282" calcext:value-type="float">
            <text:p>0.102170377260282</text:p>
          </table:table-cell>
        </table:table-row>
        <table:table-row table:style-name="ro1">
          <table:table-cell office:value-type="float" office:value="79.1651436350003" calcext:value-type="float">
            <text:p>79.1651436350003</text:p>
          </table:table-cell>
          <table:table-cell office:value-type="float" office:value="94991" calcext:value-type="float">
            <text:p>94991</text:p>
          </table:table-cell>
          <table:table-cell office:value-type="float" office:value="94446" calcext:value-type="float">
            <text:p>94446</text:p>
          </table:table-cell>
          <table:table-cell office:value-type="float" office:value="0.102040870336145" calcext:value-type="float">
            <text:p>0.102040870336145</text:p>
          </table:table-cell>
        </table:table-row>
        <table:table-row table:style-name="ro1">
          <table:table-cell office:value-type="float" office:value="79.2693635550022" calcext:value-type="float">
            <text:p>79.2693635550022</text:p>
          </table:table-cell>
          <table:table-cell office:value-type="float" office:value="95568" calcext:value-type="float">
            <text:p>95568</text:p>
          </table:table-cell>
          <table:table-cell office:value-type="float" office:value="94991" calcext:value-type="float">
            <text:p>94991</text:p>
          </table:table-cell>
          <table:table-cell office:value-type="float" office:value="0.101911530235963" calcext:value-type="float">
            <text:p>0.101911530235963</text:p>
          </table:table-cell>
        </table:table-row>
        <table:table-row table:style-name="ro1">
          <table:table-cell office:value-type="float" office:value="79.3744231060009" calcext:value-type="float">
            <text:p>79.3744231060009</text:p>
          </table:table-cell>
          <table:table-cell office:value-type="float" office:value="96169" calcext:value-type="float">
            <text:p>96169</text:p>
          </table:table-cell>
          <table:table-cell office:value-type="float" office:value="95568" calcext:value-type="float">
            <text:p>95568</text:p>
          </table:table-cell>
          <table:table-cell office:value-type="float" office:value="0.101756784239339" calcext:value-type="float">
            <text:p>0.101756784239339</text:p>
          </table:table-cell>
        </table:table-row>
        <table:table-row table:style-name="ro1">
          <table:table-cell office:value-type="float" office:value="79.4765469060003" calcext:value-type="float">
            <text:p>79.4765469060003</text:p>
          </table:table-cell>
          <table:table-cell office:value-type="float" office:value="96770" calcext:value-type="float">
            <text:p>96770</text:p>
          </table:table-cell>
          <table:table-cell office:value-type="float" office:value="96169" calcext:value-type="float">
            <text:p>96169</text:p>
          </table:table-cell>
          <table:table-cell office:value-type="float" office:value="0.101607447593491" calcext:value-type="float">
            <text:p>0.101607447593491</text:p>
          </table:table-cell>
        </table:table-row>
        <table:table-row table:style-name="ro1">
          <table:table-cell office:value-type="float" office:value="79.579941365002" calcext:value-type="float">
            <text:p>79.579941365002</text:p>
          </table:table-cell>
          <table:table-cell office:value-type="float" office:value="97391" calcext:value-type="float">
            <text:p>97391</text:p>
          </table:table-cell>
          <table:table-cell office:value-type="float" office:value="96770" calcext:value-type="float">
            <text:p>96770</text:p>
          </table:table-cell>
          <table:table-cell office:value-type="float" office:value="0.101462502841502" calcext:value-type="float">
            <text:p>0.101462502841502</text:p>
          </table:table-cell>
        </table:table-row>
        <table:table-row table:style-name="ro1">
          <table:table-cell office:value-type="float" office:value="79.6817970109987" calcext:value-type="float">
            <text:p>79.6817970109987</text:p>
          </table:table-cell>
          <table:table-cell office:value-type="float" office:value="98013" calcext:value-type="float">
            <text:p>98013</text:p>
          </table:table-cell>
          <table:table-cell office:value-type="float" office:value="97391" calcext:value-type="float">
            <text:p>97391</text:p>
          </table:table-cell>
          <table:table-cell office:value-type="float" office:value="0.101321135774461" calcext:value-type="float">
            <text:p>0.101321135774461</text:p>
          </table:table-cell>
        </table:table-row>
        <table:table-row table:style-name="ro1">
          <table:table-cell office:value-type="float" office:value="79.7848315150004" calcext:value-type="float">
            <text:p>79.7848315150004</text:p>
          </table:table-cell>
          <table:table-cell office:value-type="float" office:value="98652" calcext:value-type="float">
            <text:p>98652</text:p>
          </table:table-cell>
          <table:table-cell office:value-type="float" office:value="96212" calcext:value-type="float">
            <text:p>96212</text:p>
          </table:table-cell>
          <table:table-cell office:value-type="float" office:value="0.101182694783091" calcext:value-type="float">
            <text:p>0.101182694783091</text:p>
          </table:table-cell>
        </table:table-row>
        <table:table-row table:style-name="ro1">
          <table:table-cell office:value-type="float" office:value="79.888580908002" calcext:value-type="float">
            <text:p>79.888580908002</text:p>
          </table:table-cell>
          <table:table-cell office:value-type="float" office:value="99300" calcext:value-type="float">
            <text:p>99300</text:p>
          </table:table-cell>
          <table:table-cell office:value-type="float" office:value="98652" calcext:value-type="float">
            <text:p>98652</text:p>
          </table:table-cell>
          <table:table-cell office:value-type="float" office:value="0.101046658339035" calcext:value-type="float">
            <text:p>0.101046658339035</text:p>
          </table:table-cell>
        </table:table-row>
        <table:table-row table:style-name="ro1">
          <table:table-cell office:value-type="float" office:value="79.9917351219992" calcext:value-type="float">
            <text:p>79.9917351219992</text:p>
          </table:table-cell>
          <table:table-cell office:value-type="float" office:value="99948" calcext:value-type="float">
            <text:p>99948</text:p>
          </table:table-cell>
          <table:table-cell office:value-type="float" office:value="99300" calcext:value-type="float">
            <text:p>99300</text:p>
          </table:table-cell>
          <table:table-cell office:value-type="float" office:value="0.100912608979886" calcext:value-type="float">
            <text:p>0.100912608979886</text:p>
          </table:table-cell>
        </table:table-row>
        <table:table-row table:style-name="ro1">
          <table:table-cell office:value-type="float" office:value="80.093741001001" calcext:value-type="float">
            <text:p>80.093741001001</text:p>
          </table:table-cell>
          <table:table-cell office:value-type="float" office:value="100588" calcext:value-type="float">
            <text:p>100588</text:p>
          </table:table-cell>
          <table:table-cell office:value-type="float" office:value="99948" calcext:value-type="float">
            <text:p>99948</text:p>
          </table:table-cell>
          <table:table-cell office:value-type="float" office:value="0.100780212497192" calcext:value-type="float">
            <text:p>0.100780212497192</text:p>
          </table:table-cell>
        </table:table-row>
        <table:table-row table:style-name="ro1">
          <table:table-cell office:value-type="float" office:value="80.1955056170009" calcext:value-type="float">
            <text:p>80.1955056170009</text:p>
          </table:table-cell>
          <table:table-cell office:value-type="float" office:value="101225" calcext:value-type="float">
            <text:p>101225</text:p>
          </table:table-cell>
          <table:table-cell office:value-type="float" office:value="100588" calcext:value-type="float">
            <text:p>100588</text:p>
          </table:table-cell>
          <table:table-cell office:value-type="float" office:value="0.100649201286865" calcext:value-type="float">
            <text:p>0.100649201286865</text:p>
          </table:table-cell>
        </table:table-row>
        <table:table-row table:style-name="ro1">
          <table:table-cell office:value-type="float" office:value="80.298864665001" calcext:value-type="float">
            <text:p>80.29886466500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00577" calcext:value-type="float">
            <text:p>100577</text:p>
          </table:table-cell>
          <table:table-cell office:value-type="float" office:value="0.100519361029492" calcext:value-type="float">
            <text:p>0.100519361029492</text:p>
          </table:table-cell>
        </table:table-row>
        <table:table-row table:style-name="ro1">
          <table:table-cell office:value-type="float" office:value="80.4029166219989" calcext:value-type="float">
            <text:p>80.4029166219989</text:p>
          </table:table-cell>
          <table:table-cell office:value-type="float" office:value="102504" calcext:value-type="float">
            <text:p>102504</text:p>
          </table:table-cell>
          <table:table-cell office:value-type="float" office:value="101866" calcext:value-type="float">
            <text:p>101866</text:p>
          </table:table-cell>
          <table:table-cell office:value-type="float" office:value="0.10039052003458" calcext:value-type="float">
            <text:p>0.10039052003458</text:p>
          </table:table-cell>
        </table:table-row>
        <table:table-row table:style-name="ro1">
          <table:table-cell office:value-type="float" office:value="80.5062126580015" calcext:value-type="float">
            <text:p>80.5062126580015</text:p>
          </table:table-cell>
          <table:table-cell office:value-type="float" office:value="103127" calcext:value-type="float">
            <text:p>103127</text:p>
          </table:table-cell>
          <table:table-cell office:value-type="float" office:value="102504" calcext:value-type="float">
            <text:p>102504</text:p>
          </table:table-cell>
          <table:table-cell office:value-type="float" office:value="0.100262540715943" calcext:value-type="float">
            <text:p>0.100262540715943</text:p>
          </table:table-cell>
        </table:table-row>
        <table:table-row table:style-name="ro1">
          <table:table-cell office:value-type="float" office:value="80.6088474960015" calcext:value-type="float">
            <text:p>80.6088474960015</text:p>
          </table:table-cell>
          <table:table-cell office:value-type="float" office:value="103732" calcext:value-type="float">
            <text:p>103732</text:p>
          </table:table-cell>
          <table:table-cell office:value-type="float" office:value="103127" calcext:value-type="float">
            <text:p>103127</text:p>
          </table:table-cell>
          <table:table-cell office:value-type="float" office:value="0.100135312772007" calcext:value-type="float">
            <text:p>0.100135312772007</text:p>
          </table:table-cell>
        </table:table-row>
        <table:table-row table:style-name="ro1">
          <table:table-cell office:value-type="float" office:value="80.7111536189987" calcext:value-type="float">
            <text:p>80.7111536189987</text:p>
          </table:table-cell>
          <table:table-cell office:value-type="float" office:value="104321" calcext:value-type="float">
            <text:p>104321</text:p>
          </table:table-cell>
          <table:table-cell office:value-type="float" office:value="103732" calcext:value-type="float">
            <text:p>103732</text:p>
          </table:table-cell>
          <table:table-cell office:value-type="float" office:value="0.100008747730044" calcext:value-type="float">
            <text:p>0.100008747730044</text:p>
          </table:table-cell>
        </table:table-row>
        <table:table-row table:style-name="ro1">
          <table:table-cell office:value-type="float" office:value="80.8138460070004" calcext:value-type="float">
            <text:p>80.8138460070004</text:p>
          </table:table-cell>
          <table:table-cell office:value-type="float" office:value="104893" calcext:value-type="float">
            <text:p>104893</text:p>
          </table:table-cell>
          <table:table-cell office:value-type="float" office:value="104321" calcext:value-type="float">
            <text:p>104321</text:p>
          </table:table-cell>
          <table:table-cell office:value-type="float" office:value="0.0998827745815505" calcext:value-type="float">
            <text:p>0.0998827745815505</text:p>
          </table:table-cell>
        </table:table-row>
        <table:table-row table:style-name="ro1">
          <table:table-cell office:value-type="float" office:value="80.925083184" calcext:value-type="float">
            <text:p>80.925083184</text:p>
          </table:table-cell>
          <table:table-cell office:value-type="float" office:value="105490" calcext:value-type="float">
            <text:p>105490</text:p>
          </table:table-cell>
          <table:table-cell office:value-type="float" office:value="104893" calcext:value-type="float">
            <text:p>104893</text:p>
          </table:table-cell>
          <table:table-cell office:value-type="float" office:value="0.0997573362905506" calcext:value-type="float">
            <text:p>0.0997573362905506</text:p>
          </table:table-cell>
        </table:table-row>
        <table:table-row table:style-name="ro1">
          <table:table-cell office:value-type="float" office:value="81.0273037160005" calcext:value-type="float">
            <text:p>81.0273037160005</text:p>
          </table:table-cell>
          <table:table-cell office:value-type="float" office:value="106015" calcext:value-type="float">
            <text:p>106015</text:p>
          </table:table-cell>
          <table:table-cell office:value-type="float" office:value="103048" calcext:value-type="float">
            <text:p>103048</text:p>
          </table:table-cell>
          <table:table-cell office:value-type="float" office:value="0.0996323870002224" calcext:value-type="float">
            <text:p>0.0996323870002224</text:p>
          </table:table-cell>
        </table:table-row>
        <table:table-row table:style-name="ro1">
          <table:table-cell office:value-type="float" office:value="81.1290669010014" calcext:value-type="float">
            <text:p>81.1290669010014</text:p>
          </table:table-cell>
          <table:table-cell office:value-type="float" office:value="106513" calcext:value-type="float">
            <text:p>106513</text:p>
          </table:table-cell>
          <table:table-cell office:value-type="float" office:value="106015" calcext:value-type="float">
            <text:p>106015</text:p>
          </table:table-cell>
          <table:table-cell office:value-type="float" office:value="0.0995078897981977" calcext:value-type="float">
            <text:p>0.0995078897981977</text:p>
          </table:table-cell>
        </table:table-row>
        <table:table-row table:style-name="ro1">
          <table:table-cell office:value-type="float" office:value="81.2326036810009" calcext:value-type="float">
            <text:p>81.2326036810009</text:p>
          </table:table-cell>
          <table:table-cell office:value-type="float" office:value="106993" calcext:value-type="float">
            <text:p>106993</text:p>
          </table:table-cell>
          <table:table-cell office:value-type="float" office:value="106513" calcext:value-type="float">
            <text:p>106513</text:p>
          </table:table-cell>
          <table:table-cell office:value-type="float" office:value="0.099383814928793" calcext:value-type="float">
            <text:p>0.099383814928793</text:p>
          </table:table-cell>
        </table:table-row>
        <table:table-row table:style-name="ro1">
          <table:table-cell office:value-type="float" office:value="81.3366379280014" calcext:value-type="float">
            <text:p>81.3366379280014</text:p>
          </table:table-cell>
          <table:table-cell office:value-type="float" office:value="107445" calcext:value-type="float">
            <text:p>107445</text:p>
          </table:table-cell>
          <table:table-cell office:value-type="float" office:value="106993" calcext:value-type="float">
            <text:p>106993</text:p>
          </table:table-cell>
          <table:table-cell office:value-type="float" office:value="0.0992601383627875" calcext:value-type="float">
            <text:p>0.0992601383627875</text:p>
          </table:table-cell>
        </table:table-row>
        <table:table-row table:style-name="ro1">
          <table:table-cell office:value-type="float" office:value="81.4393764870001" calcext:value-type="float">
            <text:p>81.4393764870001</text:p>
          </table:table-cell>
          <table:table-cell office:value-type="float" office:value="107860" calcext:value-type="float">
            <text:p>107860</text:p>
          </table:table-cell>
          <table:table-cell office:value-type="float" office:value="105045" calcext:value-type="float">
            <text:p>105045</text:p>
          </table:table-cell>
          <table:table-cell office:value-type="float" office:value="0.0991368406532387" calcext:value-type="float">
            <text:p>0.0991368406532387</text:p>
          </table:table-cell>
        </table:table-row>
        <table:table-row table:style-name="ro1">
          <table:table-cell office:value-type="float" office:value="81.5409161290008" calcext:value-type="float">
            <text:p>81.5409161290008</text:p>
          </table:table-cell>
          <table:table-cell office:value-type="float" office:value="108238" calcext:value-type="float">
            <text:p>108238</text:p>
          </table:table-cell>
          <table:table-cell office:value-type="float" office:value="107860" calcext:value-type="float">
            <text:p>107860</text:p>
          </table:table-cell>
          <table:table-cell office:value-type="float" office:value="0.0990139060201279" calcext:value-type="float">
            <text:p>0.0990139060201279</text:p>
          </table:table-cell>
        </table:table-row>
        <table:table-row table:style-name="ro1">
          <table:table-cell office:value-type="float" office:value="81.64451224" calcext:value-type="float">
            <text:p>81.64451224</text:p>
          </table:table-cell>
          <table:table-cell office:value-type="float" office:value="108589" calcext:value-type="float">
            <text:p>108589</text:p>
          </table:table-cell>
          <table:table-cell office:value-type="float" office:value="108238" calcext:value-type="float">
            <text:p>108238</text:p>
          </table:table-cell>
          <table:table-cell office:value-type="float" office:value="0.0988913216180703" calcext:value-type="float">
            <text:p>0.0988913216180703</text:p>
          </table:table-cell>
        </table:table-row>
        <table:table-row table:style-name="ro1">
          <table:table-cell office:value-type="float" office:value="81.7470139959987" calcext:value-type="float">
            <text:p>81.7470139959987</text:p>
          </table:table-cell>
          <table:table-cell office:value-type="float" office:value="108901" calcext:value-type="float">
            <text:p>108901</text:p>
          </table:table-cell>
          <table:table-cell office:value-type="float" office:value="108589" calcext:value-type="float">
            <text:p>108589</text:p>
          </table:table-cell>
          <table:table-cell office:value-type="float" office:value="0.0987690769504759" calcext:value-type="float">
            <text:p>0.0987690769504759</text:p>
          </table:table-cell>
        </table:table-row>
        <table:table-row table:style-name="ro1">
          <table:table-cell office:value-type="float" office:value="81.8517436520015" calcext:value-type="float">
            <text:p>81.8517436520015</text:p>
          </table:table-cell>
          <table:table-cell office:value-type="float" office:value="109181" calcext:value-type="float">
            <text:p>109181</text:p>
          </table:table-cell>
          <table:table-cell office:value-type="float" office:value="108901" calcext:value-type="float">
            <text:p>108901</text:p>
          </table:table-cell>
          <table:table-cell office:value-type="float" office:value="0.0986471634008715" calcext:value-type="float">
            <text:p>0.0986471634008715</text:p>
          </table:table-cell>
        </table:table-row>
        <table:table-row table:style-name="ro1">
          <table:table-cell office:value-type="float" office:value="81.9544633910009" calcext:value-type="float">
            <text:p>81.9544633910009</text:p>
          </table:table-cell>
          <table:table-cell office:value-type="float" office:value="109418" calcext:value-type="float">
            <text:p>109418</text:p>
          </table:table-cell>
          <table:table-cell office:value-type="float" office:value="109181" calcext:value-type="float">
            <text:p>109181</text:p>
          </table:table-cell>
          <table:table-cell office:value-type="float" office:value="0.0985255738579522" calcext:value-type="float">
            <text:p>0.0985255738579522</text:p>
          </table:table-cell>
        </table:table-row>
        <table:table-row table:style-name="ro1">
          <table:table-cell office:value-type="float" office:value="82.0559201120013" calcext:value-type="float">
            <text:p>82.0559201120013</text:p>
          </table:table-cell>
          <table:table-cell office:value-type="float" office:value="109613" calcext:value-type="float">
            <text:p>109613</text:p>
          </table:table-cell>
          <table:table-cell office:value-type="float" office:value="109418" calcext:value-type="float">
            <text:p>109418</text:p>
          </table:table-cell>
          <table:table-cell office:value-type="float" office:value="0.0984043024156151" calcext:value-type="float">
            <text:p>0.0984043024156151</text:p>
          </table:table-cell>
        </table:table-row>
        <table:table-row table:style-name="ro1">
          <table:table-cell office:value-type="float" office:value="82.1580317330008" calcext:value-type="float">
            <text:p>82.1580317330008</text:p>
          </table:table-cell>
          <table:table-cell office:value-type="float" office:value="109770" calcext:value-type="float">
            <text:p>109770</text:p>
          </table:table-cell>
          <table:table-cell office:value-type="float" office:value="109613" calcext:value-type="float">
            <text:p>109613</text:p>
          </table:table-cell>
          <table:table-cell office:value-type="float" office:value="0.0982833441329811" calcext:value-type="float">
            <text:p>0.0982833441329811</text:p>
          </table:table-cell>
        </table:table-row>
        <table:table-row table:style-name="ro1">
          <table:table-cell office:value-type="float" office:value="82.2611488770017" calcext:value-type="float">
            <text:p>82.2611488770017</text:p>
          </table:table-cell>
          <table:table-cell office:value-type="float" office:value="109887" calcext:value-type="float">
            <text:p>109887</text:p>
          </table:table-cell>
          <table:table-cell office:value-type="float" office:value="109770" calcext:value-type="float">
            <text:p>109770</text:p>
          </table:table-cell>
          <table:table-cell office:value-type="float" office:value="0.0981626948424044" calcext:value-type="float">
            <text:p>0.0981626948424044</text:p>
          </table:table-cell>
        </table:table-row>
        <table:table-row table:style-name="ro1">
          <table:table-cell office:value-type="float" office:value="82.3660991659999" calcext:value-type="float">
            <text:p>82.3660991659999</text:p>
          </table:table-cell>
          <table:table-cell office:value-type="float" office:value="109964" calcext:value-type="float">
            <text:p>109964</text:p>
          </table:table-cell>
          <table:table-cell office:value-type="float" office:value="109887" calcext:value-type="float">
            <text:p>109887</text:p>
          </table:table-cell>
          <table:table-cell office:value-type="float" office:value="0.0980423509958747" calcext:value-type="float">
            <text:p>0.0980423509958747</text:p>
          </table:table-cell>
        </table:table-row>
        <table:table-row table:style-name="ro1">
          <table:table-cell office:value-type="float" office:value="82.4691057589989" calcext:value-type="float">
            <text:p>82.4691057589989</text:p>
          </table:table-cell>
          <table:table-cell office:value-type="float" office:value="109998" calcext:value-type="float">
            <text:p>109998</text:p>
          </table:table-cell>
          <table:table-cell office:value-type="float" office:value="109964" calcext:value-type="float">
            <text:p>109964</text:p>
          </table:table-cell>
          <table:table-cell office:value-type="float" office:value="0.0979223095421322" calcext:value-type="float">
            <text:p>0.0979223095421322</text:p>
          </table:table-cell>
        </table:table-row>
        <table:table-row table:style-name="ro1">
          <table:table-cell office:value-type="float" office:value="82.5720278410008" calcext:value-type="float">
            <text:p>82.5720278410008</text:p>
          </table:table-cell>
          <table:table-cell office:value-type="float" office:value="109989" calcext:value-type="float">
            <text:p>109989</text:p>
          </table:table-cell>
          <table:table-cell office:value-type="float" office:value="109998" calcext:value-type="float">
            <text:p>109998</text:p>
          </table:table-cell>
          <table:table-cell office:value-type="float" office:value="0.097778916892515" calcext:value-type="float">
            <text:p>0.097778916892515</text:p>
          </table:table-cell>
        </table:table-row>
        <table:table-row table:style-name="ro1">
          <table:table-cell office:value-type="float" office:value="82.674393284" calcext:value-type="float">
            <text:p>82.674393284</text:p>
          </table:table-cell>
          <table:table-cell office:value-type="float" office:value="109940" calcext:value-type="float">
            <text:p>109940</text:p>
          </table:table-cell>
          <table:table-cell office:value-type="float" office:value="109872" calcext:value-type="float">
            <text:p>109872</text:p>
          </table:table-cell>
          <table:table-cell office:value-type="float" office:value="0.0976406092421673" calcext:value-type="float">
            <text:p>0.0976406092421673</text:p>
          </table:table-cell>
        </table:table-row>
        <table:table-row table:style-name="ro1">
          <table:table-cell office:value-type="float" office:value="82.7777437219993" calcext:value-type="float">
            <text:p>82.7777437219993</text:p>
          </table:table-cell>
          <table:table-cell office:value-type="float" office:value="109848" calcext:value-type="float">
            <text:p>109848</text:p>
          </table:table-cell>
          <table:table-cell office:value-type="float" office:value="109940" calcext:value-type="float">
            <text:p>109940</text:p>
          </table:table-cell>
          <table:table-cell office:value-type="float" office:value="0.0975064267876733" calcext:value-type="float">
            <text:p>0.0975064267876733</text:p>
          </table:table-cell>
        </table:table-row>
        <table:table-row table:style-name="ro1">
          <table:table-cell office:value-type="float" office:value="82.8816723269993" calcext:value-type="float">
            <text:p>82.8816723269993</text:p>
          </table:table-cell>
          <table:table-cell office:value-type="float" office:value="109713" calcext:value-type="float">
            <text:p>109713</text:p>
          </table:table-cell>
          <table:table-cell office:value-type="float" office:value="109848" calcext:value-type="float">
            <text:p>109848</text:p>
          </table:table-cell>
          <table:table-cell office:value-type="float" office:value="0.0973756014785648" calcext:value-type="float">
            <text:p>0.0973756014785648</text:p>
          </table:table-cell>
        </table:table-row>
        <table:table-row table:style-name="ro1">
          <table:table-cell office:value-type="float" office:value="82.9849186829997" calcext:value-type="float">
            <text:p>82.9849186829997</text:p>
          </table:table-cell>
          <table:table-cell office:value-type="float" office:value="109539" calcext:value-type="float">
            <text:p>109539</text:p>
          </table:table-cell>
          <table:table-cell office:value-type="float" office:value="109713" calcext:value-type="float">
            <text:p>109713</text:p>
          </table:table-cell>
          <table:table-cell office:value-type="float" office:value="0.097247518667737" calcext:value-type="float">
            <text:p>0.097247518667737</text:p>
          </table:table-cell>
        </table:table-row>
        <table:table-row table:style-name="ro1">
          <table:table-cell office:value-type="float" office:value="83.0874733990022" calcext:value-type="float">
            <text:p>83.0874733990022</text:p>
          </table:table-cell>
          <table:table-cell office:value-type="float" office:value="109326" calcext:value-type="float">
            <text:p>109326</text:p>
          </table:table-cell>
          <table:table-cell office:value-type="float" office:value="108339" calcext:value-type="float">
            <text:p>108339</text:p>
          </table:table-cell>
          <table:table-cell office:value-type="float" office:value="0.0971216864317741" calcext:value-type="float">
            <text:p>0.0971216864317741</text:p>
          </table:table-cell>
        </table:table-row>
        <table:table-row table:style-name="ro1">
          <table:table-cell office:value-type="float" office:value="83.1939052289999" calcext:value-type="float">
            <text:p>83.1939052289999</text:p>
          </table:table-cell>
          <table:table-cell office:value-type="float" office:value="109064" calcext:value-type="float">
            <text:p>109064</text:p>
          </table:table-cell>
          <table:table-cell office:value-type="float" office:value="109326" calcext:value-type="float">
            <text:p>109326</text:p>
          </table:table-cell>
          <table:table-cell office:value-type="float" office:value="0.0969977110272046" calcext:value-type="float">
            <text:p>0.0969977110272046</text:p>
          </table:table-cell>
        </table:table-row>
        <table:table-row table:style-name="ro1">
          <table:table-cell office:value-type="float" office:value="83.3129578440021" calcext:value-type="float">
            <text:p>83.3129578440021</text:p>
          </table:table-cell>
          <table:table-cell office:value-type="float" office:value="108723" calcext:value-type="float">
            <text:p>108723</text:p>
          </table:table-cell>
          <table:table-cell office:value-type="float" office:value="109064" calcext:value-type="float">
            <text:p>109064</text:p>
          </table:table-cell>
          <table:table-cell office:value-type="float" office:value="0.0968752772554986" calcext:value-type="float">
            <text:p>0.0968752772554986</text:p>
          </table:table-cell>
        </table:table-row>
        <table:table-row table:style-name="ro1">
          <table:table-cell office:value-type="float" office:value="83.4176579490013" calcext:value-type="float">
            <text:p>83.4176579490013</text:p>
          </table:table-cell>
          <table:table-cell office:value-type="float" office:value="108383" calcext:value-type="float">
            <text:p>108383</text:p>
          </table:table-cell>
          <table:table-cell office:value-type="float" office:value="108723" calcext:value-type="float">
            <text:p>108723</text:p>
          </table:table-cell>
          <table:table-cell office:value-type="float" office:value="0.0967541327550608" calcext:value-type="float">
            <text:p>0.0967541327550608</text:p>
          </table:table-cell>
        </table:table-row>
        <table:table-row table:style-name="ro1">
          <table:table-cell office:value-type="float" office:value="83.5200467739996" calcext:value-type="float">
            <text:p>83.5200467739996</text:p>
          </table:table-cell>
          <table:table-cell office:value-type="float" office:value="108015" calcext:value-type="float">
            <text:p>108015</text:p>
          </table:table-cell>
          <table:table-cell office:value-type="float" office:value="108383" calcext:value-type="float">
            <text:p>108383</text:p>
          </table:table-cell>
          <table:table-cell office:value-type="float" office:value="0.0966340754348179" calcext:value-type="float">
            <text:p>0.0966340754348179</text:p>
          </table:table-cell>
        </table:table-row>
        <table:table-row table:style-name="ro1">
          <table:table-cell office:value-type="float" office:value="83.6216690069996" calcext:value-type="float">
            <text:p>83.6216690069996</text:p>
          </table:table-cell>
          <table:table-cell office:value-type="float" office:value="107617" calcext:value-type="float">
            <text:p>107617</text:p>
          </table:table-cell>
          <table:table-cell office:value-type="float" office:value="108015" calcext:value-type="float">
            <text:p>108015</text:p>
          </table:table-cell>
          <table:table-cell office:value-type="float" office:value="0.0965149434210836" calcext:value-type="float">
            <text:p>0.0965149434210836</text:p>
          </table:table-cell>
        </table:table-row>
        <table:table-row table:style-name="ro1">
          <table:table-cell office:value-type="float" office:value="83.7236227350004" calcext:value-type="float">
            <text:p>83.7236227350004</text:p>
          </table:table-cell>
          <table:table-cell office:value-type="float" office:value="107187" calcext:value-type="float">
            <text:p>107187</text:p>
          </table:table-cell>
          <table:table-cell office:value-type="float" office:value="107617" calcext:value-type="float">
            <text:p>107617</text:p>
          </table:table-cell>
          <table:table-cell office:value-type="float" office:value="0.0963966070150443" calcext:value-type="float">
            <text:p>0.0963966070150443</text:p>
          </table:table-cell>
        </table:table-row>
        <table:table-row table:style-name="ro1">
          <table:table-cell office:value-type="float" office:value="83.8262856030015" calcext:value-type="float">
            <text:p>83.8262856030015</text:p>
          </table:table-cell>
          <table:table-cell office:value-type="float" office:value="106724" calcext:value-type="float">
            <text:p>106724</text:p>
          </table:table-cell>
          <table:table-cell office:value-type="float" office:value="107187" calcext:value-type="float">
            <text:p>107187</text:p>
          </table:table-cell>
          <table:table-cell office:value-type="float" office:value="0.0962789622587421" calcext:value-type="float">
            <text:p>0.0962789622587421</text:p>
          </table:table-cell>
        </table:table-row>
        <table:table-row table:style-name="ro1">
          <table:table-cell office:value-type="float" office:value="83.9318854010016" calcext:value-type="float">
            <text:p>83.9318854010016</text:p>
          </table:table-cell>
          <table:table-cell office:value-type="float" office:value="106218" calcext:value-type="float">
            <text:p>106218</text:p>
          </table:table-cell>
          <table:table-cell office:value-type="float" office:value="106724" calcext:value-type="float">
            <text:p>106724</text:p>
          </table:table-cell>
          <table:table-cell office:value-type="float" office:value="0.0961619257878549" calcext:value-type="float">
            <text:p>0.0961619257878549</text:p>
          </table:table-cell>
        </table:table-row>
        <table:table-row table:style-name="ro1">
          <table:table-cell office:value-type="float" office:value="84.0342902960001" calcext:value-type="float">
            <text:p>84.0342902960001</text:p>
          </table:table-cell>
          <table:table-cell office:value-type="float" office:value="105702" calcext:value-type="float">
            <text:p>105702</text:p>
          </table:table-cell>
          <table:table-cell office:value-type="float" office:value="106218" calcext:value-type="float">
            <text:p>106218</text:p>
          </table:table-cell>
          <table:table-cell office:value-type="float" office:value="0.0960454307139159" calcext:value-type="float">
            <text:p>0.0960454307139159</text:p>
          </table:table-cell>
        </table:table-row>
        <table:table-row table:style-name="ro1">
          <table:table-cell office:value-type="float" office:value="84.1362634639991" calcext:value-type="float">
            <text:p>84.1362634639991</text:p>
          </table:table-cell>
          <table:table-cell office:value-type="float" office:value="105164" calcext:value-type="float">
            <text:p>105164</text:p>
          </table:table-cell>
          <table:table-cell office:value-type="float" office:value="105702" calcext:value-type="float">
            <text:p>105702</text:p>
          </table:table-cell>
          <table:table-cell office:value-type="float" office:value="0.0959294233300826" calcext:value-type="float">
            <text:p>0.0959294233300826</text:p>
          </table:table-cell>
        </table:table-row>
        <table:table-row table:style-name="ro1">
          <table:table-cell office:value-type="float" office:value="84.2384775450009" calcext:value-type="float">
            <text:p>84.2384775450009</text:p>
          </table:table-cell>
          <table:table-cell office:value-type="float" office:value="104604" calcext:value-type="float">
            <text:p>104604</text:p>
          </table:table-cell>
          <table:table-cell office:value-type="float" office:value="105164" calcext:value-type="float">
            <text:p>105164</text:p>
          </table:table-cell>
          <table:table-cell office:value-type="float" office:value="0.0958138604757467" calcext:value-type="float">
            <text:p>0.0958138604757467</text:p>
          </table:table-cell>
        </table:table-row>
        <table:table-row table:style-name="ro1">
          <table:table-cell office:value-type="float" office:value="84.3402051199992" calcext:value-type="float">
            <text:p>84.3402051199992</text:p>
          </table:table-cell>
          <table:table-cell office:value-type="float" office:value="104027" calcext:value-type="float">
            <text:p>104027</text:p>
          </table:table-cell>
          <table:table-cell office:value-type="float" office:value="104604" calcext:value-type="float">
            <text:p>104604</text:p>
          </table:table-cell>
          <table:table-cell office:value-type="float" office:value="0.0956987074282164" calcext:value-type="float">
            <text:p>0.0956987074282164</text:p>
          </table:table-cell>
        </table:table-row>
        <table:table-row table:style-name="ro1">
          <table:table-cell office:value-type="float" office:value="84.4437285000022" calcext:value-type="float">
            <text:p>84.44372850000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104027" calcext:value-type="float">
            <text:p>104027</text:p>
          </table:table-cell>
          <table:table-cell office:value-type="float" office:value="0.0955839362160571" calcext:value-type="float">
            <text:p>0.0955839362160571</text:p>
          </table:table-cell>
        </table:table-row>
        <table:table-row table:style-name="ro1">
          <table:table-cell office:value-type="float" office:value="84.5493942590001" calcext:value-type="float">
            <text:p>84.5493942590001</text:p>
          </table:table-cell>
          <table:table-cell office:value-type="float" office:value="102793" calcext:value-type="float">
            <text:p>102793</text:p>
          </table:table-cell>
          <table:table-cell office:value-type="float" office:value="103424" calcext:value-type="float">
            <text:p>103424</text:p>
          </table:table-cell>
          <table:table-cell office:value-type="float" office:value="0.0954695242697578" calcext:value-type="float">
            <text:p>0.0954695242697578</text:p>
          </table:table-cell>
        </table:table-row>
        <table:table-row table:style-name="ro1">
          <table:table-cell office:value-type="float" office:value="84.6522299300013" calcext:value-type="float">
            <text:p>84.6522299300013</text:p>
          </table:table-cell>
          <table:table-cell office:value-type="float" office:value="102167" calcext:value-type="float">
            <text:p>102167</text:p>
          </table:table-cell>
          <table:table-cell office:value-type="float" office:value="102793" calcext:value-type="float">
            <text:p>102793</text:p>
          </table:table-cell>
          <table:table-cell office:value-type="float" office:value="0.0953554533422594" calcext:value-type="float">
            <text:p>0.0953554533422594</text:p>
          </table:table-cell>
        </table:table-row>
        <table:table-row table:style-name="ro1">
          <table:table-cell office:value-type="float" office:value="84.7541010860005" calcext:value-type="float">
            <text:p>84.7541010860005</text:p>
          </table:table-cell>
          <table:table-cell office:value-type="float" office:value="101538" calcext:value-type="float">
            <text:p>101538</text:p>
          </table:table-cell>
          <table:table-cell office:value-type="float" office:value="102167" calcext:value-type="float">
            <text:p>102167</text:p>
          </table:table-cell>
          <table:table-cell office:value-type="float" office:value="0.0952417086453715" calcext:value-type="float">
            <text:p>0.0952417086453715</text:p>
          </table:table-cell>
        </table:table-row>
        <table:table-row table:style-name="ro1">
          <table:table-cell office:value-type="float" office:value="84.8565803919992" calcext:value-type="float">
            <text:p>84.8565803919992</text:p>
          </table:table-cell>
          <table:table-cell office:value-type="float" office:value="100899" calcext:value-type="float">
            <text:p>100899</text:p>
          </table:table-cell>
          <table:table-cell office:value-type="float" office:value="101538" calcext:value-type="float">
            <text:p>101538</text:p>
          </table:table-cell>
          <table:table-cell office:value-type="float" office:value="0.0951282781589007" calcext:value-type="float">
            <text:p>0.0951282781589007</text:p>
          </table:table-cell>
        </table:table-row>
        <table:table-row table:style-name="ro1">
          <table:table-cell office:value-type="float" office:value="84.9594041720011" calcext:value-type="float">
            <text:p>84.9594041720011</text:p>
          </table:table-cell>
          <table:table-cell office:value-type="float" office:value="100255" calcext:value-type="float">
            <text:p>100255</text:p>
          </table:table-cell>
          <table:table-cell office:value-type="float" office:value="100899" calcext:value-type="float">
            <text:p>100899</text:p>
          </table:table-cell>
          <table:table-cell office:value-type="float" office:value="0.095015152077948" calcext:value-type="float">
            <text:p>0.095015152077948</text:p>
          </table:table-cell>
        </table:table-row>
        <table:table-row table:style-name="ro1">
          <table:table-cell office:value-type="float" office:value="85.0639393849997" calcext:value-type="float">
            <text:p>85.0639393849997</text:p>
          </table:table-cell>
          <table:table-cell office:value-type="float" office:value="99598" calcext:value-type="float">
            <text:p>99598</text:p>
          </table:table-cell>
          <table:table-cell office:value-type="float" office:value="100255" calcext:value-type="float">
            <text:p>100255</text:p>
          </table:table-cell>
          <table:table-cell office:value-type="float" office:value="0.094902322370741" calcext:value-type="float">
            <text:p>0.094902322370741</text:p>
          </table:table-cell>
        </table:table-row>
        <table:table-row table:style-name="ro1">
          <table:table-cell office:value-type="float" office:value="85.1653797760009" calcext:value-type="float">
            <text:p>85.1653797760009</text:p>
          </table:table-cell>
          <table:table-cell office:value-type="float" office:value="98962" calcext:value-type="float">
            <text:p>98962</text:p>
          </table:table-cell>
          <table:table-cell office:value-type="float" office:value="99598" calcext:value-type="float">
            <text:p>99598</text:p>
          </table:table-cell>
          <table:table-cell office:value-type="float" office:value="0.0947897824248947" calcext:value-type="float">
            <text:p>0.0947897824248947</text:p>
          </table:table-cell>
        </table:table-row>
        <table:table-row table:style-name="ro1">
          <table:table-cell office:value-type="float" office:value="85.2675496869997" calcext:value-type="float">
            <text:p>85.2675496869997</text:p>
          </table:table-cell>
          <table:table-cell office:value-type="float" office:value="98326" calcext:value-type="float">
            <text:p>98326</text:p>
          </table:table-cell>
          <table:table-cell office:value-type="float" office:value="98962" calcext:value-type="float">
            <text:p>98962</text:p>
          </table:table-cell>
          <table:table-cell office:value-type="float" office:value="0.0946775267644151" calcext:value-type="float">
            <text:p>0.0946775267644151</text:p>
          </table:table-cell>
        </table:table-row>
        <table:table-row table:style-name="ro1">
          <table:table-cell office:value-type="float" office:value="85.3698012490022" calcext:value-type="float">
            <text:p>85.3698012490022</text:p>
          </table:table-cell>
          <table:table-cell office:value-type="float" office:value="97697" calcext:value-type="float">
            <text:p>97697</text:p>
          </table:table-cell>
          <table:table-cell office:value-type="float" office:value="98326" calcext:value-type="float">
            <text:p>98326</text:p>
          </table:table-cell>
          <table:table-cell office:value-type="float" office:value="0.0945655508232968" calcext:value-type="float">
            <text:p>0.0945655508232968</text:p>
          </table:table-cell>
        </table:table-row>
        <table:table-row table:style-name="ro1">
          <table:table-cell office:value-type="float" office:value="85.4828712710005" calcext:value-type="float">
            <text:p>85.4828712710005</text:p>
          </table:table-cell>
          <table:table-cell office:value-type="float" office:value="97012" calcext:value-type="float">
            <text:p>97012</text:p>
          </table:table-cell>
          <table:table-cell office:value-type="float" office:value="97697" calcext:value-type="float">
            <text:p>97697</text:p>
          </table:table-cell>
          <table:table-cell office:value-type="float" office:value="0.0967792012220178" calcext:value-type="float">
            <text:p>0.0967792012220178</text:p>
          </table:table-cell>
        </table:table-row>
        <table:table-row table:style-name="ro1">
          <table:table-cell office:value-type="float" office:value="85.5913633490018" calcext:value-type="float">
            <text:p>85.5913633490018</text:p>
          </table:table-cell>
          <table:table-cell office:value-type="float" office:value="96369" calcext:value-type="float">
            <text:p>96369</text:p>
          </table:table-cell>
          <table:table-cell office:value-type="float" office:value="97012" calcext:value-type="float">
            <text:p>97012</text:p>
          </table:table-cell>
          <table:table-cell office:value-type="float" office:value="0.0985253539436166" calcext:value-type="float">
            <text:p>0.0985253539436166</text:p>
          </table:table-cell>
        </table:table-row>
        <table:table-row table:style-name="ro1">
          <table:table-cell office:value-type="float" office:value="85.6975031049988" calcext:value-type="float">
            <text:p>85.6975031049988</text:p>
          </table:table-cell>
          <table:table-cell office:value-type="float" office:value="95756" calcext:value-type="float">
            <text:p>95756</text:p>
          </table:table-cell>
          <table:table-cell office:value-type="float" office:value="96369" calcext:value-type="float">
            <text:p>96369</text:p>
          </table:table-cell>
          <table:table-cell office:value-type="float" office:value="0.0998975665272586" calcext:value-type="float">
            <text:p>0.0998975665272586</text:p>
          </table:table-cell>
        </table:table-row>
        <table:table-row table:style-name="ro1">
          <table:table-cell office:value-type="float" office:value="85.7996133250017" calcext:value-type="float">
            <text:p>85.7996133250017</text:p>
          </table:table-cell>
          <table:table-cell office:value-type="float" office:value="95184" calcext:value-type="float">
            <text:p>95184</text:p>
          </table:table-cell>
          <table:table-cell office:value-type="float" office:value="95756" calcext:value-type="float">
            <text:p>95756</text:p>
          </table:table-cell>
          <table:table-cell office:value-type="float" office:value="0.100970684800754" calcext:value-type="float">
            <text:p>0.100970684800754</text:p>
          </table:table-cell>
        </table:table-row>
        <table:table-row table:style-name="ro1">
          <table:table-cell office:value-type="float" office:value="85.9019712680019" calcext:value-type="float">
            <text:p>85.9019712680019</text:p>
          </table:table-cell>
          <table:table-cell office:value-type="float" office:value="94631" calcext:value-type="float">
            <text:p>94631</text:p>
          </table:table-cell>
          <table:table-cell office:value-type="float" office:value="95184" calcext:value-type="float">
            <text:p>95184</text:p>
          </table:table-cell>
          <table:table-cell office:value-type="float" office:value="0.101804585223781" calcext:value-type="float">
            <text:p>0.101804585223781</text:p>
          </table:table-cell>
        </table:table-row>
        <table:table-row table:style-name="ro1">
          <table:table-cell office:value-type="float" office:value="86.0045675850015" calcext:value-type="float">
            <text:p>86.0045675850015</text:p>
          </table:table-cell>
          <table:table-cell office:value-type="float" office:value="94098" calcext:value-type="float">
            <text:p>94098</text:p>
          </table:table-cell>
          <table:table-cell office:value-type="float" office:value="94631" calcext:value-type="float">
            <text:p>94631</text:p>
          </table:table-cell>
          <table:table-cell office:value-type="float" office:value="0.102447168762455" calcext:value-type="float">
            <text:p>0.102447168762455</text:p>
          </table:table-cell>
        </table:table-row>
        <table:table-row table:style-name="ro1">
          <table:table-cell office:value-type="float" office:value="86.108719934" calcext:value-type="float">
            <text:p>86.108719934</text:p>
          </table:table-cell>
          <table:table-cell office:value-type="float" office:value="93583" calcext:value-type="float">
            <text:p>93583</text:p>
          </table:table-cell>
          <table:table-cell office:value-type="float" office:value="94098" calcext:value-type="float">
            <text:p>94098</text:p>
          </table:table-cell>
          <table:table-cell office:value-type="float" office:value="0.102936755988985" calcext:value-type="float">
            <text:p>0.102936755988985</text:p>
          </table:table-cell>
        </table:table-row>
        <table:table-row table:style-name="ro1">
          <table:table-cell office:value-type="float" office:value="86.2114722629995" calcext:value-type="float">
            <text:p>86.2114722629995</text:p>
          </table:table-cell>
          <table:table-cell office:value-type="float" office:value="93102" calcext:value-type="float">
            <text:p>93102</text:p>
          </table:table-cell>
          <table:table-cell office:value-type="float" office:value="93583" calcext:value-type="float">
            <text:p>93583</text:p>
          </table:table-cell>
          <table:table-cell office:value-type="float" office:value="0.103304003161386" calcext:value-type="float">
            <text:p>0.103304003161386</text:p>
          </table:table-cell>
        </table:table-row>
        <table:table-row table:style-name="ro1">
          <table:table-cell office:value-type="float" office:value="86.313508012001" calcext:value-type="float">
            <text:p>86.313508012001</text:p>
          </table:table-cell>
          <table:table-cell office:value-type="float" office:value="92652" calcext:value-type="float">
            <text:p>92652</text:p>
          </table:table-cell>
          <table:table-cell office:value-type="float" office:value="93102" calcext:value-type="float">
            <text:p>93102</text:p>
          </table:table-cell>
          <table:table-cell office:value-type="float" office:value="0.103573435087248" calcext:value-type="float">
            <text:p>0.103573435087248</text:p>
          </table:table-cell>
        </table:table-row>
        <table:table-row table:style-name="ro1">
          <table:table-cell office:value-type="float" office:value="86.4162603110017" calcext:value-type="float">
            <text:p>86.4162603110017</text:p>
          </table:table-cell>
          <table:table-cell office:value-type="float" office:value="92230" calcext:value-type="float">
            <text:p>92230</text:p>
          </table:table-cell>
          <table:table-cell office:value-type="float" office:value="92652" calcext:value-type="float">
            <text:p>92652</text:p>
          </table:table-cell>
          <table:table-cell office:value-type="float" office:value="0.103764671414746" calcext:value-type="float">
            <text:p>0.103764671414746</text:p>
          </table:table-cell>
        </table:table-row>
        <table:table-row table:style-name="ro1">
          <table:table-cell office:value-type="float" office:value="86.5180296959989" calcext:value-type="float">
            <text:p>86.5180296959989</text:p>
          </table:table-cell>
          <table:table-cell office:value-type="float" office:value="91843" calcext:value-type="float">
            <text:p>91843</text:p>
          </table:table-cell>
          <table:table-cell office:value-type="float" office:value="92230" calcext:value-type="float">
            <text:p>92230</text:p>
          </table:table-cell>
          <table:table-cell office:value-type="float" office:value="0.10389340766544" calcext:value-type="float">
            <text:p>0.10389340766544</text:p>
          </table:table-cell>
        </table:table-row>
        <table:table-row table:style-name="ro1">
          <table:table-cell office:value-type="float" office:value="86.6206155330001" calcext:value-type="float">
            <text:p>86.6206155330001</text:p>
          </table:table-cell>
          <table:table-cell office:value-type="float" office:value="91488" calcext:value-type="float">
            <text:p>91488</text:p>
          </table:table-cell>
          <table:table-cell office:value-type="float" office:value="91843" calcext:value-type="float">
            <text:p>91843</text:p>
          </table:table-cell>
          <table:table-cell office:value-type="float" office:value="0.10397220006051" calcext:value-type="float">
            <text:p>0.10397220006051</text:p>
          </table:table-cell>
        </table:table-row>
        <table:table-row table:style-name="ro1">
          <table:table-cell office:value-type="float" office:value="86.7258113249991" calcext:value-type="float">
            <text:p>86.7258113249991</text:p>
          </table:table-cell>
          <table:table-cell office:value-type="float" office:value="91159" calcext:value-type="float">
            <text:p>91159</text:p>
          </table:table-cell>
          <table:table-cell office:value-type="float" office:value="91488" calcext:value-type="float">
            <text:p>91488</text:p>
          </table:table-cell>
          <table:table-cell office:value-type="float" office:value="0.104011093381741" calcext:value-type="float">
            <text:p>0.104011093381741</text:p>
          </table:table-cell>
        </table:table-row>
        <table:table-row table:style-name="ro1">
          <table:table-cell office:value-type="float" office:value="86.8298180210004" calcext:value-type="float">
            <text:p>86.8298180210004</text:p>
          </table:table-cell>
          <table:table-cell office:value-type="float" office:value="90873" calcext:value-type="float">
            <text:p>90873</text:p>
          </table:table-cell>
          <table:table-cell office:value-type="float" office:value="91159" calcext:value-type="float">
            <text:p>91159</text:p>
          </table:table-cell>
          <table:table-cell office:value-type="float" office:value="0.104018123260306" calcext:value-type="float">
            <text:p>0.104018123260306</text:p>
          </table:table-cell>
        </table:table-row>
        <table:table-row table:style-name="ro1">
          <table:table-cell office:value-type="float" office:value="86.9328403040017" calcext:value-type="float">
            <text:p>86.9328403040017</text:p>
          </table:table-cell>
          <table:table-cell office:value-type="float" office:value="90628" calcext:value-type="float">
            <text:p>90628</text:p>
          </table:table-cell>
          <table:table-cell office:value-type="float" office:value="90873" calcext:value-type="float">
            <text:p>90873</text:p>
          </table:table-cell>
          <table:table-cell office:value-type="float" office:value="0.103999718007783" calcext:value-type="float">
            <text:p>0.103999718007783</text:p>
          </table:table-cell>
        </table:table-row>
        <table:table-row table:style-name="ro1">
          <table:table-cell office:value-type="float" office:value="87.0373977480012" calcext:value-type="float">
            <text:p>87.0373977480012</text:p>
          </table:table-cell>
          <table:table-cell office:value-type="float" office:value="90419" calcext:value-type="float">
            <text:p>90419</text:p>
          </table:table-cell>
          <table:table-cell office:value-type="float" office:value="90628" calcext:value-type="float">
            <text:p>90628</text:p>
          </table:table-cell>
          <table:table-cell office:value-type="float" office:value="0.103961020080967" calcext:value-type="float">
            <text:p>0.103961020080967</text:p>
          </table:table-cell>
        </table:table-row>
        <table:table-row table:style-name="ro1">
          <table:table-cell office:value-type="float" office:value="87.1412545519997" calcext:value-type="float">
            <text:p>87.1412545519997</text:p>
          </table:table-cell>
          <table:table-cell office:value-type="float" office:value="90252" calcext:value-type="float">
            <text:p>90252</text:p>
          </table:table-cell>
          <table:table-cell office:value-type="float" office:value="90419" calcext:value-type="float">
            <text:p>90419</text:p>
          </table:table-cell>
          <table:table-cell office:value-type="float" office:value="0.103906143253714" calcext:value-type="float">
            <text:p>0.103906143253714</text:p>
          </table:table-cell>
        </table:table-row>
        <table:table-row table:style-name="ro1">
          <table:table-cell office:value-type="float" office:value="87.2459492279995" calcext:value-type="float">
            <text:p>87.2459492279995</text:p>
          </table:table-cell>
          <table:table-cell office:value-type="float" office:value="90127" calcext:value-type="float">
            <text:p>90127</text:p>
          </table:table-cell>
          <table:table-cell office:value-type="float" office:value="90252" calcext:value-type="float">
            <text:p>90252</text:p>
          </table:table-cell>
          <table:table-cell office:value-type="float" office:value="0.103838378354409" calcext:value-type="float">
            <text:p>0.103838378354409</text:p>
          </table:table-cell>
        </table:table-row>
        <table:table-row table:style-name="ro1">
          <table:table-cell office:value-type="float" office:value="87.3476824729987" calcext:value-type="float">
            <text:p>87.3476824729987</text:p>
          </table:table-cell>
          <table:table-cell office:value-type="float" office:value="90045" calcext:value-type="float">
            <text:p>90045</text:p>
          </table:table-cell>
          <table:table-cell office:value-type="float" office:value="90127" calcext:value-type="float">
            <text:p>90127</text:p>
          </table:table-cell>
          <table:table-cell office:value-type="float" office:value="0.103760357855941" calcext:value-type="float">
            <text:p>0.103760357855941</text:p>
          </table:table-cell>
        </table:table-row>
        <table:table-row table:style-name="ro1">
          <table:table-cell office:value-type="float" office:value="87.4498436540016" calcext:value-type="float">
            <text:p>87.4498436540016</text:p>
          </table:table-cell>
          <table:table-cell office:value-type="float" office:value="90004" calcext:value-type="float">
            <text:p>90004</text:p>
          </table:table-cell>
          <table:table-cell office:value-type="float" office:value="90045" calcext:value-type="float">
            <text:p>90045</text:p>
          </table:table-cell>
          <table:table-cell office:value-type="float" office:value="0.103674187547669" calcext:value-type="float">
            <text:p>0.103674187547669</text:p>
          </table:table-cell>
        </table:table-row>
        <table:table-row table:style-name="ro1">
          <table:table-cell office:value-type="float" office:value="87.5542479450014" calcext:value-type="float">
            <text:p>87.5542479450014</text:p>
          </table:table-cell>
          <table:table-cell office:value-type="float" office:value="90005" calcext:value-type="float">
            <text:p>90005</text:p>
          </table:table-cell>
          <table:table-cell office:value-type="float" office:value="90004" calcext:value-type="float">
            <text:p>90004</text:p>
          </table:table-cell>
          <table:table-cell office:value-type="float" office:value="0.103581551872998" calcext:value-type="float">
            <text:p>0.103581551872998</text:p>
          </table:table-cell>
        </table:table-row>
        <table:table-row table:style-name="ro1">
          <table:table-cell office:value-type="float" office:value="87.6600069260021" calcext:value-type="float">
            <text:p>87.6600069260021</text:p>
          </table:table-cell>
          <table:table-cell office:value-type="float" office:value="90050" calcext:value-type="float">
            <text:p>90050</text:p>
          </table:table-cell>
          <table:table-cell office:value-type="float" office:value="90005" calcext:value-type="float">
            <text:p>90005</text:p>
          </table:table-cell>
          <table:table-cell office:value-type="float" office:value="0.103483798199429" calcext:value-type="float">
            <text:p>0.103483798199429</text:p>
          </table:table-cell>
        </table:table-row>
        <table:table-row table:style-name="ro1">
          <table:table-cell office:value-type="float" office:value="87.7628884959995" calcext:value-type="float">
            <text:p>87.7628884959995</text:p>
          </table:table-cell>
          <table:table-cell office:value-type="float" office:value="90136" calcext:value-type="float">
            <text:p>90136</text:p>
          </table:table-cell>
          <table:table-cell office:value-type="float" office:value="90050" calcext:value-type="float">
            <text:p>90050</text:p>
          </table:table-cell>
          <table:table-cell office:value-type="float" office:value="0.103382004234601" calcext:value-type="float">
            <text:p>0.103382004234601</text:p>
          </table:table-cell>
        </table:table-row>
        <table:table-row table:style-name="ro1">
          <table:table-cell office:value-type="float" office:value="87.8645104400021" calcext:value-type="float">
            <text:p>87.8645104400021</text:p>
          </table:table-cell>
          <table:table-cell office:value-type="float" office:value="90261" calcext:value-type="float">
            <text:p>90261</text:p>
          </table:table-cell>
          <table:table-cell office:value-type="float" office:value="90136" calcext:value-type="float">
            <text:p>90136</text:p>
          </table:table-cell>
          <table:table-cell office:value-type="float" office:value="0.103277031959109" calcext:value-type="float">
            <text:p>0.103277031959109</text:p>
          </table:table-cell>
        </table:table-row>
        <table:table-row table:style-name="ro1">
          <table:table-cell office:value-type="float" office:value="87.9661079430007" calcext:value-type="float">
            <text:p>87.9661079430007</text:p>
          </table:table-cell>
          <table:table-cell office:value-type="float" office:value="90425" calcext:value-type="float">
            <text:p>90425</text:p>
          </table:table-cell>
          <table:table-cell office:value-type="float" office:value="89227" calcext:value-type="float">
            <text:p>89227</text:p>
          </table:table-cell>
          <table:table-cell office:value-type="float" office:value="0.103169570772767" calcext:value-type="float">
            <text:p>0.103169570772767</text:p>
          </table:table-cell>
        </table:table-row>
        <table:table-row table:style-name="ro1">
          <table:table-cell office:value-type="float" office:value="88.0694282889999" calcext:value-type="float">
            <text:p>88.0694282889999</text:p>
          </table:table-cell>
          <table:table-cell office:value-type="float" office:value="90633" calcext:value-type="float">
            <text:p>90633</text:p>
          </table:table-cell>
          <table:table-cell office:value-type="float" office:value="89305" calcext:value-type="float">
            <text:p>89305</text:p>
          </table:table-cell>
          <table:table-cell office:value-type="float" office:value="0.1030601720116" calcext:value-type="float">
            <text:p>0.1030601720116</text:p>
          </table:table-cell>
        </table:table-row>
        <table:table-row table:style-name="ro1">
          <table:table-cell office:value-type="float" office:value="88.1734453860008" calcext:value-type="float">
            <text:p>88.1734453860008</text:p>
          </table:table-cell>
          <table:table-cell office:value-type="float" office:value="90881" calcext:value-type="float">
            <text:p>90881</text:p>
          </table:table-cell>
          <table:table-cell office:value-type="float" office:value="90633" calcext:value-type="float">
            <text:p>90633</text:p>
          </table:table-cell>
          <table:table-cell office:value-type="float" office:value="0.102925953308939" calcext:value-type="float">
            <text:p>0.102925953308939</text:p>
          </table:table-cell>
        </table:table-row>
        <table:table-row table:style-name="ro1">
          <table:table-cell office:value-type="float" office:value="88.2778309669993" calcext:value-type="float">
            <text:p>88.2778309669993</text:p>
          </table:table-cell>
          <table:table-cell office:value-type="float" office:value="91170" calcext:value-type="float">
            <text:p>91170</text:p>
          </table:table-cell>
          <table:table-cell office:value-type="float" office:value="90881" calcext:value-type="float">
            <text:p>90881</text:p>
          </table:table-cell>
          <table:table-cell office:value-type="float" office:value="0.102795308101696" calcext:value-type="float">
            <text:p>0.102795308101696</text:p>
          </table:table-cell>
        </table:table-row>
        <table:table-row table:style-name="ro1">
          <table:table-cell office:value-type="float" office:value="88.379172216999" calcext:value-type="float">
            <text:p>88.379172216999</text:p>
          </table:table-cell>
          <table:table-cell office:value-type="float" office:value="91487" calcext:value-type="float">
            <text:p>91487</text:p>
          </table:table-cell>
          <table:table-cell office:value-type="float" office:value="91170" calcext:value-type="float">
            <text:p>91170</text:p>
          </table:table-cell>
          <table:table-cell office:value-type="float" office:value="0.102667574517679" calcext:value-type="float">
            <text:p>0.102667574517679</text:p>
          </table:table-cell>
        </table:table-row>
        <table:table-row table:style-name="ro1">
          <table:table-cell office:value-type="float" office:value="88.4810091729996" calcext:value-type="float">
            <text:p>88.4810091729996</text:p>
          </table:table-cell>
          <table:table-cell office:value-type="float" office:value="91840" calcext:value-type="float">
            <text:p>91840</text:p>
          </table:table-cell>
          <table:table-cell office:value-type="float" office:value="91487" calcext:value-type="float">
            <text:p>91487</text:p>
          </table:table-cell>
          <table:table-cell office:value-type="float" office:value="0.10254222287945" calcext:value-type="float">
            <text:p>0.10254222287945</text:p>
          </table:table-cell>
        </table:table-row>
        <table:table-row table:style-name="ro1">
          <table:table-cell office:value-type="float" office:value="88.5827081970019" calcext:value-type="float">
            <text:p>88.5827081970019</text:p>
          </table:table-cell>
          <table:table-cell office:value-type="float" office:value="92226" calcext:value-type="float">
            <text:p>92226</text:p>
          </table:table-cell>
          <table:table-cell office:value-type="float" office:value="91840" calcext:value-type="float">
            <text:p>91840</text:p>
          </table:table-cell>
          <table:table-cell office:value-type="float" office:value="0.102418829266187" calcext:value-type="float">
            <text:p>0.102418829266187</text:p>
          </table:table-cell>
        </table:table-row>
        <table:table-row table:style-name="ro1">
          <table:table-cell office:value-type="float" office:value="88.6881246029989" calcext:value-type="float">
            <text:p>88.6881246029989</text:p>
          </table:table-cell>
          <table:table-cell office:value-type="float" office:value="92659" calcext:value-type="float">
            <text:p>92659</text:p>
          </table:table-cell>
          <table:table-cell office:value-type="float" office:value="92226" calcext:value-type="float">
            <text:p>92226</text:p>
          </table:table-cell>
          <table:table-cell office:value-type="float" office:value="0.102297054363176" calcext:value-type="float">
            <text:p>0.102297054363176</text:p>
          </table:table-cell>
        </table:table-row>
        <table:table-row table:style-name="ro1">
          <table:table-cell office:value-type="float" office:value="88.7914111989994" calcext:value-type="float">
            <text:p>88.7914111989994</text:p>
          </table:table-cell>
          <table:table-cell office:value-type="float" office:value="93115" calcext:value-type="float">
            <text:p>93115</text:p>
          </table:table-cell>
          <table:table-cell office:value-type="float" office:value="91459" calcext:value-type="float">
            <text:p>91459</text:p>
          </table:table-cell>
          <table:table-cell office:value-type="float" office:value="0.102176626541388" calcext:value-type="float">
            <text:p>0.102176626541388</text:p>
          </table:table-cell>
        </table:table-row>
        <table:table-row table:style-name="ro1">
          <table:table-cell office:value-type="float" office:value="88.8948851080022" calcext:value-type="float">
            <text:p>88.8948851080022</text:p>
          </table:table-cell>
          <table:table-cell office:value-type="float" office:value="93601" calcext:value-type="float">
            <text:p>93601</text:p>
          </table:table-cell>
          <table:table-cell office:value-type="float" office:value="93115" calcext:value-type="float">
            <text:p>93115</text:p>
          </table:table-cell>
          <table:table-cell office:value-type="float" office:value="0.102057328321147" calcext:value-type="float">
            <text:p>0.102057328321147</text:p>
          </table:table-cell>
        </table:table-row>
        <table:table-row table:style-name="ro1">
          <table:table-cell office:value-type="float" office:value="88.9972797720002" calcext:value-type="float">
            <text:p>88.9972797720002</text:p>
          </table:table-cell>
          <table:table-cell office:value-type="float" office:value="94108" calcext:value-type="float">
            <text:p>94108</text:p>
          </table:table-cell>
          <table:table-cell office:value-type="float" office:value="93601" calcext:value-type="float">
            <text:p>93601</text:p>
          </table:table-cell>
          <table:table-cell office:value-type="float" office:value="0.10193898554305" calcext:value-type="float">
            <text:p>0.10193898554305</text:p>
          </table:table-cell>
        </table:table-row>
        <table:table-row table:style-name="ro1">
          <table:table-cell office:value-type="float" office:value="89.0993873920015" calcext:value-type="float">
            <text:p>89.0993873920015</text:p>
          </table:table-cell>
          <table:table-cell office:value-type="float" office:value="94638" calcext:value-type="float">
            <text:p>94638</text:p>
          </table:table-cell>
          <table:table-cell office:value-type="float" office:value="94108" calcext:value-type="float">
            <text:p>94108</text:p>
          </table:table-cell>
          <table:table-cell office:value-type="float" office:value="0.101821458704711" calcext:value-type="float">
            <text:p>0.101821458704711</text:p>
          </table:table-cell>
        </table:table-row>
        <table:table-row table:style-name="ro1">
          <table:table-cell office:value-type="float" office:value="89.2050663510017" calcext:value-type="float">
            <text:p>89.2050663510017</text:p>
          </table:table-cell>
          <table:table-cell office:value-type="float" office:value="95210" calcext:value-type="float">
            <text:p>95210</text:p>
          </table:table-cell>
          <table:table-cell office:value-type="float" office:value="94638" calcext:value-type="float">
            <text:p>94638</text:p>
          </table:table-cell>
          <table:table-cell office:value-type="float" office:value="0.101704636030135" calcext:value-type="float">
            <text:p>0.101704636030135</text:p>
          </table:table-cell>
        </table:table-row>
        <table:table-row table:style-name="ro1">
          <table:table-cell office:value-type="float" office:value="89.3087735730005" calcext:value-type="float">
            <text:p>89.3087735730005</text:p>
          </table:table-cell>
          <table:table-cell office:value-type="float" office:value="95792" calcext:value-type="float">
            <text:p>95792</text:p>
          </table:table-cell>
          <table:table-cell office:value-type="float" office:value="95210" calcext:value-type="float">
            <text:p>95210</text:p>
          </table:table-cell>
          <table:table-cell office:value-type="float" office:value="0.101588427925232" calcext:value-type="float">
            <text:p>0.101588427925232</text:p>
          </table:table-cell>
        </table:table-row>
        <table:table-row table:style-name="ro1">
          <table:table-cell office:value-type="float" office:value="89.4104109460022" calcext:value-type="float">
            <text:p>89.4104109460022</text:p>
          </table:table-cell>
          <table:table-cell office:value-type="float" office:value="96379" calcext:value-type="float">
            <text:p>96379</text:p>
          </table:table-cell>
          <table:table-cell office:value-type="float" office:value="95792" calcext:value-type="float">
            <text:p>95792</text:p>
          </table:table-cell>
          <table:table-cell office:value-type="float" office:value="0.101472762542206" calcext:value-type="float">
            <text:p>0.101472762542206</text:p>
          </table:table-cell>
        </table:table-row>
        <table:table-row table:style-name="ro1">
          <table:table-cell office:value-type="float" office:value="89.5130698440007" calcext:value-type="float">
            <text:p>89.5130698440007</text:p>
          </table:table-cell>
          <table:table-cell office:value-type="float" office:value="96988" calcext:value-type="float">
            <text:p>96988</text:p>
          </table:table-cell>
          <table:table-cell office:value-type="float" office:value="96379" calcext:value-type="float">
            <text:p>96379</text:p>
          </table:table-cell>
          <table:table-cell office:value-type="float" office:value="0.101357582231074" calcext:value-type="float">
            <text:p>0.101357582231074</text:p>
          </table:table-cell>
        </table:table-row>
        <table:table-row table:style-name="ro1">
          <table:table-cell office:value-type="float" office:value="89.6158430530013" calcext:value-type="float">
            <text:p>89.6158430530013</text:p>
          </table:table-cell>
          <table:table-cell office:value-type="float" office:value="97609" calcext:value-type="float">
            <text:p>97609</text:p>
          </table:table-cell>
          <table:table-cell office:value-type="float" office:value="95216" calcext:value-type="float">
            <text:p>95216</text:p>
          </table:table-cell>
          <table:table-cell office:value-type="float" office:value="0.101242840700873" calcext:value-type="float">
            <text:p>0.101242840700873</text:p>
          </table:table-cell>
        </table:table-row>
        <table:table-row table:style-name="ro1">
          <table:table-cell office:value-type="float" office:value="89.7201307229989" calcext:value-type="float">
            <text:p>89.7201307229989</text:p>
          </table:table-cell>
          <table:table-cell office:value-type="float" office:value="98250" calcext:value-type="float">
            <text:p>98250</text:p>
          </table:table-cell>
          <table:table-cell office:value-type="float" office:value="97609" calcext:value-type="float">
            <text:p>97609</text:p>
          </table:table-cell>
          <table:table-cell office:value-type="float" office:value="0.101128500748618" calcext:value-type="float">
            <text:p>0.101128500748618</text:p>
          </table:table-cell>
        </table:table-row>
        <table:table-row table:style-name="ro1">
          <table:table-cell office:value-type="float" office:value="89.8240057869989" calcext:value-type="float">
            <text:p>89.8240057869989</text:p>
          </table:table-cell>
          <table:table-cell office:value-type="float" office:value="98896" calcext:value-type="float">
            <text:p>98896</text:p>
          </table:table-cell>
          <table:table-cell office:value-type="float" office:value="98250" calcext:value-type="float">
            <text:p>98250</text:p>
          </table:table-cell>
          <table:table-cell office:value-type="float" office:value="0.101014532442469" calcext:value-type="float">
            <text:p>0.101014532442469</text:p>
          </table:table-cell>
        </table:table-row>
        <table:table-row table:style-name="ro1">
          <table:table-cell office:value-type="float" office:value="89.9259718450012" calcext:value-type="float">
            <text:p>89.9259718450012</text:p>
          </table:table-cell>
          <table:table-cell office:value-type="float" office:value="99535" calcext:value-type="float">
            <text:p>99535</text:p>
          </table:table-cell>
          <table:table-cell office:value-type="float" office:value="98896" calcext:value-type="float">
            <text:p>98896</text:p>
          </table:table-cell>
          <table:table-cell office:value-type="float" office:value="0.100900911668261" calcext:value-type="float">
            <text:p>0.100900911668261</text:p>
          </table:table-cell>
        </table:table-row>
        <table:table-row table:style-name="ro1">
          <table:table-cell office:value-type="float" office:value="90.0277025399992" calcext:value-type="float">
            <text:p>90.0277025399992</text:p>
          </table:table-cell>
          <table:table-cell office:value-type="float" office:value="100174" calcext:value-type="float">
            <text:p>100174</text:p>
          </table:table-cell>
          <table:table-cell office:value-type="float" office:value="99535" calcext:value-type="float">
            <text:p>99535</text:p>
          </table:table-cell>
          <table:table-cell office:value-type="float" office:value="0.100787618966716" calcext:value-type="float">
            <text:p>0.100787618966716</text:p>
          </table:table-cell>
        </table:table-row>
        <table:table-row table:style-name="ro1">
          <table:table-cell office:value-type="float" office:value="90.1353505560001" calcext:value-type="float">
            <text:p>90.1353505560001</text:p>
          </table:table-cell>
          <table:table-cell office:value-type="float" office:value="100849" calcext:value-type="float">
            <text:p>100849</text:p>
          </table:table-cell>
          <table:table-cell office:value-type="float" office:value="100174" calcext:value-type="float">
            <text:p>100174</text:p>
          </table:table-cell>
          <table:table-cell office:value-type="float" office:value="0.100674638603217" calcext:value-type="float">
            <text:p>0.100674638603217</text:p>
          </table:table-cell>
        </table:table-row>
        <table:table-row table:style-name="ro1">
          <table:table-cell office:value-type="float" office:value="90.2569524850005" calcext:value-type="float">
            <text:p>90.2569524850005</text:p>
          </table:table-cell>
          <table:table-cell office:value-type="float" office:value="101607" calcext:value-type="float">
            <text:p>101607</text:p>
          </table:table-cell>
          <table:table-cell office:value-type="float" office:value="100849" calcext:value-type="float">
            <text:p>100849</text:p>
          </table:table-cell>
          <table:table-cell office:value-type="float" office:value="0.100561957823619" calcext:value-type="float">
            <text:p>0.100561957823619</text:p>
          </table:table-cell>
        </table:table-row>
        <table:table-row table:style-name="ro1">
          <table:table-cell office:value-type="float" office:value="90.3716997400006" calcext:value-type="float">
            <text:p>90.3716997400006</text:p>
          </table:table-cell>
          <table:table-cell office:value-type="float" office:value="102314" calcext:value-type="float">
            <text:p>102314</text:p>
          </table:table-cell>
          <table:table-cell office:value-type="float" office:value="101607" calcext:value-type="float">
            <text:p>101607</text:p>
          </table:table-cell>
          <table:table-cell office:value-type="float" office:value="0.100427368700627" calcext:value-type="float">
            <text:p>0.100427368700627</text:p>
          </table:table-cell>
        </table:table-row>
        <table:table-row table:style-name="ro1">
          <table:table-cell office:value-type="float" office:value="90.4736780679996" calcext:value-type="float">
            <text:p>90.4736780679996</text:p>
          </table:table-cell>
          <table:table-cell office:value-type="float" office:value="102932" calcext:value-type="float">
            <text:p>102932</text:p>
          </table:table-cell>
          <table:table-cell office:value-type="float" office:value="102314" calcext:value-type="float">
            <text:p>102314</text:p>
          </table:table-cell>
          <table:table-cell office:value-type="float" office:value="0.100297549062497" calcext:value-type="float">
            <text:p>0.100297549062497</text:p>
          </table:table-cell>
        </table:table-row>
        <table:table-row table:style-name="ro1">
          <table:table-cell office:value-type="float" office:value="90.5758717790013" calcext:value-type="float">
            <text:p>90.5758717790013</text:p>
          </table:table-cell>
          <table:table-cell office:value-type="float" office:value="103539" calcext:value-type="float">
            <text:p>103539</text:p>
          </table:table-cell>
          <table:table-cell office:value-type="float" office:value="102932" calcext:value-type="float">
            <text:p>102932</text:p>
          </table:table-cell>
          <table:table-cell office:value-type="float" office:value="0.100171594067273" calcext:value-type="float">
            <text:p>0.100171594067273</text:p>
          </table:table-cell>
        </table:table-row>
        <table:table-row table:style-name="ro1">
          <table:table-cell office:value-type="float" office:value="90.6774705419994" calcext:value-type="float">
            <text:p>90.6774705419994</text:p>
          </table:table-cell>
          <table:table-cell office:value-type="float" office:value="104129" calcext:value-type="float">
            <text:p>104129</text:p>
          </table:table-cell>
          <table:table-cell office:value-type="float" office:value="103539" calcext:value-type="float">
            <text:p>103539</text:p>
          </table:table-cell>
          <table:table-cell office:value-type="float" office:value="0.100048779678597" calcext:value-type="float">
            <text:p>0.100048779678597</text:p>
          </table:table-cell>
        </table:table-row>
        <table:table-row table:style-name="ro1">
          <table:table-cell office:value-type="float" office:value="90.7791633460001" calcext:value-type="float">
            <text:p>90.7791633460001</text:p>
          </table:table-cell>
          <table:table-cell office:value-type="float" office:value="104702" calcext:value-type="float">
            <text:p>104702</text:p>
          </table:table-cell>
          <table:table-cell office:value-type="float" office:value="104129" calcext:value-type="float">
            <text:p>104129</text:p>
          </table:table-cell>
          <table:table-cell office:value-type="float" office:value="0.0999285265053089" calcext:value-type="float">
            <text:p>0.0999285265053089</text:p>
          </table:table-cell>
        </table:table-row>
        <table:table-row table:style-name="ro1">
          <table:table-cell office:value-type="float" office:value="90.8829919599993" calcext:value-type="float">
            <text:p>90.8829919599993</text:p>
          </table:table-cell>
          <table:table-cell office:value-type="float" office:value="105267" calcext:value-type="float">
            <text:p>105267</text:p>
          </table:table-cell>
          <table:table-cell office:value-type="float" office:value="104702" calcext:value-type="float">
            <text:p>104702</text:p>
          </table:table-cell>
          <table:table-cell office:value-type="float" office:value="0.0998103708731213" calcext:value-type="float">
            <text:p>0.0998103708731213</text:p>
          </table:table-cell>
        </table:table-row>
        <table:table-row table:style-name="ro1">
          <table:table-cell office:value-type="float" office:value="90.9867743030009" calcext:value-type="float">
            <text:p>90.9867743030009</text:p>
          </table:table-cell>
          <table:table-cell office:value-type="float" office:value="105810" calcext:value-type="float">
            <text:p>105810</text:p>
          </table:table-cell>
          <table:table-cell office:value-type="float" office:value="105267" calcext:value-type="float">
            <text:p>105267</text:p>
          </table:table-cell>
          <table:table-cell office:value-type="float" office:value="0.099693941681959" calcext:value-type="float">
            <text:p>0.099693941681959</text:p>
          </table:table-cell>
        </table:table-row>
        <table:table-row table:style-name="ro1">
          <table:table-cell office:value-type="float" office:value="91.0903111219996" calcext:value-type="float">
            <text:p>91.0903111219996</text:p>
          </table:table-cell>
          <table:table-cell office:value-type="float" office:value="106327" calcext:value-type="float">
            <text:p>106327</text:p>
          </table:table-cell>
          <table:table-cell office:value-type="float" office:value="105810" calcext:value-type="float">
            <text:p>105810</text:p>
          </table:table-cell>
          <table:table-cell office:value-type="float" office:value="0.0995789418918227" calcext:value-type="float">
            <text:p>0.0995789418918227</text:p>
          </table:table-cell>
        </table:table-row>
        <table:table-row table:style-name="ro1">
          <table:table-cell office:value-type="float" office:value="91.1925373939994" calcext:value-type="float">
            <text:p>91.1925373939994</text:p>
          </table:table-cell>
          <table:table-cell office:value-type="float" office:value="106811" calcext:value-type="float">
            <text:p>106811</text:p>
          </table:table-cell>
          <table:table-cell office:value-type="float" office:value="105607" calcext:value-type="float">
            <text:p>105607</text:p>
          </table:table-cell>
          <table:table-cell office:value-type="float" office:value="0.099465133711478" calcext:value-type="float">
            <text:p>0.099465133711478</text:p>
          </table:table-cell>
        </table:table-row>
        <table:table-row table:style-name="ro1">
          <table:table-cell office:value-type="float" office:value="91.2941873870004" calcext:value-type="float">
            <text:p>91.2941873870004</text:p>
          </table:table-cell>
          <table:table-cell office:value-type="float" office:value="107264" calcext:value-type="float">
            <text:p>107264</text:p>
          </table:table-cell>
          <table:table-cell office:value-type="float" office:value="106811" calcext:value-type="float">
            <text:p>106811</text:p>
          </table:table-cell>
          <table:table-cell office:value-type="float" office:value="0.0993523267494022" calcext:value-type="float">
            <text:p>0.0993523267494022</text:p>
          </table:table-cell>
        </table:table-row>
        <table:table-row table:style-name="ro1">
          <table:table-cell office:value-type="float" office:value="91.3972739109995" calcext:value-type="float">
            <text:p>91.3972739109995</text:p>
          </table:table-cell>
          <table:table-cell office:value-type="float" office:value="107694" calcext:value-type="float">
            <text:p>107694</text:p>
          </table:table-cell>
          <table:table-cell office:value-type="float" office:value="107264" calcext:value-type="float">
            <text:p>107264</text:p>
          </table:table-cell>
          <table:table-cell office:value-type="float" office:value="0.0992403685345382" calcext:value-type="float">
            <text:p>0.0992403685345382</text:p>
          </table:table-cell>
        </table:table-row>
        <table:table-row table:style-name="ro1">
          <table:table-cell office:value-type="float" office:value="91.500832730002" calcext:value-type="float">
            <text:p>91.500832730002</text:p>
          </table:table-cell>
          <table:table-cell office:value-type="float" office:value="108093" calcext:value-type="float">
            <text:p>108093</text:p>
          </table:table-cell>
          <table:table-cell office:value-type="float" office:value="107694" calcext:value-type="float">
            <text:p>107694</text:p>
          </table:table-cell>
          <table:table-cell office:value-type="float" office:value="0.0991291369328937" calcext:value-type="float">
            <text:p>0.0991291369328937</text:p>
          </table:table-cell>
        </table:table-row>
        <table:table-row table:style-name="ro1">
          <table:table-cell office:value-type="float" office:value="91.6043179990011" calcext:value-type="float">
            <text:p>91.6043179990011</text:p>
          </table:table-cell>
          <table:table-cell office:value-type="float" office:value="108457" calcext:value-type="float">
            <text:p>108457</text:p>
          </table:table-cell>
          <table:table-cell office:value-type="float" office:value="108093" calcext:value-type="float">
            <text:p>108093</text:p>
          </table:table-cell>
          <table:table-cell office:value-type="float" office:value="0.0990185340808166" calcext:value-type="float">
            <text:p>0.0990185340808166</text:p>
          </table:table-cell>
        </table:table-row>
        <table:table-row table:style-name="ro1">
          <table:table-cell office:value-type="float" office:value="91.7066202720016" calcext:value-type="float">
            <text:p>91.7066202720016</text:p>
          </table:table-cell>
          <table:table-cell office:value-type="float" office:value="108783" calcext:value-type="float">
            <text:p>108783</text:p>
          </table:table-cell>
          <table:table-cell office:value-type="float" office:value="107257" calcext:value-type="float">
            <text:p>107257</text:p>
          </table:table-cell>
          <table:table-cell office:value-type="float" office:value="0.0989084815316117" calcext:value-type="float">
            <text:p>0.0989084815316117</text:p>
          </table:table-cell>
        </table:table-row>
        <table:table-row table:style-name="ro1">
          <table:table-cell office:value-type="float" office:value="91.8088946540011" calcext:value-type="float">
            <text:p>91.8088946540011</text:p>
          </table:table-cell>
          <table:table-cell office:value-type="float" office:value="109071" calcext:value-type="float">
            <text:p>109071</text:p>
          </table:table-cell>
          <table:table-cell office:value-type="float" office:value="108783" calcext:value-type="float">
            <text:p>108783</text:p>
          </table:table-cell>
          <table:table-cell office:value-type="float" office:value="0.0987989163728304" calcext:value-type="float">
            <text:p>0.0987989163728304</text:p>
          </table:table-cell>
        </table:table-row>
        <table:table-row table:style-name="ro1">
          <table:table-cell office:value-type="float" office:value="91.9155806970011" calcext:value-type="float">
            <text:p>91.9155806970011</text:p>
          </table:table-cell>
          <table:table-cell office:value-type="float" office:value="109333" calcext:value-type="float">
            <text:p>109333</text:p>
          </table:table-cell>
          <table:table-cell office:value-type="float" office:value="109071" calcext:value-type="float">
            <text:p>109071</text:p>
          </table:table-cell>
          <table:table-cell office:value-type="float" office:value="0.0986897881200984" calcext:value-type="float">
            <text:p>0.0986897881200984</text:p>
          </table:table-cell>
        </table:table-row>
        <table:table-row table:style-name="ro1">
          <table:table-cell office:value-type="float" office:value="92.0183285150015" calcext:value-type="float">
            <text:p>92.0183285150015</text:p>
          </table:table-cell>
          <table:table-cell office:value-type="float" office:value="109545" calcext:value-type="float">
            <text:p>109545</text:p>
          </table:table-cell>
          <table:table-cell office:value-type="float" office:value="109333" calcext:value-type="float">
            <text:p>109333</text:p>
          </table:table-cell>
          <table:table-cell office:value-type="float" office:value="0.0985810562321747" calcext:value-type="float">
            <text:p>0.0985810562321747</text:p>
          </table:table-cell>
        </table:table-row>
        <table:table-row table:style-name="ro1">
          <table:table-cell office:value-type="float" office:value="92.1204170849996" calcext:value-type="float">
            <text:p>92.1204170849996</text:p>
          </table:table-cell>
          <table:table-cell office:value-type="float" office:value="109716" calcext:value-type="float">
            <text:p>109716</text:p>
          </table:table-cell>
          <table:table-cell office:value-type="float" office:value="109219" calcext:value-type="float">
            <text:p>109219</text:p>
          </table:table-cell>
          <table:table-cell office:value-type="float" office:value="0.0984726881229946" calcext:value-type="float">
            <text:p>0.0984726881229946</text:p>
          </table:table-cell>
        </table:table-row>
        <table:table-row table:style-name="ro1">
          <table:table-cell office:value-type="float" office:value="92.2229865609988" calcext:value-type="float">
            <text:p>92.2229865609988</text:p>
          </table:table-cell>
          <table:table-cell office:value-type="float" office:value="109848" calcext:value-type="float">
            <text:p>109848</text:p>
          </table:table-cell>
          <table:table-cell office:value-type="float" office:value="109716" calcext:value-type="float">
            <text:p>109716</text:p>
          </table:table-cell>
          <table:table-cell office:value-type="float" office:value="0.098364657571301" calcext:value-type="float">
            <text:p>0.098364657571301</text:p>
          </table:table-cell>
        </table:table-row>
        <table:table-row table:style-name="ro1">
          <table:table-cell office:value-type="float" office:value="92.3259391630018" calcext:value-type="float">
            <text:p>92.3259391630018</text:p>
          </table:table-cell>
          <table:table-cell office:value-type="float" office:value="109940" calcext:value-type="float">
            <text:p>109940</text:p>
          </table:table-cell>
          <table:table-cell office:value-type="float" office:value="108648" calcext:value-type="float">
            <text:p>108648</text:p>
          </table:table-cell>
          <table:table-cell office:value-type="float" office:value="0.0982569434483452" calcext:value-type="float">
            <text:p>0.0982569434483452</text:p>
          </table:table-cell>
        </table:table-row>
        <table:table-row table:style-name="ro1">
          <table:table-cell office:value-type="float" office:value="92.4312159459987" calcext:value-type="float">
            <text:p>92.4312159459987</text:p>
          </table:table-cell>
          <table:table-cell office:value-type="float" office:value="109990" calcext:value-type="float">
            <text:p>109990</text:p>
          </table:table-cell>
          <table:table-cell office:value-type="float" office:value="109940" calcext:value-type="float">
            <text:p>109940</text:p>
          </table:table-cell>
          <table:table-cell office:value-type="float" office:value="0.0981495287000442" calcext:value-type="float">
            <text:p>0.0981495287000442</text:p>
          </table:table-cell>
        </table:table-row>
        <table:table-row table:style-name="ro1">
          <table:table-cell office:value-type="float" office:value="92.5361905060017" calcext:value-type="float">
            <text:p>92.5361905060017</text:p>
          </table:table-cell>
          <table:table-cell office:value-type="float" office:value="109997" calcext:value-type="float">
            <text:p>109997</text:p>
          </table:table-cell>
          <table:table-cell office:value-type="float" office:value="109990" calcext:value-type="float">
            <text:p>109990</text:p>
          </table:table-cell>
          <table:table-cell office:value-type="float" office:value="0.0980423995327035" calcext:value-type="float">
            <text:p>0.0980423995327035</text:p>
          </table:table-cell>
        </table:table-row>
        <table:table-row table:style-name="ro1">
          <table:table-cell office:value-type="float" office:value="92.6560372499989" calcext:value-type="float">
            <text:p>92.6560372499989</text:p>
          </table:table-cell>
          <table:table-cell office:value-type="float" office:value="109951" calcext:value-type="float">
            <text:p>109951</text:p>
          </table:table-cell>
          <table:table-cell office:value-type="float" office:value="109997" calcext:value-type="float">
            <text:p>109997</text:p>
          </table:table-cell>
          <table:table-cell office:value-type="float" office:value="0.0979355447615908" calcext:value-type="float">
            <text:p>0.0979355447615908</text:p>
          </table:table-cell>
        </table:table-row>
        <table:table-row table:style-name="ro1">
          <table:table-cell office:value-type="float" office:value="92.7679248550012" calcext:value-type="float">
            <text:p>92.7679248550012</text:p>
          </table:table-cell>
          <table:table-cell office:value-type="float" office:value="109858" calcext:value-type="float">
            <text:p>109858</text:p>
          </table:table-cell>
          <table:table-cell office:value-type="float" office:value="109951" calcext:value-type="float">
            <text:p>109951</text:p>
          </table:table-cell>
          <table:table-cell office:value-type="float" office:value="0.0978289552897921" calcext:value-type="float">
            <text:p>0.0978289552897921</text:p>
          </table:table-cell>
        </table:table-row>
        <table:table-row table:style-name="ro1">
          <table:table-cell office:value-type="float" office:value="92.873400430999" calcext:value-type="float">
            <text:p>92.873400430999</text:p>
          </table:table-cell>
          <table:table-cell office:value-type="float" office:value="109726" calcext:value-type="float">
            <text:p>109726</text:p>
          </table:table-cell>
          <table:table-cell office:value-type="float" office:value="108658" calcext:value-type="float">
            <text:p>108658</text:p>
          </table:table-cell>
          <table:table-cell office:value-type="float" office:value="0.0977016091562397" calcext:value-type="float">
            <text:p>0.0977016091562397</text:p>
          </table:table-cell>
        </table:table-row>
        <table:table-row table:style-name="ro1">
          <table:table-cell office:value-type="float" office:value="92.9764000940013" calcext:value-type="float">
            <text:p>92.9764000940013</text:p>
          </table:table-cell>
          <table:table-cell office:value-type="float" office:value="109555" calcext:value-type="float">
            <text:p>109555</text:p>
          </table:table-cell>
          <table:table-cell office:value-type="float" office:value="109726" calcext:value-type="float">
            <text:p>109726</text:p>
          </table:table-cell>
          <table:table-cell office:value-type="float" office:value="0.0975787630531471" calcext:value-type="float">
            <text:p>0.0975787630531471</text:p>
          </table:table-cell>
        </table:table-row>
        <table:table-row table:style-name="ro1">
          <table:table-cell office:value-type="float" office:value="93.0801953869996" calcext:value-type="float">
            <text:p>93.0801953869996</text:p>
          </table:table-cell>
          <table:table-cell office:value-type="float" office:value="109342" calcext:value-type="float">
            <text:p>109342</text:p>
          </table:table-cell>
          <table:table-cell office:value-type="float" office:value="109555" calcext:value-type="float">
            <text:p>109555</text:p>
          </table:table-cell>
          <table:table-cell office:value-type="float" office:value="0.0974595621666557" calcext:value-type="float">
            <text:p>0.0974595621666557</text:p>
          </table:table-cell>
        </table:table-row>
        <table:table-row table:style-name="ro1">
          <table:table-cell office:value-type="float" office:value="93.1838513780022" calcext:value-type="float">
            <text:p>93.1838513780022</text:p>
          </table:table-cell>
          <table:table-cell office:value-type="float" office:value="109091" calcext:value-type="float">
            <text:p>109091</text:p>
          </table:table-cell>
          <table:table-cell office:value-type="float" office:value="109342" calcext:value-type="float">
            <text:p>109342</text:p>
          </table:table-cell>
          <table:table-cell office:value-type="float" office:value="0.09734332249974" calcext:value-type="float">
            <text:p>0.09734332249974</text:p>
          </table:table-cell>
        </table:table-row>
        <table:table-row table:style-name="ro1">
          <table:table-cell office:value-type="float" office:value="93.28617381" calcext:value-type="float">
            <text:p>93.28617381</text:p>
          </table:table-cell>
          <table:table-cell office:value-type="float" office:value="108804" calcext:value-type="float">
            <text:p>108804</text:p>
          </table:table-cell>
          <table:table-cell office:value-type="float" office:value="107891" calcext:value-type="float">
            <text:p>107891</text:p>
          </table:table-cell>
          <table:table-cell office:value-type="float" office:value="0.0972294967094695" calcext:value-type="float">
            <text:p>0.0972294967094695</text:p>
          </table:table-cell>
        </table:table-row>
        <table:table-row table:style-name="ro1">
          <table:table-cell office:value-type="float" office:value="93.3880875180003" calcext:value-type="float">
            <text:p>93.3880875180003</text:p>
          </table:table-cell>
          <table:table-cell office:value-type="float" office:value="108483" calcext:value-type="float">
            <text:p>108483</text:p>
          </table:table-cell>
          <table:table-cell office:value-type="float" office:value="108804" calcext:value-type="float">
            <text:p>108804</text:p>
          </table:table-cell>
          <table:table-cell office:value-type="float" office:value="0.0971176467768129" calcext:value-type="float">
            <text:p>0.0971176467768129</text:p>
          </table:table-cell>
        </table:table-row>
        <table:table-row table:style-name="ro1">
          <table:table-cell office:value-type="float" office:value="93.490410450002" calcext:value-type="float">
            <text:p>93.490410450002</text:p>
          </table:table-cell>
          <table:table-cell office:value-type="float" office:value="108125" calcext:value-type="float">
            <text:p>108125</text:p>
          </table:table-cell>
          <table:table-cell office:value-type="float" office:value="108483" calcext:value-type="float">
            <text:p>108483</text:p>
          </table:table-cell>
          <table:table-cell office:value-type="float" office:value="0.0970074221424804" calcext:value-type="float">
            <text:p>0.0970074221424804</text:p>
          </table:table-cell>
        </table:table-row>
        <table:table-row table:style-name="ro1">
          <table:table-cell office:value-type="float" office:value="93.5958347759988" calcext:value-type="float">
            <text:p>93.5958347759988</text:p>
          </table:table-cell>
          <table:table-cell office:value-type="float" office:value="107721" calcext:value-type="float">
            <text:p>107721</text:p>
          </table:table-cell>
          <table:table-cell office:value-type="float" office:value="106627" calcext:value-type="float">
            <text:p>106627</text:p>
          </table:table-cell>
          <table:table-cell office:value-type="float" office:value="0.0968985422155921" calcext:value-type="float">
            <text:p>0.0968985422155921</text:p>
          </table:table-cell>
        </table:table-row>
        <table:table-row table:style-name="ro1">
          <table:table-cell office:value-type="float" office:value="93.699598277999" calcext:value-type="float">
            <text:p>93.699598277999</text:p>
          </table:table-cell>
          <table:table-cell office:value-type="float" office:value="107291" calcext:value-type="float">
            <text:p>107291</text:p>
          </table:table-cell>
          <table:table-cell office:value-type="float" office:value="107721" calcext:value-type="float">
            <text:p>107721</text:p>
          </table:table-cell>
          <table:table-cell office:value-type="float" office:value="0.0967907823806107" calcext:value-type="float">
            <text:p>0.0967907823806107</text:p>
          </table:table-cell>
        </table:table-row>
        <table:table-row table:style-name="ro1">
          <table:table-cell office:value-type="float" office:value="93.8021336839993" calcext:value-type="float">
            <text:p>93.8021336839993</text:p>
          </table:table-cell>
          <table:table-cell office:value-type="float" office:value="106835" calcext:value-type="float">
            <text:p>106835</text:p>
          </table:table-cell>
          <table:table-cell office:value-type="float" office:value="107291" calcext:value-type="float">
            <text:p>107291</text:p>
          </table:table-cell>
          <table:table-cell office:value-type="float" office:value="0.0966839628028843" calcext:value-type="float">
            <text:p>0.0966839628028843</text:p>
          </table:table-cell>
        </table:table-row>
        <table:table-row table:style-name="ro1">
          <table:table-cell office:value-type="float" office:value="93.9051100360011" calcext:value-type="float">
            <text:p>93.9051100360011</text:p>
          </table:table-cell>
          <table:table-cell office:value-type="float" office:value="106349" calcext:value-type="float">
            <text:p>106349</text:p>
          </table:table-cell>
          <table:table-cell office:value-type="float" office:value="106835" calcext:value-type="float">
            <text:p>106835</text:p>
          </table:table-cell>
          <table:table-cell office:value-type="float" office:value="0.0965779394730767" calcext:value-type="float">
            <text:p>0.0965779394730767</text:p>
          </table:table-cell>
        </table:table-row>
        <table:table-row table:style-name="ro1">
          <table:table-cell office:value-type="float" office:value="94.0076275210013" calcext:value-type="float">
            <text:p>94.0076275210013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6349" calcext:value-type="float">
            <text:p>106349</text:p>
          </table:table-cell>
          <table:table-cell office:value-type="float" office:value="0.0964725970427089" calcext:value-type="float">
            <text:p>0.0964725970427089</text:p>
          </table:table-cell>
        </table:table-row>
        <table:table-row table:style-name="ro1">
          <table:table-cell office:value-type="float" office:value="94.1125522500006" calcext:value-type="float">
            <text:p>94.1125522500006</text:p>
          </table:table-cell>
          <table:table-cell office:value-type="float" office:value="105291" calcext:value-type="float">
            <text:p>105291</text:p>
          </table:table-cell>
          <table:table-cell office:value-type="float" office:value="105356" calcext:value-type="float">
            <text:p>105356</text:p>
          </table:table-cell>
          <table:table-cell office:value-type="float" office:value="0.0963678430925893" calcext:value-type="float">
            <text:p>0.0963678430925893</text:p>
          </table:table-cell>
        </table:table-row>
        <table:table-row table:style-name="ro1">
          <table:table-cell office:value-type="float" office:value="94.2186162840008" calcext:value-type="float">
            <text:p>94.2186162840008</text:p>
          </table:table-cell>
          <table:table-cell office:value-type="float" office:value="104714" calcext:value-type="float">
            <text:p>104714</text:p>
          </table:table-cell>
          <table:table-cell office:value-type="float" office:value="105291" calcext:value-type="float">
            <text:p>105291</text:p>
          </table:table-cell>
          <table:table-cell office:value-type="float" office:value="0.0962636035475539" calcext:value-type="float">
            <text:p>0.0962636035475539</text:p>
          </table:table-cell>
        </table:table-row>
        <table:table-row table:style-name="ro1">
          <table:table-cell office:value-type="float" office:value="94.3210292580006" calcext:value-type="float">
            <text:p>94.3210292580006</text:p>
          </table:table-cell>
          <table:table-cell office:value-type="float" office:value="104137" calcext:value-type="float">
            <text:p>104137</text:p>
          </table:table-cell>
          <table:table-cell office:value-type="float" office:value="104714" calcext:value-type="float">
            <text:p>104714</text:p>
          </table:table-cell>
          <table:table-cell office:value-type="float" office:value="0.0961598190082559" calcext:value-type="float">
            <text:p>0.0961598190082559</text:p>
          </table:table-cell>
        </table:table-row>
        <table:table-row table:style-name="ro1">
          <table:table-cell office:value-type="float" office:value="94.4254848700002" calcext:value-type="float">
            <text:p>94.4254848700002</text:p>
          </table:table-cell>
          <table:table-cell office:value-type="float" office:value="103531" calcext:value-type="float">
            <text:p>103531</text:p>
          </table:table-cell>
          <table:table-cell office:value-type="float" office:value="104137" calcext:value-type="float">
            <text:p>104137</text:p>
          </table:table-cell>
          <table:table-cell office:value-type="float" office:value="0.0960564418165941" calcext:value-type="float">
            <text:p>0.0960564418165941</text:p>
          </table:table-cell>
        </table:table-row>
        <table:table-row table:style-name="ro1">
          <table:table-cell office:value-type="float" office:value="94.5306423820002" calcext:value-type="float">
            <text:p>94.5306423820002</text:p>
          </table:table-cell>
          <table:table-cell office:value-type="float" office:value="102906" calcext:value-type="float">
            <text:p>102906</text:p>
          </table:table-cell>
          <table:table-cell office:value-type="float" office:value="103531" calcext:value-type="float">
            <text:p>103531</text:p>
          </table:table-cell>
          <table:table-cell office:value-type="float" office:value="0.0959534337080523" calcext:value-type="float">
            <text:p>0.0959534337080523</text:p>
          </table:table-cell>
        </table:table-row>
        <table:table-row table:style-name="ro1">
          <table:table-cell office:value-type="float" office:value="94.6346740480003" calcext:value-type="float">
            <text:p>94.6346740480003</text:p>
          </table:table-cell>
          <table:table-cell office:value-type="float" office:value="102275" calcext:value-type="float">
            <text:p>102275</text:p>
          </table:table-cell>
          <table:table-cell office:value-type="float" office:value="102906" calcext:value-type="float">
            <text:p>102906</text:p>
          </table:table-cell>
          <table:table-cell office:value-type="float" office:value="0.0958507639335681" calcext:value-type="float">
            <text:p>0.0958507639335681</text:p>
          </table:table-cell>
        </table:table-row>
        <table:table-row table:style-name="ro1">
          <table:table-cell office:value-type="float" office:value="94.7367792580008" calcext:value-type="float">
            <text:p>94.7367792580008</text:p>
          </table:table-cell>
          <table:table-cell office:value-type="float" office:value="101646" calcext:value-type="float">
            <text:p>101646</text:p>
          </table:table-cell>
          <table:table-cell office:value-type="float" office:value="102275" calcext:value-type="float">
            <text:p>102275</text:p>
          </table:table-cell>
          <table:table-cell office:value-type="float" office:value="0.095748407757024" calcext:value-type="float">
            <text:p>0.095748407757024</text:p>
          </table:table-cell>
        </table:table-row>
        <table:table-row table:style-name="ro1">
          <table:table-cell office:value-type="float" office:value="94.8395713970022" calcext:value-type="float">
            <text:p>94.8395713970022</text:p>
          </table:table-cell>
          <table:table-cell office:value-type="float" office:value="101006" calcext:value-type="float">
            <text:p>101006</text:p>
          </table:table-cell>
          <table:table-cell office:value-type="float" office:value="101646" calcext:value-type="float">
            <text:p>101646</text:p>
          </table:table-cell>
          <table:table-cell office:value-type="float" office:value="0.0956463452532382" calcext:value-type="float">
            <text:p>0.0956463452532382</text:p>
          </table:table-cell>
        </table:table-row>
        <table:table-row table:style-name="ro1">
          <table:table-cell office:value-type="float" office:value="94.9485251510014" calcext:value-type="float">
            <text:p>94.9485251510014</text:p>
          </table:table-cell>
          <table:table-cell office:value-type="float" office:value="100323" calcext:value-type="float">
            <text:p>100323</text:p>
          </table:table-cell>
          <table:table-cell office:value-type="float" office:value="101006" calcext:value-type="float">
            <text:p>101006</text:p>
          </table:table-cell>
          <table:table-cell office:value-type="float" office:value="0.0955445603463538" calcext:value-type="float">
            <text:p>0.0955445603463538</text:p>
          </table:table-cell>
        </table:table-row>
        <table:table-row table:style-name="ro1">
          <table:table-cell office:value-type="float" office:value="95.0520377800021" calcext:value-type="float">
            <text:p>95.0520377800021</text:p>
          </table:table-cell>
          <table:table-cell office:value-type="float" office:value="99673" calcext:value-type="float">
            <text:p>99673</text:p>
          </table:table-cell>
          <table:table-cell office:value-type="float" office:value="100323" calcext:value-type="float">
            <text:p>100323</text:p>
          </table:table-cell>
          <table:table-cell office:value-type="float" office:value="0.0954430400405466" calcext:value-type="float">
            <text:p>0.0954430400405466</text:p>
          </table:table-cell>
        </table:table-row>
        <table:table-row table:style-name="ro1">
          <table:table-cell office:value-type="float" office:value="95.1633228169994" calcext:value-type="float">
            <text:p>95.1633228169994</text:p>
          </table:table-cell>
          <table:table-cell office:value-type="float" office:value="98975" calcext:value-type="float">
            <text:p>98975</text:p>
          </table:table-cell>
          <table:table-cell office:value-type="float" office:value="99673" calcext:value-type="float">
            <text:p>99673</text:p>
          </table:table-cell>
          <table:table-cell office:value-type="float" office:value="0.0953417738045892" calcext:value-type="float">
            <text:p>0.0953417738045892</text:p>
          </table:table-cell>
        </table:table-row>
        <table:table-row table:style-name="ro1">
          <table:table-cell office:value-type="float" office:value="95.2722823110016" calcext:value-type="float">
            <text:p>95.2722823110016</text:p>
          </table:table-cell>
          <table:table-cell office:value-type="float" office:value="98297" calcext:value-type="float">
            <text:p>98297</text:p>
          </table:table-cell>
          <table:table-cell office:value-type="float" office:value="98399" calcext:value-type="float">
            <text:p>98399</text:p>
          </table:table-cell>
          <table:table-cell office:value-type="float" office:value="0.095220787464724" calcext:value-type="float">
            <text:p>0.095220787464724</text:p>
          </table:table-cell>
        </table:table-row>
        <table:table-row table:style-name="ro1">
          <table:table-cell office:value-type="float" office:value="95.3788511019993" calcext:value-type="float">
            <text:p>95.3788511019993</text:p>
          </table:table-cell>
          <table:table-cell office:value-type="float" office:value="97642" calcext:value-type="float">
            <text:p>97642</text:p>
          </table:table-cell>
          <table:table-cell office:value-type="float" office:value="98297" calcext:value-type="float">
            <text:p>98297</text:p>
          </table:table-cell>
          <table:table-cell office:value-type="float" office:value="0.0972071241883933" calcext:value-type="float">
            <text:p>0.0972071241883933</text:p>
          </table:table-cell>
        </table:table-row>
        <table:table-row table:style-name="ro1">
          <table:table-cell office:value-type="float" office:value="95.4814783290021" calcext:value-type="float">
            <text:p>95.4814783290021</text:p>
          </table:table-cell>
          <table:table-cell office:value-type="float" office:value="97020" calcext:value-type="float">
            <text:p>97020</text:p>
          </table:table-cell>
          <table:table-cell office:value-type="float" office:value="97642" calcext:value-type="float">
            <text:p>97642</text:p>
          </table:table-cell>
          <table:table-cell office:value-type="float" office:value="0.0987741027120592" calcext:value-type="float">
            <text:p>0.0987741027120592</text:p>
          </table:table-cell>
        </table:table-row>
        <table:table-row table:style-name="ro1">
          <table:table-cell office:value-type="float" office:value="95.5827793579992" calcext:value-type="float">
            <text:p>95.5827793579992</text:p>
          </table:table-cell>
          <table:table-cell office:value-type="float" office:value="96419" calcext:value-type="float">
            <text:p>96419</text:p>
          </table:table-cell>
          <table:table-cell office:value-type="float" office:value="97020" calcext:value-type="float">
            <text:p>97020</text:p>
          </table:table-cell>
          <table:table-cell office:value-type="float" office:value="0.100005641036384" calcext:value-type="float">
            <text:p>0.100005641036384</text:p>
          </table:table-cell>
        </table:table-row>
        <table:table-row table:style-name="ro1">
          <table:table-cell office:value-type="float" office:value="95.684945068002" calcext:value-type="float">
            <text:p>95.684945068002</text:p>
          </table:table-cell>
          <table:table-cell office:value-type="float" office:value="95827" calcext:value-type="float">
            <text:p>95827</text:p>
          </table:table-cell>
          <table:table-cell office:value-type="float" office:value="96419" calcext:value-type="float">
            <text:p>96419</text:p>
          </table:table-cell>
          <table:table-cell office:value-type="float" office:value="0.100968873416109" calcext:value-type="float">
            <text:p>0.100968873416109</text:p>
          </table:table-cell>
        </table:table-row>
        <table:table-row table:style-name="ro1">
          <table:table-cell office:value-type="float" office:value="95.7873441519987" calcext:value-type="float">
            <text:p>95.7873441519987</text:p>
          </table:table-cell>
          <table:table-cell office:value-type="float" office:value="95252" calcext:value-type="float">
            <text:p>95252</text:p>
          </table:table-cell>
          <table:table-cell office:value-type="float" office:value="95827" calcext:value-type="float">
            <text:p>95827</text:p>
          </table:table-cell>
          <table:table-cell office:value-type="float" office:value="0.101717507109851" calcext:value-type="float">
            <text:p>0.101717507109851</text:p>
          </table:table-cell>
        </table:table-row>
        <table:table-row table:style-name="ro1">
          <table:table-cell office:value-type="float" office:value="95.8914734089995" calcext:value-type="float">
            <text:p>95.8914734089995</text:p>
          </table:table-cell>
          <table:table-cell office:value-type="float" office:value="94687" calcext:value-type="float">
            <text:p>94687</text:p>
          </table:table-cell>
          <table:table-cell office:value-type="float" office:value="95252" calcext:value-type="float">
            <text:p>95252</text:p>
          </table:table-cell>
          <table:table-cell office:value-type="float" office:value="0.102294507779931" calcext:value-type="float">
            <text:p>0.102294507779931</text:p>
          </table:table-cell>
        </table:table-row>
        <table:table-row table:style-name="ro1">
          <table:table-cell office:value-type="float" office:value="95.9953703840001" calcext:value-type="float">
            <text:p>95.9953703840001</text:p>
          </table:table-cell>
          <table:table-cell office:value-type="float" office:value="94145" calcext:value-type="float">
            <text:p>94145</text:p>
          </table:table-cell>
          <table:table-cell office:value-type="float" office:value="94687" calcext:value-type="float">
            <text:p>94687</text:p>
          </table:table-cell>
          <table:table-cell office:value-type="float" office:value="0.102734247812241" calcext:value-type="float">
            <text:p>0.102734247812241</text:p>
          </table:table-cell>
        </table:table-row>
        <table:table-row table:style-name="ro1">
          <table:table-cell office:value-type="float" office:value="96.0972996410019" calcext:value-type="float">
            <text:p>96.0972996410019</text:p>
          </table:table-cell>
          <table:table-cell office:value-type="float" office:value="93638" calcext:value-type="float">
            <text:p>93638</text:p>
          </table:table-cell>
          <table:table-cell office:value-type="float" office:value="94145" calcext:value-type="float">
            <text:p>94145</text:p>
          </table:table-cell>
          <table:table-cell office:value-type="float" office:value="0.103064224972131" calcext:value-type="float">
            <text:p>0.103064224972131</text:p>
          </table:table-cell>
        </table:table-row>
        <table:table-row table:style-name="ro1">
          <table:table-cell office:value-type="float" office:value="96.2002900730004" calcext:value-type="float">
            <text:p>96.2002900730004</text:p>
          </table:table-cell>
          <table:table-cell office:value-type="float" office:value="93153" calcext:value-type="float">
            <text:p>93153</text:p>
          </table:table-cell>
          <table:table-cell office:value-type="float" office:value="93638" calcext:value-type="float">
            <text:p>93638</text:p>
          </table:table-cell>
          <table:table-cell office:value-type="float" office:value="0.103306437329113" calcext:value-type="float">
            <text:p>0.103306437329113</text:p>
          </table:table-cell>
        </table:table-row>
        <table:table-row table:style-name="ro1">
          <table:table-cell office:value-type="float" office:value="96.510011557999" calcext:value-type="float">
            <text:p>96.510011557999</text:p>
          </table:table-cell>
          <table:table-cell office:value-type="float" office:value="91873" calcext:value-type="float">
            <text:p>91873</text:p>
          </table:table-cell>
          <table:table-cell office:value-type="float" office:value="93153" calcext:value-type="float">
            <text:p>93153</text:p>
          </table:table-cell>
          <table:table-cell office:value-type="float" office:value="0.103435170653311" calcext:value-type="float">
            <text:p>0.103435170653311</text:p>
          </table:table-cell>
        </table:table-row>
        <table:table-row table:style-name="ro1">
          <table:table-cell office:value-type="float" office:value="96.6118316440006" calcext:value-type="float">
            <text:p>96.6118316440006</text:p>
          </table:table-cell>
          <table:table-cell office:value-type="float" office:value="91517" calcext:value-type="float">
            <text:p>91517</text:p>
          </table:table-cell>
          <table:table-cell office:value-type="float" office:value="91873" calcext:value-type="float">
            <text:p>91873</text:p>
          </table:table-cell>
          <table:table-cell office:value-type="float" office:value="0.103516568506034" calcext:value-type="float">
            <text:p>0.103516568506034</text:p>
          </table:table-cell>
        </table:table-row>
        <table:table-row table:style-name="ro1">
          <table:table-cell office:value-type="float" office:value="96.7138750929989" calcext:value-type="float">
            <text:p>96.7138750929989</text:p>
          </table:table-cell>
          <table:table-cell office:value-type="float" office:value="91195" calcext:value-type="float">
            <text:p>91195</text:p>
          </table:table-cell>
          <table:table-cell office:value-type="float" office:value="91873" calcext:value-type="float">
            <text:p>91873</text:p>
          </table:table-cell>
          <table:table-cell office:value-type="float" office:value="0.103560142771632" calcext:value-type="float">
            <text:p>0.103560142771632</text:p>
          </table:table-cell>
        </table:table-row>
        <table:table-row table:style-name="ro1">
          <table:table-cell office:value-type="float" office:value="96.8170139770009" calcext:value-type="float">
            <text:p>96.8170139770009</text:p>
          </table:table-cell>
          <table:table-cell office:value-type="float" office:value="90906" calcext:value-type="float">
            <text:p>90906</text:p>
          </table:table-cell>
          <table:table-cell office:value-type="float" office:value="91195" calcext:value-type="float">
            <text:p>91195</text:p>
          </table:table-cell>
          <table:table-cell office:value-type="float" office:value="0.103573502818342" calcext:value-type="float">
            <text:p>0.103573502818342</text:p>
          </table:table-cell>
        </table:table-row>
        <table:table-row table:style-name="ro1">
          <table:table-cell office:value-type="float" office:value="96.9201990110014" calcext:value-type="float">
            <text:p>96.9201990110014</text:p>
          </table:table-cell>
          <table:table-cell office:value-type="float" office:value="90656" calcext:value-type="float">
            <text:p>90656</text:p>
          </table:table-cell>
          <table:table-cell office:value-type="float" office:value="76619" calcext:value-type="float">
            <text:p>76619</text:p>
          </table:table-cell>
          <table:table-cell office:value-type="float" office:value="0.103562736002086" calcext:value-type="float">
            <text:p>0.103562736002086</text:p>
          </table:table-cell>
        </table:table-row>
        <table:table-row table:style-name="ro1">
          <table:table-cell office:value-type="float" office:value="97.0240511849988" calcext:value-type="float">
            <text:p>97.0240511849988</text:p>
          </table:table-cell>
          <table:table-cell office:value-type="float" office:value="90443" calcext:value-type="float">
            <text:p>90443</text:p>
          </table:table-cell>
          <table:table-cell office:value-type="float" office:value="90656" calcext:value-type="float">
            <text:p>90656</text:p>
          </table:table-cell>
          <table:table-cell office:value-type="float" office:value="0.103532712069507" calcext:value-type="float">
            <text:p>0.103532712069507</text:p>
          </table:table-cell>
        </table:table-row>
        <table:table-row table:style-name="ro1">
          <table:table-cell office:value-type="float" office:value="97.1272682999988" calcext:value-type="float">
            <text:p>97.1272682999988</text:p>
          </table:table-cell>
          <table:table-cell office:value-type="float" office:value="90272" calcext:value-type="float">
            <text:p>90272</text:p>
          </table:table-cell>
          <table:table-cell office:value-type="float" office:value="90656" calcext:value-type="float">
            <text:p>90656</text:p>
          </table:table-cell>
          <table:table-cell office:value-type="float" office:value="0.103487326680399" calcext:value-type="float">
            <text:p>0.103487326680399</text:p>
          </table:table-cell>
        </table:table-row>
        <table:table-row table:style-name="ro1">
          <table:table-cell office:value-type="float" office:value="97.2303450330001" calcext:value-type="float">
            <text:p>97.2303450330001</text:p>
          </table:table-cell>
          <table:table-cell office:value-type="float" office:value="90143" calcext:value-type="float">
            <text:p>90143</text:p>
          </table:table-cell>
          <table:table-cell office:value-type="float" office:value="90272" calcext:value-type="float">
            <text:p>90272</text:p>
          </table:table-cell>
          <table:table-cell office:value-type="float" office:value="0.10342969622564" calcext:value-type="float">
            <text:p>0.10342969622564</text:p>
          </table:table-cell>
        </table:table-row>
        <table:table-row table:style-name="ro1">
          <table:table-cell office:value-type="float" office:value="97.3325166530012" calcext:value-type="float">
            <text:p>97.3325166530012</text:p>
          </table:table-cell>
          <table:table-cell office:value-type="float" office:value="90055" calcext:value-type="float">
            <text:p>90055</text:p>
          </table:table-cell>
          <table:table-cell office:value-type="float" office:value="88943" calcext:value-type="float">
            <text:p>88943</text:p>
          </table:table-cell>
          <table:table-cell office:value-type="float" office:value="0.103362313681543" calcext:value-type="float">
            <text:p>0.103362313681543</text:p>
          </table:table-cell>
        </table:table-row>
        <table:table-row table:style-name="ro1">
          <table:table-cell office:value-type="float" office:value="97.4357159880019" calcext:value-type="float">
            <text:p>97.4357159880019</text:p>
          </table:table-cell>
          <table:table-cell office:value-type="float" office:value="90008" calcext:value-type="float">
            <text:p>90008</text:p>
          </table:table-cell>
          <table:table-cell office:value-type="float" office:value="90055" calcext:value-type="float">
            <text:p>90055</text:p>
          </table:table-cell>
          <table:table-cell office:value-type="float" office:value="0.103287173293329" calcext:value-type="float">
            <text:p>0.103287173293329</text:p>
          </table:table-cell>
        </table:table-row>
        <table:table-row table:style-name="ro1">
          <table:table-cell office:value-type="float" office:value="97.5392499769987" calcext:value-type="float">
            <text:p>97.5392499769987</text:p>
          </table:table-cell>
          <table:table-cell office:value-type="float" office:value="90003" calcext:value-type="float">
            <text:p>90003</text:p>
          </table:table-cell>
          <table:table-cell office:value-type="float" office:value="90055" calcext:value-type="float">
            <text:p>90055</text:p>
          </table:table-cell>
          <table:table-cell office:value-type="float" office:value="0.103205870321906" calcext:value-type="float">
            <text:p>0.103205870321906</text:p>
          </table:table-cell>
        </table:table-row>
        <table:table-row table:style-name="ro1">
          <table:table-cell office:value-type="float" office:value="97.6525845309989" calcext:value-type="float">
            <text:p>97.6525845309989</text:p>
          </table:table-cell>
          <table:table-cell office:value-type="float" office:value="90045" calcext:value-type="float">
            <text:p>90045</text:p>
          </table:table-cell>
          <table:table-cell office:value-type="float" office:value="90003" calcext:value-type="float">
            <text:p>90003</text:p>
          </table:table-cell>
          <table:table-cell office:value-type="float" office:value="0.103119680841287" calcext:value-type="float">
            <text:p>0.103119680841287</text:p>
          </table:table-cell>
        </table:table-row>
        <table:table-row table:style-name="ro1">
          <table:table-cell office:value-type="float" office:value="97.7635985140005" calcext:value-type="float">
            <text:p>97.7635985140005</text:p>
          </table:table-cell>
          <table:table-cell office:value-type="float" office:value="90136" calcext:value-type="float">
            <text:p>90136</text:p>
          </table:table-cell>
          <table:table-cell office:value-type="float" office:value="88933" calcext:value-type="float">
            <text:p>88933</text:p>
          </table:table-cell>
          <table:table-cell office:value-type="float" office:value="0.10302962557652" calcext:value-type="float">
            <text:p>0.10302962557652</text:p>
          </table:table-cell>
        </table:table-row>
        <table:table-row table:style-name="ro1">
          <table:table-cell office:value-type="float" office:value="97.8657320839993" calcext:value-type="float">
            <text:p>97.8657320839993</text:p>
          </table:table-cell>
          <table:table-cell office:value-type="float" office:value="90262" calcext:value-type="float">
            <text:p>90262</text:p>
          </table:table-cell>
          <table:table-cell office:value-type="float" office:value="90136" calcext:value-type="float">
            <text:p>90136</text:p>
          </table:table-cell>
          <table:table-cell office:value-type="float" office:value="0.102936520974037" calcext:value-type="float">
            <text:p>0.102936520974037</text:p>
          </table:table-cell>
        </table:table-row>
        <table:table-row table:style-name="ro1">
          <table:table-cell office:value-type="float" office:value="97.9681947579993" calcext:value-type="float">
            <text:p>97.9681947579993</text:p>
          </table:table-cell>
          <table:table-cell office:value-type="float" office:value="90429" calcext:value-type="float">
            <text:p>90429</text:p>
          </table:table-cell>
          <table:table-cell office:value-type="float" office:value="90136" calcext:value-type="float">
            <text:p>90136</text:p>
          </table:table-cell>
          <table:table-cell office:value-type="float" office:value="0.102841020057918" calcext:value-type="float">
            <text:p>0.102841020057918</text:p>
          </table:table-cell>
        </table:table-row>
        <table:table-row table:style-name="ro1">
          <table:table-cell office:value-type="float" office:value="98.0710004680004" calcext:value-type="float">
            <text:p>98.0710004680004</text:p>
          </table:table-cell>
          <table:table-cell office:value-type="float" office:value="90636" calcext:value-type="float">
            <text:p>90636</text:p>
          </table:table-cell>
          <table:table-cell office:value-type="float" office:value="90429" calcext:value-type="float">
            <text:p>90429</text:p>
          </table:table-cell>
          <table:table-cell office:value-type="float" office:value="0.102743645114911" calcext:value-type="float">
            <text:p>0.102743645114911</text:p>
          </table:table-cell>
        </table:table-row>
        <table:table-row table:style-name="ro1">
          <table:table-cell office:value-type="float" office:value="98.1737318560008" calcext:value-type="float">
            <text:p>98.1737318560008</text:p>
          </table:table-cell>
          <table:table-cell office:value-type="float" office:value="90882" calcext:value-type="float">
            <text:p>90882</text:p>
          </table:table-cell>
          <table:table-cell office:value-type="float" office:value="83436" calcext:value-type="float">
            <text:p>83436</text:p>
          </table:table-cell>
          <table:table-cell office:value-type="float" office:value="0.102623925284983" calcext:value-type="float">
            <text:p>0.102623925284983</text:p>
          </table:table-cell>
        </table:table-row>
        <table:table-row table:style-name="ro1">
          <table:table-cell office:value-type="float" office:value="98.2773237959991" calcext:value-type="float">
            <text:p>98.2773237959991</text:p>
          </table:table-cell>
          <table:table-cell office:value-type="float" office:value="91169" calcext:value-type="float">
            <text:p>91169</text:p>
          </table:table-cell>
          <table:table-cell office:value-type="float" office:value="90882" calcext:value-type="float">
            <text:p>90882</text:p>
          </table:table-cell>
          <table:table-cell office:value-type="float" office:value="0.102507303493293" calcext:value-type="float">
            <text:p>0.102507303493293</text:p>
          </table:table-cell>
        </table:table-row>
        <table:table-row table:style-name="ro1">
          <table:table-cell office:value-type="float" office:value="98.3799777130007" calcext:value-type="float">
            <text:p>98.3799777130007</text:p>
          </table:table-cell>
          <table:table-cell office:value-type="float" office:value="91489" calcext:value-type="float">
            <text:p>91489</text:p>
          </table:table-cell>
          <table:table-cell office:value-type="float" office:value="90882" calcext:value-type="float">
            <text:p>90882</text:p>
          </table:table-cell>
          <table:table-cell office:value-type="float" office:value="0.102393202631535" calcext:value-type="float">
            <text:p>0.102393202631535</text:p>
          </table:table-cell>
        </table:table-row>
        <table:table-row table:style-name="ro1">
          <table:table-cell office:value-type="float" office:value="98.4849836620015" calcext:value-type="float">
            <text:p>98.4849836620015</text:p>
          </table:table-cell>
          <table:table-cell office:value-type="float" office:value="91854" calcext:value-type="float">
            <text:p>91854</text:p>
          </table:table-cell>
          <table:table-cell office:value-type="float" office:value="91489" calcext:value-type="float">
            <text:p>91489</text:p>
          </table:table-cell>
          <table:table-cell office:value-type="float" office:value="0.102281160883232" calcext:value-type="float">
            <text:p>0.102281160883232</text:p>
          </table:table-cell>
        </table:table-row>
        <table:table-row table:style-name="ro1">
          <table:table-cell office:value-type="float" office:value="98.5886562740016" calcext:value-type="float">
            <text:p>98.5886562740016</text:p>
          </table:table-cell>
          <table:table-cell office:value-type="float" office:value="92249" calcext:value-type="float">
            <text:p>92249</text:p>
          </table:table-cell>
          <table:table-cell office:value-type="float" office:value="90654" calcext:value-type="float">
            <text:p>90654</text:p>
          </table:table-cell>
          <table:table-cell office:value-type="float" office:value="0.102170808665894" calcext:value-type="float">
            <text:p>0.102170808665894</text:p>
          </table:table-cell>
        </table:table-row>
        <table:table-row table:style-name="ro1">
          <table:table-cell office:value-type="float" office:value="98.6908450640003" calcext:value-type="float">
            <text:p>98.6908450640003</text:p>
          </table:table-cell>
          <table:table-cell office:value-type="float" office:value="92671" calcext:value-type="float">
            <text:p>92671</text:p>
          </table:table-cell>
          <table:table-cell office:value-type="float" office:value="92249" calcext:value-type="float">
            <text:p>92249</text:p>
          </table:table-cell>
          <table:table-cell office:value-type="float" office:value="0.102061850184748" calcext:value-type="float">
            <text:p>0.102061850184748</text:p>
          </table:table-cell>
        </table:table-row>
        <table:table-row table:style-name="ro1">
          <table:table-cell office:value-type="float" office:value="98.7940067179989" calcext:value-type="float">
            <text:p>98.7940067179989</text:p>
          </table:table-cell>
          <table:table-cell office:value-type="float" office:value="93127" calcext:value-type="float">
            <text:p>93127</text:p>
          </table:table-cell>
          <table:table-cell office:value-type="float" office:value="92249" calcext:value-type="float">
            <text:p>92249</text:p>
          </table:table-cell>
          <table:table-cell office:value-type="float" office:value="0.101954048675717" calcext:value-type="float">
            <text:p>0.101954048675717</text:p>
          </table:table-cell>
        </table:table-row>
        <table:table-row table:style-name="ro1">
          <table:table-cell office:value-type="float" office:value="98.8981086550011" calcext:value-type="float">
            <text:p>98.8981086550011</text:p>
          </table:table-cell>
          <table:table-cell office:value-type="float" office:value="93616" calcext:value-type="float">
            <text:p>93616</text:p>
          </table:table-cell>
          <table:table-cell office:value-type="float" office:value="93127" calcext:value-type="float">
            <text:p>93127</text:p>
          </table:table-cell>
          <table:table-cell office:value-type="float" office:value="0.101847214599803" calcext:value-type="float">
            <text:p>0.101847214599803</text:p>
          </table:table-cell>
        </table:table-row>
        <table:table-row table:style-name="ro1">
          <table:table-cell office:value-type="float" office:value="99.0040611280019" calcext:value-type="float">
            <text:p>99.0040611280019</text:p>
          </table:table-cell>
          <table:table-cell office:value-type="float" office:value="94142" calcext:value-type="float">
            <text:p>94142</text:p>
          </table:table-cell>
          <table:table-cell office:value-type="float" office:value="91216" calcext:value-type="float">
            <text:p>91216</text:p>
          </table:table-cell>
          <table:table-cell office:value-type="float" office:value="0.101741196198586" calcext:value-type="float">
            <text:p>0.101741196198586</text:p>
          </table:table-cell>
        </table:table-row>
        <table:table-row table:style-name="ro1">
          <table:table-cell office:value-type="float" office:value="99.1079182920003" calcext:value-type="float">
            <text:p>99.1079182920003</text:p>
          </table:table-cell>
          <table:table-cell office:value-type="float" office:value="94683" calcext:value-type="float">
            <text:p>94683</text:p>
          </table:table-cell>
          <table:table-cell office:value-type="float" office:value="94142" calcext:value-type="float">
            <text:p>94142</text:p>
          </table:table-cell>
          <table:table-cell office:value-type="float" office:value="0.101635871938626" calcext:value-type="float">
            <text:p>0.101635871938626</text:p>
          </table:table-cell>
        </table:table-row>
        <table:table-row table:style-name="ro1">
          <table:table-cell office:value-type="float" office:value="99.2101143020009" calcext:value-type="float">
            <text:p>99.2101143020009</text:p>
          </table:table-cell>
          <table:table-cell office:value-type="float" office:value="95238" calcext:value-type="float">
            <text:p>95238</text:p>
          </table:table-cell>
          <table:table-cell office:value-type="float" office:value="94683" calcext:value-type="float">
            <text:p>94683</text:p>
          </table:table-cell>
          <table:table-cell office:value-type="float" office:value="0.101531144466978" calcext:value-type="float">
            <text:p>0.101531144466978</text:p>
          </table:table-cell>
        </table:table-row>
        <table:table-row table:style-name="ro1">
          <table:table-cell office:value-type="float" office:value="99.3126754080004" calcext:value-type="float">
            <text:p>99.3126754080004</text:p>
          </table:table-cell>
          <table:table-cell office:value-type="float" office:value="95814" calcext:value-type="float">
            <text:p>95814</text:p>
          </table:table-cell>
          <table:table-cell office:value-type="float" office:value="95238" calcext:value-type="float">
            <text:p>95238</text:p>
          </table:table-cell>
          <table:table-cell office:value-type="float" office:value="0.101426935775602" calcext:value-type="float">
            <text:p>0.101426935775602</text:p>
          </table:table-cell>
        </table:table-row>
        <table:table-row table:style-name="ro1">
          <table:table-cell office:value-type="float" office:value="99.4162227769994" calcext:value-type="float">
            <text:p>99.4162227769994</text:p>
          </table:table-cell>
          <table:table-cell office:value-type="float" office:value="96413" calcext:value-type="float">
            <text:p>96413</text:p>
          </table:table-cell>
          <table:table-cell office:value-type="float" office:value="92214" calcext:value-type="float">
            <text:p>92214</text:p>
          </table:table-cell>
          <table:table-cell office:value-type="float" office:value="0.101323183332894" calcext:value-type="float">
            <text:p>0.101323183332894</text:p>
          </table:table-cell>
        </table:table-row>
        <table:table-row table:style-name="ro1">
          <table:table-cell office:value-type="float" office:value="99.5208435120003" calcext:value-type="float">
            <text:p>99.5208435120003</text:p>
          </table:table-cell>
          <table:table-cell office:value-type="float" office:value="97034" calcext:value-type="float">
            <text:p>97034</text:p>
          </table:table-cell>
          <table:table-cell office:value-type="float" office:value="96413" calcext:value-type="float">
            <text:p>96413</text:p>
          </table:table-cell>
          <table:table-cell office:value-type="float" office:value="0.101219836988895" calcext:value-type="float">
            <text:p>0.101219836988895</text:p>
          </table:table-cell>
        </table:table-row>
        <table:table-row table:style-name="ro1">
          <table:table-cell office:value-type="float" office:value="99.6243943310001" calcext:value-type="float">
            <text:p>99.6243943310001</text:p>
          </table:table-cell>
          <table:table-cell office:value-type="float" office:value="97661" calcext:value-type="float">
            <text:p>97661</text:p>
          </table:table-cell>
          <table:table-cell office:value-type="float" office:value="97034" calcext:value-type="float">
            <text:p>97034</text:p>
          </table:table-cell>
          <table:table-cell office:value-type="float" office:value="0.101116856499475" calcext:value-type="float">
            <text:p>0.101116856499475</text:p>
          </table:table-cell>
        </table:table-row>
        <table:table-row table:style-name="ro1">
          <table:table-cell office:value-type="float" office:value="99.7279638110013" calcext:value-type="float">
            <text:p>99.7279638110013</text:p>
          </table:table-cell>
          <table:table-cell office:value-type="float" office:value="98299" calcext:value-type="float">
            <text:p>98299</text:p>
          </table:table-cell>
          <table:table-cell office:value-type="float" office:value="97661" calcext:value-type="float">
            <text:p>97661</text:p>
          </table:table-cell>
          <table:table-cell office:value-type="float" office:value="0.101014209545656" calcext:value-type="float">
            <text:p>0.101014209545656</text:p>
          </table:table-cell>
        </table:table-row>
        <table:table-row table:style-name="ro1">
          <table:table-cell office:value-type="float" office:value="99.8311738049997" calcext:value-type="float">
            <text:p>99.8311738049997</text:p>
          </table:table-cell>
          <table:table-cell office:value-type="float" office:value="98941" calcext:value-type="float">
            <text:p>98941</text:p>
          </table:table-cell>
          <table:table-cell office:value-type="float" office:value="95899" calcext:value-type="float">
            <text:p>95899</text:p>
          </table:table-cell>
          <table:table-cell office:value-type="float" office:value="0.100911870149088" calcext:value-type="float">
            <text:p>0.100911870149088</text:p>
          </table:table-cell>
        </table:table-row>
        <table:table-row table:style-name="ro1">
          <table:table-cell office:value-type="float" office:value="99.934698604" calcext:value-type="float">
            <text:p>99.934698604</text:p>
          </table:table-cell>
          <table:table-cell office:value-type="float" office:value="99589" calcext:value-type="float">
            <text:p>99589</text:p>
          </table:table-cell>
          <table:table-cell office:value-type="float" office:value="98941" calcext:value-type="float">
            <text:p>98941</text:p>
          </table:table-cell>
          <table:table-cell office:value-type="float" office:value="0.100809817404411" calcext:value-type="float">
            <text:p>0.100809817404411</text:p>
          </table:table-cell>
        </table:table-row>
        <table:table-row table:style-name="ro1">
          <table:table-cell office:value-type="float" office:value="100.037944899999" calcext:value-type="float">
            <text:p>100.037944899999</text:p>
          </table:table-cell>
          <table:table-cell office:value-type="float" office:value="100238" calcext:value-type="float">
            <text:p>100238</text:p>
          </table:table-cell>
          <table:table-cell office:value-type="float" office:value="99589" calcext:value-type="float">
            <text:p>99589</text:p>
          </table:table-cell>
          <table:table-cell office:value-type="float" office:value="0.100708034465154" calcext:value-type="float">
            <text:p>0.100708034465154</text:p>
          </table:table-cell>
        </table:table-row>
        <table:table-row table:style-name="ro1">
          <table:table-cell office:value-type="float" office:value="100.139944068" calcext:value-type="float">
            <text:p>100.139944068</text:p>
          </table:table-cell>
          <table:table-cell office:value-type="float" office:value="100878" calcext:value-type="float">
            <text:p>100878</text:p>
          </table:table-cell>
          <table:table-cell office:value-type="float" office:value="97838" calcext:value-type="float">
            <text:p>97838</text:p>
          </table:table-cell>
          <table:table-cell office:value-type="float" office:value="0.100606507732444" calcext:value-type="float">
            <text:p>0.100606507732444</text:p>
          </table:table-cell>
        </table:table-row>
        <table:table-row table:style-name="ro1">
          <table:table-cell office:value-type="float" office:value="100.241711922001" calcext:value-type="float">
            <text:p>100.241711922001</text:p>
          </table:table-cell>
          <table:table-cell office:value-type="float" office:value="101512" calcext:value-type="float">
            <text:p>101512</text:p>
          </table:table-cell>
          <table:table-cell office:value-type="float" office:value="100878" calcext:value-type="float">
            <text:p>100878</text:p>
          </table:table-cell>
          <table:table-cell office:value-type="float" office:value="0.100505226205975" calcext:value-type="float">
            <text:p>0.100505226205975</text:p>
          </table:table-cell>
        </table:table-row>
        <table:table-row table:style-name="ro1">
          <table:table-cell office:value-type="float" office:value="100.343521548002" calcext:value-type="float">
            <text:p>100.343521548002</text:p>
          </table:table-cell>
          <table:table-cell office:value-type="float" office:value="102141" calcext:value-type="float">
            <text:p>102141</text:p>
          </table:table-cell>
          <table:table-cell office:value-type="float" office:value="101512" calcext:value-type="float">
            <text:p>101512</text:p>
          </table:table-cell>
          <table:table-cell office:value-type="float" office:value="0.10040418096478" calcext:value-type="float">
            <text:p>0.10040418096478</text:p>
          </table:table-cell>
        </table:table-row>
        <table:table-row table:style-name="ro1">
          <table:table-cell office:value-type="float" office:value="100.446181465002" calcext:value-type="float">
            <text:p>100.446181465002</text:p>
          </table:table-cell>
          <table:table-cell office:value-type="float" office:value="102766" calcext:value-type="float">
            <text:p>102766</text:p>
          </table:table-cell>
          <table:table-cell office:value-type="float" office:value="102141" calcext:value-type="float">
            <text:p>102141</text:p>
          </table:table-cell>
          <table:table-cell office:value-type="float" office:value="0.100303364751844" calcext:value-type="float">
            <text:p>0.100303364751844</text:p>
          </table:table-cell>
        </table:table-row>
        <table:table-row table:style-name="ro1">
          <table:table-cell office:value-type="float" office:value="100.552462322001" calcext:value-type="float">
            <text:p>100.552462322001</text:p>
          </table:table-cell>
          <table:table-cell office:value-type="float" office:value="103401" calcext:value-type="float">
            <text:p>103401</text:p>
          </table:table-cell>
          <table:table-cell office:value-type="float" office:value="102766" calcext:value-type="float">
            <text:p>102766</text:p>
          </table:table-cell>
          <table:table-cell office:value-type="float" office:value="0.100202771641794" calcext:value-type="float">
            <text:p>0.100202771641794</text:p>
          </table:table-cell>
        </table:table-row>
        <table:table-row table:style-name="ro1">
          <table:table-cell office:value-type="float" office:value="100.656250745" calcext:value-type="float">
            <text:p>100.656250745</text:p>
          </table:table-cell>
          <table:table-cell office:value-type="float" office:value="104007" calcext:value-type="float">
            <text:p>104007</text:p>
          </table:table-cell>
          <table:table-cell office:value-type="float" office:value="99654" calcext:value-type="float">
            <text:p>99654</text:p>
          </table:table-cell>
          <table:table-cell office:value-type="float" office:value="0.100102396775051" calcext:value-type="float">
            <text:p>0.100102396775051</text:p>
          </table:table-cell>
        </table:table-row>
        <table:table-row table:style-name="ro1">
          <table:table-cell office:value-type="float" office:value="100.758178421002" calcext:value-type="float">
            <text:p>100.758178421002</text:p>
          </table:table-cell>
          <table:table-cell office:value-type="float" office:value="104585" calcext:value-type="float">
            <text:p>104585</text:p>
          </table:table-cell>
          <table:table-cell office:value-type="float" office:value="104007" calcext:value-type="float">
            <text:p>104007</text:p>
          </table:table-cell>
          <table:table-cell office:value-type="float" office:value="0.10000223614514" calcext:value-type="float">
            <text:p>0.10000223614514</text:p>
          </table:table-cell>
        </table:table-row>
        <table:table-row table:style-name="ro1">
          <table:table-cell office:value-type="float" office:value="100.861294855" calcext:value-type="float">
            <text:p>100.861294855</text:p>
          </table:table-cell>
          <table:table-cell office:value-type="float" office:value="105151" calcext:value-type="float">
            <text:p>105151</text:p>
          </table:table-cell>
          <table:table-cell office:value-type="float" office:value="104585" calcext:value-type="float">
            <text:p>104585</text:p>
          </table:table-cell>
          <table:table-cell office:value-type="float" office:value="0.09990228642855" calcext:value-type="float">
            <text:p>0.09990228642855</text:p>
          </table:table-cell>
        </table:table-row>
        <table:table-row table:style-name="ro1">
          <table:table-cell office:value-type="float" office:value="100.965426202001" calcext:value-type="float">
            <text:p>100.965426202001</text:p>
          </table:table-cell>
          <table:table-cell office:value-type="float" office:value="105700" calcext:value-type="float">
            <text:p>105700</text:p>
          </table:table-cell>
          <table:table-cell office:value-type="float" office:value="102751" calcext:value-type="float">
            <text:p>102751</text:p>
          </table:table-cell>
          <table:table-cell office:value-type="float" office:value="0.0998025448486054" calcext:value-type="float">
            <text:p>0.0998025448486054</text:p>
          </table:table-cell>
        </table:table-row>
        <table:table-row table:style-name="ro1">
          <table:table-cell office:value-type="float" office:value="101.068777589" calcext:value-type="float">
            <text:p>101.068777589</text:p>
          </table:table-cell>
          <table:table-cell office:value-type="float" office:value="106221" calcext:value-type="float">
            <text:p>106221</text:p>
          </table:table-cell>
          <table:table-cell office:value-type="float" office:value="102100" calcext:value-type="float">
            <text:p>102100</text:p>
          </table:table-cell>
          <table:table-cell office:value-type="float" office:value="0.0997030090665705" calcext:value-type="float">
            <text:p>0.0997030090665705</text:p>
          </table:table-cell>
        </table:table-row>
        <table:table-row table:style-name="ro1">
          <table:table-cell office:value-type="float" office:value="101.170811147" calcext:value-type="float">
            <text:p>101.170811147</text:p>
          </table:table-cell>
          <table:table-cell office:value-type="float" office:value="106710" calcext:value-type="float">
            <text:p>106710</text:p>
          </table:table-cell>
          <table:table-cell office:value-type="float" office:value="106221" calcext:value-type="float">
            <text:p>106221</text:p>
          </table:table-cell>
          <table:table-cell office:value-type="float" office:value="0.0996036770945263" calcext:value-type="float">
            <text:p>0.0996036770945263</text:p>
          </table:table-cell>
        </table:table-row>
        <table:table-row table:style-name="ro1">
          <table:table-cell office:value-type="float" office:value="101.273238661001" calcext:value-type="float">
            <text:p>101.273238661001</text:p>
          </table:table-cell>
          <table:table-cell office:value-type="float" office:value="107173" calcext:value-type="float">
            <text:p>107173</text:p>
          </table:table-cell>
          <table:table-cell office:value-type="float" office:value="106710" calcext:value-type="float">
            <text:p>106710</text:p>
          </table:table-cell>
          <table:table-cell office:value-type="float" office:value="0.0994849218736408" calcext:value-type="float">
            <text:p>0.0994849218736408</text:p>
          </table:table-cell>
        </table:table-row>
        <table:table-row table:style-name="ro1">
          <table:table-cell office:value-type="float" office:value="101.375622414002" calcext:value-type="float">
            <text:p>101.375622414002</text:p>
          </table:table-cell>
          <table:table-cell office:value-type="float" office:value="107606" calcext:value-type="float">
            <text:p>107606</text:p>
          </table:table-cell>
          <table:table-cell office:value-type="float" office:value="105973" calcext:value-type="float">
            <text:p>105973</text:p>
          </table:table-cell>
          <table:table-cell office:value-type="float" office:value="0.0993703311685467" calcext:value-type="float">
            <text:p>0.0993703311685467</text:p>
          </table:table-cell>
        </table:table-row>
        <table:table-row table:style-name="ro1">
          <table:table-cell office:value-type="float" office:value="101.480498952002" calcext:value-type="float">
            <text:p>101.480498952002</text:p>
          </table:table-cell>
          <table:table-cell office:value-type="float" office:value="108017" calcext:value-type="float">
            <text:p>108017</text:p>
          </table:table-cell>
          <table:table-cell office:value-type="float" office:value="107606" calcext:value-type="float">
            <text:p>107606</text:p>
          </table:table-cell>
          <table:table-cell office:value-type="float" office:value="0.0992591107846397" calcext:value-type="float">
            <text:p>0.0992591107846397</text:p>
          </table:table-cell>
        </table:table-row>
        <table:table-row table:style-name="ro1">
          <table:table-cell office:value-type="float" office:value="101.583969800002" calcext:value-type="float">
            <text:p>101.583969800002</text:p>
          </table:table-cell>
          <table:table-cell office:value-type="float" office:value="108388" calcext:value-type="float">
            <text:p>108388</text:p>
          </table:table-cell>
          <table:table-cell office:value-type="float" office:value="108017" calcext:value-type="float">
            <text:p>108017</text:p>
          </table:table-cell>
          <table:table-cell office:value-type="float" office:value="0.0991506252516012" calcext:value-type="float">
            <text:p>0.0991506252516012</text:p>
          </table:table-cell>
        </table:table-row>
        <table:table-row table:style-name="ro1">
          <table:table-cell office:value-type="float" office:value="101.686902711001" calcext:value-type="float">
            <text:p>101.686902711001</text:p>
          </table:table-cell>
          <table:table-cell office:value-type="float" office:value="108723" calcext:value-type="float">
            <text:p>108723</text:p>
          </table:table-cell>
          <table:table-cell office:value-type="float" office:value="108388" calcext:value-type="float">
            <text:p>108388</text:p>
          </table:table-cell>
          <table:table-cell office:value-type="float" office:value="0.099044366078993" calcext:value-type="float">
            <text:p>0.099044366078993</text:p>
          </table:table-cell>
        </table:table-row>
        <table:table-row table:style-name="ro1">
          <table:table-cell office:value-type="float" office:value="101.788777976999" calcext:value-type="float">
            <text:p>101.788777976999</text:p>
          </table:table-cell>
          <table:table-cell office:value-type="float" office:value="109018" calcext:value-type="float">
            <text:p>109018</text:p>
          </table:table-cell>
          <table:table-cell office:value-type="float" office:value="107523" calcext:value-type="float">
            <text:p>107523</text:p>
          </table:table-cell>
          <table:table-cell office:value-type="float" office:value="0.0989399263607314" calcext:value-type="float">
            <text:p>0.0989399263607314</text:p>
          </table:table-cell>
        </table:table-row>
        <table:table-row table:style-name="ro1">
          <table:table-cell office:value-type="float" office:value="101.891279972002" calcext:value-type="float">
            <text:p>101.891279972002</text:p>
          </table:table-cell>
          <table:table-cell office:value-type="float" office:value="109277" calcext:value-type="float">
            <text:p>109277</text:p>
          </table:table-cell>
          <table:table-cell office:value-type="float" office:value="107407" calcext:value-type="float">
            <text:p>107407</text:p>
          </table:table-cell>
          <table:table-cell office:value-type="float" office:value="0.0988369804586639" calcext:value-type="float">
            <text:p>0.0988369804586639</text:p>
          </table:table-cell>
        </table:table-row>
        <table:table-row table:style-name="ro1">
          <table:table-cell office:value-type="float" office:value="101.995276157002" calcext:value-type="float">
            <text:p>101.995276157002</text:p>
          </table:table-cell>
          <table:table-cell office:value-type="float" office:value="109501" calcext:value-type="float">
            <text:p>109501</text:p>
          </table:table-cell>
          <table:table-cell office:value-type="float" office:value="109277" calcext:value-type="float">
            <text:p>109277</text:p>
          </table:table-cell>
          <table:table-cell office:value-type="float" office:value="0.0987352677494286" calcext:value-type="float">
            <text:p>0.0987352677494286</text:p>
          </table:table-cell>
        </table:table-row>
        <table:table-row table:style-name="ro1">
          <table:table-cell office:value-type="float" office:value="102.101470142999" calcext:value-type="float">
            <text:p>102.101470142999</text:p>
          </table:table-cell>
          <table:table-cell office:value-type="float" office:value="109688" calcext:value-type="float">
            <text:p>109688</text:p>
          </table:table-cell>
          <table:table-cell office:value-type="float" office:value="109501" calcext:value-type="float">
            <text:p>109501</text:p>
          </table:table-cell>
          <table:table-cell office:value-type="float" office:value="0.0986345796219398" calcext:value-type="float">
            <text:p>0.0986345796219398</text:p>
          </table:table-cell>
        </table:table-row>
        <table:table-row table:style-name="ro1">
          <table:table-cell office:value-type="float" office:value="102.204239032002" calcext:value-type="float">
            <text:p>102.204239032002</text:p>
          </table:table-cell>
          <table:table-cell office:value-type="float" office:value="109827" calcext:value-type="float">
            <text:p>109827</text:p>
          </table:table-cell>
          <table:table-cell office:value-type="float" office:value="109688" calcext:value-type="float">
            <text:p>109688</text:p>
          </table:table-cell>
          <table:table-cell office:value-type="float" office:value="0.0985347490753732" calcext:value-type="float">
            <text:p>0.0985347490753732</text:p>
          </table:table-cell>
        </table:table-row>
        <table:table-row table:style-name="ro1">
          <table:table-cell office:value-type="float" office:value="102.308911066" calcext:value-type="float">
            <text:p>102.308911066</text:p>
          </table:table-cell>
          <table:table-cell office:value-type="float" office:value="109928" calcext:value-type="float">
            <text:p>109928</text:p>
          </table:table-cell>
          <table:table-cell office:value-type="float" office:value="109157" calcext:value-type="float">
            <text:p>109157</text:p>
          </table:table-cell>
          <table:table-cell office:value-type="float" office:value="0.0984356423975535" calcext:value-type="float">
            <text:p>0.0984356423975535</text:p>
          </table:table-cell>
        </table:table-row>
        <table:table-row table:style-name="ro1">
          <table:table-cell office:value-type="float" office:value="102.412494406002" calcext:value-type="float">
            <text:p>102.412494406002</text:p>
          </table:table-cell>
          <table:table-cell office:value-type="float" office:value="109984" calcext:value-type="float">
            <text:p>109984</text:p>
          </table:table-cell>
          <table:table-cell office:value-type="float" office:value="109928" calcext:value-type="float">
            <text:p>109928</text:p>
          </table:table-cell>
          <table:table-cell office:value-type="float" office:value="0.0983371525076608" calcext:value-type="float">
            <text:p>0.0983371525076608</text:p>
          </table:table-cell>
        </table:table-row>
        <table:table-row table:style-name="ro1">
          <table:table-cell office:value-type="float" office:value="102.519559124001" calcext:value-type="float">
            <text:p>102.519559124001</text:p>
          </table:table-cell>
          <table:table-cell office:value-type="float" office:value="109999" calcext:value-type="float">
            <text:p>109999</text:p>
          </table:table-cell>
          <table:table-cell office:value-type="float" office:value="109984" calcext:value-type="float">
            <text:p>109984</text:p>
          </table:table-cell>
          <table:table-cell office:value-type="float" office:value="0.0982391936303948" calcext:value-type="float">
            <text:p>0.0982391936303948</text:p>
          </table:table-cell>
        </table:table-row>
        <table:table-row table:style-name="ro1">
          <table:table-cell office:value-type="float" office:value="102.621647663" calcext:value-type="float">
            <text:p>102.621647663</text:p>
          </table:table-cell>
          <table:table-cell office:value-type="float" office:value="109970" calcext:value-type="float">
            <text:p>109970</text:p>
          </table:table-cell>
          <table:table-cell office:value-type="float" office:value="107599" calcext:value-type="float">
            <text:p>107599</text:p>
          </table:table-cell>
          <table:table-cell office:value-type="float" office:value="0.0981416970353031" calcext:value-type="float">
            <text:p>0.0981416970353031</text:p>
          </table:table-cell>
        </table:table-row>
        <table:table-row table:style-name="ro1">
          <table:table-cell office:value-type="float" office:value="102.726160025999" calcext:value-type="float">
            <text:p>102.726160025999</text:p>
          </table:table-cell>
          <table:table-cell office:value-type="float" office:value="109899" calcext:value-type="float">
            <text:p>109899</text:p>
          </table:table-cell>
          <table:table-cell office:value-type="float" office:value="109970" calcext:value-type="float">
            <text:p>109970</text:p>
          </table:table-cell>
          <table:table-cell office:value-type="float" office:value="0.0980446076282425" calcext:value-type="float">
            <text:p>0.0980446076282425</text:p>
          </table:table-cell>
        </table:table-row>
        <table:table-row table:style-name="ro1">
          <table:table-cell office:value-type="float" office:value="102.829397690002" calcext:value-type="float">
            <text:p>102.829397690002</text:p>
          </table:table-cell>
          <table:table-cell office:value-type="float" office:value="109786" calcext:value-type="float">
            <text:p>109786</text:p>
          </table:table-cell>
          <table:table-cell office:value-type="float" office:value="109899" calcext:value-type="float">
            <text:p>109899</text:p>
          </table:table-cell>
          <table:table-cell office:value-type="float" office:value="0.0979478812245452" calcext:value-type="float">
            <text:p>0.0979478812245452</text:p>
          </table:table-cell>
        </table:table-row>
        <table:table-row table:style-name="ro1">
          <table:table-cell office:value-type="float" office:value="102.941233154001" calcext:value-type="float">
            <text:p>102.941233154001</text:p>
          </table:table-cell>
          <table:table-cell office:value-type="float" office:value="109618" calcext:value-type="float">
            <text:p>109618</text:p>
          </table:table-cell>
          <table:table-cell office:value-type="float" office:value="109786" calcext:value-type="float">
            <text:p>109786</text:p>
          </table:table-cell>
          <table:table-cell office:value-type="float" office:value="0.0978514823675504" calcext:value-type="float">
            <text:p>0.0978514823675504</text:p>
          </table:table-cell>
        </table:table-row>
        <table:table-row table:style-name="ro1">
          <table:table-cell office:value-type="float" office:value="103.048140430001" calcext:value-type="float">
            <text:p>103.048140430001</text:p>
          </table:table-cell>
          <table:table-cell office:value-type="float" office:value="109412" calcext:value-type="float">
            <text:p>109412</text:p>
          </table:table-cell>
          <table:table-cell office:value-type="float" office:value="109618" calcext:value-type="float">
            <text:p>109618</text:p>
          </table:table-cell>
          <table:table-cell office:value-type="float" office:value="0.0977553825834269" calcext:value-type="float">
            <text:p>0.0977553825834269</text:p>
          </table:table-cell>
        </table:table-row>
        <table:table-row table:style-name="ro1">
          <table:table-cell office:value-type="float" office:value="103.149925795002" calcext:value-type="float">
            <text:p>103.149925795002</text:p>
          </table:table-cell>
          <table:table-cell office:value-type="float" office:value="109177" calcext:value-type="float">
            <text:p>109177</text:p>
          </table:table-cell>
          <table:table-cell office:value-type="float" office:value="109412" calcext:value-type="float">
            <text:p>109412</text:p>
          </table:table-cell>
          <table:table-cell office:value-type="float" office:value="0.0976595589850295" calcext:value-type="float">
            <text:p>0.0976595589850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6T17:47:37.318451553</dc:date>
    <meta:editing-duration>PT1M30S</meta:editing-duration>
    <meta:editing-cycles>1</meta:editing-cycles>
    <meta:document-statistic meta:table-count="1" meta:cell-count="399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557cm" svg:height="20.985cm" xlink:href=".." xlink:type="simple" chart:class="chart:scatter" chart:style-name="ch1">
        <chart:legend chart:legend-position="end" svg:x="41.705cm" svg:y="10.193cm" style:legend-expansion="high" chart:style-name="ch2"/>
        <chart:plot-area chart:style-name="ch3" table:cell-range-address="data.A100:data.A1000 data.D100:data.D1000" svg:x="0.891cm" svg:y="0.419cm" svg:width="39.923cm" svg:height="20.147cm">
          <chart:coordinate-region svg:x="1.803cm" svg:y="0.619cm" svg:width="38.731cm" svg:height="19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00:data.D1000" chart:class="chart:scatter">
            <chart:domain table:cell-range-address="data.A100:data.A1000"/>
            <chart:data-point chart:repeated="9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4166794609991">
                <text:p>10.4166794609991</text:p>
                <draw:g>
                  <svg:desc>data.A100:data.A1000</svg:desc>
                </draw:g>
              </table:table-cell>
              <table:table-cell office:value-type="float" office:value="0.0799711137957355">
                <text:p>0.0799711137957355</text:p>
                <draw:g>
                  <svg:desc>data.D100:data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177196190016">
                <text:p>10.5177196190016</text:p>
              </table:table-cell>
              <table:table-cell office:value-type="float" office:value="0.0835847341738433">
                <text:p>0.0835847341738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191340030018">
                <text:p>10.6191340030018</text:p>
              </table:table-cell>
              <table:table-cell office:value-type="float" office:value="0.08628526306723">
                <text:p>0.08628526306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205364069996">
                <text:p>10.7205364069996</text:p>
              </table:table-cell>
              <table:table-cell office:value-type="float" office:value="0.0882589796845532">
                <text:p>0.0882589796845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217058779992">
                <text:p>10.8217058779992</text:p>
              </table:table-cell>
              <table:table-cell office:value-type="float" office:value="0.0896548027952616">
                <text:p>0.0896548027952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23207382999">
                <text:p>10.923207382999</text:p>
              </table:table-cell>
              <table:table-cell office:value-type="float" office:value="0.0905917667645112">
                <text:p>0.0905917667645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245160960003">
                <text:p>11.0245160960003</text:p>
              </table:table-cell>
              <table:table-cell office:value-type="float" office:value="0.0911650021966557">
                <text:p>0.0911650021966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275335819992">
                <text:p>11.1275335819992</text:p>
              </table:table-cell>
              <table:table-cell office:value-type="float" office:value="0.0914505202758431">
                <text:p>0.0914505202758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29048827001">
                <text:p>11.229048827001</text:p>
              </table:table-cell>
              <table:table-cell office:value-type="float" office:value="0.0915090400738855">
                <text:p>0.0915090400738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302897290014">
                <text:p>11.3302897290014</text:p>
              </table:table-cell>
              <table:table-cell office:value-type="float" office:value="0.0913890502409266">
                <text:p>0.0913890502409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315099599989">
                <text:p>11.4315099599989</text:p>
              </table:table-cell>
              <table:table-cell office:value-type="float" office:value="0.0911292582107593">
                <text:p>0.0911292582107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331067469997">
                <text:p>11.5331067469997</text:p>
              </table:table-cell>
              <table:table-cell office:value-type="float" office:value="0.0907605494257503">
                <text:p>0.0907605494257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34482649999">
                <text:p>11.634482649999</text:p>
              </table:table-cell>
              <table:table-cell office:value-type="float" office:value="0.090307554584848">
                <text:p>0.090307554584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35120663001">
                <text:p>11.735120663001</text:p>
              </table:table-cell>
              <table:table-cell office:value-type="float" office:value="0.0897899033170012">
                <text:p>0.0897899033170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366145379987">
                <text:p>11.8366145379987</text:p>
              </table:table-cell>
              <table:table-cell office:value-type="float" office:value="0.0892232270014271">
                <text:p>0.0892232270014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375942760016">
                <text:p>11.9375942760016</text:p>
              </table:table-cell>
              <table:table-cell office:value-type="float" office:value="0.0886199609114865">
                <text:p>0.0886199609114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0392283330002">
                <text:p>12.0392283330002</text:p>
              </table:table-cell>
              <table:table-cell office:value-type="float" office:value="0.0879899858232063">
                <text:p>0.0879899858232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418481239998">
                <text:p>12.1418481239998</text:p>
              </table:table-cell>
              <table:table-cell office:value-type="float" office:value="0.0873411412009379">
                <text:p>0.0873411412009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446700770015">
                <text:p>12.2446700770015</text:p>
              </table:table-cell>
              <table:table-cell office:value-type="float" office:value="0.086679635649826">
                <text:p>0.086679635649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459102490015">
                <text:p>12.3459102490015</text:p>
              </table:table-cell>
              <table:table-cell office:value-type="float" office:value="0.0860103751865274">
                <text:p>0.0860103751865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467119740002">
                <text:p>12.4467119740002</text:p>
              </table:table-cell>
              <table:table-cell office:value-type="float" office:value="0.0853372257690567">
                <text:p>0.0853372257690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478462540013">
                <text:p>12.5478462540013</text:p>
              </table:table-cell>
              <table:table-cell office:value-type="float" office:value="0.0846632232381962">
                <text:p>0.0846632232381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488660530013">
                <text:p>12.6488660530013</text:p>
              </table:table-cell>
              <table:table-cell office:value-type="float" office:value="0.0839907411921829">
                <text:p>0.0839907411921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7496577980019">
                <text:p>12.7496577980019</text:p>
              </table:table-cell>
              <table:table-cell office:value-type="float" office:value="0.0833216252118109">
                <text:p>0.0833216252118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8512948450007">
                <text:p>12.8512948450007</text:p>
              </table:table-cell>
              <table:table-cell office:value-type="float" office:value="0.0826573001694487">
                <text:p>0.0826573001694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522559130019">
                <text:p>12.9522559130019</text:p>
              </table:table-cell>
              <table:table-cell office:value-type="float" office:value="0.0819988560085748">
                <text:p>0.0819988560085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539419800007">
                <text:p>13.0539419800007</text:p>
              </table:table-cell>
              <table:table-cell office:value-type="float" office:value="0.0813471163029229">
                <text:p>0.0813471163029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1555856369996">
                <text:p>13.1555856369996</text:p>
              </table:table-cell>
              <table:table-cell office:value-type="float" office:value="0.0807026930423383">
                <text:p>0.0807026930423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570901219988">
                <text:p>13.2570901219988</text:p>
              </table:table-cell>
              <table:table-cell office:value-type="float" office:value="0.0800660304028629">
                <text:p>0.0800660304028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3587694400012">
                <text:p>13.3587694400012</text:p>
              </table:table-cell>
              <table:table-cell office:value-type="float" office:value="0.0794374397069057">
                <text:p>0.07943743970690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4605458289989">
                <text:p>13.4605458289989</text:p>
              </table:table-cell>
              <table:table-cell office:value-type="float" office:value="0.0940843029105627">
                <text:p>0.0940843029105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61541567">
                <text:p>13.561541567</text:p>
              </table:table-cell>
              <table:table-cell office:value-type="float" office:value="0.10557047263148">
                <text:p>0.10557047263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6625966559986">
                <text:p>13.6625966559986</text:p>
              </table:table-cell>
              <table:table-cell office:value-type="float" office:value="0.114531566075109">
                <text:p>0.114531566075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7645557069991">
                <text:p>13.7645557069991</text:p>
              </table:table-cell>
              <table:table-cell office:value-type="float" office:value="0.121475999128744">
                <text:p>0.121475999128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8669734249997">
                <text:p>13.8669734249997</text:p>
              </table:table-cell>
              <table:table-cell office:value-type="float" office:value="0.126810428932625">
                <text:p>0.126810428932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9681840859994">
                <text:p>13.9681840859994</text:p>
              </table:table-cell>
              <table:table-cell office:value-type="float" office:value="0.130860107851982">
                <text:p>0.130860107851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0701124369989">
                <text:p>14.0701124369989</text:p>
              </table:table-cell>
              <table:table-cell office:value-type="float" office:value="0.133885166573557">
                <text:p>0.1338851665735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1723162019989">
                <text:p>14.1723162019989</text:p>
              </table:table-cell>
              <table:table-cell office:value-type="float" office:value="0.135885111676112">
                <text:p>0.135885111676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745552269989">
                <text:p>14.2745552269989</text:p>
              </table:table-cell>
              <table:table-cell office:value-type="float" office:value="0.137279517912318">
                <text:p>0.137279517912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3764668080003">
                <text:p>14.3764668080003</text:p>
              </table:table-cell>
              <table:table-cell office:value-type="float" office:value="0.138192408656095">
                <text:p>0.138192408656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4782751870007">
                <text:p>14.4782751870007</text:p>
              </table:table-cell>
              <table:table-cell office:value-type="float" office:value="0.138722941009383">
                <text:p>0.138722941009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5793181059998">
                <text:p>14.5793181059998</text:p>
              </table:table-cell>
              <table:table-cell office:value-type="float" office:value="0.138950380779535">
                <text:p>0.1389503807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680544887">
                <text:p>14.680544887</text:p>
              </table:table-cell>
              <table:table-cell office:value-type="float" office:value="0.138938082401406">
                <text:p>0.138938082401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7824676080018">
                <text:p>14.7824676080018</text:p>
              </table:table-cell>
              <table:table-cell office:value-type="float" office:value="0.138736672817676">
                <text:p>0.138736672817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8842963669995">
                <text:p>14.8842963669995</text:p>
              </table:table-cell>
              <table:table-cell office:value-type="float" office:value="0.138386598528114">
                <text:p>0.138386598528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9866523339988">
                <text:p>14.9866523339988</text:p>
              </table:table-cell>
              <table:table-cell office:value-type="float" office:value="0.137920163176232">
                <text:p>0.137920163176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0881375589997">
                <text:p>15.0881375589997</text:p>
              </table:table-cell>
              <table:table-cell office:value-type="float" office:value="0.137363157568013">
                <text:p>0.137363157568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190122480999">
                <text:p>15.190122480999</text:p>
              </table:table-cell>
              <table:table-cell office:value-type="float" office:value="0.136736163638303">
                <text:p>0.136736163638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2913043209992">
                <text:p>15.2913043209992</text:p>
              </table:table-cell>
              <table:table-cell office:value-type="float" office:value="0.136055597577309">
                <text:p>0.136055597577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930174390007">
                <text:p>15.3930174390007</text:p>
              </table:table-cell>
              <table:table-cell office:value-type="float" office:value="0.135334544287013">
                <text:p>0.135334544287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4946555759998">
                <text:p>15.4946555759998</text:p>
              </table:table-cell>
              <table:table-cell office:value-type="float" office:value="0.134583424903294">
                <text:p>0.134583424903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5965737369988">
                <text:p>15.5965737369988</text:p>
              </table:table-cell>
              <table:table-cell office:value-type="float" office:value="0.133810530772309">
                <text:p>0.133810530772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6972477999989">
                <text:p>15.6972477999989</text:p>
              </table:table-cell>
              <table:table-cell office:value-type="float" office:value="0.133022450591873">
                <text:p>0.133022450591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7983707800013">
                <text:p>15.7983707800013</text:p>
              </table:table-cell>
              <table:table-cell office:value-type="float" office:value="0.132224412086402">
                <text:p>0.132224412086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899800954001">
                <text:p>15.899800954001</text:p>
              </table:table-cell>
              <table:table-cell office:value-type="float" office:value="0.131420555310147">
                <text:p>0.131420555310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0034297579987">
                <text:p>16.0034297579987</text:p>
              </table:table-cell>
              <table:table-cell office:value-type="float" office:value="0.130614151254487">
                <text:p>0.130614151254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058282660015">
                <text:p>16.1058282660015</text:p>
              </table:table-cell>
              <table:table-cell office:value-type="float" office:value="0.129807776699792">
                <text:p>0.129807776699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2072552800018">
                <text:p>16.2072552800018</text:p>
              </table:table-cell>
              <table:table-cell office:value-type="float" office:value="0.129003454064236">
                <text:p>0.1290034540642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081174860017">
                <text:p>16.3081174860017</text:p>
              </table:table-cell>
              <table:table-cell office:value-type="float" office:value="0.128202763251389">
                <text:p>0.128202763251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409090653">
                <text:p>16.409090653</text:p>
              </table:table-cell>
              <table:table-cell office:value-type="float" office:value="0.127406931098006">
                <text:p>0.127406931098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5105416680017">
                <text:p>16.5105416680017</text:p>
              </table:table-cell>
              <table:table-cell office:value-type="float" office:value="0.126616902903096">
                <text:p>0.126616902903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6118582599993">
                <text:p>16.6118582599993</text:p>
              </table:table-cell>
              <table:table-cell office:value-type="float" office:value="0.12583339962309">
                <text:p>0.12583339962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7132206030001">
                <text:p>16.7132206030001</text:p>
              </table:table-cell>
              <table:table-cell office:value-type="float" office:value="0.125056963600911">
                <text:p>0.1250569636009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8163829410005">
                <text:p>16.8163829410005</text:p>
              </table:table-cell>
              <table:table-cell office:value-type="float" office:value="0.124287995123153">
                <text:p>0.124287995123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182514109998">
                <text:p>16.9182514109998</text:p>
              </table:table-cell>
              <table:table-cell office:value-type="float" office:value="0.123526781640691">
                <text:p>0.123526781640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0211591350017">
                <text:p>17.0211591350017</text:p>
              </table:table-cell>
              <table:table-cell office:value-type="float" office:value="0.122773521120936">
                <text:p>0.12277352112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1222397439997">
                <text:p>17.1222397439997</text:p>
              </table:table-cell>
              <table:table-cell office:value-type="float" office:value="0.122028340706273">
                <text:p>0.1220283407062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238906310013">
                <text:p>17.2238906310013</text:p>
              </table:table-cell>
              <table:table-cell office:value-type="float" office:value="0.121291311618273">
                <text:p>0.121291311618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3254694569987">
                <text:p>17.3254694569987</text:p>
              </table:table-cell>
              <table:table-cell office:value-type="float" office:value="0.120562461059324">
                <text:p>0.120562461059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264655750012">
                <text:p>17.4264655750012</text:p>
              </table:table-cell>
              <table:table-cell office:value-type="float" office:value="0.119841781712956">
                <text:p>0.119841781712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276612660018">
                <text:p>17.5276612660018</text:p>
              </table:table-cell>
              <table:table-cell office:value-type="float" office:value="0.119129239323853">
                <text:p>0.11912923932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6291460300017">
                <text:p>17.6291460300017</text:p>
              </table:table-cell>
              <table:table-cell office:value-type="float" office:value="0.11842477874232">
                <text:p>0.11842477874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310897009993">
                <text:p>17.7310897009993</text:p>
              </table:table-cell>
              <table:table-cell office:value-type="float" office:value="0.117728328740982">
                <text:p>0.117728328740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833148654001">
                <text:p>17.833148654001</text:p>
              </table:table-cell>
              <table:table-cell office:value-type="float" office:value="0.117039805849929">
                <text:p>0.117039805849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9344810559996">
                <text:p>17.9344810559996</text:p>
              </table:table-cell>
              <table:table-cell office:value-type="float" office:value="0.116359117407216">
                <text:p>0.116359117407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035606125999">
                <text:p>18.035606125999</text:p>
              </table:table-cell>
              <table:table-cell office:value-type="float" office:value="0.11568616398227">
                <text:p>0.11568616398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1364926019996">
                <text:p>18.1364926019996</text:p>
              </table:table-cell>
              <table:table-cell office:value-type="float" office:value="0.115020841298175">
                <text:p>0.115020841298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2379184860001">
                <text:p>18.2379184860001</text:p>
              </table:table-cell>
              <table:table-cell office:value-type="float" office:value="0.114363041753624">
                <text:p>0.114363041753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3390189759994">
                <text:p>18.3390189759994</text:p>
              </table:table-cell>
              <table:table-cell office:value-type="float" office:value="0.113712655625121">
                <text:p>0.113712655625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4397732100006">
                <text:p>18.4397732100006</text:p>
              </table:table-cell>
              <table:table-cell office:value-type="float" office:value="0.113069572013909">
                <text:p>0.113069572013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5408170289993">
                <text:p>18.5408170289993</text:p>
              </table:table-cell>
              <table:table-cell office:value-type="float" office:value="0.112433679589149">
                <text:p>0.112433679589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6414061809992">
                <text:p>18.6414061809992</text:p>
              </table:table-cell>
              <table:table-cell office:value-type="float" office:value="0.111804867168587">
                <text:p>0.1118048671685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7423934780018">
                <text:p>18.7423934780018</text:p>
              </table:table-cell>
              <table:table-cell office:value-type="float" office:value="0.111183024169652">
                <text:p>0.111183024169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8443033490003">
                <text:p>18.8443033490003</text:p>
              </table:table-cell>
              <table:table-cell office:value-type="float" office:value="0.110568040957344">
                <text:p>0.110568040957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945656852">
                <text:p>18.945656852</text:p>
              </table:table-cell>
              <table:table-cell office:value-type="float" office:value="0.109959809109961">
                <text:p>0.109959809109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0482080110014">
                <text:p>19.0482080110014</text:p>
              </table:table-cell>
              <table:table-cell office:value-type="float" office:value="0.10935822161952">
                <text:p>0.109358221619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1500723810022">
                <text:p>19.1500723810022</text:p>
              </table:table-cell>
              <table:table-cell office:value-type="float" office:value="0.108763173040296">
                <text:p>0.108763173040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2514488939996">
                <text:p>19.2514488939996</text:p>
              </table:table-cell>
              <table:table-cell office:value-type="float" office:value="0.108174559596258">
                <text:p>0.1081745595962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3526885550018">
                <text:p>19.3526885550018</text:p>
              </table:table-cell>
              <table:table-cell office:value-type="float" office:value="0.107592279255954">
                <text:p>0.1075922792559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4536554120023">
                <text:p>19.4536554120023</text:p>
              </table:table-cell>
              <table:table-cell office:value-type="float" office:value="0.107016231781727">
                <text:p>0.107016231781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548706629997">
                <text:p>19.5548706629997</text:p>
              </table:table-cell>
              <table:table-cell office:value-type="float" office:value="0.106446318758715">
                <text:p>0.1064463187587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6558045700003">
                <text:p>19.6558045700003</text:p>
              </table:table-cell>
              <table:table-cell office:value-type="float" office:value="0.105882443608008">
                <text:p>0.10588244360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7568332080009">
                <text:p>19.7568332080009</text:p>
              </table:table-cell>
              <table:table-cell office:value-type="float" office:value="0.105324511587437">
                <text:p>0.1053245115874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8579772379999">
                <text:p>19.8579772379999</text:p>
              </table:table-cell>
              <table:table-cell office:value-type="float" office:value="0.10477242978277">
                <text:p>0.10477242978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9602593540003">
                <text:p>19.9602593540003</text:p>
              </table:table-cell>
              <table:table-cell office:value-type="float" office:value="0.104226107091522">
                <text:p>0.1042261070915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0621906640008">
                <text:p>20.0621906640008</text:p>
              </table:table-cell>
              <table:table-cell office:value-type="float" office:value="0.103685454201137">
                <text:p>0.103685454201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1637241800017">
                <text:p>20.1637241800017</text:p>
              </table:table-cell>
              <table:table-cell office:value-type="float" office:value="0.10315038356293">
                <text:p>0.103150383562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2654074970014">
                <text:p>20.2654074970014</text:p>
              </table:table-cell>
              <table:table-cell office:value-type="float" office:value="0.102620809362906">
                <text:p>0.1026208093629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3666118479996">
                <text:p>20.3666118479996</text:p>
              </table:table-cell>
              <table:table-cell office:value-type="float" office:value="0.102096647490325">
                <text:p>0.102096647490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4678255180006">
                <text:p>20.4678255180006</text:p>
              </table:table-cell>
              <table:table-cell office:value-type="float" office:value="0.101577815504698">
                <text:p>0.101577815504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5688299460016">
                <text:p>20.5688299460016</text:p>
              </table:table-cell>
              <table:table-cell office:value-type="float" office:value="0.101064232601778">
                <text:p>0.1010642326017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6703520810006">
                <text:p>20.6703520810006</text:p>
              </table:table-cell>
              <table:table-cell office:value-type="float" office:value="0.10055581957896">
                <text:p>0.100555819578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7717980650014">
                <text:p>20.7717980650014</text:p>
              </table:table-cell>
              <table:table-cell office:value-type="float" office:value="0.0999568507851188">
                <text:p>0.0999568507851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736247340021">
                <text:p>20.8736247340021</text:p>
              </table:table-cell>
              <table:table-cell office:value-type="float" office:value="0.0993829563562504">
                <text:p>0.09938295635625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9749675470011">
                <text:p>20.9749675470011</text:p>
              </table:table-cell>
              <table:table-cell office:value-type="float" office:value="0.0988300365825849">
                <text:p>0.09883003658258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0764659119996">
                <text:p>21.0764659119996</text:p>
              </table:table-cell>
              <table:table-cell office:value-type="float" office:value="0.0982947984968371">
                <text:p>0.09829479849683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178304721001">
                <text:p>21.178304721001</text:p>
              </table:table-cell>
              <table:table-cell office:value-type="float" office:value="0.097774594778331">
                <text:p>0.097774594778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2795260820021">
                <text:p>21.2795260820021</text:p>
              </table:table-cell>
              <table:table-cell office:value-type="float" office:value="0.0972672948702838">
                <text:p>0.0972672948702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3822756440022">
                <text:p>21.3822756440022</text:p>
              </table:table-cell>
              <table:table-cell office:value-type="float" office:value="0.0967711818677911">
                <text:p>0.0967711818677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4834201430022">
                <text:p>21.4834201430022</text:p>
              </table:table-cell>
              <table:table-cell office:value-type="float" office:value="0.0962848700225347">
                <text:p>0.09628487002253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847688659997">
                <text:p>21.5847688659997</text:p>
              </table:table-cell>
              <table:table-cell office:value-type="float" office:value="0.0958072387410325">
                <text:p>0.0958072387410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6865467450007">
                <text:p>21.6865467450007</text:p>
              </table:table-cell>
              <table:table-cell office:value-type="float" office:value="0.0953373797778727">
                <text:p>0.09533737977787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7879799980001">
                <text:p>21.7879799980001</text:p>
              </table:table-cell>
              <table:table-cell office:value-type="float" office:value="0.0948745549850889">
                <text:p>0.0948745549850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8902080129992">
                <text:p>21.8902080129992</text:p>
              </table:table-cell>
              <table:table-cell office:value-type="float" office:value="0.0944181625065896">
                <text:p>0.0944181625065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9921046730015">
                <text:p>21.9921046730015</text:p>
              </table:table-cell>
              <table:table-cell office:value-type="float" office:value="0.093967709728774">
                <text:p>0.093967709728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0938993820018">
                <text:p>22.0938993820018</text:p>
              </table:table-cell>
              <table:table-cell office:value-type="float" office:value="0.0935227916362302">
                <text:p>0.0935227916362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1951052219993">
                <text:p>22.1951052219993</text:p>
              </table:table-cell>
              <table:table-cell office:value-type="float" office:value="0.0930830734916326">
                <text:p>0.0930830734916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2963844039987">
                <text:p>22.2963844039987</text:p>
              </table:table-cell>
              <table:table-cell office:value-type="float" office:value="0.0926482769751243">
                <text:p>0.0926482769751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397685685999">
                <text:p>22.397685685999</text:p>
              </table:table-cell>
              <table:table-cell office:value-type="float" office:value="0.0922181690914116">
                <text:p>0.09221816909141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4999514110023">
                <text:p>22.4999514110023</text:p>
              </table:table-cell>
              <table:table-cell office:value-type="float" office:value="0.0917925532911473">
                <text:p>0.09179255329114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6017224989992">
                <text:p>22.6017224989992</text:p>
              </table:table-cell>
              <table:table-cell office:value-type="float" office:value="0.0913712623638596">
                <text:p>0.09137126236385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7026565260021">
                <text:p>22.7026565260021</text:p>
              </table:table-cell>
              <table:table-cell office:value-type="float" office:value="0.0909541527482305">
                <text:p>0.09095415274823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8041717209999">
                <text:p>22.8041717209999</text:p>
              </table:table-cell>
              <table:table-cell office:value-type="float" office:value="0.0905410999763622">
                <text:p>0.09054109997636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9055722740013">
                <text:p>22.9055722740013</text:p>
              </table:table-cell>
              <table:table-cell office:value-type="float" office:value="0.0901319950253375">
                <text:p>0.0901319950253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0070346680004">
                <text:p>23.0070346680004</text:p>
              </table:table-cell>
              <table:table-cell office:value-type="float" office:value="0.0897267413947194">
                <text:p>0.0897267413947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109195011999">
                <text:p>23.109195011999</text:p>
              </table:table-cell>
              <table:table-cell office:value-type="float" office:value="0.0893252527648983">
                <text:p>0.08932525276489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2106829660006">
                <text:p>23.2106829660006</text:p>
              </table:table-cell>
              <table:table-cell office:value-type="float" office:value="0.0889274511202156">
                <text:p>0.08892745112021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312201601002">
                <text:p>23.312201601002</text:p>
              </table:table-cell>
              <table:table-cell office:value-type="float" office:value="0.0885332652439986">
                <text:p>0.08853326524399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4139011280022">
                <text:p>23.4139011280022</text:p>
              </table:table-cell>
              <table:table-cell office:value-type="float" office:value="0.0881426295112162">
                <text:p>0.0881426295112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5155186849988">
                <text:p>23.5155186849988</text:p>
              </table:table-cell>
              <table:table-cell office:value-type="float" office:value="0.0877554829193178">
                <text:p>0.08775548291931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616861767001">
                <text:p>23.616861767001</text:p>
              </table:table-cell>
              <table:table-cell office:value-type="float" office:value="0.0873717683097031">
                <text:p>0.0873717683097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7184576629988">
                <text:p>23.7184576629988</text:p>
              </table:table-cell>
              <table:table-cell office:value-type="float" office:value="0.0869914317417796">
                <text:p>0.08699143174177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8203153120012">
                <text:p>23.8203153120012</text:p>
              </table:table-cell>
              <table:table-cell office:value-type="float" office:value="0.0866144219891684">
                <text:p>0.08661442198916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922376524999">
                <text:p>23.922376524999</text:p>
              </table:table-cell>
              <table:table-cell office:value-type="float" office:value="0.0862406901337076">
                <text:p>0.0862406901337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023887239">
                <text:p>24.023887239</text:p>
              </table:table-cell>
              <table:table-cell office:value-type="float" office:value="0.0858701892377678">
                <text:p>0.08587018923776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1261233440018">
                <text:p>24.1261233440018</text:p>
              </table:table-cell>
              <table:table-cell office:value-type="float" office:value="0.0855028740792899">
                <text:p>0.08550287407928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227420266001">
                <text:p>24.227420266001</text:p>
              </table:table-cell>
              <table:table-cell office:value-type="float" office:value="0.085138700937072">
                <text:p>0.085138700937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3281571799998">
                <text:p>24.3281571799998</text:p>
              </table:table-cell>
              <table:table-cell office:value-type="float" office:value="0.0847776274163243">
                <text:p>0.0847776274163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4296298139998">
                <text:p>24.4296298139998</text:p>
              </table:table-cell>
              <table:table-cell office:value-type="float" office:value="0.0844196123065034">
                <text:p>0.08441961230650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312938310017">
                <text:p>24.5312938310017</text:p>
              </table:table-cell>
              <table:table-cell office:value-type="float" office:value="0.0840646154650375">
                <text:p>0.0840646154650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633441754002">
                <text:p>24.633441754002</text:p>
              </table:table-cell>
              <table:table-cell office:value-type="float" office:value="0.0837125977218242">
                <text:p>0.0837125977218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7353129440016">
                <text:p>24.7353129440016</text:p>
              </table:table-cell>
              <table:table-cell office:value-type="float" office:value="0.0833635208004102">
                <text:p>0.0833635208004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8372204139996">
                <text:p>24.8372204139996</text:p>
              </table:table-cell>
              <table:table-cell office:value-type="float" office:value="0.0830173472525731">
                <text:p>0.08301734725257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9391210440008">
                <text:p>24.9391210440008</text:p>
              </table:table-cell>
              <table:table-cell office:value-type="float" office:value="0.0826740404036845">
                <text:p>0.08267404040368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0403256339996">
                <text:p>25.0403256339996</text:p>
              </table:table-cell>
              <table:table-cell office:value-type="float" office:value="0.0823335643067533">
                <text:p>0.0823335643067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141419593001">
                <text:p>25.141419593001</text:p>
              </table:table-cell>
              <table:table-cell office:value-type="float" office:value="0.0819958837034671">
                <text:p>0.08199588370346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2426798939996">
                <text:p>25.2426798939996</text:p>
              </table:table-cell>
              <table:table-cell office:value-type="float" office:value="0.0816609639908861">
                <text:p>0.0816609639908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3442927200013">
                <text:p>25.3442927200013</text:p>
              </table:table-cell>
              <table:table-cell office:value-type="float" office:value="0.0813287711927089">
                <text:p>0.08132877119270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4461486600012">
                <text:p>25.4461486600012</text:p>
              </table:table-cell>
              <table:table-cell office:value-type="float" office:value="0.0889673994242867">
                <text:p>0.0889673994242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5471196670005">
                <text:p>25.5471196670005</text:p>
              </table:table-cell>
              <table:table-cell office:value-type="float" office:value="0.0949834433489531">
                <text:p>0.09498344334895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6488896849987">
                <text:p>25.6488896849987</text:p>
              </table:table-cell>
              <table:table-cell office:value-type="float" office:value="0.0997021696989254">
                <text:p>0.09970216969892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7513761629998">
                <text:p>25.7513761629998</text:p>
              </table:table-cell>
              <table:table-cell office:value-type="float" office:value="0.103383783003235">
                <text:p>0.103383783003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8535567370018">
                <text:p>25.8535567370018</text:p>
              </table:table-cell>
              <table:table-cell office:value-type="float" office:value="0.106236438167294">
                <text:p>0.106236438167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9551824129994">
                <text:p>25.9551824129994</text:p>
              </table:table-cell>
              <table:table-cell office:value-type="float" office:value="0.108426650533835">
                <text:p>0.1084266505338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0575464100002">
                <text:p>26.0575464100002</text:p>
              </table:table-cell>
              <table:table-cell office:value-type="float" office:value="0.110087623929014">
                <text:p>0.1100876239290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592483470013">
                <text:p>26.1592483470013</text:p>
              </table:table-cell>
              <table:table-cell office:value-type="float" office:value="0.111325913096699">
                <text:p>0.1113259130966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05363379989">
                <text:p>26.2605363379989</text:p>
              </table:table-cell>
              <table:table-cell office:value-type="float" office:value="0.112226753643383">
                <text:p>0.1122267536433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62067312999">
                <text:p>26.362067312999</text:p>
              </table:table-cell>
              <table:table-cell office:value-type="float" office:value="0.112858325991629">
                <text:p>0.1128583259916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641032050022">
                <text:p>26.4641032050022</text:p>
              </table:table-cell>
              <table:table-cell office:value-type="float" office:value="0.11327516654043">
                <text:p>0.113275166540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5662899790004">
                <text:p>26.5662899790004</text:p>
              </table:table-cell>
              <table:table-cell office:value-type="float" office:value="0.113520896591122">
                <text:p>0.113520896591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680634069999">
                <text:p>26.6680634069999</text:p>
              </table:table-cell>
              <table:table-cell office:value-type="float" office:value="0.113630405485826">
                <text:p>0.113630405485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769683773">
                <text:p>26.769683773</text:p>
              </table:table-cell>
              <table:table-cell office:value-type="float" office:value="0.113631597115933">
                <text:p>0.1136315971159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8713856009999">
                <text:p>26.8713856009999</text:p>
              </table:table-cell>
              <table:table-cell office:value-type="float" office:value="0.113546787126709">
                <text:p>0.113546787126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9728648550008">
                <text:p>26.9728648550008</text:p>
              </table:table-cell>
              <table:table-cell office:value-type="float" office:value="0.113309339813727">
                <text:p>0.113309339813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0745614719999">
                <text:p>27.0745614719999</text:p>
              </table:table-cell>
              <table:table-cell office:value-type="float" office:value="0.113035531552474">
                <text:p>0.113035531552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1761608369998">
                <text:p>27.1761608369998</text:p>
              </table:table-cell>
              <table:table-cell office:value-type="float" office:value="0.112733257955734">
                <text:p>0.1127332579557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2777396730016">
                <text:p>27.2777396730016</text:p>
              </table:table-cell>
              <table:table-cell office:value-type="float" office:value="0.112408828586809">
                <text:p>0.1124088285868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3793842790001">
                <text:p>27.3793842790001</text:p>
              </table:table-cell>
              <table:table-cell office:value-type="float" office:value="0.112067284271661">
                <text:p>0.1120672842716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4821242809994">
                <text:p>27.4821242809994</text:p>
              </table:table-cell>
              <table:table-cell office:value-type="float" office:value="0.111712650946741">
                <text:p>0.1117126509467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5848367920007">
                <text:p>27.5848367920007</text:p>
              </table:table-cell>
              <table:table-cell office:value-type="float" office:value="0.111348142735415">
                <text:p>0.1113481427354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6862705860003">
                <text:p>27.6862705860003</text:p>
              </table:table-cell>
              <table:table-cell office:value-type="float" office:value="0.11097632440731">
                <text:p>0.110976324407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7877262389993">
                <text:p>27.7877262389993</text:p>
              </table:table-cell>
              <table:table-cell office:value-type="float" office:value="0.11059924134403">
                <text:p>0.110599241344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8890543710004">
                <text:p>27.8890543710004</text:p>
              </table:table-cell>
              <table:table-cell office:value-type="float" office:value="0.110218523510006">
                <text:p>0.110218523510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9905120250005">
                <text:p>27.9905120250005</text:p>
              </table:table-cell>
              <table:table-cell office:value-type="float" office:value="0.1098354686275">
                <text:p>0.10983546862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.0922500529996">
                <text:p>28.0922500529996</text:p>
              </table:table-cell>
              <table:table-cell office:value-type="float" office:value="0.109451108714949">
                <text:p>0.1094511087149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938222780009">
                <text:p>28.1938222780009</text:p>
              </table:table-cell>
              <table:table-cell office:value-type="float" office:value="0.109066263316046">
                <text:p>0.109066263316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2961312830012">
                <text:p>28.2961312830012</text:p>
              </table:table-cell>
              <table:table-cell office:value-type="float" office:value="0.108681582081408">
                <text:p>0.1086815820814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3979741420008">
                <text:p>28.3979741420008</text:p>
              </table:table-cell>
              <table:table-cell office:value-type="float" office:value="0.108297578832386">
                <text:p>0.1082975788323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4989836900022">
                <text:p>28.4989836900022</text:p>
              </table:table-cell>
              <table:table-cell office:value-type="float" office:value="0.10791465881059">
                <text:p>0.107914658810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6009522810018">
                <text:p>28.6009522810018</text:p>
              </table:table-cell>
              <table:table-cell office:value-type="float" office:value="0.107533140476034">
                <text:p>0.1075331404760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7023242729993">
                <text:p>28.7023242729993</text:p>
              </table:table-cell>
              <table:table-cell office:value-type="float" office:value="0.107153272944207">
                <text:p>0.107153272944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8032051390001">
                <text:p>28.8032051390001</text:p>
              </table:table-cell>
              <table:table-cell office:value-type="float" office:value="0.106775249934313">
                <text:p>0.1067752499343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9051135590016">
                <text:p>28.9051135590016</text:p>
              </table:table-cell>
              <table:table-cell office:value-type="float" office:value="0.106399220926471">
                <text:p>0.1063992209264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0066645039988">
                <text:p>29.0066645039988</text:p>
              </table:table-cell>
              <table:table-cell office:value-type="float" office:value="0.106025300086125">
                <text:p>0.106025300086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1085533639998">
                <text:p>29.1085533639998</text:p>
              </table:table-cell>
              <table:table-cell office:value-type="float" office:value="0.105653573402233">
                <text:p>0.1056535734022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2107782880012">
                <text:p>29.2107782880012</text:p>
              </table:table-cell>
              <table:table-cell office:value-type="float" office:value="0.105284104396527">
                <text:p>0.105284104396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3130432830003">
                <text:p>29.3130432830003</text:p>
              </table:table-cell>
              <table:table-cell office:value-type="float" office:value="0.104916938689635">
                <text:p>0.104916938689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.415118115001">
                <text:p>29.415118115001</text:p>
              </table:table-cell>
              <table:table-cell office:value-type="float" office:value="0.104552107652739">
                <text:p>0.1045521076527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.5162577250012">
                <text:p>29.5162577250012</text:p>
              </table:table-cell>
              <table:table-cell office:value-type="float" office:value="0.104189631327671">
                <text:p>0.1041896313276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.6181219339996">
                <text:p>29.6181219339996</text:p>
              </table:table-cell>
              <table:table-cell office:value-type="float" office:value="0.103829520761795">
                <text:p>0.103829520761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.7194847060018">
                <text:p>29.7194847060018</text:p>
              </table:table-cell>
              <table:table-cell office:value-type="float" office:value="0.103471779874742">
                <text:p>0.1034717798747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8210037610006">
                <text:p>29.8210037610006</text:p>
              </table:table-cell>
              <table:table-cell office:value-type="float" office:value="0.103116406950641">
                <text:p>0.1031164069506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9222188909989">
                <text:p>29.9222188909989</text:p>
              </table:table-cell>
              <table:table-cell office:value-type="float" office:value="0.102763395830783">
                <text:p>0.102763395830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0255738710002">
                <text:p>30.0255738710002</text:p>
              </table:table-cell>
              <table:table-cell office:value-type="float" office:value="0.102412736866647">
                <text:p>0.1024127368666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.1286700070013">
                <text:p>30.1286700070013</text:p>
              </table:table-cell>
              <table:table-cell office:value-type="float" office:value="0.102064417681237">
                <text:p>0.102064417681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.230338794001">
                <text:p>30.230338794001</text:p>
              </table:table-cell>
              <table:table-cell office:value-type="float" office:value="0.101718423777097">
                <text:p>0.1017184237770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.3315552640015">
                <text:p>30.3315552640015</text:p>
              </table:table-cell>
              <table:table-cell office:value-type="float" office:value="0.101374739021677">
                <text:p>0.101374739021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.4331612200003">
                <text:p>30.4331612200003</text:p>
              </table:table-cell>
              <table:table-cell office:value-type="float" office:value="0.101033346034618">
                <text:p>0.1010333460346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5343944300002">
                <text:p>30.5343944300002</text:p>
              </table:table-cell>
              <table:table-cell office:value-type="float" office:value="0.100694226496568">
                <text:p>0.1006942264965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.6351507040017">
                <text:p>30.6351507040017</text:p>
              </table:table-cell>
              <table:table-cell office:value-type="float" office:value="0.100357361395274">
                <text:p>0.1003573613952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.7366232980021">
                <text:p>30.7366232980021</text:p>
              </table:table-cell>
              <table:table-cell office:value-type="float" office:value="0.100022731221483">
                <text:p>0.1000227312214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8386261390006">
                <text:p>30.8386261390006</text:p>
              </table:table-cell>
              <table:table-cell office:value-type="float" office:value="0.0996903161247272">
                <text:p>0.0996903161247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9404576580018">
                <text:p>30.9404576580018</text:p>
              </table:table-cell>
              <table:table-cell office:value-type="float" office:value="0.0993600960370366">
                <text:p>0.09936009603703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0426722119992">
                <text:p>31.0426722119992</text:p>
              </table:table-cell>
              <table:table-cell office:value-type="float" office:value="0.0990320507709974">
                <text:p>0.0990320507709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.1450930589999">
                <text:p>31.1450930589999</text:p>
              </table:table-cell>
              <table:table-cell office:value-type="float" office:value="0.0987061600973174">
                <text:p>0.09870616009731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.2464759120012">
                <text:p>31.2464759120012</text:p>
              </table:table-cell>
              <table:table-cell office:value-type="float" office:value="0.0983824038060093">
                <text:p>0.09838240380600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.3476639620021">
                <text:p>31.3476639620021</text:p>
              </table:table-cell>
              <table:table-cell office:value-type="float" office:value="0.0980607617544848">
                <text:p>0.09806076175448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.4492297159995">
                <text:p>31.4492297159995</text:p>
              </table:table-cell>
              <table:table-cell office:value-type="float" office:value="0.0977412139051956">
                <text:p>0.09774121390519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.5503327949991">
                <text:p>31.5503327949991</text:p>
              </table:table-cell>
              <table:table-cell office:value-type="float" office:value="0.0974237403549257">
                <text:p>0.09742374035492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6525389490016">
                <text:p>31.6525389490016</text:p>
              </table:table-cell>
              <table:table-cell office:value-type="float" office:value="0.097108321357423">
                <text:p>0.0971083213574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.7549147450009">
                <text:p>31.7549147450009</text:p>
              </table:table-cell>
              <table:table-cell office:value-type="float" office:value="0.0967949373407155">
                <text:p>0.09679493734071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8569453970013">
                <text:p>31.8569453970013</text:p>
              </table:table-cell>
              <table:table-cell office:value-type="float" office:value="0.0964835689201914">
                <text:p>0.0964835689201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.9584001399999">
                <text:p>31.9584001399999</text:p>
              </table:table-cell>
              <table:table-cell office:value-type="float" office:value="0.0961741969083051">
                <text:p>0.09617419690830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060595343999">
                <text:p>32.060595343999</text:p>
              </table:table-cell>
              <table:table-cell office:value-type="float" office:value="0.0958668023215967">
                <text:p>0.09586680232159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.1620181569997">
                <text:p>32.1620181569997</text:p>
              </table:table-cell>
              <table:table-cell office:value-type="float" office:value="0.0955613663855793">
                <text:p>0.09556136638557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.2633310890014">
                <text:p>32.2633310890014</text:p>
              </table:table-cell>
              <table:table-cell office:value-type="float" office:value="0.0952578705379305">
                <text:p>0.0952578705379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.3652638790009">
                <text:p>32.3652638790009</text:p>
              </table:table-cell>
              <table:table-cell office:value-type="float" office:value="0.0949562964303444">
                <text:p>0.09495629643034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.4668318139993">
                <text:p>32.4668318139993</text:p>
              </table:table-cell>
              <table:table-cell office:value-type="float" office:value="0.0946566259293223">
                <text:p>0.09465662592932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.5681974860017">
                <text:p>32.5681974860017</text:p>
              </table:table-cell>
              <table:table-cell office:value-type="float" office:value="0.0943588411161286">
                <text:p>0.09435884111612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.6709748979993">
                <text:p>32.6709748979993</text:p>
              </table:table-cell>
              <table:table-cell office:value-type="float" office:value="0.0940629242860918">
                <text:p>0.09406292428609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.773043879999">
                <text:p>32.773043879999</text:p>
              </table:table-cell>
              <table:table-cell office:value-type="float" office:value="0.0937118778904119">
                <text:p>0.0937118778904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8752144729988">
                <text:p>32.8752144729988</text:p>
              </table:table-cell>
              <table:table-cell office:value-type="float" office:value="0.0933744102877896">
                <text:p>0.09337441028778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9774379869996">
                <text:p>32.9774379869996</text:p>
              </table:table-cell>
              <table:table-cell office:value-type="float" office:value="0.0930481520834427">
                <text:p>0.09304815208344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0788029700016">
                <text:p>33.0788029700016</text:p>
              </table:table-cell>
              <table:table-cell office:value-type="float" office:value="0.0927312045935834">
                <text:p>0.09273120459358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.1803341340019">
                <text:p>33.1803341340019</text:p>
              </table:table-cell>
              <table:table-cell office:value-type="float" office:value="0.0924220457417361">
                <text:p>0.09242204574173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.2815197640011">
                <text:p>33.2815197640011</text:p>
              </table:table-cell>
              <table:table-cell office:value-type="float" office:value="0.092119454775207">
                <text:p>0.0921194547752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3833582330008">
                <text:p>33.3833582330008</text:p>
              </table:table-cell>
              <table:table-cell office:value-type="float" office:value="0.0918224520376883">
                <text:p>0.09182245203768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4851199299992">
                <text:p>33.4851199299992</text:p>
              </table:table-cell>
              <table:table-cell office:value-type="float" office:value="0.0915302507867772">
                <text:p>0.09153025078677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587198262001">
                <text:p>33.587198262001</text:p>
              </table:table-cell>
              <table:table-cell office:value-type="float" office:value="0.0912422186474397">
                <text:p>0.09124221864743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6892252840007">
                <text:p>33.6892252840007</text:p>
              </table:table-cell>
              <table:table-cell office:value-type="float" office:value="0.0909578467742392">
                <text:p>0.09095784677423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790777309001">
                <text:p>33.790777309001</text:p>
              </table:table-cell>
              <table:table-cell office:value-type="float" office:value="0.0906767251805854">
                <text:p>0.09067672518058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8919959689993">
                <text:p>33.8919959689993</text:p>
              </table:table-cell>
              <table:table-cell office:value-type="float" office:value="0.0903985230016112">
                <text:p>0.0903985230016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9933874210001">
                <text:p>33.9933874210001</text:p>
              </table:table-cell>
              <table:table-cell office:value-type="float" office:value="0.0901229727039596">
                <text:p>0.09012297270395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.0955339640022">
                <text:p>34.0955339640022</text:p>
              </table:table-cell>
              <table:table-cell office:value-type="float" office:value="0.0898498574531085">
                <text:p>0.0898498574531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.1973951729997">
                <text:p>34.1973951729997</text:p>
              </table:table-cell>
              <table:table-cell office:value-type="float" office:value="0.0895790010067346">
                <text:p>0.08957900100673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.3002227360012">
                <text:p>34.3002227360012</text:p>
              </table:table-cell>
              <table:table-cell office:value-type="float" office:value="0.0893102596289171">
                <text:p>0.08931025962891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4023308979995">
                <text:p>34.4023308979995</text:p>
              </table:table-cell>
              <table:table-cell office:value-type="float" office:value="0.0890435156210222">
                <text:p>0.08904351562102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5041545070017">
                <text:p>34.5041545070017</text:p>
              </table:table-cell>
              <table:table-cell office:value-type="float" office:value="0.0887786721459406">
                <text:p>0.08877867214594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6071137610015">
                <text:p>34.6071137610015</text:p>
              </table:table-cell>
              <table:table-cell office:value-type="float" office:value="0.0885156490870149">
                <text:p>0.08851564908701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7081445479998">
                <text:p>34.7081445479998</text:p>
              </table:table-cell>
              <table:table-cell office:value-type="float" office:value="0.0882543797347282">
                <text:p>0.08825437973472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8095591310012">
                <text:p>34.8095591310012</text:p>
              </table:table-cell>
              <table:table-cell office:value-type="float" office:value="0.0879948081356086">
                <text:p>0.08799480813560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9106998200004">
                <text:p>34.9106998200004</text:p>
              </table:table-cell>
              <table:table-cell office:value-type="float" office:value="0.0877368869709147">
                <text:p>0.08773688697091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.0130413959996">
                <text:p>35.0130413959996</text:p>
              </table:table-cell>
              <table:table-cell office:value-type="float" office:value="0.0874805758591525">
                <text:p>0.08748057585915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.1143172769989">
                <text:p>35.1143172769989</text:p>
              </table:table-cell>
              <table:table-cell office:value-type="float" office:value="0.0872258399976668">
                <text:p>0.08722583999766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.2163359180013">
                <text:p>35.2163359180013</text:p>
              </table:table-cell>
              <table:table-cell office:value-type="float" office:value="0.0869726490754974">
                <text:p>0.08697264907549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.3181630969993">
                <text:p>35.3181630969993</text:p>
              </table:table-cell>
              <table:table-cell office:value-type="float" office:value="0.086720976403255">
                <text:p>0.086720976403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.4204350709988">
                <text:p>35.4204350709988</text:p>
              </table:table-cell>
              <table:table-cell office:value-type="float" office:value="0.0921688039146268">
                <text:p>0.09216880391462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.5231231020007">
                <text:p>35.5231231020007</text:p>
              </table:table-cell>
              <table:table-cell office:value-type="float" office:value="0.0964623158589742">
                <text:p>0.09646231585897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625309744999">
                <text:p>35.625309744999</text:p>
              </table:table-cell>
              <table:table-cell office:value-type="float" office:value="0.099832742205593">
                <text:p>0.0998327422055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.7265286549991">
                <text:p>35.7265286549991</text:p>
              </table:table-cell>
              <table:table-cell office:value-type="float" office:value="0.102465063820972">
                <text:p>0.1024650638209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.8286816280015">
                <text:p>35.8286816280015</text:p>
              </table:table-cell>
              <table:table-cell office:value-type="float" office:value="0.104507262324383">
                <text:p>0.1045072623243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9304210250011">
                <text:p>35.9304210250011</text:p>
              </table:table-cell>
              <table:table-cell office:value-type="float" office:value="0.106077719971866">
                <text:p>0.1060777199718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.0333383489997">
                <text:p>36.0333383489997</text:p>
              </table:table-cell>
              <table:table-cell office:value-type="float" office:value="0.107271139562927">
                <text:p>0.1072711395629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.135167968001">
                <text:p>36.135167968001</text:p>
              </table:table-cell>
              <table:table-cell office:value-type="float" office:value="0.108163280365425">
                <text:p>0.1081632803654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.2372765100008">
                <text:p>36.2372765100008</text:p>
              </table:table-cell>
              <table:table-cell office:value-type="float" office:value="0.108814746855014">
                <text:p>0.1088147468550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.3395052939995">
                <text:p>36.3395052939995</text:p>
              </table:table-cell>
              <table:table-cell office:value-type="float" office:value="0.109274019706234">
                <text:p>0.109274019706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.441358373002">
                <text:p>36.441358373002</text:p>
              </table:table-cell>
              <table:table-cell office:value-type="float" office:value="0.109579880584932">
                <text:p>0.1095798805849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.5429062770018">
                <text:p>36.5429062770018</text:p>
              </table:table-cell>
              <table:table-cell office:value-type="float" office:value="0.109763351981757">
                <text:p>0.1097633519817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.6461485850014">
                <text:p>36.6461485850014</text:p>
              </table:table-cell>
              <table:table-cell office:value-type="float" office:value="0.109849249078519">
                <text:p>0.109849249078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.7494254439989">
                <text:p>36.7494254439989</text:p>
              </table:table-cell>
              <table:table-cell office:value-type="float" office:value="0.109857421240837">
                <text:p>0.1098574212408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.8514611950013">
                <text:p>36.8514611950013</text:p>
              </table:table-cell>
              <table:table-cell office:value-type="float" office:value="0.109803745211848">
                <text:p>0.1098037452118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954599061999">
                <text:p>36.954599061999</text:p>
              </table:table-cell>
              <table:table-cell office:value-type="float" office:value="0.109700919666746">
                <text:p>0.1097009196667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.0568057250021">
                <text:p>37.0568057250021</text:p>
              </table:table-cell>
              <table:table-cell office:value-type="float" office:value="0.109559100856013">
                <text:p>0.1095591008560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.1580102250009">
                <text:p>37.1580102250009</text:p>
              </table:table-cell>
              <table:table-cell office:value-type="float" office:value="0.109386411119593">
                <text:p>0.1093864111195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.2612012030004">
                <text:p>37.2612012030004</text:p>
              </table:table-cell>
              <table:table-cell office:value-type="float" office:value="0.109189345697842">
                <text:p>0.1091893456978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.3639617039989">
                <text:p>37.3639617039989</text:p>
              </table:table-cell>
              <table:table-cell office:value-type="float" office:value="0.108973098179895">
                <text:p>0.1089730981798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.4666643839992">
                <text:p>37.4666643839992</text:p>
              </table:table-cell>
              <table:table-cell office:value-type="float" office:value="0.108741820861976">
                <text:p>0.1087418208619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.5695334769989">
                <text:p>37.5695334769989</text:p>
              </table:table-cell>
              <table:table-cell office:value-type="float" office:value="0.108498833033667">
                <text:p>0.108498833033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.6708691189997">
                <text:p>37.6708691189997</text:p>
              </table:table-cell>
              <table:table-cell office:value-type="float" office:value="0.108246787606558">
                <text:p>0.1082467876065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.7725430950013">
                <text:p>37.7725430950013</text:p>
              </table:table-cell>
              <table:table-cell office:value-type="float" office:value="0.10793076341858">
                <text:p>0.107930763418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.8742841320018">
                <text:p>37.8742841320018</text:p>
              </table:table-cell>
              <table:table-cell office:value-type="float" office:value="0.107621206479545">
                <text:p>0.1076212064795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9762915530009">
                <text:p>37.9762915530009</text:p>
              </table:table-cell>
              <table:table-cell office:value-type="float" office:value="0.107317124334829">
                <text:p>0.1073171243348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.0803402220008">
                <text:p>38.0803402220008</text:p>
              </table:table-cell>
              <table:table-cell office:value-type="float" office:value="0.107017720631885">
                <text:p>0.1070177206318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1828202100005">
                <text:p>38.1828202100005</text:p>
              </table:table-cell>
              <table:table-cell office:value-type="float" office:value="0.106722355925033">
                <text:p>0.1067223559250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.2863567720015">
                <text:p>38.2863567720015</text:p>
              </table:table-cell>
              <table:table-cell office:value-type="float" office:value="0.106430516318974">
                <text:p>0.106430516318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.3882523210013">
                <text:p>38.3882523210013</text:p>
              </table:table-cell>
              <table:table-cell office:value-type="float" office:value="0.106141788383263">
                <text:p>0.1061417883832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.4894019800013">
                <text:p>38.4894019800013</text:p>
              </table:table-cell>
              <table:table-cell office:value-type="float" office:value="0.105855839083574">
                <text:p>0.1058558390835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.5919269680016">
                <text:p>38.5919269680016</text:p>
              </table:table-cell>
              <table:table-cell office:value-type="float" office:value="0.105572399726389">
                <text:p>0.1055723997263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.6939143589989">
                <text:p>38.6939143589989</text:p>
              </table:table-cell>
              <table:table-cell office:value-type="float" office:value="0.105291253114444">
                <text:p>0.1052912531144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.7976649140001">
                <text:p>38.7976649140001</text:p>
              </table:table-cell>
              <table:table-cell office:value-type="float" office:value="0.105012223270776">
                <text:p>0.1050122232707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.9003220330014">
                <text:p>38.9003220330014</text:p>
              </table:table-cell>
              <table:table-cell office:value-type="float" office:value="0.104735167217657">
                <text:p>0.1047351672176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.0019987800006">
                <text:p>39.0019987800006</text:p>
              </table:table-cell>
              <table:table-cell office:value-type="float" office:value="0.104459968399449">
                <text:p>0.1044599683994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.1038037580001">
                <text:p>39.1038037580001</text:p>
              </table:table-cell>
              <table:table-cell office:value-type="float" office:value="0.10418653142059">
                <text:p>0.104186531420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.2052674810002">
                <text:p>39.2052674810002</text:p>
              </table:table-cell>
              <table:table-cell office:value-type="float" office:value="0.103914777835701">
                <text:p>0.1039147778357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.3068487259989">
                <text:p>39.3068487259989</text:p>
              </table:table-cell>
              <table:table-cell office:value-type="float" office:value="0.103644642781381">
                <text:p>0.1036446427813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4104029279988">
                <text:p>39.4104029279988</text:p>
              </table:table-cell>
              <table:table-cell office:value-type="float" office:value="0.103376072281371">
                <text:p>0.1033760722813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.5132603310012">
                <text:p>39.5132603310012</text:p>
              </table:table-cell>
              <table:table-cell office:value-type="float" office:value="0.103109021090403">
                <text:p>0.1031090210904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.615532955002">
                <text:p>39.615532955002</text:p>
              </table:table-cell>
              <table:table-cell office:value-type="float" office:value="0.102843450969014">
                <text:p>0.1028434509690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.7165885130016">
                <text:p>39.7165885130016</text:p>
              </table:table-cell>
              <table:table-cell office:value-type="float" office:value="0.10257932930313">
                <text:p>0.102579329303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.8219881610021">
                <text:p>39.8219881610021</text:p>
              </table:table-cell>
              <table:table-cell office:value-type="float" office:value="0.102316627999466">
                <text:p>0.1023166279994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.9326111800001">
                <text:p>39.9326111800001</text:p>
              </table:table-cell>
              <table:table-cell office:value-type="float" office:value="0.102055322601593">
                <text:p>0.1020553226015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.0352713600005">
                <text:p>40.0352713600005</text:p>
              </table:table-cell>
              <table:table-cell office:value-type="float" office:value="0.101795391582534">
                <text:p>0.1017953915825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.1365084600002">
                <text:p>40.1365084600002</text:p>
              </table:table-cell>
              <table:table-cell office:value-type="float" office:value="0.10153681577859">
                <text:p>0.101536815778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.2380106439996">
                <text:p>40.2380106439996</text:p>
              </table:table-cell>
              <table:table-cell office:value-type="float" office:value="0.101279577936155">
                <text:p>0.1012795779361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.3405838729996">
                <text:p>40.3405838729996</text:p>
              </table:table-cell>
              <table:table-cell office:value-type="float" office:value="0.101023662348924">
                <text:p>0.1010236623489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.4425229730005">
                <text:p>40.4425229730005</text:p>
              </table:table-cell>
              <table:table-cell office:value-type="float" office:value="0.100769054567419">
                <text:p>0.1007690545674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.5452067229999">
                <text:p>40.5452067229999</text:p>
              </table:table-cell>
              <table:table-cell office:value-type="float" office:value="0.100515741166373">
                <text:p>0.1005157411663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.6473650560001">
                <text:p>40.6473650560001</text:p>
              </table:table-cell>
              <table:table-cell office:value-type="float" office:value="0.100263709558408">
                <text:p>0.100263709558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.749107003001">
                <text:p>40.749107003001</text:p>
              </table:table-cell>
              <table:table-cell office:value-type="float" office:value="0.100012947844747">
                <text:p>0.1000129478447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.8512637150016">
                <text:p>40.8512637150016</text:p>
              </table:table-cell>
              <table:table-cell office:value-type="float" office:value="0.0997634446955503">
                <text:p>0.09976344469555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.9527196090021">
                <text:p>40.9527196090021</text:p>
              </table:table-cell>
              <table:table-cell office:value-type="float" office:value="0.0995151892539772">
                <text:p>0.0995151892539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.0556036509988">
                <text:p>41.0556036509988</text:p>
              </table:table-cell>
              <table:table-cell office:value-type="float" office:value="0.0992681710592014">
                <text:p>0.09926817105920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.1587949989989">
                <text:p>41.1587949989989</text:p>
              </table:table-cell>
              <table:table-cell office:value-type="float" office:value="0.0990223799846161">
                <text:p>0.09902237998461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.2612006550007">
                <text:p>41.2612006550007</text:p>
              </table:table-cell>
              <table:table-cell office:value-type="float" office:value="0.0987778061881819">
                <text:p>0.09877780618818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.3628391509992">
                <text:p>41.3628391509992</text:p>
              </table:table-cell>
              <table:table-cell office:value-type="float" office:value="0.0985344400724967">
                <text:p>0.09853444007249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.465607432001">
                <text:p>41.465607432001</text:p>
              </table:table-cell>
              <table:table-cell office:value-type="float" office:value="0.0982922722526446">
                <text:p>0.09829227225264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.5667697610006">
                <text:p>41.5667697610006</text:p>
              </table:table-cell>
              <table:table-cell office:value-type="float" office:value="0.098051293530271">
                <text:p>0.0980512935302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.6688435719989">
                <text:p>41.6688435719989</text:p>
              </table:table-cell>
              <table:table-cell office:value-type="float" office:value="0.097811494872643">
                <text:p>0.0978114948726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.7707136210011">
                <text:p>41.7707136210011</text:p>
              </table:table-cell>
              <table:table-cell office:value-type="float" office:value="0.0975728673956989">
                <text:p>0.09757286739569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.8734783120017">
                <text:p>41.8734783120017</text:p>
              </table:table-cell>
              <table:table-cell office:value-type="float" office:value="0.0972890631473284">
                <text:p>0.09728906314732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.9773523289987">
                <text:p>41.9773523289987</text:p>
              </table:table-cell>
              <table:table-cell office:value-type="float" office:value="0.0970159027960402">
                <text:p>0.09701590279604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.0836001380012">
                <text:p>42.0836001380012</text:p>
              </table:table-cell>
              <table:table-cell office:value-type="float" office:value="0.0967514782176934">
                <text:p>0.09675147821769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.186486251001">
                <text:p>42.186486251001</text:p>
              </table:table-cell>
              <table:table-cell office:value-type="float" office:value="0.0964942613331046">
                <text:p>0.09649426133310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.2936404630018">
                <text:p>42.2936404630018</text:p>
              </table:table-cell>
              <table:table-cell office:value-type="float" office:value="0.0962430281141027">
                <text:p>0.09624302811410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.3952087870021">
                <text:p>42.3952087870021</text:p>
              </table:table-cell>
              <table:table-cell office:value-type="float" office:value="0.0959967977881943">
                <text:p>0.0959967977881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.4968624930007">
                <text:p>42.4968624930007</text:p>
              </table:table-cell>
              <table:table-cell office:value-type="float" office:value="0.0957547842021194">
                <text:p>0.09575478420211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.5989487449988">
                <text:p>42.5989487449988</text:p>
              </table:table-cell>
              <table:table-cell office:value-type="float" office:value="0.095516356912523">
                <text:p>0.0955163569125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.7011990489991">
                <text:p>42.7011990489991</text:p>
              </table:table-cell>
              <table:table-cell office:value-type="float" office:value="0.0952810100583203">
                <text:p>0.09528101005832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.8046407190013">
                <text:p>42.8046407190013</text:p>
              </table:table-cell>
              <table:table-cell office:value-type="float" office:value="0.0950483374584209">
                <text:p>0.09504833745842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.907744565">
                <text:p>42.907744565</text:p>
              </table:table-cell>
              <table:table-cell office:value-type="float" office:value="0.0948180126897414">
                <text:p>0.09481801268974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.0100099990013">
                <text:p>43.0100099990013</text:p>
              </table:table-cell>
              <table:table-cell office:value-type="float" office:value="0.0945897731494513">
                <text:p>0.09458977314945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.1119551090014">
                <text:p>43.1119551090014</text:p>
              </table:table-cell>
              <table:table-cell office:value-type="float" office:value="0.0943634073046077">
                <text:p>0.09436340730460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.2132094490007">
                <text:p>43.2132094490007</text:p>
              </table:table-cell>
              <table:table-cell office:value-type="float" office:value="0.0941387444917048">
                <text:p>0.09413874449170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.3150135770011">
                <text:p>43.3150135770011</text:p>
              </table:table-cell>
              <table:table-cell office:value-type="float" office:value="0.0939156467561546">
                <text:p>0.09391564675615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.4191869480019">
                <text:p>43.4191869480019</text:p>
              </table:table-cell>
              <table:table-cell office:value-type="float" office:value="0.0936940023237172">
                <text:p>0.09369400232371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.5219477089995">
                <text:p>43.5219477089995</text:p>
              </table:table-cell>
              <table:table-cell office:value-type="float" office:value="0.0934737203774923">
                <text:p>0.09347372037749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.624377725002">
                <text:p>43.624377725002</text:p>
              </table:table-cell>
              <table:table-cell office:value-type="float" office:value="0.093254726879361">
                <text:p>0.0932547268793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.7260496210001">
                <text:p>43.7260496210001</text:p>
              </table:table-cell>
              <table:table-cell office:value-type="float" office:value="0.0930369612269911">
                <text:p>0.09303696122699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.8269042559987">
                <text:p>43.8269042559987</text:p>
              </table:table-cell>
              <table:table-cell office:value-type="float" office:value="0.0928203735792941">
                <text:p>0.09282037357929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.9287039640003">
                <text:p>43.9287039640003</text:p>
              </table:table-cell>
              <table:table-cell office:value-type="float" office:value="0.0926049227166463">
                <text:p>0.09260492271664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.0307829250014">
                <text:p>44.0307829250014</text:p>
              </table:table-cell>
              <table:table-cell office:value-type="float" office:value="0.0923905743289234">
                <text:p>0.09239057432892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.1360961220016">
                <text:p>44.1360961220016</text:p>
              </table:table-cell>
              <table:table-cell office:value-type="float" office:value="0.0921772996457871">
                <text:p>0.09217729964578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.2395688920005">
                <text:p>44.2395688920005</text:p>
              </table:table-cell>
              <table:table-cell office:value-type="float" office:value="0.0919650743407755">
                <text:p>0.09196507434077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.3466792540021">
                <text:p>44.3466792540021</text:p>
              </table:table-cell>
              <table:table-cell office:value-type="float" office:value="0.0917538776544386">
                <text:p>0.09175387765443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.4497285389989">
                <text:p>44.4497285389989</text:p>
              </table:table-cell>
              <table:table-cell office:value-type="float" office:value="0.0915436916927119">
                <text:p>0.09154369169271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.5531189780013">
                <text:p>44.5531189780013</text:p>
              </table:table-cell>
              <table:table-cell office:value-type="float" office:value="0.0913345008654817">
                <text:p>0.09133450086548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.654443858999">
                <text:p>44.654443858999</text:p>
              </table:table-cell>
              <table:table-cell office:value-type="float" office:value="0.0911262914373064">
                <text:p>0.09112629143730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.7563529290019">
                <text:p>44.7563529290019</text:p>
              </table:table-cell>
              <table:table-cell office:value-type="float" office:value="0.0909190511678631">
                <text:p>0.09091905116786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.8584049900019">
                <text:p>44.8584049900019</text:p>
              </table:table-cell>
              <table:table-cell office:value-type="float" office:value="0.0907127690241781">
                <text:p>0.09071276902417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.9597245610021">
                <text:p>44.9597245610021</text:p>
              </table:table-cell>
              <table:table-cell office:value-type="float" office:value="0.0905074349502842">
                <text:p>0.09050743495028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.0614195870003">
                <text:p>45.0614195870003</text:p>
              </table:table-cell>
              <table:table-cell office:value-type="float" office:value="0.0903030396828225">
                <text:p>0.0903030396828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.1638869540002">
                <text:p>45.1638869540002</text:p>
              </table:table-cell>
              <table:table-cell office:value-type="float" office:value="0.0900995746034008">
                <text:p>0.0900995746034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.266641735001">
                <text:p>45.266641735001</text:p>
              </table:table-cell>
              <table:table-cell office:value-type="float" office:value="0.0898970316203599">
                <text:p>0.0898970316203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.368939128999">
                <text:p>45.368939128999</text:p>
              </table:table-cell>
              <table:table-cell office:value-type="float" office:value="0.0896954030740657">
                <text:p>0.08969540307406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.471118032001">
                <text:p>45.471118032001</text:p>
              </table:table-cell>
              <table:table-cell office:value-type="float" office:value="0.0939292714614698">
                <text:p>0.09392927146146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.5724039630004">
                <text:p>45.5724039630004</text:p>
              </table:table-cell>
              <table:table-cell office:value-type="float" office:value="0.0972184723568139">
                <text:p>0.09721847235681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.6743481920021">
                <text:p>45.6743481920021</text:p>
              </table:table-cell>
              <table:table-cell office:value-type="float" office:value="0.0998012096035128">
                <text:p>0.0998012096035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.7757387040001">
                <text:p>45.7757387040001</text:p>
              </table:table-cell>
              <table:table-cell office:value-type="float" office:value="0.101818989660832">
                <text:p>0.1018189896608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.8769506839999">
                <text:p>45.8769506839999</text:p>
              </table:table-cell>
              <table:table-cell office:value-type="float" office:value="0.103385016290069">
                <text:p>0.1033850162900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.9788109520014">
                <text:p>45.9788109520014</text:p>
              </table:table-cell>
              <table:table-cell office:value-type="float" office:value="0.104589851106454">
                <text:p>0.1045898511064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.081378461">
                <text:p>46.081378461</text:p>
              </table:table-cell>
              <table:table-cell office:value-type="float" office:value="0.105505942020534">
                <text:p>0.1055059420205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.1835642639999">
                <text:p>46.1835642639999</text:p>
              </table:table-cell>
              <table:table-cell office:value-type="float" office:value="0.106191245991155">
                <text:p>0.106191245991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.2851414280012">
                <text:p>46.2851414280012</text:p>
              </table:table-cell>
              <table:table-cell office:value-type="float" office:value="0.106692127227707">
                <text:p>0.106692127227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.3877916080019">
                <text:p>46.3877916080019</text:p>
              </table:table-cell>
              <table:table-cell office:value-type="float" office:value="0.107045675751797">
                <text:p>0.1070456757517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.491782895002">
                <text:p>46.491782895002</text:p>
              </table:table-cell>
              <table:table-cell office:value-type="float" office:value="0.107281562246459">
                <text:p>0.1072815622464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.5948212600015">
                <text:p>46.5948212600015</text:p>
              </table:table-cell>
              <table:table-cell office:value-type="float" office:value="0.107423521935396">
                <text:p>0.1074235219353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.6978627749995">
                <text:p>46.6978627749995</text:p>
              </table:table-cell>
              <table:table-cell office:value-type="float" office:value="0.107490541686248">
                <text:p>0.1074905416862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.8000948180015">
                <text:p>46.8000948180015</text:p>
              </table:table-cell>
              <table:table-cell office:value-type="float" office:value="0.107497809693084">
                <text:p>0.1074978096930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.9021120389989">
                <text:p>46.9021120389989</text:p>
              </table:table-cell>
              <table:table-cell office:value-type="float" office:value="0.107457475222279">
                <text:p>0.107457475222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.0038180449992">
                <text:p>47.0038180449992</text:p>
              </table:table-cell>
              <table:table-cell office:value-type="float" office:value="0.107379256409086">
                <text:p>0.1073792564090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.1058106359997">
                <text:p>47.1058106359997</text:p>
              </table:table-cell>
              <table:table-cell office:value-type="float" office:value="0.10727092649479">
                <text:p>0.10727092649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.2069342140021">
                <text:p>47.2069342140021</text:p>
              </table:table-cell>
              <table:table-cell office:value-type="float" office:value="0.107138702816301">
                <text:p>0.1071387028163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.3094983920018">
                <text:p>47.3094983920018</text:p>
              </table:table-cell>
              <table:table-cell office:value-type="float" office:value="0.106987557997722">
                <text:p>0.1069875579977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.4117427359997">
                <text:p>47.4117427359997</text:p>
              </table:table-cell>
              <table:table-cell office:value-type="float" office:value="0.106821468903485">
                <text:p>0.1068214689034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.514532227">
                <text:p>47.514532227</text:p>
              </table:table-cell>
              <table:table-cell office:value-type="float" office:value="0.106643615800754">
                <text:p>0.1066436158007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.6170497040002">
                <text:p>47.6170497040002</text:p>
              </table:table-cell>
              <table:table-cell office:value-type="float" office:value="0.106456541689229">
                <text:p>0.1064565416892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.719019594002">
                <text:p>47.719019594002</text:p>
              </table:table-cell>
              <table:table-cell office:value-type="float" office:value="0.106262279764886">
                <text:p>0.1062622797648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.8208791329998">
                <text:p>47.8208791329998</text:p>
              </table:table-cell>
              <table:table-cell office:value-type="float" office:value="0.106062455390856">
                <text:p>0.1060624553908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.9227926620006">
                <text:p>47.9227926620006</text:p>
              </table:table-cell>
              <table:table-cell office:value-type="float" office:value="0.105858367674029">
                <text:p>0.1058583676740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.0263793939994">
                <text:p>48.0263793939994</text:p>
              </table:table-cell>
              <table:table-cell office:value-type="float" office:value="0.105651054726225">
                <text:p>0.1056510547262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.1290091129995">
                <text:p>48.1290091129995</text:p>
              </table:table-cell>
              <table:table-cell office:value-type="float" office:value="0.105441345873031">
                <text:p>0.1054413458730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.2320557880012">
                <text:p>48.2320557880012</text:p>
              </table:table-cell>
              <table:table-cell office:value-type="float" office:value="0.105229903420763">
                <text:p>0.1052299034207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.3341812200015">
                <text:p>48.3341812200015</text:p>
              </table:table-cell>
              <table:table-cell office:value-type="float" office:value="0.105017256069943">
                <text:p>0.1050172560699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.4364203930018">
                <text:p>48.4364203930018</text:p>
              </table:table-cell>
              <table:table-cell office:value-type="float" office:value="0.104803825645976">
                <text:p>0.1048038256459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.5381806100013">
                <text:p>48.5381806100013</text:p>
              </table:table-cell>
              <table:table-cell office:value-type="float" office:value="0.104589948483585">
                <text:p>0.1045899484835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.6404950649994">
                <text:p>48.6404950649994</text:p>
              </table:table-cell>
              <table:table-cell office:value-type="float" office:value="0.10437589253428">
                <text:p>0.104375892534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.7418700269991">
                <text:p>48.7418700269991</text:p>
              </table:table-cell>
              <table:table-cell office:value-type="float" office:value="0.104161871052218">
                <text:p>0.1041618710522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8.8454279580001">
                <text:p>48.8454279580001</text:p>
              </table:table-cell>
              <table:table-cell office:value-type="float" office:value="0.103948053542805">
                <text:p>0.1039480535428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.9480553770009">
                <text:p>48.9480553770009</text:p>
              </table:table-cell>
              <table:table-cell office:value-type="float" office:value="0.103734574521487">
                <text:p>0.1037345745214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.0494571090021">
                <text:p>49.0494571090021</text:p>
              </table:table-cell>
              <table:table-cell office:value-type="float" office:value="0.10352154052068">
                <text:p>0.103521540520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.150839711001">
                <text:p>49.150839711001</text:p>
              </table:table-cell>
              <table:table-cell office:value-type="float" office:value="0.103309035695233">
                <text:p>0.1033090356952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.2518287970015">
                <text:p>49.2518287970015</text:p>
              </table:table-cell>
              <table:table-cell office:value-type="float" office:value="0.103097126306697">
                <text:p>0.1030971263066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.3543884050014">
                <text:p>49.3543884050014</text:p>
              </table:table-cell>
              <table:table-cell office:value-type="float" office:value="0.102885864310664">
                <text:p>0.1028858643106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.4620299439994">
                <text:p>49.4620299439994</text:p>
              </table:table-cell>
              <table:table-cell office:value-type="float" office:value="0.102675290226535">
                <text:p>0.1026752902265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.5640673839989">
                <text:p>49.5640673839989</text:p>
              </table:table-cell>
              <table:table-cell office:value-type="float" office:value="0.102465435433261">
                <text:p>0.1024654354332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.6664843600011">
                <text:p>49.6664843600011</text:p>
              </table:table-cell>
              <table:table-cell office:value-type="float" office:value="0.102256324005838">
                <text:p>0.1022563240058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.7685010810019">
                <text:p>49.7685010810019</text:p>
              </table:table-cell>
              <table:table-cell office:value-type="float" office:value="0.102047974184427">
                <text:p>0.1020479741844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.8698753120007">
                <text:p>49.8698753120007</text:p>
              </table:table-cell>
              <table:table-cell office:value-type="float" office:value="0.101840399549562">
                <text:p>0.1018403995495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.9728502159996">
                <text:p>49.9728502159996</text:p>
              </table:table-cell>
              <table:table-cell office:value-type="float" office:value="0.101593043985726">
                <text:p>0.1015930439857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.0753032819994">
                <text:p>50.0753032819994</text:p>
              </table:table-cell>
              <table:table-cell office:value-type="float" office:value="0.101354756473722">
                <text:p>0.1013547564737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.1779316809989">
                <text:p>50.1779316809989</text:p>
              </table:table-cell>
              <table:table-cell office:value-type="float" office:value="0.101123885339298">
                <text:p>0.101123885339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.279861731">
                <text:p>50.279861731</text:p>
              </table:table-cell>
              <table:table-cell office:value-type="float" office:value="0.100899108271438">
                <text:p>0.1008991082714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.3820617040001">
                <text:p>50.3820617040001</text:p>
              </table:table-cell>
              <table:table-cell office:value-type="float" office:value="0.10067936645747">
                <text:p>0.100679366457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.4832642830006">
                <text:p>50.4832642830006</text:p>
              </table:table-cell>
              <table:table-cell office:value-type="float" office:value="0.100463811891076">
                <text:p>0.1004638118910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.5848420370021">
                <text:p>50.5848420370021</text:p>
              </table:table-cell>
              <table:table-cell office:value-type="float" office:value="0.100251765218626">
                <text:p>0.1002517652186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.686262569001">
                <text:p>50.686262569001</text:p>
              </table:table-cell>
              <table:table-cell office:value-type="float" office:value="0.100042682016171">
                <text:p>0.1000426820161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.7894009849988">
                <text:p>50.7894009849988</text:p>
              </table:table-cell>
              <table:table-cell office:value-type="float" office:value="0.0998361258109563">
                <text:p>0.09983612581095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.893710327">
                <text:p>50.893710327</text:p>
              </table:table-cell>
              <table:table-cell office:value-type="float" office:value="0.0996317464985674">
                <text:p>0.09963174649856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.9951770000007">
                <text:p>50.9951770000007</text:p>
              </table:table-cell>
              <table:table-cell office:value-type="float" office:value="0.0994292630765659">
                <text:p>0.09942926307656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.0970137680015">
                <text:p>51.0970137680015</text:p>
              </table:table-cell>
              <table:table-cell office:value-type="float" office:value="0.0992284498313315">
                <text:p>0.09922844983133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.209525393002">
                <text:p>51.209525393002</text:p>
              </table:table-cell>
              <table:table-cell office:value-type="float" office:value="0.0990291252874621">
                <text:p>0.09902912528746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3196217860022">
                <text:p>51.3196217860022</text:p>
              </table:table-cell>
              <table:table-cell office:value-type="float" office:value="0.0988311433672246">
                <text:p>0.09883114336722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.4227975020003">
                <text:p>51.4227975020003</text:p>
              </table:table-cell>
              <table:table-cell office:value-type="float" office:value="0.0986343863180458">
                <text:p>0.09863438631804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.5252036279999">
                <text:p>51.5252036279999</text:p>
              </table:table-cell>
              <table:table-cell office:value-type="float" office:value="0.0984387590544366">
                <text:p>0.09843875905443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1.6273747800005">
                <text:p>51.6273747800005</text:p>
              </table:table-cell>
              <table:table-cell office:value-type="float" office:value="0.0982441846314636">
                <text:p>0.0982441846314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.7299952590001">
                <text:p>51.7299952590001</text:p>
              </table:table-cell>
              <table:table-cell office:value-type="float" office:value="0.0980506006234588">
                <text:p>0.09805060062345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.8315213919996">
                <text:p>51.8315213919996</text:p>
              </table:table-cell>
              <table:table-cell office:value-type="float" office:value="0.0978579562269224">
                <text:p>0.09785795622692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.9335245129987">
                <text:p>51.9335245129987</text:p>
              </table:table-cell>
              <table:table-cell office:value-type="float" office:value="0.0976662099427782">
                <text:p>0.09766620994277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.0370194630013">
                <text:p>52.0370194630013</text:p>
              </table:table-cell>
              <table:table-cell office:value-type="float" office:value="0.0974753277221143">
                <text:p>0.09747532772211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.1418817529993">
                <text:p>52.1418817529993</text:p>
              </table:table-cell>
              <table:table-cell office:value-type="float" office:value="0.0972852814827107">
                <text:p>0.09728528148271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24366027">
                <text:p>52.24366027</text:p>
              </table:table-cell>
              <table:table-cell office:value-type="float" office:value="0.0970960479221994">
                <text:p>0.09709604792219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.3452639349998">
                <text:p>52.3452639349998</text:p>
              </table:table-cell>
              <table:table-cell office:value-type="float" office:value="0.0969076075685288">
                <text:p>0.09690760756852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2.4468717290001">
                <text:p>52.4468717290001</text:p>
              </table:table-cell>
              <table:table-cell office:value-type="float" office:value="0.0967199440202741">
                <text:p>0.09671994402027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.548659647">
                <text:p>52.548659647</text:p>
              </table:table-cell>
              <table:table-cell office:value-type="float" office:value="0.0965330433388246">
                <text:p>0.09653304333882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.6515031880008">
                <text:p>52.6515031880008</text:p>
              </table:table-cell>
              <table:table-cell office:value-type="float" office:value="0.0963468935620731">
                <text:p>0.09634689356207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2.7542767189989">
                <text:p>52.7542767189989</text:p>
              </table:table-cell>
              <table:table-cell office:value-type="float" office:value="0.0961614843153073">
                <text:p>0.09616148431530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2.8574609960015">
                <text:p>52.8574609960015</text:p>
              </table:table-cell>
              <table:table-cell office:value-type="float" office:value="0.0959768064998649">
                <text:p>0.09597680649986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2.959409285002">
                <text:p>52.959409285002</text:p>
              </table:table-cell>
              <table:table-cell office:value-type="float" office:value="0.0957928520439984">
                <text:p>0.09579285204399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.0615795769991">
                <text:p>53.0615795769991</text:p>
              </table:table-cell>
              <table:table-cell office:value-type="float" office:value="0.0956096137035099">
                <text:p>0.09560961370350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.1627416260017">
                <text:p>53.1627416260017</text:p>
              </table:table-cell>
              <table:table-cell office:value-type="float" office:value="0.0954270849022019">
                <text:p>0.09542708490220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.2645037229995">
                <text:p>53.2645037229995</text:p>
              </table:table-cell>
              <table:table-cell office:value-type="float" office:value="0.0952452596041812">
                <text:p>0.09524525960418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3.3707261609998">
                <text:p>53.3707261609998</text:p>
              </table:table-cell>
              <table:table-cell office:value-type="float" office:value="0.0950641322116468">
                <text:p>0.09506413221164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3.475264405999">
                <text:p>53.475264405999</text:p>
              </table:table-cell>
              <table:table-cell office:value-type="float" office:value="0.0948482982505205">
                <text:p>0.09484829825052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3.5818556800004">
                <text:p>53.5818556800004</text:p>
              </table:table-cell>
              <table:table-cell office:value-type="float" office:value="0.0946403646792156">
                <text:p>0.09464036467921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3.6876532620008">
                <text:p>53.6876532620008</text:p>
              </table:table-cell>
              <table:table-cell office:value-type="float" office:value="0.0944388835036721">
                <text:p>0.09443888350367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3.7895683509996">
                <text:p>53.7895683509996</text:p>
              </table:table-cell>
              <table:table-cell office:value-type="float" office:value="0.0942426955879844">
                <text:p>0.09424269558798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3.8919359259999">
                <text:p>53.8919359259999</text:p>
              </table:table-cell>
              <table:table-cell office:value-type="float" office:value="0.094050872888298">
                <text:p>0.0940508728882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3.9939912070004">
                <text:p>53.9939912070004</text:p>
              </table:table-cell>
              <table:table-cell office:value-type="float" office:value="0.0938626722398749">
                <text:p>0.09386267223987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.0956954829999">
                <text:p>54.0956954829999</text:p>
              </table:table-cell>
              <table:table-cell office:value-type="float" office:value="0.0936774983866955">
                <text:p>0.0936774983866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4.1985427549989">
                <text:p>54.1985427549989</text:p>
              </table:table-cell>
              <table:table-cell office:value-type="float" office:value="0.0934948744050892">
                <text:p>0.09349487440508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.3013776760017">
                <text:p>54.3013776760017</text:p>
              </table:table-cell>
              <table:table-cell office:value-type="float" office:value="0.0933144180425899">
                <text:p>0.09331441804258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4.4033587859994">
                <text:p>54.4033587859994</text:p>
              </table:table-cell>
              <table:table-cell office:value-type="float" office:value="0.0931358227889703">
                <text:p>0.09313582278897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.5058172520003">
                <text:p>54.5058172520003</text:p>
              </table:table-cell>
              <table:table-cell office:value-type="float" office:value="0.0929588427330212">
                <text:p>0.09295884273302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4.6083154690023">
                <text:p>54.6083154690023</text:p>
              </table:table-cell>
              <table:table-cell office:value-type="float" office:value="0.0927832804479271">
                <text:p>0.09278328044792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.7094764380017">
                <text:p>54.7094764380017</text:p>
              </table:table-cell>
              <table:table-cell office:value-type="float" office:value="0.0926089772995182">
                <text:p>0.09260897729951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.8106497560002">
                <text:p>54.8106497560002</text:p>
              </table:table-cell>
              <table:table-cell office:value-type="float" office:value="0.0924358056928255">
                <text:p>0.09243580569282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.9124141230022">
                <text:p>54.9124141230022</text:p>
              </table:table-cell>
              <table:table-cell office:value-type="float" office:value="0.0922636628692788">
                <text:p>0.09226366286927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.0149867610016">
                <text:p>55.0149867610016</text:p>
              </table:table-cell>
              <table:table-cell office:value-type="float" office:value="0.0920924659444175">
                <text:p>0.09209246594441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.1183749400007">
                <text:p>55.1183749400007</text:p>
              </table:table-cell>
              <table:table-cell office:value-type="float" office:value="0.0919221479380158">
                <text:p>0.09192214793801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.2200162549998">
                <text:p>55.2200162549998</text:p>
              </table:table-cell>
              <table:table-cell office:value-type="float" office:value="0.0917526545981358">
                <text:p>0.09175265459813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5.3221508070019">
                <text:p>55.3221508070019</text:p>
              </table:table-cell>
              <table:table-cell office:value-type="float" office:value="0.0915839418603268">
                <text:p>0.09158394186032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.4249574480018">
                <text:p>55.4249574480018</text:p>
              </table:table-cell>
              <table:table-cell office:value-type="float" office:value="0.095045737880276">
                <text:p>0.0950457378802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.530310623999">
                <text:p>55.530310623999</text:p>
              </table:table-cell>
              <table:table-cell office:value-type="float" office:value="0.0977757207390034">
                <text:p>0.09777572073900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5.6368470470006">
                <text:p>55.6368470470006</text:p>
              </table:table-cell>
              <table:table-cell office:value-type="float" office:value="0.0999203957593763">
                <text:p>0.09992039575937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.7386652339992">
                <text:p>55.7386652339992</text:p>
              </table:table-cell>
              <table:table-cell office:value-type="float" office:value="0.101596966426996">
                <text:p>0.1015969664269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.840001954999">
                <text:p>55.840001954999</text:p>
              </table:table-cell>
              <table:table-cell office:value-type="float" office:value="0.102899194763218">
                <text:p>0.1028991947632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.9431407609991">
                <text:p>55.9431407609991</text:p>
              </table:table-cell>
              <table:table-cell office:value-type="float" office:value="0.103902089623524">
                <text:p>0.1039020896235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6.0460280330008">
                <text:p>56.0460280330008</text:p>
              </table:table-cell>
              <table:table-cell office:value-type="float" office:value="0.104665657336162">
                <text:p>0.1046656573361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.1487131920003">
                <text:p>56.1487131920003</text:p>
              </table:table-cell>
              <table:table-cell office:value-type="float" office:value="0.105237902213016">
                <text:p>0.1052379022130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.2512302590003">
                <text:p>56.2512302590003</text:p>
              </table:table-cell>
              <table:table-cell office:value-type="float" office:value="0.105657226958248">
                <text:p>0.1056572269582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.353593404001">
                <text:p>56.353593404001</text:p>
              </table:table-cell>
              <table:table-cell office:value-type="float" office:value="0.10595435299517">
                <text:p>0.105954352995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.4552966400006">
                <text:p>56.4552966400006</text:p>
              </table:table-cell>
              <table:table-cell office:value-type="float" office:value="0.106153856727687">
                <text:p>0.1061538567276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.5574721519988">
                <text:p>56.5574721519988</text:p>
              </table:table-cell>
              <table:table-cell office:value-type="float" office:value="0.106275398549409">
                <text:p>0.1062753985494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.6595369930001">
                <text:p>56.6595369930001</text:p>
              </table:table-cell>
              <table:table-cell office:value-type="float" office:value="0.106334706050895">
                <text:p>0.1063347060508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.7618141370003">
                <text:p>56.7618141370003</text:p>
              </table:table-cell>
              <table:table-cell office:value-type="float" office:value="0.106344360585397">
                <text:p>0.1063443605853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.8649932129993">
                <text:p>56.8649932129993</text:p>
              </table:table-cell>
              <table:table-cell office:value-type="float" office:value="0.106314426521415">
                <text:p>0.1063144265214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6.9679278059994">
                <text:p>56.9679278059994</text:p>
              </table:table-cell>
              <table:table-cell office:value-type="float" office:value="0.106252954644694">
                <text:p>0.1062529546446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7.0706256750018">
                <text:p>57.0706256750018</text:p>
              </table:table-cell>
              <table:table-cell office:value-type="float" office:value="0.106166384879776">
                <text:p>0.1061663848797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7.172413712">
                <text:p>57.172413712</text:p>
              </table:table-cell>
              <table:table-cell office:value-type="float" office:value="0.10602273883528">
                <text:p>0.106022738835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7.2741226280014">
                <text:p>57.2741226280014</text:p>
              </table:table-cell>
              <table:table-cell office:value-type="float" office:value="0.105870822647171">
                <text:p>0.1058708226471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7.3774997569999">
                <text:p>57.3774997569999</text:p>
              </table:table-cell>
              <table:table-cell office:value-type="float" office:value="0.105712419939103">
                <text:p>0.1057124199391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7.4808067750018">
                <text:p>57.4808067750018</text:p>
              </table:table-cell>
              <table:table-cell office:value-type="float" office:value="0.105548956930303">
                <text:p>0.1055489569303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.5820950050002">
                <text:p>57.5820950050002</text:p>
              </table:table-cell>
              <table:table-cell office:value-type="float" office:value="0.105381573921206">
                <text:p>0.1053815739212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7.6843911290016">
                <text:p>57.6843911290016</text:p>
              </table:table-cell>
              <table:table-cell office:value-type="float" office:value="0.105211182481913">
                <text:p>0.1052111824819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7.7952172010009">
                <text:p>57.7952172010009</text:p>
              </table:table-cell>
              <table:table-cell office:value-type="float" office:value="0.105038511202921">
                <text:p>0.1050385112029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7.8983839770008">
                <text:p>57.8983839770008</text:p>
              </table:table-cell>
              <table:table-cell office:value-type="float" office:value="0.10486414229567">
                <text:p>0.104864142295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.0014753920004">
                <text:p>58.0014753920004</text:p>
              </table:table-cell>
              <table:table-cell office:value-type="float" office:value="0.104688540872931">
                <text:p>0.1046885408729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.103152366999">
                <text:p>58.103152366999</text:p>
              </table:table-cell>
              <table:table-cell office:value-type="float" office:value="0.104512078373086">
                <text:p>0.1045120783730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.204540019">
                <text:p>58.204540019</text:p>
              </table:table-cell>
              <table:table-cell office:value-type="float" office:value="0.104335051299505">
                <text:p>0.1043350512995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.3081402009993">
                <text:p>58.3081402009993</text:p>
              </table:table-cell>
              <table:table-cell office:value-type="float" office:value="0.104157696212018">
                <text:p>0.1041576962120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.4110073320007">
                <text:p>58.4110073320007</text:p>
              </table:table-cell>
              <table:table-cell office:value-type="float" office:value="0.103980201720044">
                <text:p>0.1039802017200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8.5136275709992">
                <text:p>58.5136275709992</text:p>
              </table:table-cell>
              <table:table-cell office:value-type="float" office:value="0.103802718077066">
                <text:p>0.1038027180770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8.6157288920003">
                <text:p>58.6157288920003</text:p>
              </table:table-cell>
              <table:table-cell office:value-type="float" office:value="0.103625364856164">
                <text:p>0.1036253648561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8.7171075830011">
                <text:p>58.7171075830011</text:p>
              </table:table-cell>
              <table:table-cell office:value-type="float" office:value="0.103448237090411">
                <text:p>0.1034482370904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8.8199011040015">
                <text:p>58.8199011040015</text:p>
              </table:table-cell>
              <table:table-cell office:value-type="float" office:value="0.103271410185149">
                <text:p>0.1032714101851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8.9235722869998">
                <text:p>58.9235722869998</text:p>
              </table:table-cell>
              <table:table-cell office:value-type="float" office:value="0.103094943847778">
                <text:p>0.1030949438477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.0291900769989">
                <text:p>59.0291900769989</text:p>
              </table:table-cell>
              <table:table-cell office:value-type="float" office:value="0.102918885231544">
                <text:p>0.1029188852315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.1320213380022">
                <text:p>59.1320213380022</text:p>
              </table:table-cell>
              <table:table-cell office:value-type="float" office:value="0.102743271450542">
                <text:p>0.1027432714505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9.2342420109999">
                <text:p>59.2342420109999</text:p>
              </table:table-cell>
              <table:table-cell office:value-type="float" office:value="0.102568131591673">
                <text:p>0.1025681315916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.3358561550012">
                <text:p>59.3358561550012</text:p>
              </table:table-cell>
              <table:table-cell office:value-type="float" office:value="0.102393488324186">
                <text:p>0.1023934883241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9.4408603359989">
                <text:p>59.4408603359989</text:p>
              </table:table-cell>
              <table:table-cell office:value-type="float" office:value="0.102219359187267">
                <text:p>0.1022193591872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9.5442337349996">
                <text:p>59.5442337349996</text:p>
              </table:table-cell>
              <table:table-cell office:value-type="float" office:value="0.102045757620084">
                <text:p>0.1020457576200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.646730632001">
                <text:p>59.646730632001</text:p>
              </table:table-cell>
              <table:table-cell office:value-type="float" office:value="0.101872693785781">
                <text:p>0.1018726937857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9.7489819750008">
                <text:p>59.7489819750008</text:p>
              </table:table-cell>
              <table:table-cell office:value-type="float" office:value="0.101700175230645">
                <text:p>0.1017001752306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9.8505781790009">
                <text:p>59.8505781790009</text:p>
              </table:table-cell>
              <table:table-cell office:value-type="float" office:value="0.101528207411407">
                <text:p>0.1015282074114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9.9525341580011">
                <text:p>59.9525341580011</text:p>
              </table:table-cell>
              <table:table-cell office:value-type="float" office:value="0.101356794117045">
                <text:p>0.1013567941170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0602914279989">
                <text:p>60.0602914279989</text:p>
              </table:table-cell>
              <table:table-cell office:value-type="float" office:value="0.101185937806199">
                <text:p>0.1011859378061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.1677994640013">
                <text:p>60.1677994640013</text:p>
              </table:table-cell>
              <table:table-cell office:value-type="float" office:value="0.101015639877066">
                <text:p>0.1010156398770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.2713208640016">
                <text:p>60.2713208640016</text:p>
              </table:table-cell>
              <table:table-cell office:value-type="float" office:value="0.100845900883289">
                <text:p>0.1008459008832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.3743145980006">
                <text:p>60.3743145980006</text:p>
              </table:table-cell>
              <table:table-cell office:value-type="float" office:value="0.100643442836415">
                <text:p>0.1006434428364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.4767941339997">
                <text:p>60.4767941339997</text:p>
              </table:table-cell>
              <table:table-cell office:value-type="float" office:value="0.100448309086408">
                <text:p>0.1004483090864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.578632222001">
                <text:p>60.578632222001</text:p>
              </table:table-cell>
              <table:table-cell office:value-type="float" office:value="0.100259144781564">
                <text:p>0.1002591447815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.6799444919998">
                <text:p>60.6799444919998</text:p>
              </table:table-cell>
              <table:table-cell office:value-type="float" office:value="0.100074865494125">
                <text:p>0.1000748654941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.7819313309992">
                <text:p>60.7819313309992</text:p>
              </table:table-cell>
              <table:table-cell office:value-type="float" office:value="0.0998946031391019">
                <text:p>0.09989460313910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0.8829975580011">
                <text:p>60.8829975580011</text:p>
              </table:table-cell>
              <table:table-cell office:value-type="float" office:value="0.0997176627093013">
                <text:p>0.09971766270930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.9848358460004">
                <text:p>60.9848358460004</text:p>
              </table:table-cell>
              <table:table-cell office:value-type="float" office:value="0.0995434876633224">
                <text:p>0.09954348766332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0908034900021">
                <text:p>61.0908034900021</text:p>
              </table:table-cell>
              <table:table-cell office:value-type="float" office:value="0.0993716322359211">
                <text:p>0.09937163223592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1927893499997">
                <text:p>61.1927893499997</text:p>
              </table:table-cell>
              <table:table-cell office:value-type="float" office:value="0.0992017392862739">
                <text:p>0.09920173928627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2942842720004">
                <text:p>61.2942842720004</text:p>
              </table:table-cell>
              <table:table-cell office:value-type="float" office:value="0.0990335225765601">
                <text:p>0.09903352257656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3957072240009">
                <text:p>61.3957072240009</text:p>
              </table:table-cell>
              <table:table-cell office:value-type="float" office:value="0.0988667525947996">
                <text:p>0.09886675259479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4979326370012">
                <text:p>61.4979326370012</text:p>
              </table:table-cell>
              <table:table-cell office:value-type="float" office:value="0.0987012452130946">
                <text:p>0.09870124521309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5996424629993">
                <text:p>61.5996424629993</text:p>
              </table:table-cell>
              <table:table-cell office:value-type="float" office:value="0.0985368526141951">
                <text:p>0.09853685261419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703032231002">
                <text:p>61.703032231002</text:p>
              </table:table-cell>
              <table:table-cell office:value-type="float" office:value="0.0983734560327242">
                <text:p>0.09837345603272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8062317180011">
                <text:p>61.8062317180011</text:p>
              </table:table-cell>
              <table:table-cell office:value-type="float" office:value="0.0982109599481306">
                <text:p>0.09821095994813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9098913099988">
                <text:p>61.9098913099988</text:p>
              </table:table-cell>
              <table:table-cell office:value-type="float" office:value="0.0980492874390239">
                <text:p>0.09804928743902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0120735519995">
                <text:p>62.0120735519995</text:p>
              </table:table-cell>
              <table:table-cell office:value-type="float" office:value="0.0978883764666162">
                <text:p>0.09788837646661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1144288670002">
                <text:p>62.1144288670002</text:p>
              </table:table-cell>
              <table:table-cell office:value-type="float" office:value="0.0977281769014483">
                <text:p>0.09772817690144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2167329309996">
                <text:p>62.2167329309996</text:p>
              </table:table-cell>
              <table:table-cell office:value-type="float" office:value="0.0975686481447451">
                <text:p>0.09756864814474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3268597130009">
                <text:p>62.3268597130009</text:p>
              </table:table-cell>
              <table:table-cell office:value-type="float" office:value="0.0974097572254735">
                <text:p>0.09740975722547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4297342850005">
                <text:p>62.4297342850005</text:p>
              </table:table-cell>
              <table:table-cell office:value-type="float" office:value="0.0972514772779634">
                <text:p>0.09725147727796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5316914639989">
                <text:p>62.5316914639989</text:p>
              </table:table-cell>
              <table:table-cell office:value-type="float" office:value="0.0970937863239784">
                <text:p>0.09709378632397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6341369490001">
                <text:p>62.6341369490001</text:p>
              </table:table-cell>
              <table:table-cell office:value-type="float" office:value="0.0969366662983481">
                <text:p>0.09693666629834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736396422999">
                <text:p>62.736396422999</text:p>
              </table:table-cell>
              <table:table-cell office:value-type="float" office:value="0.0967801022694477">
                <text:p>0.09678010226944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8397278609991">
                <text:p>62.8397278609991</text:p>
              </table:table-cell>
              <table:table-cell office:value-type="float" office:value="0.0966240818155582">
                <text:p>0.09662408181555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9410082200011">
                <text:p>62.9410082200011</text:p>
              </table:table-cell>
              <table:table-cell office:value-type="float" office:value="0.096468594525929">
                <text:p>0.0964685945259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3.0425471830022">
                <text:p>63.0425471830022</text:p>
              </table:table-cell>
              <table:table-cell office:value-type="float" office:value="0.0963136316016044">
                <text:p>0.09631363160160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3.1445613430005">
                <text:p>63.1445613430005</text:p>
              </table:table-cell>
              <table:table-cell office:value-type="float" office:value="0.0961591855360606">
                <text:p>0.09615918553606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2474871859995">
                <text:p>63.2474871859995</text:p>
              </table:table-cell>
              <table:table-cell office:value-type="float" office:value="0.0960052498596911">
                <text:p>0.09600524985969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3.350270425999">
                <text:p>63.350270425999</text:p>
              </table:table-cell>
              <table:table-cell office:value-type="float" office:value="0.0958518189353719">
                <text:p>0.09585181893537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3.4523924870009">
                <text:p>63.4523924870009</text:p>
              </table:table-cell>
              <table:table-cell office:value-type="float" office:value="0.0956988877948903">
                <text:p>0.09569888779489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3.5549905650005">
                <text:p>63.5549905650005</text:p>
              </table:table-cell>
              <table:table-cell office:value-type="float" office:value="0.0955464520080641">
                <text:p>0.09554645200806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3.6566170299993">
                <text:p>63.6566170299993</text:p>
              </table:table-cell>
              <table:table-cell office:value-type="float" office:value="0.0953945075780153">
                <text:p>0.09539450757801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3.7585001480002">
                <text:p>63.7585001480002</text:p>
              </table:table-cell>
              <table:table-cell office:value-type="float" office:value="0.0952430508573649">
                <text:p>0.09524305085736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3.8597117560021">
                <text:p>63.8597117560021</text:p>
              </table:table-cell>
              <table:table-cell office:value-type="float" office:value="0.0950920784811675">
                <text:p>0.09509207848116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3.9632376970003">
                <text:p>63.9632376970003</text:p>
              </table:table-cell>
              <table:table-cell office:value-type="float" office:value="0.0949415873132359">
                <text:p>0.09494158731323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.0659426359998">
                <text:p>64.0659426359998</text:p>
              </table:table-cell>
              <table:table-cell office:value-type="float" office:value="0.094791574403179">
                <text:p>0.0947915744031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4.1688177879987">
                <text:p>64.1688177879987</text:p>
              </table:table-cell>
              <table:table-cell office:value-type="float" office:value="0.0946420369520103">
                <text:p>0.09464203695201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4.270739126001">
                <text:p>64.270739126001</text:p>
              </table:table-cell>
              <table:table-cell office:value-type="float" office:value="0.0944929722846129">
                <text:p>0.09449297228461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4.3722768900007">
                <text:p>64.3722768900007</text:p>
              </table:table-cell>
              <table:table-cell office:value-type="float" office:value="0.0943151266576436">
                <text:p>0.09431512665764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4.4745478730001">
                <text:p>64.4745478730001</text:p>
              </table:table-cell>
              <table:table-cell office:value-type="float" office:value="0.0941436901111616">
                <text:p>0.09414369011116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4.5820304279987">
                <text:p>64.5820304279987</text:p>
              </table:table-cell>
              <table:table-cell office:value-type="float" office:value="0.0939774715290537">
                <text:p>0.09397747152905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4.691351939">
                <text:p>64.691351939</text:p>
              </table:table-cell>
              <table:table-cell office:value-type="float" office:value="0.0938155175959138">
                <text:p>0.09381551759591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.7988682550022">
                <text:p>64.7988682550022</text:p>
              </table:table-cell>
              <table:table-cell office:value-type="float" office:value="0.0936570652395217">
                <text:p>0.09365706523952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4.9022677030007">
                <text:p>64.9022677030007</text:p>
              </table:table-cell>
              <table:table-cell office:value-type="float" office:value="0.0935015035848062">
                <text:p>0.09350150358480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.003584533999">
                <text:p>65.003584533999</text:p>
              </table:table-cell>
              <table:table-cell office:value-type="float" office:value="0.0933483435169949">
                <text:p>0.09334834351699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.106012739001">
                <text:p>65.106012739001</text:p>
              </table:table-cell>
              <table:table-cell office:value-type="float" office:value="0.0931971933321145">
                <text:p>0.09319719333211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.2075123719988">
                <text:p>65.2075123719988</text:p>
              </table:table-cell>
              <table:table-cell office:value-type="float" office:value="0.0930477392573711">
                <text:p>0.09304773925737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.3122574689987">
                <text:p>65.3122574689987</text:p>
              </table:table-cell>
              <table:table-cell office:value-type="float" office:value="0.0928997298674353">
                <text:p>0.09289972986743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5.4152479619988">
                <text:p>65.4152479619988</text:p>
              </table:table-cell>
              <table:table-cell office:value-type="float" office:value="0.0958251602380343">
                <text:p>0.09582516023803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5.517724977999">
                <text:p>65.517724977999</text:p>
              </table:table-cell>
              <table:table-cell office:value-type="float" office:value="0.0981325208284642">
                <text:p>0.09813252082846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5.6193861630018">
                <text:p>65.6193861630018</text:p>
              </table:table-cell>
              <table:table-cell office:value-type="float" office:value="0.0999455266168296">
                <text:p>0.09994552661682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5.7210004469998">
                <text:p>65.7210004469998</text:p>
              </table:table-cell>
              <table:table-cell office:value-type="float" office:value="0.10136314912221">
                <text:p>0.101363149122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5.8223040270023">
                <text:p>65.8223040270023</text:p>
              </table:table-cell>
              <table:table-cell office:value-type="float" office:value="0.102464565099295">
                <text:p>0.102464565099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5.9247111219993">
                <text:p>65.9247111219993</text:p>
              </table:table-cell>
              <table:table-cell office:value-type="float" office:value="0.10331311549407">
                <text:p>0.103313115494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6.029217285999">
                <text:p>66.029217285999</text:p>
              </table:table-cell>
              <table:table-cell office:value-type="float" office:value="0.103959472608346">
                <text:p>0.1039594726083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.1332949249991">
                <text:p>66.1332949249991</text:p>
              </table:table-cell>
              <table:table-cell office:value-type="float" office:value="0.104444173831357">
                <text:p>0.1044441738313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6.2353477549987">
                <text:p>66.2353477549987</text:p>
              </table:table-cell>
              <table:table-cell office:value-type="float" office:value="0.104799648625025">
                <text:p>0.1047996486250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6.3368053570011">
                <text:p>66.3368053570011</text:p>
              </table:table-cell>
              <table:table-cell office:value-type="float" office:value="0.105051840112141">
                <text:p>0.1050518401121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6.4385948130002">
                <text:p>66.4385948130002</text:p>
              </table:table-cell>
              <table:table-cell office:value-type="float" office:value="0.105221502346899">
                <text:p>0.1052215023468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6.5438279869995">
                <text:p>66.5438279869995</text:p>
              </table:table-cell>
              <table:table-cell office:value-type="float" office:value="0.105325238131296">
                <text:p>0.1053252381312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6.6494433869993">
                <text:p>66.6494433869993</text:p>
              </table:table-cell>
              <table:table-cell office:value-type="float" office:value="0.105376329268234">
                <text:p>0.1053763292682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.7536864770009">
                <text:p>66.7536864770009</text:p>
              </table:table-cell>
              <table:table-cell office:value-type="float" office:value="0.105385400763985">
                <text:p>0.1053854007639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.859424778002">
                <text:p>66.859424778002</text:p>
              </table:table-cell>
              <table:table-cell office:value-type="float" office:value="0.105360952190135">
                <text:p>0.1053609521901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.9702013589995">
                <text:p>66.9702013589995</text:p>
              </table:table-cell>
              <table:table-cell office:value-type="float" office:value="0.105309782773129">
                <text:p>0.1053097827731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7.071930295002">
                <text:p>67.071930295002</text:p>
              </table:table-cell>
              <table:table-cell office:value-type="float" office:value="0.105205910050839">
                <text:p>0.1052059100508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7.1764924700001">
                <text:p>67.1764924700001</text:p>
              </table:table-cell>
              <table:table-cell office:value-type="float" office:value="0.105091484393436">
                <text:p>0.1050914843934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7.2791348880019">
                <text:p>67.2791348880019</text:p>
              </table:table-cell>
              <table:table-cell office:value-type="float" office:value="0.104968709902809">
                <text:p>0.1049687099028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7.3815642730006">
                <text:p>67.3815642730006</text:p>
              </table:table-cell>
              <table:table-cell office:value-type="float" office:value="0.104839349442366">
                <text:p>0.1048393494423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7.4837620149992">
                <text:p>67.4837620149992</text:p>
              </table:table-cell>
              <table:table-cell office:value-type="float" office:value="0.104704812887226">
                <text:p>0.1047048128872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7.5858980170015">
                <text:p>67.5858980170015</text:p>
              </table:table-cell>
              <table:table-cell office:value-type="float" office:value="0.104566227724343">
                <text:p>0.1045662277243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.6877804239994">
                <text:p>67.6877804239994</text:p>
              </table:table-cell>
              <table:table-cell office:value-type="float" office:value="0.10442449553259">
                <text:p>0.104424495532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7.7912967449993">
                <text:p>67.7912967449993</text:p>
              </table:table-cell>
              <table:table-cell office:value-type="float" office:value="0.104280337166813">
                <text:p>0.1042803371668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.8947247340002">
                <text:p>67.8947247340002</text:p>
              </table:table-cell>
              <table:table-cell office:value-type="float" office:value="0.104134328905048">
                <text:p>0.1041343289050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.9975829350005">
                <text:p>67.9975829350005</text:p>
              </table:table-cell>
              <table:table-cell office:value-type="float" office:value="0.103986931366283">
                <text:p>0.1039869313662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8.0997412670004">
                <text:p>68.0997412670004</text:p>
              </table:table-cell>
              <table:table-cell office:value-type="float" office:value="0.103838512644649">
                <text:p>0.1038385126446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.2019693990005">
                <text:p>68.2019693990005</text:p>
              </table:table-cell>
              <table:table-cell office:value-type="float" office:value="0.10368936681675">
                <text:p>0.103689366816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8.304393724">
                <text:p>68.304393724</text:p>
              </table:table-cell>
              <table:table-cell office:value-type="float" office:value="0.103539728747518">
                <text:p>0.1035397287475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8.4075463400004">
                <text:p>68.4075463400004</text:p>
              </table:table-cell>
              <table:table-cell office:value-type="float" office:value="0.103389785934872">
                <text:p>0.1033897859348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.5119252420009">
                <text:p>68.5119252420009</text:p>
              </table:table-cell>
              <table:table-cell office:value-type="float" office:value="0.103239687985434">
                <text:p>0.1032396879854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.6144613690012">
                <text:p>68.6144613690012</text:p>
              </table:table-cell>
              <table:table-cell office:value-type="float" office:value="0.103089554195082">
                <text:p>0.1030895541950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.7164470979988">
                <text:p>68.7164470979988</text:p>
              </table:table-cell>
              <table:table-cell office:value-type="float" office:value="0.102939479613376">
                <text:p>0.102939479613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.8181998540022">
                <text:p>68.8181998540022</text:p>
              </table:table-cell>
              <table:table-cell office:value-type="float" office:value="0.10278953989508">
                <text:p>0.102789539895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.9209805540013">
                <text:p>68.9209805540013</text:p>
              </table:table-cell>
              <table:table-cell office:value-type="float" office:value="0.10263979518137">
                <text:p>0.102639795181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.0237825440017">
                <text:p>69.0237825440017</text:p>
              </table:table-cell>
              <table:table-cell office:value-type="float" office:value="0.102490293204776">
                <text:p>0.1024902932047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.1319262489997">
                <text:p>69.1319262489997</text:p>
              </table:table-cell>
              <table:table-cell office:value-type="float" office:value="0.102341071773123">
                <text:p>0.1023410717731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.2350426929988">
                <text:p>69.2350426929988</text:p>
              </table:table-cell>
              <table:table-cell office:value-type="float" office:value="0.10219216075667">
                <text:p>0.102192160756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.3390457300011">
                <text:p>69.3390457300011</text:p>
              </table:table-cell>
              <table:table-cell office:value-type="float" office:value="0.1020435836778">
                <text:p>0.10204358367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.4428332440002">
                <text:p>69.4428332440002</text:p>
              </table:table-cell>
              <table:table-cell office:value-type="float" office:value="0.101895358982761">
                <text:p>0.1018953589827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.5445670299996">
                <text:p>69.5445670299996</text:p>
              </table:table-cell>
              <table:table-cell office:value-type="float" office:value="0.101747501059041">
                <text:p>0.1017475010590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.6468181929995">
                <text:p>69.6468181929995</text:p>
              </table:table-cell>
              <table:table-cell office:value-type="float" office:value="0.101600021049253">
                <text:p>0.1016000210492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.7485950789996">
                <text:p>69.7485950789996</text:p>
              </table:table-cell>
              <table:table-cell office:value-type="float" office:value="0.101452927502227">
                <text:p>0.1014529275022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.850391805001">
                <text:p>69.850391805001</text:p>
              </table:table-cell>
              <table:table-cell office:value-type="float" office:value="0.101306226893868">
                <text:p>0.1013062268938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.9537919940012">
                <text:p>69.9537919940012</text:p>
              </table:table-cell>
              <table:table-cell office:value-type="float" office:value="0.10115992404383">
                <text:p>0.101159924043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.057730200002">
                <text:p>70.057730200002</text:p>
              </table:table-cell>
              <table:table-cell office:value-type="float" office:value="0.101014022448837">
                <text:p>0.1010140224488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.1599128720009">
                <text:p>70.1599128720009</text:p>
              </table:table-cell>
              <table:table-cell office:value-type="float" office:value="0.100868524549328">
                <text:p>0.1008685245493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.2625824999996">
                <text:p>70.2625824999996</text:p>
              </table:table-cell>
              <table:table-cell office:value-type="float" office:value="0.100723431942752">
                <text:p>0.1007234319427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.3638591199997">
                <text:p>70.3638591199997</text:p>
              </table:table-cell>
              <table:table-cell office:value-type="float" office:value="0.100578745554202">
                <text:p>0.1005787455542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.4654015330016">
                <text:p>70.4654015330016</text:p>
              </table:table-cell>
              <table:table-cell office:value-type="float" office:value="0.100434465772891">
                <text:p>0.1004344657728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.5700546890002">
                <text:p>70.5700546890002</text:p>
              </table:table-cell>
              <table:table-cell office:value-type="float" office:value="0.100290592561333">
                <text:p>0.100290592561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.6734360170012">
                <text:p>70.6734360170012</text:p>
              </table:table-cell>
              <table:table-cell office:value-type="float" office:value="0.10011883768543">
                <text:p>0.100118837685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7774620839991">
                <text:p>70.7774620839991</text:p>
              </table:table-cell>
              <table:table-cell office:value-type="float" office:value="0.0999532261767126">
                <text:p>0.09995322617671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.8795590549999">
                <text:p>70.8795590549999</text:p>
              </table:table-cell>
              <table:table-cell office:value-type="float" office:value="0.099792609269982">
                <text:p>0.0997926092699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.9812439999987">
                <text:p>70.9812439999987</text:p>
              </table:table-cell>
              <table:table-cell office:value-type="float" office:value="0.0996360676140054">
                <text:p>0.09963606761400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.0838610380015">
                <text:p>71.0838610380015</text:p>
              </table:table-cell>
              <table:table-cell office:value-type="float" office:value="0.0994828653906393">
                <text:p>0.09948286539063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.1872433060016">
                <text:p>71.1872433060016</text:p>
              </table:table-cell>
              <table:table-cell office:value-type="float" office:value="0.0993324136101137">
                <text:p>0.09933241361011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.291851730999">
                <text:p>71.291851730999</text:p>
              </table:table-cell>
              <table:table-cell office:value-type="float" office:value="0.0991842407472459">
                <text:p>0.09918424074724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.3967732609999">
                <text:p>71.3967732609999</text:p>
              </table:table-cell>
              <table:table-cell office:value-type="float" office:value="0.0990379692503987">
                <text:p>0.099037969250398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.5166705769989">
                <text:p>71.5166705769989</text:p>
              </table:table-cell>
              <table:table-cell office:value-type="float" office:value="0.0988932967486336">
                <text:p>0.09889329674863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.6236079650007">
                <text:p>71.6236079650007</text:p>
              </table:table-cell>
              <table:table-cell office:value-type="float" office:value="0.0987499810174202">
                <text:p>0.0987499810174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.7270397739994">
                <text:p>71.7270397739994</text:p>
              </table:table-cell>
              <table:table-cell office:value-type="float" office:value="0.0986078279511911">
                <text:p>0.09860782795119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.8281627510005">
                <text:p>71.8281627510005</text:p>
              </table:table-cell>
              <table:table-cell office:value-type="float" office:value="0.0984666819413724">
                <text:p>0.09846668194137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.9309272710016">
                <text:p>71.9309272710016</text:p>
              </table:table-cell>
              <table:table-cell office:value-type="float" office:value="0.0983264181787963">
                <text:p>0.0983264181787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.0338814429997">
                <text:p>72.0338814429997</text:p>
              </table:table-cell>
              <table:table-cell office:value-type="float" office:value="0.0981869364956172">
                <text:p>0.098186936495617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.137803509002">
                <text:p>72.137803509002</text:p>
              </table:table-cell>
              <table:table-cell office:value-type="float" office:value="0.0980481564388336">
                <text:p>0.09804815643883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.2410040239993">
                <text:p>72.2410040239993</text:p>
              </table:table-cell>
              <table:table-cell office:value-type="float" office:value="0.0979100133290919">
                <text:p>0.09791001332909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.3430277139996">
                <text:p>72.3430277139996</text:p>
              </table:table-cell>
              <table:table-cell office:value-type="float" office:value="0.097772455107718">
                <text:p>0.0977724551077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.4457924340022">
                <text:p>72.4457924340022</text:p>
              </table:table-cell>
              <table:table-cell office:value-type="float" office:value="0.0976354398143298">
                <text:p>0.09763543981432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.5513132320011">
                <text:p>72.5513132320011</text:p>
              </table:table-cell>
              <table:table-cell office:value-type="float" office:value="0.0974989335689153">
                <text:p>0.09749893356891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.6549275629986">
                <text:p>72.6549275629986</text:p>
              </table:table-cell>
              <table:table-cell office:value-type="float" office:value="0.0973629089574836">
                <text:p>0.09736290895748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.7569056520006">
                <text:p>72.7569056520006</text:p>
              </table:table-cell>
              <table:table-cell office:value-type="float" office:value="0.0972273437405725">
                <text:p>0.09722734374057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.8584843450008">
                <text:p>72.8584843450008</text:p>
              </table:table-cell>
              <table:table-cell office:value-type="float" office:value="0.0970922198200442">
                <text:p>0.09709221982004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.9606634869997">
                <text:p>72.9606634869997</text:p>
              </table:table-cell>
              <table:table-cell office:value-type="float" office:value="0.0969575224125092">
                <text:p>0.09695752241250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.0640006440008">
                <text:p>73.0640006440008</text:p>
              </table:table-cell>
              <table:table-cell office:value-type="float" office:value="0.0968232393880542">
                <text:p>0.09682323938805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.1672399810013">
                <text:p>73.1672399810013</text:p>
              </table:table-cell>
              <table:table-cell office:value-type="float" office:value="0.0966893607412126">
                <text:p>0.09668936074121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.2699702300015">
                <text:p>73.2699702300015</text:p>
              </table:table-cell>
              <table:table-cell office:value-type="float" office:value="0.09655587816773">
                <text:p>0.096555878167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.3718547280005">
                <text:p>73.3718547280005</text:p>
              </table:table-cell>
              <table:table-cell office:value-type="float" office:value="0.0963965493194097">
                <text:p>0.09639654931940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.4740115690001">
                <text:p>73.4740115690001</text:p>
              </table:table-cell>
              <table:table-cell office:value-type="float" office:value="0.0962429225156371">
                <text:p>0.09624292251563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.5757814850003">
                <text:p>73.5757814850003</text:p>
              </table:table-cell>
              <table:table-cell office:value-type="float" office:value="0.0960939287355656">
                <text:p>0.09609392873556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.6785174540019">
                <text:p>73.6785174540019</text:p>
              </table:table-cell>
              <table:table-cell office:value-type="float" office:value="0.0959487124707413">
                <text:p>0.09594871247074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.7820288440016">
                <text:p>73.7820288440016</text:p>
              </table:table-cell>
              <table:table-cell office:value-type="float" office:value="0.0958065890242121">
                <text:p>0.09580658902421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.8851940890017">
                <text:p>73.8851940890017</text:p>
              </table:table-cell>
              <table:table-cell office:value-type="float" office:value="0.0956670103498045">
                <text:p>0.09566701034980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9908283090008">
                <text:p>73.9908283090008</text:p>
              </table:table-cell>
              <table:table-cell office:value-type="float" office:value="0.0955295377235342">
                <text:p>0.09552953772353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.1030153579995">
                <text:p>74.1030153579995</text:p>
              </table:table-cell>
              <table:table-cell office:value-type="float" office:value="0.0953938198807244">
                <text:p>0.09539381988072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.2057593680001">
                <text:p>74.2057593680001</text:p>
              </table:table-cell>
              <table:table-cell office:value-type="float" office:value="0.0952595755256891">
                <text:p>0.09525957552568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.3079398900009">
                <text:p>74.3079398900009</text:p>
              </table:table-cell>
              <table:table-cell office:value-type="float" office:value="0.0951265793394703">
                <text:p>0.09512657933947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.4112982869992">
                <text:p>74.4112982869992</text:p>
              </table:table-cell>
              <table:table-cell office:value-type="float" office:value="0.0949946507860161">
                <text:p>0.09499465078601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.5142459700001">
                <text:p>74.5142459700001</text:p>
              </table:table-cell>
              <table:table-cell office:value-type="float" office:value="0.0948636451571148">
                <text:p>0.09486364515711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.6185161899994">
                <text:p>74.6185161899994</text:p>
              </table:table-cell>
              <table:table-cell office:value-type="float" office:value="0.0947334464083298">
                <text:p>0.09473344640832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.721279100002">
                <text:p>74.721279100002</text:p>
              </table:table-cell>
              <table:table-cell office:value-type="float" office:value="0.0946039614277391">
                <text:p>0.09460396142773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4.8233007090021">
                <text:p>74.8233007090021</text:p>
              </table:table-cell>
              <table:table-cell office:value-type="float" office:value="0.0944751154509161">
                <text:p>0.09447511545091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.9256922739987">
                <text:p>74.9256922739987</text:p>
              </table:table-cell>
              <table:table-cell office:value-type="float" office:value="0.0943468483929045">
                <text:p>0.09434684839290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.0303171990017">
                <text:p>75.0303171990017</text:p>
              </table:table-cell>
              <table:table-cell office:value-type="float" office:value="0.0942191119137881">
                <text:p>0.09421911191378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.1331839800005">
                <text:p>75.1331839800005</text:p>
              </table:table-cell>
              <table:table-cell office:value-type="float" office:value="0.0940918670711375">
                <text:p>0.09409186707113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.2356397650001">
                <text:p>75.2356397650001</text:p>
              </table:table-cell>
              <table:table-cell office:value-type="float" office:value="0.0939650824419567">
                <text:p>0.09396508244195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.3374803020015">
                <text:p>75.3374803020015</text:p>
              </table:table-cell>
              <table:table-cell office:value-type="float" office:value="0.093838732620232">
                <text:p>0.0938387326202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.4391083359988">
                <text:p>75.4391083359988</text:p>
              </table:table-cell>
              <table:table-cell office:value-type="float" office:value="0.0963759128604999">
                <text:p>0.09637591286049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.542113088999">
                <text:p>75.542113088999</text:p>
              </table:table-cell>
              <table:table-cell office:value-type="float" office:value="0.0983773260330808">
                <text:p>0.09837732603308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5.6456344889994">
                <text:p>75.6456344889994</text:p>
              </table:table-cell>
              <table:table-cell office:value-type="float" office:value="0.0999502007999042">
                <text:p>0.09995020079990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5.7498664590021">
                <text:p>75.7498664590021</text:p>
              </table:table-cell>
              <table:table-cell office:value-type="float" office:value="0.101180319791117">
                <text:p>0.1011803197911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5.8524444260002">
                <text:p>75.8524444260002</text:p>
              </table:table-cell>
              <table:table-cell office:value-type="float" office:value="0.102136308813026">
                <text:p>0.10213630881302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5.9556905419995">
                <text:p>75.9556905419995</text:p>
              </table:table-cell>
              <table:table-cell office:value-type="float" office:value="0.102873068214442">
                <text:p>0.10287306821444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.0583586800021">
                <text:p>76.0583586800021</text:p>
              </table:table-cell>
              <table:table-cell office:value-type="float" office:value="0.103434517979744">
                <text:p>0.1034345179797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.1780647140004">
                <text:p>76.1780647140004</text:p>
              </table:table-cell>
              <table:table-cell office:value-type="float" office:value="0.103827983290251">
                <text:p>0.1038279832902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.2844429630022">
                <text:p>76.2844429630022</text:p>
              </table:table-cell>
              <table:table-cell office:value-type="float" office:value="0.104115018211148">
                <text:p>0.1041150182111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.386664444999">
                <text:p>76.386664444999</text:p>
              </table:table-cell>
              <table:table-cell office:value-type="float" office:value="0.104316981717407">
                <text:p>0.1043169817174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.489192781999">
                <text:p>76.489192781999</text:p>
              </table:table-cell>
              <table:table-cell office:value-type="float" office:value="0.10445096070201">
                <text:p>0.104450960702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6.5932034090001">
                <text:p>76.5932034090001</text:p>
              </table:table-cell>
              <table:table-cell office:value-type="float" office:value="0.104530624393849">
                <text:p>0.1045306243938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6.6965247059998">
                <text:p>76.6965247059998</text:p>
              </table:table-cell>
              <table:table-cell office:value-type="float" office:value="0.104566907892043">
                <text:p>0.1045669078920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6.7989163499988">
                <text:p>76.7989163499988</text:p>
              </table:table-cell>
              <table:table-cell office:value-type="float" office:value="0.104568558993373">
                <text:p>0.1045685589933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6.9004935630001">
                <text:p>76.9004935630001</text:p>
              </table:table-cell>
              <table:table-cell office:value-type="float" office:value="0.104542575654228">
                <text:p>0.1045425756542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.0017355519995">
                <text:p>77.0017355519995</text:p>
              </table:table-cell>
              <table:table-cell office:value-type="float" office:value="0.104494555960149">
                <text:p>0.1044945559601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.1039567840016">
                <text:p>77.1039567840016</text:p>
              </table:table-cell>
              <table:table-cell office:value-type="float" office:value="0.104428978101453">
                <text:p>0.1044289781014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.2078789389998">
                <text:p>77.2078789389998</text:p>
              </table:table-cell>
              <table:table-cell office:value-type="float" office:value="0.104349424353724">
                <text:p>0.1043494243537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.3121881200023">
                <text:p>77.3121881200023</text:p>
              </table:table-cell>
              <table:table-cell office:value-type="float" office:value="0.1042587602622">
                <text:p>0.10425876026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.4139278660005">
                <text:p>77.4139278660005</text:p>
              </table:table-cell>
              <table:table-cell office:value-type="float" office:value="0.104159277989267">
                <text:p>0.1041592779892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7.5163862110021">
                <text:p>77.5163862110021</text:p>
              </table:table-cell>
              <table:table-cell office:value-type="float" office:value="0.10405281099245">
                <text:p>0.104052810992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7.6177929719997">
                <text:p>77.6177929719997</text:p>
              </table:table-cell>
              <table:table-cell office:value-type="float" office:value="0.103940825766793">
                <text:p>0.1039408257667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7.7193384540005">
                <text:p>77.7193384540005</text:p>
              </table:table-cell>
              <table:table-cell office:value-type="float" office:value="0.103824495238757">
                <text:p>0.1038244952387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7.8225040290017">
                <text:p>77.8225040290017</text:p>
              </table:table-cell>
              <table:table-cell office:value-type="float" office:value="0.103704757481329">
                <text:p>0.1037047574813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7.9270560139994">
                <text:p>77.9270560139994</text:p>
              </table:table-cell>
              <table:table-cell office:value-type="float" office:value="0.103582362686094">
                <text:p>0.1035823626860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.0297165119991">
                <text:p>78.0297165119991</text:p>
              </table:table-cell>
              <table:table-cell office:value-type="float" office:value="0.103457910740896">
                <text:p>0.1034579107408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.1320304450019">
                <text:p>78.1320304450019</text:p>
              </table:table-cell>
              <table:table-cell office:value-type="float" office:value="0.103331881291945">
                <text:p>0.1033318812919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.2337657400021">
                <text:p>78.2337657400021</text:p>
              </table:table-cell>
              <table:table-cell office:value-type="float" office:value="0.103204657793505">
                <text:p>0.1032046577935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.3367448230019">
                <text:p>78.3367448230019</text:p>
              </table:table-cell>
              <table:table-cell office:value-type="float" office:value="0.103076546747624">
                <text:p>0.1030765467476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8.4401034000002">
                <text:p>78.4401034000002</text:p>
              </table:table-cell>
              <table:table-cell office:value-type="float" office:value="0.102947793095923">
                <text:p>0.1029477930959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8.5430427220017">
                <text:p>78.5430427220017</text:p>
              </table:table-cell>
              <table:table-cell office:value-type="float" office:value="0.102818592533004">
                <text:p>0.1028185925330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8.6451178720017">
                <text:p>78.6451178720017</text:p>
              </table:table-cell>
              <table:table-cell office:value-type="float" office:value="0.102689101357182">
                <text:p>0.1026891013571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8.7488963159995">
                <text:p>78.7488963159995</text:p>
              </table:table-cell>
              <table:table-cell office:value-type="float" office:value="0.102559444351052">
                <text:p>0.1025594443510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8.857039339">
                <text:p>78.857039339</text:p>
              </table:table-cell>
              <table:table-cell office:value-type="float" office:value="0.102429721085937">
                <text:p>0.1024297210859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8.9612424190018">
                <text:p>78.9612424190018</text:p>
              </table:table-cell>
              <table:table-cell office:value-type="float" office:value="0.102300010965442">
                <text:p>0.1023000109654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.062992774001">
                <text:p>79.062992774001</text:p>
              </table:table-cell>
              <table:table-cell office:value-type="float" office:value="0.102170377260282">
                <text:p>0.1021703772602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.1651436350003">
                <text:p>79.1651436350003</text:p>
              </table:table-cell>
              <table:table-cell office:value-type="float" office:value="0.102040870336145">
                <text:p>0.1020408703361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.2693635550022">
                <text:p>79.2693635550022</text:p>
              </table:table-cell>
              <table:table-cell office:value-type="float" office:value="0.101911530235963">
                <text:p>0.101911530235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.3744231060009">
                <text:p>79.3744231060009</text:p>
              </table:table-cell>
              <table:table-cell office:value-type="float" office:value="0.101756784239339">
                <text:p>0.1017567842393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9.4765469060003">
                <text:p>79.4765469060003</text:p>
              </table:table-cell>
              <table:table-cell office:value-type="float" office:value="0.101607447593491">
                <text:p>0.1016074475934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9.579941365002">
                <text:p>79.579941365002</text:p>
              </table:table-cell>
              <table:table-cell office:value-type="float" office:value="0.101462502841502">
                <text:p>0.101462502841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.6817970109987">
                <text:p>79.6817970109987</text:p>
              </table:table-cell>
              <table:table-cell office:value-type="float" office:value="0.101321135774461">
                <text:p>0.1013211357744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9.7848315150004">
                <text:p>79.7848315150004</text:p>
              </table:table-cell>
              <table:table-cell office:value-type="float" office:value="0.101182694783091">
                <text:p>0.1011826947830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9.888580908002">
                <text:p>79.888580908002</text:p>
              </table:table-cell>
              <table:table-cell office:value-type="float" office:value="0.101046658339035">
                <text:p>0.1010466583390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9.9917351219992">
                <text:p>79.9917351219992</text:p>
              </table:table-cell>
              <table:table-cell office:value-type="float" office:value="0.100912608979886">
                <text:p>0.1009126089798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0.093741001001">
                <text:p>80.093741001001</text:p>
              </table:table-cell>
              <table:table-cell office:value-type="float" office:value="0.100780212497192">
                <text:p>0.1007802124971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0.1955056170009">
                <text:p>80.1955056170009</text:p>
              </table:table-cell>
              <table:table-cell office:value-type="float" office:value="0.100649201286865">
                <text:p>0.1006492012868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0.298864665001">
                <text:p>80.298864665001</text:p>
              </table:table-cell>
              <table:table-cell office:value-type="float" office:value="0.100519361029492">
                <text:p>0.1005193610294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0.4029166219989">
                <text:p>80.4029166219989</text:p>
              </table:table-cell>
              <table:table-cell office:value-type="float" office:value="0.10039052003458">
                <text:p>0.100390520034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0.5062126580015">
                <text:p>80.5062126580015</text:p>
              </table:table-cell>
              <table:table-cell office:value-type="float" office:value="0.100262540715943">
                <text:p>0.1002625407159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0.6088474960015">
                <text:p>80.6088474960015</text:p>
              </table:table-cell>
              <table:table-cell office:value-type="float" office:value="0.100135312772007">
                <text:p>0.1001353127720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0.7111536189987">
                <text:p>80.7111536189987</text:p>
              </table:table-cell>
              <table:table-cell office:value-type="float" office:value="0.100008747730044">
                <text:p>0.1000087477300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0.8138460070004">
                <text:p>80.8138460070004</text:p>
              </table:table-cell>
              <table:table-cell office:value-type="float" office:value="0.0998827745815505">
                <text:p>0.09988277458155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0.925083184">
                <text:p>80.925083184</text:p>
              </table:table-cell>
              <table:table-cell office:value-type="float" office:value="0.0997573362905506">
                <text:p>0.09975733629055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.0273037160005">
                <text:p>81.0273037160005</text:p>
              </table:table-cell>
              <table:table-cell office:value-type="float" office:value="0.0996323870002224">
                <text:p>0.09963238700022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1.1290669010014">
                <text:p>81.1290669010014</text:p>
              </table:table-cell>
              <table:table-cell office:value-type="float" office:value="0.0995078897981977">
                <text:p>0.09950788979819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.2326036810009">
                <text:p>81.2326036810009</text:p>
              </table:table-cell>
              <table:table-cell office:value-type="float" office:value="0.099383814928793">
                <text:p>0.0993838149287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1.3366379280014">
                <text:p>81.3366379280014</text:p>
              </table:table-cell>
              <table:table-cell office:value-type="float" office:value="0.0992601383627875">
                <text:p>0.09926013836278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.4393764870001">
                <text:p>81.4393764870001</text:p>
              </table:table-cell>
              <table:table-cell office:value-type="float" office:value="0.0991368406532387">
                <text:p>0.09913684065323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1.5409161290008">
                <text:p>81.5409161290008</text:p>
              </table:table-cell>
              <table:table-cell office:value-type="float" office:value="0.0990139060201279">
                <text:p>0.09901390602012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.64451224">
                <text:p>81.64451224</text:p>
              </table:table-cell>
              <table:table-cell office:value-type="float" office:value="0.0988913216180703">
                <text:p>0.09889132161807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1.7470139959987">
                <text:p>81.7470139959987</text:p>
              </table:table-cell>
              <table:table-cell office:value-type="float" office:value="0.0987690769504759">
                <text:p>0.09876907695047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1.8517436520015">
                <text:p>81.8517436520015</text:p>
              </table:table-cell>
              <table:table-cell office:value-type="float" office:value="0.0986471634008715">
                <text:p>0.09864716340087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1.9544633910009">
                <text:p>81.9544633910009</text:p>
              </table:table-cell>
              <table:table-cell office:value-type="float" office:value="0.0985255738579522">
                <text:p>0.09852557385795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.0559201120013">
                <text:p>82.0559201120013</text:p>
              </table:table-cell>
              <table:table-cell office:value-type="float" office:value="0.0984043024156151">
                <text:p>0.09840430241561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2.1580317330008">
                <text:p>82.1580317330008</text:p>
              </table:table-cell>
              <table:table-cell office:value-type="float" office:value="0.0982833441329811">
                <text:p>0.09828334413298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2.2611488770017">
                <text:p>82.2611488770017</text:p>
              </table:table-cell>
              <table:table-cell office:value-type="float" office:value="0.0981626948424044">
                <text:p>0.09816269484240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2.3660991659999">
                <text:p>82.3660991659999</text:p>
              </table:table-cell>
              <table:table-cell office:value-type="float" office:value="0.0980423509958747">
                <text:p>0.09804235099587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2.4691057589989">
                <text:p>82.4691057589989</text:p>
              </table:table-cell>
              <table:table-cell office:value-type="float" office:value="0.0979223095421322">
                <text:p>0.09792230954213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2.5720278410008">
                <text:p>82.5720278410008</text:p>
              </table:table-cell>
              <table:table-cell office:value-type="float" office:value="0.097778916892515">
                <text:p>0.0977789168925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2.674393284">
                <text:p>82.674393284</text:p>
              </table:table-cell>
              <table:table-cell office:value-type="float" office:value="0.0976406092421673">
                <text:p>0.097640609242167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2.7777437219993">
                <text:p>82.7777437219993</text:p>
              </table:table-cell>
              <table:table-cell office:value-type="float" office:value="0.0975064267876733">
                <text:p>0.09750642678767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2.8816723269993">
                <text:p>82.8816723269993</text:p>
              </table:table-cell>
              <table:table-cell office:value-type="float" office:value="0.0973756014785648">
                <text:p>0.09737560147856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2.9849186829997">
                <text:p>82.9849186829997</text:p>
              </table:table-cell>
              <table:table-cell office:value-type="float" office:value="0.097247518667737">
                <text:p>0.0972475186677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.0874733990022">
                <text:p>83.0874733990022</text:p>
              </table:table-cell>
              <table:table-cell office:value-type="float" office:value="0.0971216864317741">
                <text:p>0.09712168643177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.1939052289999">
                <text:p>83.1939052289999</text:p>
              </table:table-cell>
              <table:table-cell office:value-type="float" office:value="0.0969977110272046">
                <text:p>0.09699771102720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3.3129578440021">
                <text:p>83.3129578440021</text:p>
              </table:table-cell>
              <table:table-cell office:value-type="float" office:value="0.0968752772554986">
                <text:p>0.09687527725549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3.4176579490013">
                <text:p>83.4176579490013</text:p>
              </table:table-cell>
              <table:table-cell office:value-type="float" office:value="0.0967541327550608">
                <text:p>0.0967541327550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3.5200467739996">
                <text:p>83.5200467739996</text:p>
              </table:table-cell>
              <table:table-cell office:value-type="float" office:value="0.0966340754348179">
                <text:p>0.09663407543481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.6216690069996">
                <text:p>83.6216690069996</text:p>
              </table:table-cell>
              <table:table-cell office:value-type="float" office:value="0.0965149434210836">
                <text:p>0.0965149434210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3.7236227350004">
                <text:p>83.7236227350004</text:p>
              </table:table-cell>
              <table:table-cell office:value-type="float" office:value="0.0963966070150443">
                <text:p>0.09639660701504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.8262856030015">
                <text:p>83.8262856030015</text:p>
              </table:table-cell>
              <table:table-cell office:value-type="float" office:value="0.0962789622587421">
                <text:p>0.09627896225874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3.9318854010016">
                <text:p>83.9318854010016</text:p>
              </table:table-cell>
              <table:table-cell office:value-type="float" office:value="0.0961619257878549">
                <text:p>0.09616192578785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.0342902960001">
                <text:p>84.0342902960001</text:p>
              </table:table-cell>
              <table:table-cell office:value-type="float" office:value="0.0960454307139159">
                <text:p>0.09604543071391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4.1362634639991">
                <text:p>84.1362634639991</text:p>
              </table:table-cell>
              <table:table-cell office:value-type="float" office:value="0.0959294233300826">
                <text:p>0.09592942333008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4.2384775450009">
                <text:p>84.2384775450009</text:p>
              </table:table-cell>
              <table:table-cell office:value-type="float" office:value="0.0958138604757467">
                <text:p>0.09581386047574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4.3402051199992">
                <text:p>84.3402051199992</text:p>
              </table:table-cell>
              <table:table-cell office:value-type="float" office:value="0.0956987074282164">
                <text:p>0.09569870742821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.4437285000022">
                <text:p>84.4437285000022</text:p>
              </table:table-cell>
              <table:table-cell office:value-type="float" office:value="0.0955839362160571">
                <text:p>0.09558393621605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4.5493942590001">
                <text:p>84.5493942590001</text:p>
              </table:table-cell>
              <table:table-cell office:value-type="float" office:value="0.0954695242697578">
                <text:p>0.09546952426975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4.6522299300013">
                <text:p>84.6522299300013</text:p>
              </table:table-cell>
              <table:table-cell office:value-type="float" office:value="0.0953554533422594">
                <text:p>0.09535545334225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7541010860005">
                <text:p>84.7541010860005</text:p>
              </table:table-cell>
              <table:table-cell office:value-type="float" office:value="0.0952417086453715">
                <text:p>0.09524170864537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4.8565803919992">
                <text:p>84.8565803919992</text:p>
              </table:table-cell>
              <table:table-cell office:value-type="float" office:value="0.0951282781589007">
                <text:p>0.09512827815890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4.9594041720011">
                <text:p>84.9594041720011</text:p>
              </table:table-cell>
              <table:table-cell office:value-type="float" office:value="0.095015152077948">
                <text:p>0.0950151520779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.0639393849997">
                <text:p>85.0639393849997</text:p>
              </table:table-cell>
              <table:table-cell office:value-type="float" office:value="0.094902322370741">
                <text:p>0.0949023223707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5.1653797760009">
                <text:p>85.1653797760009</text:p>
              </table:table-cell>
              <table:table-cell office:value-type="float" office:value="0.0947897824248947">
                <text:p>0.09478978242489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5.2675496869997">
                <text:p>85.2675496869997</text:p>
              </table:table-cell>
              <table:table-cell office:value-type="float" office:value="0.0946775267644151">
                <text:p>0.09467752676441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5.3698012490022">
                <text:p>85.3698012490022</text:p>
              </table:table-cell>
              <table:table-cell office:value-type="float" office:value="0.0945655508232968">
                <text:p>0.09456555082329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5.4828712710005">
                <text:p>85.4828712710005</text:p>
              </table:table-cell>
              <table:table-cell office:value-type="float" office:value="0.0967792012220178">
                <text:p>0.09677920122201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5.5913633490018">
                <text:p>85.5913633490018</text:p>
              </table:table-cell>
              <table:table-cell office:value-type="float" office:value="0.0985253539436166">
                <text:p>0.09852535394361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5.6975031049988">
                <text:p>85.6975031049988</text:p>
              </table:table-cell>
              <table:table-cell office:value-type="float" office:value="0.0998975665272586">
                <text:p>0.09989756652725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5.7996133250017">
                <text:p>85.7996133250017</text:p>
              </table:table-cell>
              <table:table-cell office:value-type="float" office:value="0.100970684800754">
                <text:p>0.1009706848007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5.9019712680019">
                <text:p>85.9019712680019</text:p>
              </table:table-cell>
              <table:table-cell office:value-type="float" office:value="0.101804585223781">
                <text:p>0.1018045852237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6.0045675850015">
                <text:p>86.0045675850015</text:p>
              </table:table-cell>
              <table:table-cell office:value-type="float" office:value="0.102447168762455">
                <text:p>0.1024471687624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6.108719934">
                <text:p>86.108719934</text:p>
              </table:table-cell>
              <table:table-cell office:value-type="float" office:value="0.102936755988985">
                <text:p>0.1029367559889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6.2114722629995">
                <text:p>86.2114722629995</text:p>
              </table:table-cell>
              <table:table-cell office:value-type="float" office:value="0.103304003161386">
                <text:p>0.1033040031613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6.313508012001">
                <text:p>86.313508012001</text:p>
              </table:table-cell>
              <table:table-cell office:value-type="float" office:value="0.103573435087248">
                <text:p>0.1035734350872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6.4162603110017">
                <text:p>86.4162603110017</text:p>
              </table:table-cell>
              <table:table-cell office:value-type="float" office:value="0.103764671414746">
                <text:p>0.1037646714147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.5180296959989">
                <text:p>86.5180296959989</text:p>
              </table:table-cell>
              <table:table-cell office:value-type="float" office:value="0.10389340766544">
                <text:p>0.103893407665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6.6206155330001">
                <text:p>86.6206155330001</text:p>
              </table:table-cell>
              <table:table-cell office:value-type="float" office:value="0.10397220006051">
                <text:p>0.103972200060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.7258113249991">
                <text:p>86.7258113249991</text:p>
              </table:table-cell>
              <table:table-cell office:value-type="float" office:value="0.104011093381741">
                <text:p>0.1040110933817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6.8298180210004">
                <text:p>86.8298180210004</text:p>
              </table:table-cell>
              <table:table-cell office:value-type="float" office:value="0.104018123260306">
                <text:p>0.1040181232603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6.9328403040017">
                <text:p>86.9328403040017</text:p>
              </table:table-cell>
              <table:table-cell office:value-type="float" office:value="0.103999718007783">
                <text:p>0.10399971800778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7.0373977480012">
                <text:p>87.0373977480012</text:p>
              </table:table-cell>
              <table:table-cell office:value-type="float" office:value="0.103961020080967">
                <text:p>0.1039610200809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7.1412545519997">
                <text:p>87.1412545519997</text:p>
              </table:table-cell>
              <table:table-cell office:value-type="float" office:value="0.103906143253714">
                <text:p>0.1039061432537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7.2459492279995">
                <text:p>87.2459492279995</text:p>
              </table:table-cell>
              <table:table-cell office:value-type="float" office:value="0.103838378354409">
                <text:p>0.1038383783544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7.3476824729987">
                <text:p>87.3476824729987</text:p>
              </table:table-cell>
              <table:table-cell office:value-type="float" office:value="0.103760357855941">
                <text:p>0.1037603578559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7.4498436540016">
                <text:p>87.4498436540016</text:p>
              </table:table-cell>
              <table:table-cell office:value-type="float" office:value="0.103674187547669">
                <text:p>0.1036741875476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7.5542479450014">
                <text:p>87.5542479450014</text:p>
              </table:table-cell>
              <table:table-cell office:value-type="float" office:value="0.103581551872998">
                <text:p>0.1035815518729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.6600069260021">
                <text:p>87.6600069260021</text:p>
              </table:table-cell>
              <table:table-cell office:value-type="float" office:value="0.103483798199429">
                <text:p>0.1034837981994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.7628884959995">
                <text:p>87.7628884959995</text:p>
              </table:table-cell>
              <table:table-cell office:value-type="float" office:value="0.103382004234601">
                <text:p>0.1033820042346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7.8645104400021">
                <text:p>87.8645104400021</text:p>
              </table:table-cell>
              <table:table-cell office:value-type="float" office:value="0.103277031959109">
                <text:p>0.1032770319591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7.9661079430007">
                <text:p>87.9661079430007</text:p>
              </table:table-cell>
              <table:table-cell office:value-type="float" office:value="0.103169570772767">
                <text:p>0.1031695707727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8.0694282889999">
                <text:p>88.0694282889999</text:p>
              </table:table-cell>
              <table:table-cell office:value-type="float" office:value="0.1030601720116">
                <text:p>0.10306017201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8.1734453860008">
                <text:p>88.1734453860008</text:p>
              </table:table-cell>
              <table:table-cell office:value-type="float" office:value="0.102925953308939">
                <text:p>0.1029259533089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8.2778309669993">
                <text:p>88.2778309669993</text:p>
              </table:table-cell>
              <table:table-cell office:value-type="float" office:value="0.102795308101696">
                <text:p>0.1027953081016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.379172216999">
                <text:p>88.379172216999</text:p>
              </table:table-cell>
              <table:table-cell office:value-type="float" office:value="0.102667574517679">
                <text:p>0.1026675745176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8.4810091729996">
                <text:p>88.4810091729996</text:p>
              </table:table-cell>
              <table:table-cell office:value-type="float" office:value="0.10254222287945">
                <text:p>0.102542222879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8.5827081970019">
                <text:p>88.5827081970019</text:p>
              </table:table-cell>
              <table:table-cell office:value-type="float" office:value="0.102418829266187">
                <text:p>0.1024188292661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.6881246029989">
                <text:p>88.6881246029989</text:p>
              </table:table-cell>
              <table:table-cell office:value-type="float" office:value="0.102297054363176">
                <text:p>0.1022970543631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8.7914111989994">
                <text:p>88.7914111989994</text:p>
              </table:table-cell>
              <table:table-cell office:value-type="float" office:value="0.102176626541388">
                <text:p>0.1021766265413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8.8948851080022">
                <text:p>88.8948851080022</text:p>
              </table:table-cell>
              <table:table-cell office:value-type="float" office:value="0.102057328321147">
                <text:p>0.1020573283211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8.9972797720002">
                <text:p>88.9972797720002</text:p>
              </table:table-cell>
              <table:table-cell office:value-type="float" office:value="0.10193898554305">
                <text:p>0.101938985543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.0993873920015">
                <text:p>89.0993873920015</text:p>
              </table:table-cell>
              <table:table-cell office:value-type="float" office:value="0.101821458704711">
                <text:p>0.1018214587047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.2050663510017">
                <text:p>89.2050663510017</text:p>
              </table:table-cell>
              <table:table-cell office:value-type="float" office:value="0.101704636030135">
                <text:p>0.1017046360301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.3087735730005">
                <text:p>89.3087735730005</text:p>
              </table:table-cell>
              <table:table-cell office:value-type="float" office:value="0.101588427925232">
                <text:p>0.1015884279252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.4104109460022">
                <text:p>89.4104109460022</text:p>
              </table:table-cell>
              <table:table-cell office:value-type="float" office:value="0.101472762542206">
                <text:p>0.1014727625422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9.5130698440007">
                <text:p>89.5130698440007</text:p>
              </table:table-cell>
              <table:table-cell office:value-type="float" office:value="0.101357582231074">
                <text:p>0.1013575822310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.6158430530013">
                <text:p>89.6158430530013</text:p>
              </table:table-cell>
              <table:table-cell office:value-type="float" office:value="0.101242840700873">
                <text:p>0.1012428407008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9.7201307229989">
                <text:p>89.7201307229989</text:p>
              </table:table-cell>
              <table:table-cell office:value-type="float" office:value="0.101128500748618">
                <text:p>0.1011285007486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9.8240057869989">
                <text:p>89.8240057869989</text:p>
              </table:table-cell>
              <table:table-cell office:value-type="float" office:value="0.101014532442469">
                <text:p>0.1010145324424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9.9259718450012">
                <text:p>89.9259718450012</text:p>
              </table:table-cell>
              <table:table-cell office:value-type="float" office:value="0.100900911668261">
                <text:p>0.1009009116682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0.0277025399992">
                <text:p>90.0277025399992</text:p>
              </table:table-cell>
              <table:table-cell office:value-type="float" office:value="0.100787618966716">
                <text:p>0.1007876189667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0.1353505560001">
                <text:p>90.1353505560001</text:p>
              </table:table-cell>
              <table:table-cell office:value-type="float" office:value="0.100674638603217">
                <text:p>0.100674638603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0.2569524850005">
                <text:p>90.2569524850005</text:p>
              </table:table-cell>
              <table:table-cell office:value-type="float" office:value="0.100561957823619">
                <text:p>0.1005619578236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0.3716997400006">
                <text:p>90.3716997400006</text:p>
              </table:table-cell>
              <table:table-cell office:value-type="float" office:value="0.100427368700627">
                <text:p>0.1004273687006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0.4736780679996">
                <text:p>90.4736780679996</text:p>
              </table:table-cell>
              <table:table-cell office:value-type="float" office:value="0.100297549062497">
                <text:p>0.1002975490624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0.5758717790013">
                <text:p>90.5758717790013</text:p>
              </table:table-cell>
              <table:table-cell office:value-type="float" office:value="0.100171594067273">
                <text:p>0.1001715940672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0.6774705419994">
                <text:p>90.6774705419994</text:p>
              </table:table-cell>
              <table:table-cell office:value-type="float" office:value="0.100048779678597">
                <text:p>0.10004877967859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0.7791633460001">
                <text:p>90.7791633460001</text:p>
              </table:table-cell>
              <table:table-cell office:value-type="float" office:value="0.0999285265053089">
                <text:p>0.09992852650530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0.8829919599993">
                <text:p>90.8829919599993</text:p>
              </table:table-cell>
              <table:table-cell office:value-type="float" office:value="0.0998103708731213">
                <text:p>0.09981037087312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0.9867743030009">
                <text:p>90.9867743030009</text:p>
              </table:table-cell>
              <table:table-cell office:value-type="float" office:value="0.099693941681959">
                <text:p>0.0996939416819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1.0903111219996">
                <text:p>91.0903111219996</text:p>
              </table:table-cell>
              <table:table-cell office:value-type="float" office:value="0.0995789418918227">
                <text:p>0.09957894189182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1.1925373939994">
                <text:p>91.1925373939994</text:p>
              </table:table-cell>
              <table:table-cell office:value-type="float" office:value="0.099465133711478">
                <text:p>0.0994651337114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1.2941873870004">
                <text:p>91.2941873870004</text:p>
              </table:table-cell>
              <table:table-cell office:value-type="float" office:value="0.0993523267494022">
                <text:p>0.09935232674940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1.3972739109995">
                <text:p>91.3972739109995</text:p>
              </table:table-cell>
              <table:table-cell office:value-type="float" office:value="0.0992403685345382">
                <text:p>0.09924036853453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1.500832730002">
                <text:p>91.500832730002</text:p>
              </table:table-cell>
              <table:table-cell office:value-type="float" office:value="0.0991291369328937">
                <text:p>0.09912913693289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1.6043179990011">
                <text:p>91.6043179990011</text:p>
              </table:table-cell>
              <table:table-cell office:value-type="float" office:value="0.0990185340808166">
                <text:p>0.09901853408081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1.7066202720016">
                <text:p>91.7066202720016</text:p>
              </table:table-cell>
              <table:table-cell office:value-type="float" office:value="0.0989084815316117">
                <text:p>0.09890848153161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1.8088946540011">
                <text:p>91.8088946540011</text:p>
              </table:table-cell>
              <table:table-cell office:value-type="float" office:value="0.0987989163728304">
                <text:p>0.09879891637283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1.9155806970011">
                <text:p>91.9155806970011</text:p>
              </table:table-cell>
              <table:table-cell office:value-type="float" office:value="0.0986897881200984">
                <text:p>0.09868978812009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2.0183285150015">
                <text:p>92.0183285150015</text:p>
              </table:table-cell>
              <table:table-cell office:value-type="float" office:value="0.0985810562321747">
                <text:p>0.09858105623217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2.1204170849996">
                <text:p>92.1204170849996</text:p>
              </table:table-cell>
              <table:table-cell office:value-type="float" office:value="0.0984726881229946">
                <text:p>0.09847268812299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2.2229865609988">
                <text:p>92.2229865609988</text:p>
              </table:table-cell>
              <table:table-cell office:value-type="float" office:value="0.098364657571301">
                <text:p>0.0983646575713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2.3259391630018">
                <text:p>92.3259391630018</text:p>
              </table:table-cell>
              <table:table-cell office:value-type="float" office:value="0.0982569434483452">
                <text:p>0.09825694344834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2.4312159459987">
                <text:p>92.4312159459987</text:p>
              </table:table-cell>
              <table:table-cell office:value-type="float" office:value="0.0981495287000442">
                <text:p>0.09814952870004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2.5361905060017">
                <text:p>92.5361905060017</text:p>
              </table:table-cell>
              <table:table-cell office:value-type="float" office:value="0.0980423995327035">
                <text:p>0.09804239953270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2.6560372499989">
                <text:p>92.6560372499989</text:p>
              </table:table-cell>
              <table:table-cell office:value-type="float" office:value="0.0979355447615908">
                <text:p>0.09793554476159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2.7679248550012">
                <text:p>92.7679248550012</text:p>
              </table:table-cell>
              <table:table-cell office:value-type="float" office:value="0.0978289552897921">
                <text:p>0.09782895528979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2.873400430999">
                <text:p>92.873400430999</text:p>
              </table:table-cell>
              <table:table-cell office:value-type="float" office:value="0.0977016091562397">
                <text:p>0.09770160915623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2.9764000940013">
                <text:p>92.9764000940013</text:p>
              </table:table-cell>
              <table:table-cell office:value-type="float" office:value="0.0975787630531471">
                <text:p>0.09757876305314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3.0801953869996">
                <text:p>93.0801953869996</text:p>
              </table:table-cell>
              <table:table-cell office:value-type="float" office:value="0.0974595621666557">
                <text:p>0.09745956216665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3.1838513780022">
                <text:p>93.1838513780022</text:p>
              </table:table-cell>
              <table:table-cell office:value-type="float" office:value="0.09734332249974">
                <text:p>0.097343322499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3.28617381">
                <text:p>93.28617381</text:p>
              </table:table-cell>
              <table:table-cell office:value-type="float" office:value="0.0972294967094695">
                <text:p>0.09722949670946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3.3880875180003">
                <text:p>93.3880875180003</text:p>
              </table:table-cell>
              <table:table-cell office:value-type="float" office:value="0.0971176467768129">
                <text:p>0.09711764677681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3.490410450002">
                <text:p>93.490410450002</text:p>
              </table:table-cell>
              <table:table-cell office:value-type="float" office:value="0.0970074221424804">
                <text:p>0.09700742214248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3.5958347759988">
                <text:p>93.5958347759988</text:p>
              </table:table-cell>
              <table:table-cell office:value-type="float" office:value="0.0968985422155921">
                <text:p>0.09689854221559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3.699598277999">
                <text:p>93.699598277999</text:p>
              </table:table-cell>
              <table:table-cell office:value-type="float" office:value="0.0967907823806107">
                <text:p>0.09679078238061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3.8021336839993">
                <text:p>93.8021336839993</text:p>
              </table:table-cell>
              <table:table-cell office:value-type="float" office:value="0.0966839628028843">
                <text:p>0.09668396280288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3.9051100360011">
                <text:p>93.9051100360011</text:p>
              </table:table-cell>
              <table:table-cell office:value-type="float" office:value="0.0965779394730767">
                <text:p>0.09657793947307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4.0076275210013">
                <text:p>94.0076275210013</text:p>
              </table:table-cell>
              <table:table-cell office:value-type="float" office:value="0.0964725970427089">
                <text:p>0.09647259704270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4.1125522500006">
                <text:p>94.1125522500006</text:p>
              </table:table-cell>
              <table:table-cell office:value-type="float" office:value="0.0963678430925893">
                <text:p>0.09636784309258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4.2186162840008">
                <text:p>94.2186162840008</text:p>
              </table:table-cell>
              <table:table-cell office:value-type="float" office:value="0.0962636035475539">
                <text:p>0.096263603547553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4.3210292580006">
                <text:p>94.3210292580006</text:p>
              </table:table-cell>
              <table:table-cell office:value-type="float" office:value="0.0961598190082559">
                <text:p>0.09615981900825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4.4254848700002">
                <text:p>94.4254848700002</text:p>
              </table:table-cell>
              <table:table-cell office:value-type="float" office:value="0.0960564418165941">
                <text:p>0.09605644181659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4.5306423820002">
                <text:p>94.5306423820002</text:p>
              </table:table-cell>
              <table:table-cell office:value-type="float" office:value="0.0959534337080523">
                <text:p>0.09595343370805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4.6346740480003">
                <text:p>94.6346740480003</text:p>
              </table:table-cell>
              <table:table-cell office:value-type="float" office:value="0.0958507639335681">
                <text:p>0.09585076393356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4.7367792580008">
                <text:p>94.7367792580008</text:p>
              </table:table-cell>
              <table:table-cell office:value-type="float" office:value="0.095748407757024">
                <text:p>0.0957484077570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.8395713970022">
                <text:p>94.8395713970022</text:p>
              </table:table-cell>
              <table:table-cell office:value-type="float" office:value="0.0956463452532382">
                <text:p>0.09564634525323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4.9485251510014">
                <text:p>94.9485251510014</text:p>
              </table:table-cell>
              <table:table-cell office:value-type="float" office:value="0.0955445603463538">
                <text:p>0.09554456034635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5.0520377800021">
                <text:p>95.0520377800021</text:p>
              </table:table-cell>
              <table:table-cell office:value-type="float" office:value="0.0954430400405466">
                <text:p>0.09544304004054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5.1633228169994">
                <text:p>95.1633228169994</text:p>
              </table:table-cell>
              <table:table-cell office:value-type="float" office:value="0.0953417738045892">
                <text:p>0.095341773804589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5.2722823110016">
                <text:p>95.2722823110016</text:p>
              </table:table-cell>
              <table:table-cell office:value-type="float" office:value="0.095220787464724">
                <text:p>0.0952207874647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5.3788511019993">
                <text:p>95.3788511019993</text:p>
              </table:table-cell>
              <table:table-cell office:value-type="float" office:value="0.0972071241883933">
                <text:p>0.09720712418839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5.4814783290021">
                <text:p>95.4814783290021</text:p>
              </table:table-cell>
              <table:table-cell office:value-type="float" office:value="0.0987741027120592">
                <text:p>0.09877410271205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5.5827793579992">
                <text:p>95.5827793579992</text:p>
              </table:table-cell>
              <table:table-cell office:value-type="float" office:value="0.100005641036384">
                <text:p>0.1000056410363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5.684945068002">
                <text:p>95.684945068002</text:p>
              </table:table-cell>
              <table:table-cell office:value-type="float" office:value="0.100968873416109">
                <text:p>0.1009688734161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5.7873441519987">
                <text:p>95.7873441519987</text:p>
              </table:table-cell>
              <table:table-cell office:value-type="float" office:value="0.101717507109851">
                <text:p>0.1017175071098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5.8914734089995">
                <text:p>95.8914734089995</text:p>
              </table:table-cell>
              <table:table-cell office:value-type="float" office:value="0.102294507779931">
                <text:p>0.1022945077799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.9953703840001">
                <text:p>95.9953703840001</text:p>
              </table:table-cell>
              <table:table-cell office:value-type="float" office:value="0.102734247812241">
                <text:p>0.10273424781224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6.0972996410019">
                <text:p>96.0972996410019</text:p>
              </table:table-cell>
              <table:table-cell office:value-type="float" office:value="0.103064224972131">
                <text:p>0.1030642249721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6.2002900730004">
                <text:p>96.2002900730004</text:p>
              </table:table-cell>
              <table:table-cell office:value-type="float" office:value="0.103306437329113">
                <text:p>0.1033064373291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6.510011557999">
                <text:p>96.510011557999</text:p>
              </table:table-cell>
              <table:table-cell office:value-type="float" office:value="0.103435170653311">
                <text:p>0.1034351706533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6.6118316440006">
                <text:p>96.6118316440006</text:p>
              </table:table-cell>
              <table:table-cell office:value-type="float" office:value="0.103516568506034">
                <text:p>0.1035165685060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6.7138750929989">
                <text:p>96.7138750929989</text:p>
              </table:table-cell>
              <table:table-cell office:value-type="float" office:value="0.103560142771632">
                <text:p>0.1035601427716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6.8170139770009">
                <text:p>96.8170139770009</text:p>
              </table:table-cell>
              <table:table-cell office:value-type="float" office:value="0.103573502818342">
                <text:p>0.1035735028183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6.9201990110014">
                <text:p>96.9201990110014</text:p>
              </table:table-cell>
              <table:table-cell office:value-type="float" office:value="0.103562736002086">
                <text:p>0.1035627360020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7.0240511849988">
                <text:p>97.0240511849988</text:p>
              </table:table-cell>
              <table:table-cell office:value-type="float" office:value="0.103532712069507">
                <text:p>0.1035327120695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7.1272682999988">
                <text:p>97.1272682999988</text:p>
              </table:table-cell>
              <table:table-cell office:value-type="float" office:value="0.103487326680399">
                <text:p>0.1034873266803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7.2303450330001">
                <text:p>97.2303450330001</text:p>
              </table:table-cell>
              <table:table-cell office:value-type="float" office:value="0.10342969622564">
                <text:p>0.103429696225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7.3325166530012">
                <text:p>97.3325166530012</text:p>
              </table:table-cell>
              <table:table-cell office:value-type="float" office:value="0.103362313681543">
                <text:p>0.1033623136815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7.4357159880019">
                <text:p>97.4357159880019</text:p>
              </table:table-cell>
              <table:table-cell office:value-type="float" office:value="0.103287173293329">
                <text:p>0.1032871732933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7.5392499769987">
                <text:p>97.5392499769987</text:p>
              </table:table-cell>
              <table:table-cell office:value-type="float" office:value="0.103205870321906">
                <text:p>0.1032058703219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7.6525845309989">
                <text:p>97.6525845309989</text:p>
              </table:table-cell>
              <table:table-cell office:value-type="float" office:value="0.103119680841287">
                <text:p>0.1031196808412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.7635985140005">
                <text:p>97.7635985140005</text:p>
              </table:table-cell>
              <table:table-cell office:value-type="float" office:value="0.10302962557652">
                <text:p>0.103029625576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7.8657320839993">
                <text:p>97.8657320839993</text:p>
              </table:table-cell>
              <table:table-cell office:value-type="float" office:value="0.102936520974037">
                <text:p>0.1029365209740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7.9681947579993">
                <text:p>97.9681947579993</text:p>
              </table:table-cell>
              <table:table-cell office:value-type="float" office:value="0.102841020057918">
                <text:p>0.1028410200579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8.0710004680004">
                <text:p>98.0710004680004</text:p>
              </table:table-cell>
              <table:table-cell office:value-type="float" office:value="0.102743645114911">
                <text:p>0.1027436451149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8.1737318560008">
                <text:p>98.1737318560008</text:p>
              </table:table-cell>
              <table:table-cell office:value-type="float" office:value="0.102623925284983">
                <text:p>0.1026239252849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8.2773237959991">
                <text:p>98.2773237959991</text:p>
              </table:table-cell>
              <table:table-cell office:value-type="float" office:value="0.102507303493293">
                <text:p>0.1025073034932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8.3799777130007">
                <text:p>98.3799777130007</text:p>
              </table:table-cell>
              <table:table-cell office:value-type="float" office:value="0.102393202631535">
                <text:p>0.1023932026315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8.4849836620015">
                <text:p>98.4849836620015</text:p>
              </table:table-cell>
              <table:table-cell office:value-type="float" office:value="0.102281160883232">
                <text:p>0.1022811608832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8.5886562740016">
                <text:p>98.5886562740016</text:p>
              </table:table-cell>
              <table:table-cell office:value-type="float" office:value="0.102170808665894">
                <text:p>0.10217080866589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8.6908450640003">
                <text:p>98.6908450640003</text:p>
              </table:table-cell>
              <table:table-cell office:value-type="float" office:value="0.102061850184748">
                <text:p>0.1020618501847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8.7940067179989">
                <text:p>98.7940067179989</text:p>
              </table:table-cell>
              <table:table-cell office:value-type="float" office:value="0.101954048675717">
                <text:p>0.1019540486757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8.8981086550011">
                <text:p>98.8981086550011</text:p>
              </table:table-cell>
              <table:table-cell office:value-type="float" office:value="0.101847214599803">
                <text:p>0.10184721459980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9.0040611280019">
                <text:p>99.0040611280019</text:p>
              </table:table-cell>
              <table:table-cell office:value-type="float" office:value="0.101741196198586">
                <text:p>0.1017411961985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9.1079182920003">
                <text:p>99.1079182920003</text:p>
              </table:table-cell>
              <table:table-cell office:value-type="float" office:value="0.101635871938626">
                <text:p>0.1016358719386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9.2101143020009">
                <text:p>99.2101143020009</text:p>
              </table:table-cell>
              <table:table-cell office:value-type="float" office:value="0.101531144466978">
                <text:p>0.1015311444669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.3126754080004">
                <text:p>99.3126754080004</text:p>
              </table:table-cell>
              <table:table-cell office:value-type="float" office:value="0.101426935775602">
                <text:p>0.1014269357756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9.4162227769994">
                <text:p>99.4162227769994</text:p>
              </table:table-cell>
              <table:table-cell office:value-type="float" office:value="0.101323183332894">
                <text:p>0.1013231833328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9.5208435120003">
                <text:p>99.5208435120003</text:p>
              </table:table-cell>
              <table:table-cell office:value-type="float" office:value="0.101219836988895">
                <text:p>0.1012198369888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9.6243943310001">
                <text:p>99.6243943310001</text:p>
              </table:table-cell>
              <table:table-cell office:value-type="float" office:value="0.101116856499475">
                <text:p>0.1011168564994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7279638110013">
                <text:p>99.7279638110013</text:p>
              </table:table-cell>
              <table:table-cell office:value-type="float" office:value="0.101014209545656">
                <text:p>0.1010142095456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.8311738049997">
                <text:p>99.8311738049997</text:p>
              </table:table-cell>
              <table:table-cell office:value-type="float" office:value="0.100911870149088">
                <text:p>0.1009118701490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.934698604">
                <text:p>99.934698604</text:p>
              </table:table-cell>
              <table:table-cell office:value-type="float" office:value="0.100809817404411">
                <text:p>0.1008098174044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0.037944899999">
                <text:p>100.037944899999</text:p>
              </table:table-cell>
              <table:table-cell office:value-type="float" office:value="0.100708034465154">
                <text:p>0.1007080344651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0.139944068">
                <text:p>100.139944068</text:p>
              </table:table-cell>
              <table:table-cell office:value-type="float" office:value="0.100606507732444">
                <text:p>0.1006065077324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0.241711922001">
                <text:p>100.241711922001</text:p>
              </table:table-cell>
              <table:table-cell office:value-type="float" office:value="0.100505226205975">
                <text:p>0.1005052262059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0.343521548002">
                <text:p>100.343521548002</text:p>
              </table:table-cell>
              <table:table-cell office:value-type="float" office:value="0.10040418096478">
                <text:p>0.100404180964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.446181465002">
                <text:p>100.446181465002</text:p>
              </table:table-cell>
              <table:table-cell office:value-type="float" office:value="0.100303364751844">
                <text:p>0.1003033647518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0.552462322001">
                <text:p>100.552462322001</text:p>
              </table:table-cell>
              <table:table-cell office:value-type="float" office:value="0.100202771641794">
                <text:p>0.1002027716417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0.656250745">
                <text:p>100.656250745</text:p>
              </table:table-cell>
              <table:table-cell office:value-type="float" office:value="0.100102396775051">
                <text:p>0.1001023967750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.758178421002">
                <text:p>100.758178421002</text:p>
              </table:table-cell>
              <table:table-cell office:value-type="float" office:value="0.10000223614514">
                <text:p>0.100002236145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.861294855">
                <text:p>100.861294855</text:p>
              </table:table-cell>
              <table:table-cell office:value-type="float" office:value="0.09990228642855">
                <text:p>0.099902286428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.965426202001">
                <text:p>100.965426202001</text:p>
              </table:table-cell>
              <table:table-cell office:value-type="float" office:value="0.0998025448486054">
                <text:p>0.09980254484860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1.068777589">
                <text:p>101.068777589</text:p>
              </table:table-cell>
              <table:table-cell office:value-type="float" office:value="0.0997030090665705">
                <text:p>0.09970300906657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1.170811147">
                <text:p>101.170811147</text:p>
              </table:table-cell>
              <table:table-cell office:value-type="float" office:value="0.0996036770945263">
                <text:p>0.09960367709452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1.273238661001">
                <text:p>101.273238661001</text:p>
              </table:table-cell>
              <table:table-cell office:value-type="float" office:value="0.0994849218736408">
                <text:p>0.099484921873640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.375622414002">
                <text:p>101.375622414002</text:p>
              </table:table-cell>
              <table:table-cell office:value-type="float" office:value="0.0993703311685467">
                <text:p>0.09937033116854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1.480498952002">
                <text:p>101.480498952002</text:p>
              </table:table-cell>
              <table:table-cell office:value-type="float" office:value="0.0992591107846397">
                <text:p>0.09925911078463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1.583969800002">
                <text:p>101.583969800002</text:p>
              </table:table-cell>
              <table:table-cell office:value-type="float" office:value="0.0991506252516012">
                <text:p>0.09915062525160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1.686902711001">
                <text:p>101.686902711001</text:p>
              </table:table-cell>
              <table:table-cell office:value-type="float" office:value="0.099044366078993">
                <text:p>0.0990443660789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.788777976999">
                <text:p>101.788777976999</text:p>
              </table:table-cell>
              <table:table-cell office:value-type="float" office:value="0.0989399263607314">
                <text:p>0.09893992636073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1.891279972002">
                <text:p>101.891279972002</text:p>
              </table:table-cell>
              <table:table-cell office:value-type="float" office:value="0.0988369804586639">
                <text:p>0.09883698045866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.995276157002">
                <text:p>101.995276157002</text:p>
              </table:table-cell>
              <table:table-cell office:value-type="float" office:value="0.0987352677494286">
                <text:p>0.09873526774942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2.101470142999">
                <text:p>102.101470142999</text:p>
              </table:table-cell>
              <table:table-cell office:value-type="float" office:value="0.0986345796219398">
                <text:p>0.098634579621939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2.204239032002">
                <text:p>102.204239032002</text:p>
              </table:table-cell>
              <table:table-cell office:value-type="float" office:value="0.0985347490753732">
                <text:p>0.09853474907537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2.308911066">
                <text:p>102.308911066</text:p>
              </table:table-cell>
              <table:table-cell office:value-type="float" office:value="0.0984356423975535">
                <text:p>0.09843564239755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2.412494406002">
                <text:p>102.412494406002</text:p>
              </table:table-cell>
              <table:table-cell office:value-type="float" office:value="0.0983371525076608">
                <text:p>0.09833715250766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.519559124001">
                <text:p>102.519559124001</text:p>
              </table:table-cell>
              <table:table-cell office:value-type="float" office:value="0.0982391936303948">
                <text:p>0.09823919363039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.621647663">
                <text:p>102.621647663</text:p>
              </table:table-cell>
              <table:table-cell office:value-type="float" office:value="0.0981416970353031">
                <text:p>0.09814169703530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.726160025999">
                <text:p>102.726160025999</text:p>
              </table:table-cell>
              <table:table-cell office:value-type="float" office:value="0.0980446076282425">
                <text:p>0.09804460762824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.829397690002">
                <text:p>102.829397690002</text:p>
              </table:table-cell>
              <table:table-cell office:value-type="float" office:value="0.0979478812245452">
                <text:p>0.09794788122454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.941233154001">
                <text:p>102.941233154001</text:p>
              </table:table-cell>
              <table:table-cell office:value-type="float" office:value="0.0978514823675504">
                <text:p>0.09785148236755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3.048140430001">
                <text:p>103.048140430001</text:p>
              </table:table-cell>
              <table:table-cell office:value-type="float" office:value="0.0977553825834269">
                <text:p>0.09775538258342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3.149925795002">
                <text:p>103.149925795002</text:p>
              </table:table-cell>
              <table:table-cell office:value-type="float" office:value="0.0976595589850295">
                <text:p>0.0976595589850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